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background-color="#FFFFC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FCC"/>
    </style:style>
    <style:style style:name="ce5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background-color="#FFFFCC" style:repeat-content="false"/>
      <style:paragraph-properties fo:text-align="center"/>
    </style:style>
    <style:style style:name="ce7" style:family="table-cell" style:parent-style-name="Default" style:data-style-name="N0">
      <style:text-properties fo:font-size="9pt" style:font-size-asian="9pt" style:font-size-complex="9pt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3366" fo:border-bottom="thin solid #003366" fo:border-left="none" fo:border-right="none" style:vertical-align="automatic" fo:wrap-option="wrap" fo:background-color="#003366" style:repeat-content="false"/>
      <style:paragraph-properties fo:text-align="center"/>
      <style:text-properties fo:color="#FFFFFF" fo:font-size="10pt" style:font-size-asian="10pt" style:font-size-complex="10pt"/>
    </style:style>
    <style:style style:name="ce10" style:family="table-cell" style:parent-style-name="Default" style:data-style-name="N1">
      <style:table-cell-properties style:vertical-align="automatic" fo:background-color="#FFFF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1"/>
    <style:style style:name="ce12" style:family="table-cell" style:parent-style-name="Default" style:data-style-name="N14"/>
    <style:style style:name="ce13" style:family="table-cell" style:parent-style-name="Default" style:data-style-name="N36"/>
    <style:style style:name="ce14" style:family="table-cell" style:parent-style-name="Default" style:data-style-name="N3"/>
    <style:style style:name="ce1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6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17" style:family="table-cell" style:parent-style-name="Default" style:data-style-name="N37">
      <style:table-cell-properties style:vertical-align="automatic" style:repeat-content="false"/>
      <style:paragraph-properties fo:text-align="center"/>
    </style:style>
    <style:style style:name="ce18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19" style:family="table-cell" style:parent-style-name="Default" style:data-style-name="N1">
      <style:table-cell-properties style:vertical-align="automatic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fo:border-top="thin solid #003366" fo:border-bottom="thin solid #003366" fo:border-left="none" fo:border-right="thin solid #003366" style:vertical-align="automatic" fo:wrap-option="wrap" fo:background-color="#003366" style:repeat-content="false"/>
      <style:paragraph-properties fo:text-align="center"/>
      <style:text-properties fo:color="#FFFFFF" fo:font-size="10pt" style:font-size-asian="10pt" style:font-size-complex="10pt"/>
    </style:style>
    <style:style style:name="ce21" style:family="table-cell" style:parent-style-name="Default" style:data-style-name="N38"/>
    <style:style style:name="ce22" style:family="table-cell" style:parent-style-name="Default" style:data-style-name="N1">
      <style:table-cell-properties fo:background-color="#FFCC00"/>
    </style:style>
    <style:style style:name="ce23" style:family="table-cell" style:parent-style-name="Default" style:data-style-name="N4"/>
    <style:style style:name="ce24" style:family="table-cell" style:parent-style-name="Default" style:data-style-name="N0">
      <style:table-cell-properties fo:background-color="#B4C6E7"/>
    </style:style>
    <style:style style:name="ce25" style:family="table-cell" style:parent-style-name="Default" style:data-style-name="N0">
      <style:table-cell-properties fo:background-color="#92D050"/>
    </style:style>
    <style:style style:name="ce26" style:family="table-cell" style:parent-style-name="Default" style:data-style-name="N0">
      <style:table-cell-properties style:vertical-align="automatic" fo:wrap-option="wrap"/>
    </style:style>
    <style:style style:name="ce27" style:family="table-cell" style:parent-style-name="Default" style:data-style-name="N1">
      <style:table-cell-properties fo:background-color="#8EA9DB"/>
    </style:style>
    <style:style style:name="ce28" style:family="table-cell" style:parent-style-name="Default" style:data-style-name="N1">
      <style:table-cell-properties fo:background-color="#B4C6E7"/>
    </style:style>
    <style:style style:name="ce29" style:family="table-cell" style:parent-style-name="Default" style:data-style-name="N1">
      <style:table-cell-properties fo:background-color="transparent"/>
    </style:style>
    <style:style style:name="ce30" style:family="table-cell" style:parent-style-name="Default" style:data-style-name="N0">
      <style:table-cell-properties fo:background-color="transparent"/>
    </style:style>
    <style:style style:name="ce31" style:family="table-cell" style:parent-style-name="Default" style:data-style-name="N1">
      <style:table-cell-properties style:vertical-align="automatic" fo:wrap-option="wrap"/>
    </style:style>
    <style:style style:name="ce32" style:family="table-cell" style:parent-style-name="Default" style:data-style-name="N39">
      <style:table-cell-properties fo:background-color="transparent"/>
    </style:style>
    <style:style style:name="ce33" style:family="table-cell" style:parent-style-name="Default" style:data-style-name="N1">
      <style:table-cell-properties fo:background-color="#FFFF00"/>
    </style:style>
    <style:style style:name="ce34" style:family="table-cell" style:parent-style-name="Default" style:data-style-name="N39">
      <style:table-cell-properties style:vertical-align="automatic" fo:wrap-option="wrap" fo:background-color="transparent"/>
    </style:style>
    <style:style style:name="ce35" style:family="table-cell" style:parent-style-name="Default" style:data-style-name="N39"/>
    <style:style style:name="co1" style:family="table-column">
      <style:table-column-properties fo:break-before="auto" style:column-width="0.529166666666667cm"/>
    </style:style>
    <style:style style:name="co2" style:family="table-column">
      <style:table-column-properties fo:break-before="auto" style:column-width="3.9422916666666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0.9525cm"/>
    </style:style>
    <style:style style:name="co5" style:family="table-column">
      <style:table-column-properties fo:break-before="auto" style:column-width="1.42875cm"/>
    </style:style>
    <style:style style:name="co6" style:family="table-column">
      <style:table-column-properties fo:break-before="auto" style:column-width="3.175cm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8.810625cm"/>
    </style:style>
    <style:style style:name="co9" style:family="table-column">
      <style:table-column-properties fo:break-before="auto" style:column-width="5.58270833333333cm"/>
    </style:style>
    <style:style style:name="co10" style:family="table-column">
      <style:table-column-properties fo:break-before="auto" style:column-width="1.29645833333333cm"/>
    </style:style>
    <style:style style:name="co11" style:family="table-column">
      <style:table-column-properties fo:break-before="auto" style:column-width="2.43416666666667cm"/>
    </style:style>
    <style:style style:name="co12" style:family="table-column">
      <style:table-column-properties fo:break-before="auto" style:column-width="3.413125cm"/>
    </style:style>
    <style:style style:name="co13" style:family="table-column">
      <style:table-column-properties fo:break-before="auto" style:column-width="3.59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7.85pt" style:use-optimal-row-height="false" fo:break-before="auto"/>
    </style:style>
    <style:style style:name="ro3" style:family="table-row">
      <style:table-row-properties style:row-height="7.5pt" style:use-optimal-row-height="false" fo:break-before="auto"/>
    </style:style>
    <style:style style:name="ro4" style:family="table-row">
      <style:table-row-properties style:row-height="13.9pt" style:use-optimal-row-height="true" fo:break-before="auto"/>
    </style:style>
    <style:style style:name="ro5" style:family="table-row">
      <style:table-row-properties style:row-height="15.7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Mix_électrique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7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0" table:default-cell-style-name="ce1"/>
        <table:table-column table:style-name="co7" table:number-columns-repeated="16362" table:default-cell-style-name="ce1"/>
        <table:table-row table:style-name="ro1">
          <table:table-cell/>
          <table:table-cell office:value-type="string" table:style-name="ce2">
            <text:p>AME (avec EPR)</text:p>
          </table:table-cell>
          <table:table-cell office:value-type="float" office:value="2018" table:style-name="ce2">
            <text:p>2018</text:p>
          </table:table-cell>
          <table:table-cell office:value-type="float" office:value="2020" table:style-name="ce2">
            <text:p>2020</text:p>
          </table:table-cell>
          <table:table-cell office:value-type="float" office:value="2023" table:style-name="ce2">
            <text:p>2023</text:p>
          </table:table-cell>
          <table:table-cell office:value-type="float" office:value="2025" table:style-name="ce2">
            <text:p>2025</text:p>
          </table:table-cell>
          <table:table-cell office:value-type="float" office:value="2028" table:style-name="ce2">
            <text:p>2028</text:p>
          </table:table-cell>
          <table:table-cell office:value-type="float" office:value="2030" table:style-name="ce2">
            <text:p>2030</text:p>
          </table:table-cell>
          <table:table-cell office:value-type="float" office:value="2050" table:style-name="ce2">
            <text:p>2050</text:p>
          </table:table-cell>
          <table:table-cell table:number-columns-repeated="2" table:style-name="ce1"/>
          <table:table-cell office:value-type="string" table:style-name="ce2">
            <text:p>AME (sans EPR)</text:p>
          </table:table-cell>
          <table:table-cell office:value-type="float" office:value="2015" table:style-name="ce3">
            <text:p>2015</text:p>
          </table:table-cell>
          <table:table-cell office:value-type="float" office:value="2016" table:style-name="ce3">
            <text:p>2016</text:p>
          </table:table-cell>
          <table:table-cell office:value-type="float" office:value="2017" table:style-name="ce3">
            <text:p>2017</text:p>
          </table:table-cell>
          <table:table-cell office:value-type="float" office:value="2018" table:style-name="ce2">
            <text:p>2018</text:p>
          </table:table-cell>
          <table:table-cell office:value-type="float" office:value="2020" table:style-name="ce2">
            <text:p>2020</text:p>
          </table:table-cell>
          <table:table-cell office:value-type="float" office:value="2023" table:style-name="ce2">
            <text:p>2023</text:p>
          </table:table-cell>
          <table:table-cell office:value-type="float" office:value="2025" table:style-name="ce2">
            <text:p>2025</text:p>
          </table:table-cell>
          <table:table-cell office:value-type="float" office:value="2028" table:style-name="ce2">
            <text:p>2028</text:p>
          </table:table-cell>
          <table:table-cell office:value-type="float" office:value="2030" table:style-name="ce2">
            <text:p>2030</text:p>
          </table:table-cell>
          <table:table-cell office:value-type="float" office:value="2050" table:style-name="ce2">
            <text:p>2050</text:p>
          </table:table-cell>
          <table:table-cell table:number-columns-repeated="16362" table:style-name="ce1"/>
        </table:table-row>
        <table:table-row table:style-name="ro1">
          <table:table-cell/>
          <table:table-cell office:value-type="string" table:style-name="ce1">
            <text:p>Eolien terrestre</text:p>
          </table:table-cell>
          <table:table-cell office:value-type="float" office:value="33" table:style-name="ce2">
            <text:p>33</text:p>
          </table:table-cell>
          <table:table-cell office:value-type="float" office:value="39" table:style-name="ce2">
            <text:p>39</text:p>
          </table:table-cell>
          <table:table-cell office:value-type="float" office:value="48" table:style-name="ce2">
            <text:p>48</text:p>
          </table:table-cell>
          <table:table-cell office:value-type="float" office:value="54" table:style-name="ce2">
            <text:p>54</text:p>
          </table:table-cell>
          <table:table-cell office:value-type="float" office:value="63" table:style-name="ce2">
            <text:p>63</text:p>
          </table:table-cell>
          <table:table-cell office:value-type="float" office:value="69" table:style-name="ce2">
            <text:p>69</text:p>
          </table:table-cell>
          <table:table-cell office:value-type="float" office:value="150" table:style-name="ce2">
            <text:p>150</text:p>
          </table:table-cell>
          <table:table-cell table:number-columns-repeated="2" table:style-name="ce1"/>
          <table:table-cell office:value-type="string" table:style-name="ce1">
            <text:p>Eolien terrestre</text:p>
          </table:table-cell>
          <table:table-cell office:value-type="float" office:value="20.9" table:style-name="ce4">
            <text:p>20.9</text:p>
          </table:table-cell>
          <table:table-cell office:value-type="float" office:value="20.6" table:style-name="ce4">
            <text:p>20.6</text:p>
          </table:table-cell>
          <table:table-cell office:value-type="float" office:value="23.8" table:style-name="ce4">
            <text:p>23.8</text:p>
          </table:table-cell>
          <table:table-cell office:value-type="float" office:value="33" table:style-name="ce2">
            <text:p>33</text:p>
          </table:table-cell>
          <table:table-cell office:value-type="float" office:value="39" table:style-name="ce2">
            <text:p>39</text:p>
          </table:table-cell>
          <table:table-cell office:value-type="float" office:value="48" table:style-name="ce2">
            <text:p>48</text:p>
          </table:table-cell>
          <table:table-cell office:value-type="float" office:value="54" table:style-name="ce2">
            <text:p>54</text:p>
          </table:table-cell>
          <table:table-cell office:value-type="float" office:value="63" table:style-name="ce2">
            <text:p>63</text:p>
          </table:table-cell>
          <table:table-cell office:value-type="float" office:value="69" table:style-name="ce2">
            <text:p>69</text:p>
          </table:table-cell>
          <table:table-cell office:value-type="float" office:value="150" table:style-name="ce2">
            <text:p>150</text:p>
          </table:table-cell>
          <table:table-cell table:number-columns-repeated="16362" table:style-name="ce1"/>
        </table:table-row>
        <table:table-row table:style-name="ro1">
          <table:table-cell/>
          <table:table-cell office:value-type="string" table:style-name="ce1">
            <text:p>Eolien Offshore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table:number-columns-repeated="2" table:style-name="ce1"/>
          <table:table-cell office:value-type="string" table:style-name="ce1">
            <text:p>Eolien Offshore</text:p>
          </table:table-cell>
          <table:table-cell table:number-columns-repeated="3" table:style-name="ce4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70" table:style-name="ce2">
            <text:p>70</text:p>
          </table:table-cell>
          <table:table-cell table:number-columns-repeated="16362" table:style-name="ce1"/>
        </table:table-row>
        <table:table-row table:style-name="ro1">
          <table:table-cell/>
          <table:table-cell office:value-type="string" table:style-name="ce1">
            <text:p>PV</text:p>
          </table:table-cell>
          <table:table-cell office:value-type="float" office:value="12" table:style-name="ce2">
            <text:p>12</text:p>
          </table:table-cell>
          <table:table-cell office:value-type="float" office:value="16" table:style-name="ce2">
            <text:p>16</text:p>
          </table:table-cell>
          <table:table-cell office:value-type="float" office:value="22" table:style-name="ce2">
            <text:p>22</text:p>
          </table:table-cell>
          <table:table-cell office:value-type="float" office:value="26" table:style-name="ce2">
            <text:p>26</text:p>
          </table:table-cell>
          <table:table-cell office:value-type="float" office:value="32" table:style-name="ce2">
            <text:p>32</text:p>
          </table:table-cell>
          <table:table-cell office:value-type="float" office:value="36" table:style-name="ce2">
            <text:p>36</text:p>
          </table:table-cell>
          <table:table-cell office:value-type="float" office:value="120" table:style-name="ce2">
            <text:p>120</text:p>
          </table:table-cell>
          <table:table-cell table:number-columns-repeated="2" table:style-name="ce1"/>
          <table:table-cell office:value-type="string" table:style-name="ce1">
            <text:p>PV</text:p>
          </table:table-cell>
          <table:table-cell office:value-type="float" office:value="7.5" table:style-name="ce4">
            <text:p>7.5</text:p>
          </table:table-cell>
          <table:table-cell office:value-type="float" office:value="8.1" table:style-name="ce4">
            <text:p>8.1</text:p>
          </table:table-cell>
          <table:table-cell office:value-type="float" office:value="9.1" table:style-name="ce4">
            <text:p>9.1</text:p>
          </table:table-cell>
          <table:table-cell office:value-type="float" office:value="12" table:style-name="ce2">
            <text:p>12</text:p>
          </table:table-cell>
          <table:table-cell office:value-type="float" office:value="16" table:style-name="ce2">
            <text:p>16</text:p>
          </table:table-cell>
          <table:table-cell office:value-type="float" office:value="22" table:style-name="ce2">
            <text:p>22</text:p>
          </table:table-cell>
          <table:table-cell office:value-type="float" office:value="26" table:style-name="ce2">
            <text:p>26</text:p>
          </table:table-cell>
          <table:table-cell office:value-type="float" office:value="32" table:style-name="ce2">
            <text:p>32</text:p>
          </table:table-cell>
          <table:table-cell office:value-type="float" office:value="36" table:style-name="ce2">
            <text:p>36</text:p>
          </table:table-cell>
          <table:table-cell office:value-type="float" office:value="200" table:style-name="ce2">
            <text:p>200</text:p>
          </table:table-cell>
          <table:table-cell table:number-columns-repeated="16362" table:style-name="ce1"/>
        </table:table-row>
        <table:table-row table:style-name="ro1">
          <table:table-cell/>
          <table:table-cell office:value-type="string" table:style-name="ce1">
            <text:p>Hydraulique</text:p>
          </table:table-cell>
          <table:table-cell office:value-type="float" office:value="61" table:style-name="ce2">
            <text:p>61</text:p>
          </table:table-cell>
          <table:table-cell office:value-type="float" office:value="61" table:style-name="ce2">
            <text:p>61</text:p>
          </table:table-cell>
          <table:table-cell office:value-type="float" office:value="61" table:style-name="ce2">
            <text:p>61</text:p>
          </table:table-cell>
          <table:table-cell office:value-type="float" office:value="61" table:style-name="ce2">
            <text:p>61</text:p>
          </table:table-cell>
          <table:table-cell office:value-type="float" office:value="61" table:style-name="ce2">
            <text:p>61</text:p>
          </table:table-cell>
          <table:table-cell office:value-type="float" office:value="61" table:style-name="ce2">
            <text:p>61</text:p>
          </table:table-cell>
          <table:table-cell office:value-type="float" office:value="61" table:style-name="ce2">
            <text:p>61</text:p>
          </table:table-cell>
          <table:table-cell table:number-columns-repeated="2" table:style-name="ce1"/>
          <table:table-cell office:value-type="string" table:style-name="ce1">
            <text:p>Hydraulique</text:p>
          </table:table-cell>
          <table:table-cell office:value-type="float" office:value="58.3" table:style-name="ce4">
            <text:p>58.3</text:p>
          </table:table-cell>
          <table:table-cell office:value-type="float" office:value="63.2" table:style-name="ce4">
            <text:p>63.2</text:p>
          </table:table-cell>
          <table:table-cell office:value-type="float" office:value="53" table:style-name="ce4">
            <text:p>53</text:p>
          </table:table-cell>
          <table:table-cell office:value-type="float" office:value="61" table:style-name="ce2">
            <text:p>61</text:p>
          </table:table-cell>
          <table:table-cell office:value-type="float" office:value="61" table:style-name="ce2">
            <text:p>61</text:p>
          </table:table-cell>
          <table:table-cell office:value-type="float" office:value="61" table:style-name="ce2">
            <text:p>61</text:p>
          </table:table-cell>
          <table:table-cell office:value-type="float" office:value="61" table:style-name="ce2">
            <text:p>61</text:p>
          </table:table-cell>
          <table:table-cell office:value-type="float" office:value="61" table:style-name="ce2">
            <text:p>61</text:p>
          </table:table-cell>
          <table:table-cell office:value-type="float" office:value="61" table:style-name="ce2">
            <text:p>61</text:p>
          </table:table-cell>
          <table:table-cell office:value-type="float" office:value="61" table:style-name="ce2">
            <text:p>61</text:p>
          </table:table-cell>
          <table:table-cell table:number-columns-repeated="16362" table:style-name="ce1"/>
        </table:table-row>
        <table:table-row table:style-name="ro1">
          <table:table-cell/>
          <table:table-cell office:value-type="string" table:style-name="ce1">
            <text:p>Biomasse élec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office:value-type="float" office:value="31" table:style-name="ce2">
            <text:p>31</text:p>
          </table:table-cell>
          <table:table-cell table:number-columns-repeated="2" table:style-name="ce1"/>
          <table:table-cell office:value-type="string" table:style-name="ce1">
            <text:p>Biomasse élec</text:p>
          </table:table-cell>
          <table:table-cell office:value-type="float" office:value="7.5" table:style-name="ce4">
            <text:p>7.5</text:p>
          </table:table-cell>
          <table:table-cell office:value-type="float" office:value="8.5" table:style-name="ce4">
            <text:p>8.5</text:p>
          </table:table-cell>
          <table:table-cell office:value-type="float" office:value="9" table:style-name="ce4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office:value-type="float" office:value="31" table:style-name="ce2">
            <text:p>31</text:p>
          </table:table-cell>
          <table:table-cell table:number-columns-repeated="16362" table:style-name="ce1"/>
        </table:table-row>
        <table:table-row table:style-name="ro1">
          <table:table-cell/>
          <table:table-cell office:value-type="string" table:style-name="ce1">
            <text:p>Nucléaire</text:p>
          </table:table-cell>
          <table:table-cell office:value-type="float" office:value="400" table:style-name="ce2">
            <text:p>400</text:p>
          </table:table-cell>
          <table:table-cell office:value-type="float" office:value="400" table:style-name="ce2">
            <text:p>400</text:p>
          </table:table-cell>
          <table:table-cell office:value-type="float" office:value="400" table:style-name="ce2">
            <text:p>400</text:p>
          </table:table-cell>
          <table:table-cell office:value-type="float" office:value="400" table:style-name="ce2">
            <text:p>400</text:p>
          </table:table-cell>
          <table:table-cell office:value-type="float" office:value="400" table:style-name="ce2">
            <text:p>400</text:p>
          </table:table-cell>
          <table:table-cell office:value-type="float" office:value="400" table:style-name="ce2">
            <text:p>400</text:p>
          </table:table-cell>
          <table:table-cell office:value-type="float" office:value="240" table:style-name="ce5">
            <text:p>240</text:p>
          </table:table-cell>
          <table:table-cell table:number-columns-repeated="2" table:style-name="ce1"/>
          <table:table-cell office:value-type="string" table:style-name="ce1">
            <text:p>Nucléaire</text:p>
          </table:table-cell>
          <table:table-cell office:value-type="float" office:value="416" table:style-name="ce4">
            <text:p>416</text:p>
          </table:table-cell>
          <table:table-cell office:value-type="float" office:value="382" table:style-name="ce4">
            <text:p>382</text:p>
          </table:table-cell>
          <table:table-cell office:value-type="float" office:value="379" table:style-name="ce4">
            <text:p>379</text:p>
          </table:table-cell>
          <table:table-cell office:value-type="float" office:value="400" table:style-name="ce2">
            <text:p>400</text:p>
          </table:table-cell>
          <table:table-cell office:value-type="float" office:value="400" table:style-name="ce2">
            <text:p>400</text:p>
          </table:table-cell>
          <table:table-cell office:value-type="float" office:value="400" table:style-name="ce2">
            <text:p>400</text:p>
          </table:table-cell>
          <table:table-cell office:value-type="float" office:value="400" table:style-name="ce2">
            <text:p>400</text:p>
          </table:table-cell>
          <table:table-cell office:value-type="float" office:value="400" table:style-name="ce2">
            <text:p>400</text:p>
          </table:table-cell>
          <table:table-cell office:value-type="float" office:value="400" table:style-name="ce2">
            <text:p>400</text:p>
          </table:table-cell>
          <table:table-cell office:value-type="float" office:value="100" table:style-name="ce2">
            <text:p>100</text:p>
          </table:table-cell>
          <table:table-cell office:value-type="string" table:style-name="ce1">
            <text:p>ok pour moi avec 1 EPR celui de Flamanville</text:p>
          </table:table-cell>
          <table:table-cell table:number-columns-repeated="16361"/>
        </table:table-row>
        <table:table-row table:style-name="ro1">
          <table:table-cell/>
          <table:table-cell office:value-type="string" table:style-name="ce1">
            <text:p>Fioul</text:p>
          </table:table-cell>
          <table:table-cell office:value-type="float" office:value="2.4" table:style-name="ce2">
            <text:p>2.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2" table:style-name="ce1"/>
          <table:table-cell office:value-type="string" table:style-name="ce1">
            <text:p>Fioul</text:p>
          </table:table-cell>
          <table:table-cell office:value-type="float" office:value="2.8" table:style-name="ce4">
            <text:p>2.8</text:p>
          </table:table-cell>
          <table:table-cell office:value-type="float" office:value="2.5" table:style-name="ce4">
            <text:p>2.5</text:p>
          </table:table-cell>
          <table:table-cell office:value-type="float" office:value="2.8" table:style-name="ce4">
            <text:p>2.8</text:p>
          </table:table-cell>
          <table:table-cell office:value-type="float" office:value="2.4" table:style-name="ce2">
            <text:p>2.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2" table:style-name="ce1"/>
        </table:table-row>
        <table:table-row table:style-name="ro1">
          <table:table-cell/>
          <table:table-cell office:value-type="string" table:style-name="ce1">
            <text:p>Charbon</text:p>
          </table:table-cell>
          <table:table-cell office:value-type="float" office:value="7.5" table:style-name="ce2">
            <text:p>7.5</text:p>
          </table:table-cell>
          <table:table-cell office:value-type="float" office:value="7.5" table:style-name="ce2">
            <text:p>7.5</text:p>
          </table:table-cell>
          <table:table-cell office:value-type="float" office:value="7.5" table:style-name="ce2">
            <text:p>7.5</text:p>
          </table:table-cell>
          <table:table-cell office:value-type="float" office:value="7.5" table:style-name="ce2">
            <text:p>7.5</text:p>
          </table:table-cell>
          <table:table-cell office:value-type="float" office:value="7.5" table:style-name="ce2">
            <text:p>7.5</text:p>
          </table:table-cell>
          <table:table-cell office:value-type="float" office:value="7.5" table:style-name="ce2">
            <text:p>7.5</text:p>
          </table:table-cell>
          <table:table-cell office:value-type="float" office:value="7.5" table:style-name="ce2">
            <text:p>7.5</text:p>
          </table:table-cell>
          <table:table-cell table:number-columns-repeated="2" table:style-name="ce1"/>
          <table:table-cell office:value-type="string" table:style-name="ce1">
            <text:p>Charbon</text:p>
          </table:table-cell>
          <table:table-cell office:value-type="float" office:value="8.5" table:style-name="ce4">
            <text:p>8.5</text:p>
          </table:table-cell>
          <table:table-cell office:value-type="float" office:value="7.2" table:style-name="ce4">
            <text:p>7.2</text:p>
          </table:table-cell>
          <table:table-cell office:value-type="float" office:value="9.6999999999999993" table:style-name="ce4">
            <text:p>9.7</text:p>
          </table:table-cell>
          <table:table-cell office:value-type="float" office:value="7.5" table:style-name="ce2">
            <text:p>7.5</text:p>
          </table:table-cell>
          <table:table-cell office:value-type="float" office:value="7.5" table:style-name="ce2">
            <text:p>7.5</text:p>
          </table:table-cell>
          <table:table-cell office:value-type="float" office:value="7.5" table:style-name="ce2">
            <text:p>7.5</text:p>
          </table:table-cell>
          <table:table-cell office:value-type="float" office:value="7.5" table:style-name="ce2">
            <text:p>7.5</text:p>
          </table:table-cell>
          <table:table-cell office:value-type="float" office:value="7.5" table:style-name="ce2">
            <text:p>7.5</text:p>
          </table:table-cell>
          <table:table-cell office:value-type="float" office:value="7.5" table:style-name="ce2">
            <text:p>7.5</text:p>
          </table:table-cell>
          <table:table-cell office:value-type="float" office:value="7.5" table:style-name="ce2">
            <text:p>7.5</text:p>
          </table:table-cell>
          <table:table-cell table:number-columns-repeated="16362" table:style-name="ce1"/>
        </table:table-row>
        <table:table-row table:style-name="ro1">
          <table:table-cell/>
          <table:table-cell office:value-type="string" table:style-name="ce1">
            <text:p>Gaz</text:p>
          </table:table-cell>
          <table:table-cell office:value-type="float" office:value="24.6" table:style-name="ce2">
            <text:p>24.6</text:p>
          </table:table-cell>
          <table:table-cell office:value-type="float" office:value="24.6" table:style-name="ce2">
            <text:p>24.6</text:p>
          </table:table-cell>
          <table:table-cell office:value-type="float" office:value="25.5" table:style-name="ce2">
            <text:p>25.5</text:p>
          </table:table-cell>
          <table:table-cell office:value-type="float" office:value="25.5" table:style-name="ce2">
            <text:p>25.5</text:p>
          </table:table-cell>
          <table:table-cell office:value-type="float" office:value="25.5" table:style-name="ce2">
            <text:p>25.5</text:p>
          </table:table-cell>
          <table:table-cell office:value-type="float" office:value="25.5" table:style-name="ce2">
            <text:p>25.5</text:p>
          </table:table-cell>
          <table:table-cell office:value-type="float" office:value="25.5" table:style-name="ce2">
            <text:p>25.5</text:p>
          </table:table-cell>
          <table:table-cell table:number-columns-repeated="2" table:style-name="ce1"/>
          <table:table-cell office:value-type="string" table:style-name="ce1">
            <text:p>Gaz</text:p>
          </table:table-cell>
          <table:table-cell office:value-type="float" office:value="21.9" table:style-name="ce4">
            <text:p>21.9</text:p>
          </table:table-cell>
          <table:table-cell office:value-type="float" office:value="34.9" table:style-name="ce4">
            <text:p>34.9</text:p>
          </table:table-cell>
          <table:table-cell office:value-type="float" office:value="40.700000000000003" table:style-name="ce4">
            <text:p>40.7</text:p>
          </table:table-cell>
          <table:table-cell office:value-type="float" office:value="24.6" table:style-name="ce2">
            <text:p>24.6</text:p>
          </table:table-cell>
          <table:table-cell office:value-type="float" office:value="24.6" table:style-name="ce2">
            <text:p>24.6</text:p>
          </table:table-cell>
          <table:table-cell office:value-type="float" office:value="25.5" table:style-name="ce2">
            <text:p>25.5</text:p>
          </table:table-cell>
          <table:table-cell office:value-type="float" office:value="25.5" table:style-name="ce2">
            <text:p>25.5</text:p>
          </table:table-cell>
          <table:table-cell office:value-type="float" office:value="25.5" table:style-name="ce2">
            <text:p>25.5</text:p>
          </table:table-cell>
          <table:table-cell office:value-type="float" office:value="25.5" table:style-name="ce2">
            <text:p>25.5</text:p>
          </table:table-cell>
          <table:table-cell office:value-type="float" office:value="25.5" table:style-name="ce2">
            <text:p>25.5</text:p>
          </table:table-cell>
          <table:table-cell table:number-columns-repeated="16362" table:style-name="ce1"/>
        </table:table-row>
        <table:table-row table:style-name="ro1">
          <table:table-cell/>
          <table:table-cell office:value-type="string" table:style-name="ce1">
            <text:p>Total</text:p>
          </table:table-cell>
          <table:table-cell office:value-type="float" office:value="549.5" table:formula="of:=SUM([.C2:.C10])" table:style-name="ce2">
            <text:p>549.5</text:p>
          </table:table-cell>
          <table:table-cell office:value-type="float" office:value="558.1" table:formula="of:=SUM([.D2:.D10])" table:style-name="ce2">
            <text:p>558.1</text:p>
          </table:table-cell>
          <table:table-cell office:value-type="float" office:value="587" table:formula="of:=SUM([.E2:.E10])" table:style-name="ce2">
            <text:p>587</text:p>
          </table:table-cell>
          <table:table-cell office:value-type="float" office:value="599" table:formula="of:=SUM([.F2:.F10])" table:style-name="ce2">
            <text:p>599</text:p>
          </table:table-cell>
          <table:table-cell office:value-type="float" office:value="616" table:formula="of:=SUM([.G2:.G10])" table:style-name="ce2">
            <text:p>616</text:p>
          </table:table-cell>
          <table:table-cell office:value-type="float" office:value="627" table:formula="of:=SUM([.H2:.H10])" table:style-name="ce2">
            <text:p>627</text:p>
          </table:table-cell>
          <table:table-cell office:value-type="float" office:value="646" table:formula="of:=SUM([.I2:.I10])" table:style-name="ce2">
            <text:p>646</text:p>
          </table:table-cell>
          <table:table-cell table:number-columns-repeated="2" table:style-name="ce1"/>
          <table:table-cell office:value-type="string" table:style-name="ce1">
            <text:p>Total</text:p>
          </table:table-cell>
          <table:table-cell office:value-type="float" office:value="543.4" table:formula="of:=SUM([.M2:.M10])" table:style-name="ce6">
            <text:p>543.4</text:p>
          </table:table-cell>
          <table:table-cell office:value-type="float" office:value="527" table:formula="of:=SUM([.N2:.N10])" table:style-name="ce6">
            <text:p>527</text:p>
          </table:table-cell>
          <table:table-cell office:value-type="float" office:value="527.1" table:formula="of:=SUM([.O2:.O10])" table:style-name="ce6">
            <text:p>527.1</text:p>
          </table:table-cell>
          <table:table-cell office:value-type="float" office:value="549.5" table:formula="of:=SUM([.P2:.P10])" table:style-name="ce2">
            <text:p>549.5</text:p>
          </table:table-cell>
          <table:table-cell office:value-type="float" office:value="558.1" table:formula="of:=SUM([.Q2:.Q10])" table:style-name="ce2">
            <text:p>558.1</text:p>
          </table:table-cell>
          <table:table-cell office:value-type="float" office:value="587" table:formula="of:=SUM([.R2:.R10])" table:style-name="ce2">
            <text:p>587</text:p>
          </table:table-cell>
          <table:table-cell office:value-type="float" office:value="599" table:formula="of:=SUM([.S2:.S10])" table:style-name="ce2">
            <text:p>599</text:p>
          </table:table-cell>
          <table:table-cell office:value-type="float" office:value="616" table:formula="of:=SUM([.T2:.T10])" table:style-name="ce2">
            <text:p>616</text:p>
          </table:table-cell>
          <table:table-cell office:value-type="float" office:value="627" table:formula="of:=SUM([.U2:.U10])" table:style-name="ce2">
            <text:p>627</text:p>
          </table:table-cell>
          <table:table-cell office:value-type="float" office:value="645" table:formula="of:=SUM([.V2:.V10])" table:style-name="ce2">
            <text:p>645</text:p>
          </table:table-cell>
          <table:table-cell table:number-columns-repeated="16362" table:style-name="ce1"/>
        </table:table-row>
        <table:table-row table:style-name="ro1">
          <table:table-cell/>
          <table:table-cell table:style-name="ce1"/>
          <table:table-cell table:number-columns-repeated="7" table:style-name="ce2"/>
          <table:table-cell table:number-columns-repeated="4" table:style-name="ce1"/>
          <table:table-cell office:value-type="string" table:style-name="ce7">
            <text:p>l’ASN a imposé l’arrêt de certaines tranches plusieurs mois en 2016 2017</text:p>
          </table:table-cell>
          <table:table-cell table:style-name="ce1"/>
          <table:table-cell table:number-columns-repeated="7" table:style-name="ce2"/>
          <table:table-cell table:number-columns-repeated="16362" table:style-name="ce1"/>
        </table:table-row>
        <table:table-row table:style-name="ro2">
          <table:table-cell/>
          <table:table-cell table:style-name="ce1"/>
          <table:table-cell table:number-columns-repeated="7" table:style-name="ce2"/>
          <table:table-cell table:number-columns-repeated="16375" table:style-name="ce1"/>
        </table:table-row>
        <table:table-row table:style-name="ro1">
          <table:table-cell/>
          <table:table-cell office:value-type="string" table:style-name="ce2">
            <text:p>AMS (avec EPR)</text:p>
          </table:table-cell>
          <table:table-cell office:value-type="float" office:value="2018" table:style-name="ce2">
            <text:p>2018</text:p>
          </table:table-cell>
          <table:table-cell office:value-type="float" office:value="2020" table:style-name="ce2">
            <text:p>2020</text:p>
          </table:table-cell>
          <table:table-cell office:value-type="float" office:value="2023" table:style-name="ce2">
            <text:p>2023</text:p>
          </table:table-cell>
          <table:table-cell office:value-type="float" office:value="2025" table:style-name="ce2">
            <text:p>2025</text:p>
          </table:table-cell>
          <table:table-cell office:value-type="float" office:value="2028" table:style-name="ce2">
            <text:p>2028</text:p>
          </table:table-cell>
          <table:table-cell office:value-type="float" office:value="2030" table:style-name="ce2">
            <text:p>2030</text:p>
          </table:table-cell>
          <table:table-cell office:value-type="float" office:value="2050" table:style-name="ce2">
            <text:p>2050</text:p>
          </table:table-cell>
          <table:table-cell table:number-columns-repeated="2" table:style-name="ce1"/>
          <table:table-cell office:value-type="string" table:style-name="ce2">
            <text:p>AMS (sans EPR)</text:p>
          </table:table-cell>
          <table:table-cell table:number-columns-repeated="3" table:style-name="ce2"/>
          <table:table-cell office:value-type="float" office:value="2018" table:style-name="ce2">
            <text:p>2018</text:p>
          </table:table-cell>
          <table:table-cell office:value-type="float" office:value="2020" table:style-name="ce2">
            <text:p>2020</text:p>
          </table:table-cell>
          <table:table-cell office:value-type="float" office:value="2023" table:style-name="ce2">
            <text:p>2023</text:p>
          </table:table-cell>
          <table:table-cell office:value-type="float" office:value="2025" table:style-name="ce2">
            <text:p>2025</text:p>
          </table:table-cell>
          <table:table-cell office:value-type="float" office:value="2028" table:style-name="ce2">
            <text:p>2028</text:p>
          </table:table-cell>
          <table:table-cell office:value-type="float" office:value="2030" table:style-name="ce2">
            <text:p>2030</text:p>
          </table:table-cell>
          <table:table-cell office:value-type="float" office:value="2050" table:style-name="ce2">
            <text:p>2050</text:p>
          </table:table-cell>
          <table:table-cell table:number-columns-repeated="16362" table:style-name="ce1"/>
        </table:table-row>
        <table:table-row table:style-name="ro1">
          <table:table-cell/>
          <table:table-cell office:value-type="string" table:style-name="ce1">
            <text:p>Eolien terrestre</text:p>
          </table:table-cell>
          <table:table-cell office:value-type="float" office:value="33" table:style-name="ce2">
            <text:p>33</text:p>
          </table:table-cell>
          <table:table-cell office:value-type="float" office:value="42" table:style-name="ce2">
            <text:p>42</text:p>
          </table:table-cell>
          <table:table-cell office:value-type="float" office:value="57" table:style-name="ce2">
            <text:p>57</text:p>
          </table:table-cell>
          <table:table-cell office:value-type="float" office:value="67" table:style-name="ce2">
            <text:p>67</text:p>
          </table:table-cell>
          <table:table-cell office:value-type="float" office:value="82" table:style-name="ce2">
            <text:p>82</text:p>
          </table:table-cell>
          <table:table-cell office:value-type="float" office:value="92" table:style-name="ce2">
            <text:p>92</text:p>
          </table:table-cell>
          <table:table-cell office:value-type="float" office:value="150" table:style-name="ce2">
            <text:p>150</text:p>
          </table:table-cell>
          <table:table-cell table:number-columns-repeated="2" table:style-name="ce1"/>
          <table:table-cell office:value-type="string" table:style-name="ce1">
            <text:p>Eolien terrestre</text:p>
          </table:table-cell>
          <table:table-cell table:number-columns-repeated="3" table:style-name="ce1"/>
          <table:table-cell office:value-type="float" office:value="33" table:style-name="ce2">
            <text:p>33</text:p>
          </table:table-cell>
          <table:table-cell office:value-type="float" office:value="42" table:style-name="ce2">
            <text:p>42</text:p>
          </table:table-cell>
          <table:table-cell office:value-type="float" office:value="57" table:style-name="ce2">
            <text:p>57</text:p>
          </table:table-cell>
          <table:table-cell office:value-type="float" office:value="67" table:style-name="ce2">
            <text:p>67</text:p>
          </table:table-cell>
          <table:table-cell office:value-type="float" office:value="82" table:style-name="ce2">
            <text:p>82</text:p>
          </table:table-cell>
          <table:table-cell office:value-type="float" office:value="92" table:style-name="ce2">
            <text:p>92</text:p>
          </table:table-cell>
          <table:table-cell office:value-type="float" office:value="160" table:style-name="ce2">
            <text:p>160</text:p>
          </table:table-cell>
          <table:table-cell table:number-columns-repeated="16362" table:style-name="ce1"/>
        </table:table-row>
        <table:table-row table:style-name="ro1">
          <table:table-cell/>
          <table:table-cell office:value-type="string" table:style-name="ce1">
            <text:p>Eolien Offshore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7" table:style-name="ce2">
            <text:p>17</text:p>
          </table:table-cell>
          <table:table-cell office:value-type="float" office:value="21" table:style-name="ce2">
            <text:p>21</text:p>
          </table:table-cell>
          <table:table-cell office:value-type="float" office:value="60" table:style-name="ce2">
            <text:p>60</text:p>
          </table:table-cell>
          <table:table-cell table:number-columns-repeated="2" table:style-name="ce1"/>
          <table:table-cell office:value-type="string" table:style-name="ce1">
            <text:p>Eolien Offshore</text:p>
          </table:table-cell>
          <table:table-cell table:number-columns-repeated="3" table:style-name="ce1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7" table:style-name="ce2">
            <text:p>17</text:p>
          </table:table-cell>
          <table:table-cell office:value-type="float" office:value="21" table:style-name="ce2">
            <text:p>21</text:p>
          </table:table-cell>
          <table:table-cell office:value-type="float" office:value="70" table:style-name="ce2">
            <text:p>70</text:p>
          </table:table-cell>
          <table:table-cell table:number-columns-repeated="16362" table:style-name="ce1"/>
        </table:table-row>
        <table:table-row table:style-name="ro1">
          <table:table-cell/>
          <table:table-cell office:value-type="string" table:style-name="ce1">
            <text:p>PV</text:p>
          </table:table-cell>
          <table:table-cell office:value-type="float" office:value="12" table:style-name="ce2">
            <text:p>12</text:p>
          </table:table-cell>
          <table:table-cell office:value-type="float" office:value="17" table:style-name="ce2">
            <text:p>17</text:p>
          </table:table-cell>
          <table:table-cell office:value-type="float" office:value="27" table:style-name="ce2">
            <text:p>27</text:p>
          </table:table-cell>
          <table:table-cell office:value-type="float" office:value="34" table:style-name="ce2">
            <text:p>34</text:p>
          </table:table-cell>
          <table:table-cell office:value-type="float" office:value="44" table:style-name="ce2">
            <text:p>44</text:p>
          </table:table-cell>
          <table:table-cell office:value-type="float" office:value="51" table:style-name="ce2">
            <text:p>51</text:p>
          </table:table-cell>
          <table:table-cell office:value-type="float" office:value="120" table:style-name="ce2">
            <text:p>120</text:p>
          </table:table-cell>
          <table:table-cell table:number-columns-repeated="2" table:style-name="ce1"/>
          <table:table-cell office:value-type="string" table:style-name="ce1">
            <text:p>PV</text:p>
          </table:table-cell>
          <table:table-cell table:number-columns-repeated="3" table:style-name="ce1"/>
          <table:table-cell office:value-type="float" office:value="12" table:style-name="ce2">
            <text:p>12</text:p>
          </table:table-cell>
          <table:table-cell office:value-type="float" office:value="17" table:style-name="ce2">
            <text:p>17</text:p>
          </table:table-cell>
          <table:table-cell office:value-type="float" office:value="27" table:style-name="ce2">
            <text:p>27</text:p>
          </table:table-cell>
          <table:table-cell office:value-type="float" office:value="34" table:style-name="ce2">
            <text:p>34</text:p>
          </table:table-cell>
          <table:table-cell office:value-type="float" office:value="44" table:style-name="ce2">
            <text:p>44</text:p>
          </table:table-cell>
          <table:table-cell office:value-type="float" office:value="51" table:style-name="ce2">
            <text:p>51</text:p>
          </table:table-cell>
          <table:table-cell office:value-type="float" office:value="250" table:style-name="ce2">
            <text:p>250</text:p>
          </table:table-cell>
          <table:table-cell table:number-columns-repeated="16362"/>
        </table:table-row>
        <table:table-row table:style-name="ro1">
          <table:table-cell/>
          <table:table-cell office:value-type="string" table:style-name="ce1">
            <text:p>Hydraulique</text:p>
          </table:table-cell>
          <table:table-cell office:value-type="float" office:value="61" table:style-name="ce2">
            <text:p>61</text:p>
          </table:table-cell>
          <table:table-cell office:value-type="float" office:value="61" table:style-name="ce2">
            <text:p>61</text:p>
          </table:table-cell>
          <table:table-cell office:value-type="float" office:value="61" table:style-name="ce2">
            <text:p>61</text:p>
          </table:table-cell>
          <table:table-cell office:value-type="float" office:value="62" table:style-name="ce2">
            <text:p>62</text:p>
          </table:table-cell>
          <table:table-cell office:value-type="float" office:value="64" table:style-name="ce2">
            <text:p>64</text:p>
          </table:table-cell>
          <table:table-cell office:value-type="float" office:value="64" table:style-name="ce2">
            <text:p>64</text:p>
          </table:table-cell>
          <table:table-cell office:value-type="float" office:value="64" table:style-name="ce2">
            <text:p>64</text:p>
          </table:table-cell>
          <table:table-cell table:number-columns-repeated="2" table:style-name="ce1"/>
          <table:table-cell office:value-type="string" table:style-name="ce1">
            <text:p>Hydraulique</text:p>
          </table:table-cell>
          <table:table-cell table:number-columns-repeated="3" table:style-name="ce1"/>
          <table:table-cell office:value-type="float" office:value="61" table:style-name="ce2">
            <text:p>61</text:p>
          </table:table-cell>
          <table:table-cell office:value-type="float" office:value="61" table:style-name="ce2">
            <text:p>61</text:p>
          </table:table-cell>
          <table:table-cell office:value-type="float" office:value="61" table:style-name="ce2">
            <text:p>61</text:p>
          </table:table-cell>
          <table:table-cell office:value-type="float" office:value="62" table:style-name="ce2">
            <text:p>62</text:p>
          </table:table-cell>
          <table:table-cell office:value-type="float" office:value="64" table:style-name="ce2">
            <text:p>64</text:p>
          </table:table-cell>
          <table:table-cell office:value-type="float" office:value="64" table:style-name="ce2">
            <text:p>64</text:p>
          </table:table-cell>
          <table:table-cell office:value-type="float" office:value="64" table:style-name="ce2">
            <text:p>64</text:p>
          </table:table-cell>
          <table:table-cell table:number-columns-repeated="16362"/>
        </table:table-row>
        <table:table-row table:style-name="ro1">
          <table:table-cell/>
          <table:table-cell office:value-type="string" table:style-name="ce1">
            <text:p>Biomasse élec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0" table:style-name="ce2">
            <text:p>0</text:p>
          </table:table-cell>
          <table:table-cell table:number-columns-repeated="2" table:style-name="ce1"/>
          <table:table-cell office:value-type="string" table:style-name="ce1">
            <text:p>Biomasse élec</text:p>
          </table:table-cell>
          <table:table-cell table:number-columns-repeated="3" table:style-name="ce1"/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0" table:style-name="ce2">
            <text:p>0</text:p>
          </table:table-cell>
          <table:table-cell table:number-columns-repeated="16362"/>
        </table:table-row>
        <table:table-row table:style-name="ro1">
          <table:table-cell/>
          <table:table-cell office:value-type="string" table:style-name="ce1">
            <text:p>Nucléaire</text:p>
          </table:table-cell>
          <table:table-cell office:value-type="float" office:value="400" table:style-name="ce2">
            <text:p>400</text:p>
          </table:table-cell>
          <table:table-cell office:value-type="float" office:value="400" table:style-name="ce2">
            <text:p>400</text:p>
          </table:table-cell>
          <table:table-cell office:value-type="float" office:value="400" table:style-name="ce2">
            <text:p>400</text:p>
          </table:table-cell>
          <table:table-cell office:value-type="float" office:value="380" table:style-name="ce2">
            <text:p>380</text:p>
          </table:table-cell>
          <table:table-cell office:value-type="float" office:value="340" table:style-name="ce2">
            <text:p>340</text:p>
          </table:table-cell>
          <table:table-cell office:value-type="float" office:value="320" table:style-name="ce2">
            <text:p>320</text:p>
          </table:table-cell>
          <table:table-cell office:value-type="float" office:value="240" table:style-name="ce5">
            <text:p>240</text:p>
          </table:table-cell>
          <table:table-cell table:number-columns-repeated="2" table:style-name="ce1"/>
          <table:table-cell office:value-type="string" table:style-name="ce1">
            <text:p>Nucléaire</text:p>
          </table:table-cell>
          <table:table-cell table:number-columns-repeated="3" table:style-name="ce1"/>
          <table:table-cell office:value-type="float" office:value="400" table:style-name="ce2">
            <text:p>400</text:p>
          </table:table-cell>
          <table:table-cell office:value-type="float" office:value="400" table:style-name="ce2">
            <text:p>400</text:p>
          </table:table-cell>
          <table:table-cell office:value-type="float" office:value="400" table:style-name="ce2">
            <text:p>400</text:p>
          </table:table-cell>
          <table:table-cell office:value-type="float" office:value="380" table:style-name="ce2">
            <text:p>380</text:p>
          </table:table-cell>
          <table:table-cell office:value-type="float" office:value="340" table:style-name="ce2">
            <text:p>340</text:p>
          </table:table-cell>
          <table:table-cell office:value-type="float" office:value="320" table:style-name="ce2">
            <text:p>320</text:p>
          </table:table-cell>
          <table:table-cell office:value-type="float" office:value="100" table:style-name="ce2">
            <text:p>100</text:p>
          </table:table-cell>
          <table:table-cell table:number-columns-repeated="16362"/>
        </table:table-row>
        <table:table-row table:style-name="ro1">
          <table:table-cell/>
          <table:table-cell office:value-type="string" table:style-name="ce1">
            <text:p>Fioul</text:p>
          </table:table-cell>
          <table:table-cell office:value-type="float" office:value="2.4" table:style-name="ce2">
            <text:p>2.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2" table:style-name="ce1"/>
          <table:table-cell office:value-type="string" table:style-name="ce1">
            <text:p>Fioul</text:p>
          </table:table-cell>
          <table:table-cell table:number-columns-repeated="3" table:style-name="ce1"/>
          <table:table-cell office:value-type="float" office:value="2.4" table:style-name="ce2">
            <text:p>2.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2"/>
        </table:table-row>
        <table:table-row table:style-name="ro1">
          <table:table-cell/>
          <table:table-cell office:value-type="string" table:style-name="ce1">
            <text:p>Charbon</text:p>
          </table:table-cell>
          <table:table-cell office:value-type="float" office:value="7.5" table:style-name="ce2">
            <text:p>7.5</text:p>
          </table:table-cell>
          <table:table-cell office:value-type="float" office:value="7.5" table:style-name="ce2">
            <text:p>7.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2" table:style-name="ce1"/>
          <table:table-cell office:value-type="string" table:style-name="ce1">
            <text:p>Charbon</text:p>
          </table:table-cell>
          <table:table-cell table:number-columns-repeated="3" table:style-name="ce1"/>
          <table:table-cell office:value-type="float" office:value="7.5" table:style-name="ce2">
            <text:p>7.5</text:p>
          </table:table-cell>
          <table:table-cell office:value-type="float" office:value="7.5" table:style-name="ce2">
            <text:p>7.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2"/>
        </table:table-row>
        <table:table-row table:style-name="ro1">
          <table:table-cell/>
          <table:table-cell office:value-type="string" table:style-name="ce1">
            <text:p>Gaz</text:p>
          </table:table-cell>
          <table:table-cell office:value-type="float" office:value="24.6" table:style-name="ce2">
            <text:p>24.6</text:p>
          </table:table-cell>
          <table:table-cell office:value-type="float" office:value="24.6" table:style-name="ce2">
            <text:p>24.6</text:p>
          </table:table-cell>
          <table:table-cell office:value-type="float" office:value="25.5" table:style-name="ce2">
            <text:p>25.5</text:p>
          </table:table-cell>
          <table:table-cell office:value-type="float" office:value="25.5" table:style-name="ce2">
            <text:p>25.5</text:p>
          </table:table-cell>
          <table:table-cell office:value-type="float" office:value="25.5" table:style-name="ce2">
            <text:p>25.5</text:p>
          </table:table-cell>
          <table:table-cell office:value-type="float" office:value="25.5" table:style-name="ce2">
            <text:p>25.5</text:p>
          </table:table-cell>
          <table:table-cell office:value-type="float" office:value="15" table:style-name="ce2">
            <text:p>15</text:p>
          </table:table-cell>
          <table:table-cell table:number-columns-repeated="2" table:style-name="ce1"/>
          <table:table-cell office:value-type="string" table:style-name="ce1">
            <text:p>Gaz</text:p>
          </table:table-cell>
          <table:table-cell table:number-columns-repeated="3" table:style-name="ce1"/>
          <table:table-cell office:value-type="float" office:value="24.6" table:style-name="ce2">
            <text:p>24.6</text:p>
          </table:table-cell>
          <table:table-cell office:value-type="float" office:value="24.6" table:style-name="ce2">
            <text:p>24.6</text:p>
          </table:table-cell>
          <table:table-cell office:value-type="float" office:value="25.5" table:style-name="ce2">
            <text:p>25.5</text:p>
          </table:table-cell>
          <table:table-cell office:value-type="float" office:value="25.5" table:style-name="ce2">
            <text:p>25.5</text:p>
          </table:table-cell>
          <table:table-cell office:value-type="float" office:value="25.5" table:style-name="ce2">
            <text:p>25.5</text:p>
          </table:table-cell>
          <table:table-cell office:value-type="float" office:value="25.5" table:style-name="ce2">
            <text:p>25.5</text:p>
          </table:table-cell>
          <table:table-cell office:value-type="float" office:value="15" table:style-name="ce2">
            <text:p>15</text:p>
          </table:table-cell>
          <table:table-cell table:number-columns-repeated="16362"/>
        </table:table-row>
        <table:table-row table:style-name="ro1">
          <table:table-cell/>
          <table:table-cell office:value-type="string" table:style-name="ce1">
            <text:p>Total</text:p>
          </table:table-cell>
          <table:table-cell office:value-type="float" office:value="549.5" table:formula="of:=SUM([.C15:.C23])" table:style-name="ce2">
            <text:p>549.5</text:p>
          </table:table-cell>
          <table:table-cell office:value-type="float" office:value="562.1" table:formula="of:=SUM([.D15:.D23])" table:style-name="ce2">
            <text:p>562.1</text:p>
          </table:table-cell>
          <table:table-cell office:value-type="float" office:value="591.5" table:formula="of:=SUM([.E15:.E23])" table:style-name="ce2">
            <text:p>591.5</text:p>
          </table:table-cell>
          <table:table-cell office:value-type="float" office:value="589.5" table:formula="of:=SUM([.F15:.F23])" table:style-name="ce2">
            <text:p>589.5</text:p>
          </table:table-cell>
          <table:table-cell office:value-type="float" office:value="583.5" table:formula="of:=SUM([.G15:.G23])" table:style-name="ce2">
            <text:p>583.5</text:p>
          </table:table-cell>
          <table:table-cell office:value-type="float" office:value="584.5" table:formula="of:=SUM([.H15:.H23])" table:style-name="ce2">
            <text:p>584.5</text:p>
          </table:table-cell>
          <table:table-cell office:value-type="float" office:value="649" table:formula="of:=SUM([.I15:.I23])" table:style-name="ce2">
            <text:p>649</text:p>
          </table:table-cell>
          <table:table-cell table:number-columns-repeated="2" table:style-name="ce1"/>
          <table:table-cell office:value-type="string" table:style-name="ce1">
            <text:p>Total</text:p>
          </table:table-cell>
          <table:table-cell table:number-columns-repeated="3" table:style-name="ce1"/>
          <table:table-cell office:value-type="float" office:value="549.5" table:formula="of:=SUM([.P15:.P23])" table:style-name="ce2">
            <text:p>549.5</text:p>
          </table:table-cell>
          <table:table-cell office:value-type="float" office:value="562.1" table:formula="of:=SUM([.Q15:.Q23])" table:style-name="ce2">
            <text:p>562.1</text:p>
          </table:table-cell>
          <table:table-cell office:value-type="float" office:value="591.5" table:formula="of:=SUM([.R15:.R23])" table:style-name="ce2">
            <text:p>591.5</text:p>
          </table:table-cell>
          <table:table-cell office:value-type="float" office:value="589.5" table:formula="of:=SUM([.S15:.S23])" table:style-name="ce2">
            <text:p>589.5</text:p>
          </table:table-cell>
          <table:table-cell office:value-type="float" office:value="583.5" table:formula="of:=SUM([.T15:.T23])" table:style-name="ce2">
            <text:p>583.5</text:p>
          </table:table-cell>
          <table:table-cell office:value-type="float" office:value="584.5" table:formula="of:=SUM([.U15:.U23])" table:style-name="ce2">
            <text:p>584.5</text:p>
          </table:table-cell>
          <table:table-cell office:value-type="float" office:value="659" table:formula="of:=SUM([.V15:.V23])" table:style-name="ce2">
            <text:p>659</text:p>
          </table:table-cell>
          <table:table-cell table:number-columns-repeated="16362"/>
        </table:table-row>
        <table:table-row table:style-name="ro3">
          <table:table-cell/>
          <table:table-cell table:style-name="ce1"/>
          <table:table-cell table:number-columns-repeated="7" table:style-name="ce2"/>
          <table:table-cell table:number-columns-repeated="16375" table:style-name="ce1"/>
        </table:table-row>
        <table:table-row table:number-rows-repeated="7" table:style-name="ro1">
          <table:table-cell/>
          <table:table-cell table:number-columns-repeated="16383" table:style-name="ce1"/>
        </table:table-row>
        <table:table-row table:number-rows-repeated="4" table:style-name="ro4">
          <table:table-cell table:number-columns-repeated="16384"/>
        </table:table-row>
        <table:table-row table:style-name="ro3">
          <table:table-cell table:number-columns-repeated="16384"/>
        </table:table-row>
        <table:table-row table:number-rows-repeated="1048539" table:style-name="ro4">
          <table:table-cell table:number-columns-repeated="16384"/>
        </table:table-row>
      </table:table>
      <table:table table:name="chronique_investissement" table:style-name="ta1">
        <table:table-column table:style-name="co8" table:default-cell-style-name="ce1"/>
        <table:table-column table:style-name="co3" table:number-columns-repeated="1022" table:default-cell-style-name="ce1"/>
        <table:table-column table:style-name="co7" table:number-columns-repeated="15361" table:default-cell-style-name="ce1"/>
        <table:table-row table:style-name="ro1">
          <table:table-cell table:style-name="ce8"/>
          <table:table-cell office:value-type="float" office:value="2017" table:style-name="ce9">
            <text:p>2017</text:p>
          </table:table-cell>
          <table:table-cell office:value-type="float" office:value="2018" table:formula="of:=+[.B1]+1" table:style-name="ce9">
            <text:p>2018</text:p>
          </table:table-cell>
          <table:table-cell office:value-type="float" office:value="2019" table:formula="of:=+[.C1]+1" table:style-name="ce9">
            <text:p>2019</text:p>
          </table:table-cell>
          <table:table-cell office:value-type="float" office:value="2020" table:formula="of:=+[.D1]+1" table:style-name="ce9">
            <text:p>2020</text:p>
          </table:table-cell>
          <table:table-cell office:value-type="float" office:value="2021" table:formula="of:=+[.E1]+1" table:style-name="ce9">
            <text:p>2021</text:p>
          </table:table-cell>
          <table:table-cell office:value-type="float" office:value="2022" table:formula="of:=+[.F1]+1" table:style-name="ce9">
            <text:p>2022</text:p>
          </table:table-cell>
          <table:table-cell office:value-type="float" office:value="2023" table:formula="of:=+[.G1]+1" table:style-name="ce9">
            <text:p>2023</text:p>
          </table:table-cell>
          <table:table-cell office:value-type="float" office:value="2024" table:formula="of:=+[.H1]+1" table:style-name="ce9">
            <text:p>2024</text:p>
          </table:table-cell>
          <table:table-cell office:value-type="float" office:value="2025" table:formula="of:=+[.I1]+1" table:style-name="ce9">
            <text:p>2025</text:p>
          </table:table-cell>
          <table:table-cell office:value-type="float" office:value="2026" table:formula="of:=+[.J1]+1" table:style-name="ce9">
            <text:p>2026</text:p>
          </table:table-cell>
          <table:table-cell office:value-type="float" office:value="2027" table:formula="of:=+[.K1]+1" table:style-name="ce9">
            <text:p>2027</text:p>
          </table:table-cell>
          <table:table-cell office:value-type="float" office:value="2028" table:formula="of:=+[.L1]+1" table:style-name="ce9">
            <text:p>2028</text:p>
          </table:table-cell>
          <table:table-cell office:value-type="float" office:value="2029" table:formula="of:=+[.M1]+1" table:style-name="ce9">
            <text:p>2029</text:p>
          </table:table-cell>
          <table:table-cell office:value-type="float" office:value="2030" table:formula="of:=+[.N1]+1" table:style-name="ce9">
            <text:p>2030</text:p>
          </table:table-cell>
          <table:table-cell office:value-type="float" office:value="2031" table:formula="of:=+[.O1]+1" table:style-name="ce9">
            <text:p>2031</text:p>
          </table:table-cell>
          <table:table-cell office:value-type="float" office:value="2032" table:formula="of:=+[.P1]+1" table:style-name="ce9">
            <text:p>2032</text:p>
          </table:table-cell>
          <table:table-cell office:value-type="float" office:value="2033" table:formula="of:=+[.Q1]+1" table:style-name="ce9">
            <text:p>2033</text:p>
          </table:table-cell>
          <table:table-cell office:value-type="float" office:value="2034" table:formula="of:=+[.R1]+1" table:style-name="ce9">
            <text:p>2034</text:p>
          </table:table-cell>
          <table:table-cell office:value-type="float" office:value="2035" table:formula="of:=+[.S1]+1" table:style-name="ce9">
            <text:p>2035</text:p>
          </table:table-cell>
          <table:table-cell office:value-type="float" office:value="2036" table:formula="of:=+[.T1]+1" table:style-name="ce9">
            <text:p>2036</text:p>
          </table:table-cell>
          <table:table-cell office:value-type="float" office:value="2037" table:formula="of:=+[.U1]+1" table:style-name="ce9">
            <text:p>2037</text:p>
          </table:table-cell>
          <table:table-cell office:value-type="float" office:value="2038" table:formula="of:=+[.V1]+1" table:style-name="ce9">
            <text:p>2038</text:p>
          </table:table-cell>
          <table:table-cell office:value-type="float" office:value="2039" table:formula="of:=+[.W1]+1" table:style-name="ce9">
            <text:p>2039</text:p>
          </table:table-cell>
          <table:table-cell office:value-type="float" office:value="2040" table:formula="of:=+[.X1]+1" table:style-name="ce9">
            <text:p>2040</text:p>
          </table:table-cell>
          <table:table-cell office:value-type="float" office:value="2041" table:formula="of:=+[.Y1]+1" table:style-name="ce9">
            <text:p>2041</text:p>
          </table:table-cell>
          <table:table-cell office:value-type="float" office:value="2042" table:formula="of:=+[.Z1]+1" table:style-name="ce9">
            <text:p>2042</text:p>
          </table:table-cell>
          <table:table-cell office:value-type="float" office:value="2043" table:formula="of:=+[.AA1]+1" table:style-name="ce9">
            <text:p>2043</text:p>
          </table:table-cell>
          <table:table-cell office:value-type="float" office:value="2044" table:formula="of:=+[.AB1]+1" table:style-name="ce9">
            <text:p>2044</text:p>
          </table:table-cell>
          <table:table-cell office:value-type="float" office:value="2045" table:formula="of:=+[.AC1]+1" table:style-name="ce9">
            <text:p>2045</text:p>
          </table:table-cell>
          <table:table-cell office:value-type="float" office:value="2046" table:formula="of:=+[.AD1]+1" table:style-name="ce9">
            <text:p>2046</text:p>
          </table:table-cell>
          <table:table-cell office:value-type="float" office:value="2047" table:formula="of:=+[.AE1]+1" table:style-name="ce9">
            <text:p>2047</text:p>
          </table:table-cell>
          <table:table-cell office:value-type="float" office:value="2048" table:formula="of:=+[.AF1]+1" table:style-name="ce9">
            <text:p>2048</text:p>
          </table:table-cell>
          <table:table-cell office:value-type="float" office:value="2049" table:formula="of:=+[.AG1]+1" table:style-name="ce9">
            <text:p>2049</text:p>
          </table:table-cell>
          <table:table-cell office:value-type="float" office:value="2050" table:formula="of:=+[.AH1]+1" table:style-name="ce9">
            <text:p>2050</text:p>
          </table:table-cell>
          <table:table-cell table:number-columns-repeated="19" table:style-name="ce8"/>
          <table:table-cell table:number-columns-repeated="16330"/>
        </table:table-row>
        <table:table-row table:style-name="ro1">
          <table:table-cell office:value-type="string" table:style-name="ce1">
            <text:p>Investissements nucléaires (prolongation parc AME)</text:p>
          </table:table-cell>
          <table:table-cell office:value-type="float" office:value="3801" table:style-name="ce10">
            <text:p>3801</text:p>
          </table:table-cell>
          <table:table-cell office:value-type="float" office:value="3801" table:style-name="ce10">
            <text:p>3801</text:p>
          </table:table-cell>
          <table:table-cell office:value-type="float" office:value="3674" table:style-name="ce10">
            <text:p>3674</text:p>
          </table:table-cell>
          <table:table-cell office:value-type="float" office:value="3674" table:style-name="ce10">
            <text:p>3674</text:p>
          </table:table-cell>
          <table:table-cell office:value-type="float" office:value="3674" table:style-name="ce10">
            <text:p>3674</text:p>
          </table:table-cell>
          <table:table-cell office:value-type="float" office:value="3674" table:style-name="ce10">
            <text:p>3674</text:p>
          </table:table-cell>
          <table:table-cell office:value-type="float" office:value="3674" table:style-name="ce10">
            <text:p>3674</text:p>
          </table:table-cell>
          <table:table-cell office:value-type="float" office:value="3674" table:style-name="ce10">
            <text:p>3674</text:p>
          </table:table-cell>
          <table:table-cell office:value-type="float" office:value="3674" table:style-name="ce10">
            <text:p>3674</text:p>
          </table:table-cell>
          <table:table-cell office:value-type="float" office:value="3674" table:style-name="ce10">
            <text:p>3674</text:p>
          </table:table-cell>
          <table:table-cell office:value-type="float" office:value="3674" table:style-name="ce10">
            <text:p>3674</text:p>
          </table:table-cell>
          <table:table-cell office:value-type="float" office:value="3674" table:style-name="ce10">
            <text:p>3674</text:p>
          </table:table-cell>
          <table:table-cell office:value-type="float" office:value="3674" table:style-name="ce10">
            <text:p>3674</text:p>
          </table:table-cell>
          <table:table-cell office:value-type="float" office:value="3674" table:style-name="ce10">
            <text:p>3674</text:p>
          </table:table-cell>
          <table:table-cell office:value-type="float" office:value="3674" table:style-name="ce10">
            <text:p>3674</text:p>
          </table:table-cell>
          <table:table-cell office:value-type="float" office:value="3674" table:style-name="ce10">
            <text:p>3674</text:p>
          </table:table-cell>
          <table:table-cell office:value-type="float" office:value="3674" table:style-name="ce10">
            <text:p>3674</text:p>
          </table:table-cell>
          <table:table-cell office:value-type="float" office:value="3674" table:style-name="ce10">
            <text:p>3674</text:p>
          </table:table-cell>
          <table:table-cell office:value-type="float" office:value="3674" table:style-name="ce10">
            <text:p>3674</text:p>
          </table:table-cell>
          <table:table-cell office:value-type="float" office:value="3674" table:style-name="ce10">
            <text:p>3674</text:p>
          </table:table-cell>
          <table:table-cell office:value-type="float" office:value="3674" table:style-name="ce10">
            <text:p>3674</text:p>
          </table:table-cell>
          <table:table-cell office:value-type="float" office:value="3674" table:style-name="ce10">
            <text:p>3674</text:p>
          </table:table-cell>
          <table:table-cell office:value-type="float" office:value="3674" table:style-name="ce10">
            <text:p>3674</text:p>
          </table:table-cell>
          <table:table-cell office:value-type="float" office:value="3608" table:style-name="ce10">
            <text:p>3608</text:p>
          </table:table-cell>
          <table:table-cell office:value-type="float" office:value="3479" table:style-name="ce10">
            <text:p>3479</text:p>
          </table:table-cell>
          <table:table-cell office:value-type="float" office:value="3220" table:style-name="ce10">
            <text:p>3220</text:p>
          </table:table-cell>
          <table:table-cell office:value-type="float" office:value="2827" table:style-name="ce10">
            <text:p>2827</text:p>
          </table:table-cell>
          <table:table-cell office:value-type="float" office:value="2501" table:style-name="ce10">
            <text:p>2501</text:p>
          </table:table-cell>
          <table:table-cell office:value-type="float" office:value="2174" table:style-name="ce10">
            <text:p>2174</text:p>
          </table:table-cell>
          <table:table-cell office:value-type="float" office:value="2042" table:style-name="ce10">
            <text:p>2042</text:p>
          </table:table-cell>
          <table:table-cell office:value-type="float" office:value="1714" table:style-name="ce10">
            <text:p>1714</text:p>
          </table:table-cell>
          <table:table-cell office:value-type="float" office:value="1515" table:style-name="ce10">
            <text:p>1515</text:p>
          </table:table-cell>
          <table:table-cell office:value-type="float" office:value="1186" table:style-name="ce10">
            <text:p>1186</text:p>
          </table:table-cell>
          <table:table-cell office:value-type="float" office:value="857" table:style-name="ce10">
            <text:p>857</text:p>
          </table:table-cell>
          <table:table-cell table:number-columns-repeated="16349" table:style-name="ce1"/>
        </table:table-row>
        <table:table-row table:style-name="ro1">
          <table:table-cell office:value-type="string" table:style-name="ce1">
            <text:p>Investissements nucléaires (prolongation parc)</text:p>
          </table:table-cell>
          <table:table-cell office:value-type="float" office:value="3801" table:style-name="ce10">
            <text:p>3801</text:p>
          </table:table-cell>
          <table:table-cell office:value-type="float" office:value="3801" table:style-name="ce10">
            <text:p>3801</text:p>
          </table:table-cell>
          <table:table-cell office:value-type="float" office:value="3674" table:style-name="ce10">
            <text:p>3674</text:p>
          </table:table-cell>
          <table:table-cell office:value-type="float" office:value="3674" table:style-name="ce10">
            <text:p>3674</text:p>
          </table:table-cell>
          <table:table-cell office:value-type="float" office:value="3674" table:style-name="ce10">
            <text:p>3674</text:p>
          </table:table-cell>
          <table:table-cell office:value-type="float" office:value="3674" table:style-name="ce10">
            <text:p>3674</text:p>
          </table:table-cell>
          <table:table-cell office:value-type="float" office:value="3674" table:style-name="ce10">
            <text:p>3674</text:p>
          </table:table-cell>
          <table:table-cell office:value-type="float" office:value="3674" table:style-name="ce10">
            <text:p>3674</text:p>
          </table:table-cell>
          <table:table-cell office:value-type="float" office:value="3545" table:style-name="ce10">
            <text:p>3545</text:p>
          </table:table-cell>
          <table:table-cell office:value-type="float" office:value="3545" table:style-name="ce10">
            <text:p>3545</text:p>
          </table:table-cell>
          <table:table-cell office:value-type="float" office:value="3416" table:style-name="ce10">
            <text:p>3416</text:p>
          </table:table-cell>
          <table:table-cell office:value-type="float" office:value="3286" table:style-name="ce10">
            <text:p>3286</text:p>
          </table:table-cell>
          <table:table-cell office:value-type="float" office:value="3156" table:style-name="ce10">
            <text:p>3156</text:p>
          </table:table-cell>
          <table:table-cell office:value-type="float" office:value="3025" table:style-name="ce10">
            <text:p>3025</text:p>
          </table:table-cell>
          <table:table-cell office:value-type="float" office:value="3025" table:style-name="ce10">
            <text:p>3025</text:p>
          </table:table-cell>
          <table:table-cell office:value-type="float" office:value="2959" table:style-name="ce10">
            <text:p>2959</text:p>
          </table:table-cell>
          <table:table-cell office:value-type="float" office:value="2959" table:style-name="ce10">
            <text:p>2959</text:p>
          </table:table-cell>
          <table:table-cell office:value-type="float" office:value="2893" table:style-name="ce10">
            <text:p>2893</text:p>
          </table:table-cell>
          <table:table-cell office:value-type="float" office:value="2893" table:style-name="ce10">
            <text:p>2893</text:p>
          </table:table-cell>
          <table:table-cell office:value-type="float" office:value="2893" table:style-name="ce10">
            <text:p>2893</text:p>
          </table:table-cell>
          <table:table-cell office:value-type="float" office:value="2828" table:style-name="ce10">
            <text:p>2828</text:p>
          </table:table-cell>
          <table:table-cell office:value-type="float" office:value="2762" table:style-name="ce10">
            <text:p>2762</text:p>
          </table:table-cell>
          <table:table-cell office:value-type="float" office:value="2696" table:style-name="ce10">
            <text:p>2696</text:p>
          </table:table-cell>
          <table:table-cell office:value-type="float" office:value="2568" table:style-name="ce10">
            <text:p>2568</text:p>
          </table:table-cell>
          <table:table-cell office:value-type="float" office:value="2436" table:style-name="ce10">
            <text:p>2436</text:p>
          </table:table-cell>
          <table:table-cell office:value-type="float" office:value="2305" table:style-name="ce10">
            <text:p>2305</text:p>
          </table:table-cell>
          <table:table-cell office:value-type="float" office:value="2174" table:style-name="ce10">
            <text:p>2174</text:p>
          </table:table-cell>
          <table:table-cell office:value-type="float" office:value="2042" table:style-name="ce10">
            <text:p>2042</text:p>
          </table:table-cell>
          <table:table-cell office:value-type="float" office:value="1911" table:style-name="ce10">
            <text:p>1911</text:p>
          </table:table-cell>
          <table:table-cell office:value-type="float" office:value="1714" table:style-name="ce10">
            <text:p>1714</text:p>
          </table:table-cell>
          <table:table-cell office:value-type="float" office:value="1581" table:style-name="ce10">
            <text:p>1581</text:p>
          </table:table-cell>
          <table:table-cell office:value-type="float" office:value="1251" table:style-name="ce10">
            <text:p>1251</text:p>
          </table:table-cell>
          <table:table-cell office:value-type="float" office:value="922" table:style-name="ce10">
            <text:p>922</text:p>
          </table:table-cell>
          <table:table-cell office:value-type="float" office:value="727" table:style-name="ce10">
            <text:p>727</text:p>
          </table:table-cell>
          <table:table-cell table:number-columns-repeated="16349" table:style-name="ce1"/>
        </table:table-row>
        <table:table-row table:style-name="ro1">
          <table:table-cell office:value-type="string" table:style-name="ce1">
            <text:p>Investissements nouveau nucléaire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581" table:style-name="ce10">
            <text:p>581</text:p>
          </table:table-cell>
          <table:table-cell office:value-type="float" office:value="1162" table:style-name="ce10">
            <text:p>1162</text:p>
          </table:table-cell>
          <table:table-cell office:value-type="float" office:value="1162" table:style-name="ce10">
            <text:p>1162</text:p>
          </table:table-cell>
          <table:table-cell office:value-type="float" office:value="1162" table:style-name="ce10">
            <text:p>1162</text:p>
          </table:table-cell>
          <table:table-cell office:value-type="float" office:value="1162" table:style-name="ce10">
            <text:p>1162</text:p>
          </table:table-cell>
          <table:table-cell office:value-type="float" office:value="1162" table:style-name="ce10">
            <text:p>1162</text:p>
          </table:table-cell>
          <table:table-cell office:value-type="float" office:value="1743" table:style-name="ce10">
            <text:p>1743</text:p>
          </table:table-cell>
          <table:table-cell office:value-type="float" office:value="2324" table:style-name="ce10">
            <text:p>2324</text:p>
          </table:table-cell>
          <table:table-cell office:value-type="float" office:value="2324" table:style-name="ce10">
            <text:p>2324</text:p>
          </table:table-cell>
          <table:table-cell office:value-type="float" office:value="2324" table:style-name="ce10">
            <text:p>2324</text:p>
          </table:table-cell>
          <table:table-cell office:value-type="float" office:value="2237" table:style-name="ce10">
            <text:p>2237</text:p>
          </table:table-cell>
          <table:table-cell office:value-type="float" office:value="3150" table:style-name="ce10">
            <text:p>3150</text:p>
          </table:table-cell>
          <table:table-cell office:value-type="float" office:value="3150" table:style-name="ce10">
            <text:p>3150</text:p>
          </table:table-cell>
          <table:table-cell office:value-type="float" office:value="3150" table:style-name="ce10">
            <text:p>3150</text:p>
          </table:table-cell>
          <table:table-cell office:value-type="float" office:value="3644" table:style-name="ce10">
            <text:p>3644</text:p>
          </table:table-cell>
          <table:table-cell office:value-type="float" office:value="4137" table:style-name="ce10">
            <text:p>4137</text:p>
          </table:table-cell>
          <table:table-cell office:value-type="float" office:value="3556" table:style-name="ce10">
            <text:p>3556</text:p>
          </table:table-cell>
          <table:table-cell office:value-type="float" office:value="2975" table:style-name="ce10">
            <text:p>2975</text:p>
          </table:table-cell>
          <table:table-cell office:value-type="float" office:value="3469" table:style-name="ce10">
            <text:p>3469</text:p>
          </table:table-cell>
          <table:table-cell office:value-type="float" office:value="3963" table:style-name="ce10">
            <text:p>3963</text:p>
          </table:table-cell>
          <table:table-cell office:value-type="float" office:value="3469" table:style-name="ce10">
            <text:p>3469</text:p>
          </table:table-cell>
          <table:table-cell office:value-type="float" office:value="2469" table:style-name="ce10">
            <text:p>2469</text:p>
          </table:table-cell>
          <table:table-cell office:value-type="float" office:value="2963" table:style-name="ce10">
            <text:p>2963</text:p>
          </table:table-cell>
          <table:table-cell office:value-type="float" office:value="2963" table:style-name="ce10">
            <text:p>2963</text:p>
          </table:table-cell>
          <table:table-cell office:value-type="float" office:value="2963" table:style-name="ce10">
            <text:p>2963</text:p>
          </table:table-cell>
          <table:table-cell office:value-type="float" office:value="2963" table:style-name="ce10">
            <text:p>2963</text:p>
          </table:table-cell>
          <table:table-cell table:number-columns-repeated="16349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Investissements gaz</text:p>
          </table:table-cell>
          <table:table-cell table:number-columns-repeated="4" table:style-name="ce1"/>
          <table:table-cell office:value-type="float" office:value="378" table:style-name="ce2">
            <text:p>378</text:p>
          </table:table-cell>
          <table:table-cell table:number-columns-repeated="30" table:style-name="ce1"/>
          <table:table-cell office:value-type="string" table:style-name="ce1">
            <text:p>estimation du nombre d’EPR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1">
            <text:p>cumul invest EPR</text:p>
          </table:table-cell>
          <table:table-cell table:number-columns-repeated="8" table:style-name="ce1"/>
          <table:table-cell office:value-type="float" office:value="581" table:formula="of:=[.J4]" table:style-name="ce11">
            <text:p>581</text:p>
          </table:table-cell>
          <table:table-cell office:value-type="float" office:value="1743" table:formula="of:=[.J7]+[.K4]" table:style-name="ce1">
            <text:p>1743</text:p>
          </table:table-cell>
          <table:table-cell office:value-type="float" office:value="2905" table:formula="of:=[.K7]+[.L4]" table:style-name="ce1">
            <text:p>2905</text:p>
          </table:table-cell>
          <table:table-cell office:value-type="float" office:value="4067" table:formula="of:=[.L7]+[.M4]" table:style-name="ce1">
            <text:p>4067</text:p>
          </table:table-cell>
          <table:table-cell office:value-type="float" office:value="5229" table:formula="of:=[.M7]+[.N4]" table:style-name="ce1">
            <text:p>5229</text:p>
          </table:table-cell>
          <table:table-cell office:value-type="float" office:value="6391" table:formula="of:=[.N7]+[.O4]" table:style-name="ce1">
            <text:p>6391</text:p>
          </table:table-cell>
          <table:table-cell office:value-type="float" office:value="8134" table:formula="of:=[.O7]+[.P4]" table:style-name="ce1">
            <text:p>8134</text:p>
          </table:table-cell>
          <table:table-cell office:value-type="float" office:value="10458" table:formula="of:=[.P7]+[.Q4]" table:style-name="ce1">
            <text:p>10458</text:p>
          </table:table-cell>
          <table:table-cell office:value-type="float" office:value="12782" table:formula="of:=[.Q7]+[.R4]" table:style-name="ce1">
            <text:p>12782</text:p>
          </table:table-cell>
          <table:table-cell office:value-type="float" office:value="15106" table:formula="of:=[.R7]+[.S4]" table:style-name="ce1">
            <text:p>15106</text:p>
          </table:table-cell>
          <table:table-cell office:value-type="float" office:value="17343" table:formula="of:=[.S7]+[.T4]" table:style-name="ce1">
            <text:p>17343</text:p>
          </table:table-cell>
          <table:table-cell office:value-type="float" office:value="20493" table:formula="of:=[.T7]+[.U4]" table:style-name="ce1">
            <text:p>20493</text:p>
          </table:table-cell>
          <table:table-cell office:value-type="float" office:value="23643" table:formula="of:=[.U7]+[.V4]" table:style-name="ce1">
            <text:p>23643</text:p>
          </table:table-cell>
          <table:table-cell office:value-type="float" office:value="26793" table:formula="of:=[.V7]+[.W4]" table:style-name="ce1">
            <text:p>26793</text:p>
          </table:table-cell>
          <table:table-cell office:value-type="float" office:value="30437" table:formula="of:=[.W7]+[.X4]" table:style-name="ce1">
            <text:p>30437</text:p>
          </table:table-cell>
          <table:table-cell office:value-type="float" office:value="34574" table:formula="of:=[.X7]+[.Y4]" table:style-name="ce1">
            <text:p>34574</text:p>
          </table:table-cell>
          <table:table-cell office:value-type="float" office:value="38130" table:formula="of:=[.Y7]+[.Z4]" table:style-name="ce1">
            <text:p>38130</text:p>
          </table:table-cell>
          <table:table-cell office:value-type="float" office:value="41105" table:formula="of:=[.Z7]+[.AA4]" table:style-name="ce1">
            <text:p>41105</text:p>
          </table:table-cell>
          <table:table-cell office:value-type="float" office:value="44574" table:formula="of:=[.AA7]+[.AB4]" table:style-name="ce1">
            <text:p>44574</text:p>
          </table:table-cell>
          <table:table-cell office:value-type="float" office:value="48537" table:formula="of:=[.AB7]+[.AC4]" table:style-name="ce1">
            <text:p>48537</text:p>
          </table:table-cell>
          <table:table-cell office:value-type="float" office:value="52006" table:formula="of:=[.AC7]+[.AD4]" table:style-name="ce1">
            <text:p>52006</text:p>
          </table:table-cell>
          <table:table-cell office:value-type="float" office:value="54475" table:formula="of:=[.AD7]+[.AE4]" table:style-name="ce1">
            <text:p>54475</text:p>
          </table:table-cell>
          <table:table-cell office:value-type="float" office:value="57438" table:formula="of:=[.AE7]+[.AF4]" table:style-name="ce1">
            <text:p>57438</text:p>
          </table:table-cell>
          <table:table-cell office:value-type="float" office:value="60401" table:formula="of:=[.AF7]+[.AG4]" table:style-name="ce1">
            <text:p>60401</text:p>
          </table:table-cell>
          <table:table-cell office:value-type="float" office:value="63364" table:formula="of:=[.AG7]+[.AH4]" table:style-name="ce1">
            <text:p>63364</text:p>
          </table:table-cell>
          <table:table-cell office:value-type="float" office:value="66327" table:formula="of:=[.AH7]+[.AI4]" table:style-name="ce1">
            <text:p>66327</text:p>
          </table:table-cell>
          <table:table-cell table:style-name="ce1"/>
          <table:table-cell office:value-type="string" table:style-name="ce1">
            <text:p>Kp</text:p>
          </table:table-cell>
          <table:table-cell office:value-type="percentage" office:value="0.8" table:style-name="ce12">
            <text:p>80.00%</text:p>
          </table:table-cell>
          <table:table-cell office:value-type="string" table:style-name="ce1">
            <text:p>puiss</text:p>
          </table:table-cell>
          <table:table-cell office:value-type="float" office:value="1.6" table:style-name="ce1">
            <text:p>1.6</text:p>
          </table:table-cell>
          <table:table-cell office:value-type="string" table:style-name="ce1">
            <text:p>GW</text:p>
          </table:table-cell>
          <table:table-cell table:number-columns-repeated="16343" table:style-name="ce1"/>
        </table:table-row>
        <table:table-row table:style-name="ro1">
          <table:table-cell table:number-columns-repeated="36" table:style-name="ce1"/>
          <table:table-cell office:value-type="string" table:style-name="ce1">
            <text:p>prod annuelle</text:p>
          </table:table-cell>
          <table:table-cell office:value-type="float" office:value="11.212800000000001" table:formula="of:=8.76*[.AL7]*[.AN7]" table:style-name="ce1">
            <text:p>11.2128</text:p>
          </table:table-cell>
          <table:table-cell office:value-type="string" table:style-name="ce1">
            <text:p>nb d’EPR</text:p>
          </table:table-cell>
          <table:table-cell office:value-type="float" office:value="12.485730593607304" table:formula="of:=([Mix_électrique.I7]-[Mix_électrique.V7])/[.AL8]" table:style-name="ce13">
            <text:p>12.5</text:p>
          </table:table-cell>
          <table:table-cell office:value-type="string" table:style-name="ce1">
            <text:p>en plus de celui de Flamanville</text:p>
          </table:table-cell>
          <table:table-cell table:number-columns-repeated="16343" table:style-name="ce1"/>
        </table:table-row>
        <table:table-row table:style-name="ro1">
          <table:table-cell office:value-type="string" table:style-name="ce1">
            <text:p>AME Avec EPR</text:p>
          </table:table-cell>
          <table:table-cell table:number-columns-repeated="35" table:style-name="ce1"/>
          <table:table-cell office:value-type="string" table:style-name="ce1">
            <text:p>coût de l’EPR simplifié</text:p>
          </table:table-cell>
          <table:table-cell table:number-columns-repeated="2" table:style-name="ce1"/>
          <table:table-cell office:value-type="float" office:value="5312.2241828571441" table:formula="of:=[.AI7]/[.AN8]" table:style-name="ce14">
            <text:p>5 312</text:p>
          </table:table-cell>
          <table:table-cell office:value-type="string" table:style-name="ce1">
            <text:p>M€</text:p>
          </table:table-cell>
          <table:table-cell table:number-columns-repeated="16343" table:style-name="ce1"/>
        </table:table-row>
        <table:table-row table:style-name="ro1">
          <table:table-cell table:style-name="ce1"/>
          <table:table-cell office:value-type="float" office:value="2017" table:style-name="ce9">
            <text:p>2017</text:p>
          </table:table-cell>
          <table:table-cell office:value-type="float" office:value="2018" table:formula="of:=+[.B10]+1" table:style-name="ce9">
            <text:p>2018</text:p>
          </table:table-cell>
          <table:table-cell office:value-type="float" office:value="2019" table:formula="of:=+[.C10]+1" table:style-name="ce9">
            <text:p>2019</text:p>
          </table:table-cell>
          <table:table-cell office:value-type="float" office:value="2020" table:formula="of:=+[.D10]+1" table:style-name="ce9">
            <text:p>2020</text:p>
          </table:table-cell>
          <table:table-cell office:value-type="float" office:value="2021" table:formula="of:=+[.E10]+1" table:style-name="ce9">
            <text:p>2021</text:p>
          </table:table-cell>
          <table:table-cell office:value-type="float" office:value="2022" table:formula="of:=+[.F10]+1" table:style-name="ce9">
            <text:p>2022</text:p>
          </table:table-cell>
          <table:table-cell office:value-type="float" office:value="2023" table:formula="of:=+[.G10]+1" table:style-name="ce9">
            <text:p>2023</text:p>
          </table:table-cell>
          <table:table-cell office:value-type="float" office:value="2024" table:formula="of:=+[.H10]+1" table:style-name="ce9">
            <text:p>2024</text:p>
          </table:table-cell>
          <table:table-cell office:value-type="float" office:value="2025" table:formula="of:=+[.I10]+1" table:style-name="ce9">
            <text:p>2025</text:p>
          </table:table-cell>
          <table:table-cell office:value-type="float" office:value="2026" table:formula="of:=+[.J10]+1" table:style-name="ce9">
            <text:p>2026</text:p>
          </table:table-cell>
          <table:table-cell office:value-type="float" office:value="2027" table:formula="of:=+[.K10]+1" table:style-name="ce9">
            <text:p>2027</text:p>
          </table:table-cell>
          <table:table-cell office:value-type="float" office:value="2028" table:formula="of:=+[.L10]+1" table:style-name="ce9">
            <text:p>2028</text:p>
          </table:table-cell>
          <table:table-cell office:value-type="float" office:value="2029" table:formula="of:=+[.M10]+1" table:style-name="ce9">
            <text:p>2029</text:p>
          </table:table-cell>
          <table:table-cell office:value-type="float" office:value="2030" table:formula="of:=+[.N10]+1" table:style-name="ce9">
            <text:p>2030</text:p>
          </table:table-cell>
          <table:table-cell office:value-type="float" office:value="2031" table:formula="of:=+[.O10]+1" table:style-name="ce9">
            <text:p>2031</text:p>
          </table:table-cell>
          <table:table-cell office:value-type="float" office:value="2032" table:formula="of:=+[.P10]+1" table:style-name="ce9">
            <text:p>2032</text:p>
          </table:table-cell>
          <table:table-cell office:value-type="float" office:value="2033" table:formula="of:=+[.Q10]+1" table:style-name="ce9">
            <text:p>2033</text:p>
          </table:table-cell>
          <table:table-cell office:value-type="float" office:value="2034" table:formula="of:=+[.R10]+1" table:style-name="ce9">
            <text:p>2034</text:p>
          </table:table-cell>
          <table:table-cell office:value-type="float" office:value="2035" table:formula="of:=+[.S10]+1" table:style-name="ce9">
            <text:p>2035</text:p>
          </table:table-cell>
          <table:table-cell office:value-type="float" office:value="2036" table:formula="of:=+[.T10]+1" table:style-name="ce9">
            <text:p>2036</text:p>
          </table:table-cell>
          <table:table-cell office:value-type="float" office:value="2037" table:formula="of:=+[.U10]+1" table:style-name="ce9">
            <text:p>2037</text:p>
          </table:table-cell>
          <table:table-cell office:value-type="float" office:value="2038" table:formula="of:=+[.V10]+1" table:style-name="ce9">
            <text:p>2038</text:p>
          </table:table-cell>
          <table:table-cell office:value-type="float" office:value="2039" table:formula="of:=+[.W10]+1" table:style-name="ce9">
            <text:p>2039</text:p>
          </table:table-cell>
          <table:table-cell office:value-type="float" office:value="2040" table:formula="of:=+[.X10]+1" table:style-name="ce9">
            <text:p>2040</text:p>
          </table:table-cell>
          <table:table-cell office:value-type="float" office:value="2041" table:formula="of:=+[.Y10]+1" table:style-name="ce9">
            <text:p>2041</text:p>
          </table:table-cell>
          <table:table-cell office:value-type="float" office:value="2042" table:formula="of:=+[.Z10]+1" table:style-name="ce9">
            <text:p>2042</text:p>
          </table:table-cell>
          <table:table-cell office:value-type="float" office:value="2043" table:formula="of:=+[.AA10]+1" table:style-name="ce9">
            <text:p>2043</text:p>
          </table:table-cell>
          <table:table-cell office:value-type="float" office:value="2044" table:formula="of:=+[.AB10]+1" table:style-name="ce9">
            <text:p>2044</text:p>
          </table:table-cell>
          <table:table-cell office:value-type="float" office:value="2045" table:formula="of:=+[.AC10]+1" table:style-name="ce9">
            <text:p>2045</text:p>
          </table:table-cell>
          <table:table-cell office:value-type="float" office:value="2046" table:formula="of:=+[.AD10]+1" table:style-name="ce9">
            <text:p>2046</text:p>
          </table:table-cell>
          <table:table-cell office:value-type="float" office:value="2047" table:formula="of:=+[.AE10]+1" table:style-name="ce9">
            <text:p>2047</text:p>
          </table:table-cell>
          <table:table-cell office:value-type="float" office:value="2048" table:formula="of:=+[.AF10]+1" table:style-name="ce9">
            <text:p>2048</text:p>
          </table:table-cell>
          <table:table-cell office:value-type="float" office:value="2049" table:formula="of:=+[.AG10]+1" table:style-name="ce9">
            <text:p>2049</text:p>
          </table:table-cell>
          <table:table-cell office:value-type="float" office:value="2050" table:formula="of:=+[.AH10]+1" table:style-name="ce9">
            <text:p>2050</text:p>
          </table:table-cell>
          <table:table-cell table:style-name="ce1"/>
          <table:table-cell office:value-type="string" table:style-name="ce1">
            <text:p>le coût semble assez bas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15">
            <text:p>Eolien terrestre (TWh)</text:p>
          </table:table-cell>
          <table:table-cell table:style-name="ce1"/>
          <table:table-cell office:value-type="float" office:value="33" table:style-name="ce2">
            <text:p>33</text:p>
          </table:table-cell>
          <table:table-cell table:style-name="ce1"/>
          <table:table-cell office:value-type="float" office:value="39" table:style-name="ce2">
            <text:p>39</text:p>
          </table:table-cell>
          <table:table-cell table:number-columns-repeated="2" table:style-name="ce1"/>
          <table:table-cell office:value-type="float" office:value="48" table:style-name="ce2">
            <text:p>48</text:p>
          </table:table-cell>
          <table:table-cell table:style-name="ce1"/>
          <table:table-cell office:value-type="float" office:value="54" table:style-name="ce2">
            <text:p>54</text:p>
          </table:table-cell>
          <table:table-cell table:number-columns-repeated="2" table:style-name="ce1"/>
          <table:table-cell office:value-type="float" office:value="63" table:style-name="ce2">
            <text:p>63</text:p>
          </table:table-cell>
          <table:table-cell table:style-name="ce1"/>
          <table:table-cell office:value-type="float" office:value="69" table:style-name="ce2">
            <text:p>69</text:p>
          </table:table-cell>
          <table:table-cell table:number-columns-repeated="19" table:style-name="ce1"/>
          <table:table-cell office:value-type="float" office:value="150" table:style-name="ce2">
            <text:p>150</text:p>
          </table:table-cell>
          <table:table-cell table:number-columns-repeated="16349" table:style-name="ce1"/>
        </table:table-row>
        <table:table-row table:style-name="ro1">
          <table:table-cell office:value-type="string" table:style-name="ce15">
            <text:p>Eolien Offshore (TWh)</text:p>
          </table:table-cell>
          <table:table-cell table:style-name="ce1"/>
          <table:table-cell office:value-type="float" office:value="0" table:style-name="ce2">
            <text:p>0</text:p>
          </table:table-cell>
          <table:table-cell table:style-name="ce1"/>
          <table:table-cell office:value-type="float" office:value="0" table:style-name="ce2">
            <text:p>0</text:p>
          </table:table-cell>
          <table:table-cell table:number-columns-repeated="2" table:style-name="ce1"/>
          <table:table-cell office:value-type="float" office:value="11" table:style-name="ce2">
            <text:p>11</text:p>
          </table:table-cell>
          <table:table-cell table:style-name="ce1"/>
          <table:table-cell office:value-type="float" office:value="11" table:style-name="ce2">
            <text:p>11</text:p>
          </table:table-cell>
          <table:table-cell table:number-columns-repeated="2" table:style-name="ce1"/>
          <table:table-cell office:value-type="float" office:value="11" table:style-name="ce2">
            <text:p>11</text:p>
          </table:table-cell>
          <table:table-cell table:style-name="ce1"/>
          <table:table-cell office:value-type="float" office:value="11" table:style-name="ce2">
            <text:p>11</text:p>
          </table:table-cell>
          <table:table-cell table:number-columns-repeated="19" table:style-name="ce1"/>
          <table:table-cell office:value-type="float" office:value="11" table:style-name="ce2">
            <text:p>11</text:p>
          </table:table-cell>
          <table:table-cell table:number-columns-repeated="16349" table:style-name="ce1"/>
        </table:table-row>
        <table:table-row table:style-name="ro1">
          <table:table-cell office:value-type="string" table:style-name="ce15">
            <text:p>PV (TWh)</text:p>
          </table:table-cell>
          <table:table-cell table:style-name="ce1"/>
          <table:table-cell office:value-type="float" office:value="12" table:style-name="ce2">
            <text:p>12</text:p>
          </table:table-cell>
          <table:table-cell table:style-name="ce1"/>
          <table:table-cell office:value-type="float" office:value="16" table:style-name="ce2">
            <text:p>16</text:p>
          </table:table-cell>
          <table:table-cell table:number-columns-repeated="2" table:style-name="ce1"/>
          <table:table-cell office:value-type="float" office:value="22" table:style-name="ce2">
            <text:p>22</text:p>
          </table:table-cell>
          <table:table-cell table:style-name="ce1"/>
          <table:table-cell office:value-type="float" office:value="26" table:style-name="ce2">
            <text:p>26</text:p>
          </table:table-cell>
          <table:table-cell table:number-columns-repeated="2" table:style-name="ce1"/>
          <table:table-cell office:value-type="float" office:value="32" table:style-name="ce2">
            <text:p>32</text:p>
          </table:table-cell>
          <table:table-cell table:style-name="ce1"/>
          <table:table-cell office:value-type="float" office:value="36" table:style-name="ce2">
            <text:p>36</text:p>
          </table:table-cell>
          <table:table-cell table:number-columns-repeated="19" table:style-name="ce1"/>
          <table:table-cell office:value-type="float" office:value="120" table:style-name="ce2">
            <text:p>120</text:p>
          </table:table-cell>
          <table:table-cell table:number-columns-repeated="16349" table:style-name="ce1"/>
        </table:table-row>
        <table:table-row table:style-name="ro1">
          <table:table-cell table:number-columns-repeated="5" table:style-name="ce2"/>
          <table:table-cell office:value-type="float" office:value="0.33333333333333331" table:formula="of:=1/3" table:style-name="ce16">
            <text:p>0.33</text:p>
          </table:table-cell>
          <table:table-cell office:value-type="float" office:value="0.33333333333333331" table:formula="of:=1/3" table:style-name="ce16">
            <text:p>0.33</text:p>
          </table:table-cell>
          <table:table-cell table:style-name="ce2"/>
          <table:table-cell office:value-type="float" office:value="0.5" table:formula="of:=1/2" table:style-name="ce2">
            <text:p>0.5</text:p>
          </table:table-cell>
          <table:table-cell table:style-name="ce2"/>
          <table:table-cell office:value-type="float" office:value="0.33333333333333331" table:formula="of:=1/3" table:style-name="ce16">
            <text:p>0.33</text:p>
          </table:table-cell>
          <table:table-cell office:value-type="float" office:value="0.33333333333333331" table:formula="of:=1/3" table:style-name="ce16">
            <text:p>0.33</text:p>
          </table:table-cell>
          <table:table-cell table:style-name="ce2"/>
          <table:table-cell office:value-type="float" office:value="0.5" table:formula="of:=1/2" table:style-name="ce2">
            <text:p>0.5</text:p>
          </table:table-cell>
          <table:table-cell table:style-name="ce2"/>
          <table:table-cell office:value-type="float" office:value="0.05" table:formula="of:=1/20" table:style-name="ce2">
            <text:p>0.05</text:p>
          </table:table-cell>
          <table:table-cell office:value-type="float" office:value="0.05" table:formula="of:=1/20" table:style-name="ce2">
            <text:p>0.05</text:p>
          </table:table-cell>
          <table:table-cell office:value-type="float" office:value="0.05" table:formula="of:=1/20" table:style-name="ce2">
            <text:p>0.05</text:p>
          </table:table-cell>
          <table:table-cell office:value-type="float" office:value="0.05" table:formula="of:=1/20" table:style-name="ce2">
            <text:p>0.05</text:p>
          </table:table-cell>
          <table:table-cell office:value-type="float" office:value="0.05" table:formula="of:=1/20" table:style-name="ce2">
            <text:p>0.05</text:p>
          </table:table-cell>
          <table:table-cell office:value-type="float" office:value="0.05" table:formula="of:=1/20" table:style-name="ce2">
            <text:p>0.05</text:p>
          </table:table-cell>
          <table:table-cell office:value-type="float" office:value="0.05" table:formula="of:=1/20" table:style-name="ce2">
            <text:p>0.05</text:p>
          </table:table-cell>
          <table:table-cell office:value-type="float" office:value="0.05" table:formula="of:=1/20" table:style-name="ce2">
            <text:p>0.05</text:p>
          </table:table-cell>
          <table:table-cell office:value-type="float" office:value="0.05" table:formula="of:=1/20" table:style-name="ce2">
            <text:p>0.05</text:p>
          </table:table-cell>
          <table:table-cell office:value-type="float" office:value="0.05" table:formula="of:=1/20" table:style-name="ce2">
            <text:p>0.05</text:p>
          </table:table-cell>
          <table:table-cell office:value-type="float" office:value="0.05" table:formula="of:=1/20" table:style-name="ce2">
            <text:p>0.05</text:p>
          </table:table-cell>
          <table:table-cell office:value-type="float" office:value="0.05" table:formula="of:=1/20" table:style-name="ce2">
            <text:p>0.05</text:p>
          </table:table-cell>
          <table:table-cell office:value-type="float" office:value="0.05" table:formula="of:=1/20" table:style-name="ce2">
            <text:p>0.05</text:p>
          </table:table-cell>
          <table:table-cell office:value-type="float" office:value="0.05" table:formula="of:=1/20" table:style-name="ce2">
            <text:p>0.05</text:p>
          </table:table-cell>
          <table:table-cell office:value-type="float" office:value="0.05" table:formula="of:=1/20" table:style-name="ce2">
            <text:p>0.05</text:p>
          </table:table-cell>
          <table:table-cell office:value-type="float" office:value="0.05" table:formula="of:=1/20" table:style-name="ce2">
            <text:p>0.05</text:p>
          </table:table-cell>
          <table:table-cell office:value-type="float" office:value="0.05" table:formula="of:=1/20" table:style-name="ce2">
            <text:p>0.05</text:p>
          </table:table-cell>
          <table:table-cell office:value-type="float" office:value="0.05" table:formula="of:=1/20" table:style-name="ce2">
            <text:p>0.05</text:p>
          </table:table-cell>
          <table:table-cell office:value-type="float" office:value="0.05" table:formula="of:=1/20" table:style-name="ce2">
            <text:p>0.05</text:p>
          </table:table-cell>
          <table:table-cell table:number-columns-repeated="16350" table:style-name="ce2"/>
        </table:table-row>
        <table:table-row table:style-name="ro1">
          <table:table-cell office:value-type="string" table:style-name="ce15">
            <text:p>Eolien terrestre (GW)</text:p>
          </table:table-cell>
          <table:table-cell table:style-name="ce1"/>
          <table:table-cell office:value-type="float" office:value="13.75" table:formula="of:=[.C11]/2.4" table:style-name="ce17">
            <text:p>13.8</text:p>
          </table:table-cell>
          <table:table-cell office:value-type="float" office:value="15" table:formula="of:=([.C15]+[.E15])/2" table:style-name="ce17">
            <text:p>15.0</text:p>
          </table:table-cell>
          <table:table-cell office:value-type="float" office:value="16.25" table:formula="of:=[.E11]/2.4" table:style-name="ce17">
            <text:p>16.3</text:p>
          </table:table-cell>
          <table:table-cell office:value-type="float" office:value="17.5" table:formula="of:=[.E15]+([.$H15]-[.$E15])*[.F$14]" table:style-name="ce17">
            <text:p>17.5</text:p>
          </table:table-cell>
          <table:table-cell office:value-type="float" office:value="18.75" table:formula="of:=[.F15]+([.$H15]-[.$E15])*[.G$14]" table:style-name="ce17">
            <text:p>18.8</text:p>
          </table:table-cell>
          <table:table-cell office:value-type="float" office:value="20" table:formula="of:=[.H11]/2.4" table:style-name="ce17">
            <text:p>20.0</text:p>
          </table:table-cell>
          <table:table-cell office:value-type="float" office:value="21.25" table:formula="of:=[.H15]+([.$J15]-[.$H15])*[.I$14]" table:style-name="ce17">
            <text:p>21.3</text:p>
          </table:table-cell>
          <table:table-cell office:value-type="float" office:value="22.5" table:formula="of:=[.J11]/2.4" table:style-name="ce17">
            <text:p>22.5</text:p>
          </table:table-cell>
          <table:table-cell office:value-type="float" office:value="23.75" table:formula="of:=[.J15]+([.$M15]-[.$J15])*[.K$14]" table:style-name="ce17">
            <text:p>23.8</text:p>
          </table:table-cell>
          <table:table-cell office:value-type="float" office:value="25" table:formula="of:=[.K15]+([.$M15]-[.$J15])*[.L$14]" table:style-name="ce17">
            <text:p>25.0</text:p>
          </table:table-cell>
          <table:table-cell office:value-type="float" office:value="26.25" table:formula="of:=[.M11]/2.4" table:style-name="ce17">
            <text:p>26.3</text:p>
          </table:table-cell>
          <table:table-cell office:value-type="float" office:value="27.5" table:formula="of:=([.M15]+[.O15])/2" table:style-name="ce17">
            <text:p>27.5</text:p>
          </table:table-cell>
          <table:table-cell office:value-type="float" office:value="28.75" table:formula="of:=[.O11]/2.4" table:style-name="ce17">
            <text:p>28.8</text:p>
          </table:table-cell>
          <table:table-cell office:value-type="float" office:value="30.4375" table:formula="of:=[.O15]+[.P$14]*([.$AI15]-[.$O15])" table:style-name="ce17">
            <text:p>30.4</text:p>
          </table:table-cell>
          <table:table-cell office:value-type="float" office:value="32.125" table:formula="of:=[.P15]+[.Q$14]*([.$AI15]-[.$O15])" table:style-name="ce17">
            <text:p>32.1</text:p>
          </table:table-cell>
          <table:table-cell office:value-type="float" office:value="33.8125" table:formula="of:=[.Q15]+[.R$14]*([.$AI15]-[.$O15])" table:style-name="ce17">
            <text:p>33.8</text:p>
          </table:table-cell>
          <table:table-cell office:value-type="float" office:value="35.5" table:formula="of:=[.R15]+[.S$14]*([.$AI15]-[.$O15])" table:style-name="ce17">
            <text:p>35.5</text:p>
          </table:table-cell>
          <table:table-cell office:value-type="float" office:value="37.1875" table:formula="of:=[.S15]+[.T$14]*([.$AI15]-[.$O15])" table:style-name="ce17">
            <text:p>37.2</text:p>
          </table:table-cell>
          <table:table-cell office:value-type="float" office:value="38.875" table:formula="of:=[.T15]+[.U$14]*([.$AI15]-[.$O15])" table:style-name="ce17">
            <text:p>38.9</text:p>
          </table:table-cell>
          <table:table-cell office:value-type="float" office:value="40.5625" table:formula="of:=[.U15]+[.V$14]*([.$AI15]-[.$O15])" table:style-name="ce17">
            <text:p>40.6</text:p>
          </table:table-cell>
          <table:table-cell office:value-type="float" office:value="42.25" table:formula="of:=[.V15]+[.W$14]*([.$AI15]-[.$O15])" table:style-name="ce17">
            <text:p>42.3</text:p>
          </table:table-cell>
          <table:table-cell office:value-type="float" office:value="43.9375" table:formula="of:=[.W15]+[.X$14]*([.$AI15]-[.$O15])" table:style-name="ce17">
            <text:p>43.9</text:p>
          </table:table-cell>
          <table:table-cell office:value-type="float" office:value="45.625" table:formula="of:=[.X15]+[.Y$14]*([.$AI15]-[.$O15])" table:style-name="ce17">
            <text:p>45.6</text:p>
          </table:table-cell>
          <table:table-cell office:value-type="float" office:value="47.3125" table:formula="of:=[.Y15]+[.Z$14]*([.$AI15]-[.$O15])" table:style-name="ce17">
            <text:p>47.3</text:p>
          </table:table-cell>
          <table:table-cell office:value-type="float" office:value="49" table:formula="of:=[.Z15]+[.AA$14]*([.$AI15]-[.$O15])" table:style-name="ce17">
            <text:p>49.0</text:p>
          </table:table-cell>
          <table:table-cell office:value-type="float" office:value="50.6875" table:formula="of:=[.AA15]+[.AB$14]*([.$AI15]-[.$O15])" table:style-name="ce17">
            <text:p>50.7</text:p>
          </table:table-cell>
          <table:table-cell office:value-type="float" office:value="52.375" table:formula="of:=[.AB15]+[.AC$14]*([.$AI15]-[.$O15])" table:style-name="ce17">
            <text:p>52.4</text:p>
          </table:table-cell>
          <table:table-cell office:value-type="float" office:value="54.0625" table:formula="of:=[.AC15]+[.AD$14]*([.$AI15]-[.$O15])" table:style-name="ce17">
            <text:p>54.1</text:p>
          </table:table-cell>
          <table:table-cell office:value-type="float" office:value="55.75" table:formula="of:=[.AD15]+[.AE$14]*([.$AI15]-[.$O15])" table:style-name="ce17">
            <text:p>55.8</text:p>
          </table:table-cell>
          <table:table-cell office:value-type="float" office:value="57.4375" table:formula="of:=[.AE15]+[.AF$14]*([.$AI15]-[.$O15])" table:style-name="ce17">
            <text:p>57.4</text:p>
          </table:table-cell>
          <table:table-cell office:value-type="float" office:value="59.125" table:formula="of:=[.AF15]+[.AG$14]*([.$AI15]-[.$O15])" table:style-name="ce17">
            <text:p>59.1</text:p>
          </table:table-cell>
          <table:table-cell office:value-type="float" office:value="60.8125" table:formula="of:=[.AG15]+[.AH$14]*([.$AI15]-[.$O15])" table:style-name="ce17">
            <text:p>60.8</text:p>
          </table:table-cell>
          <table:table-cell office:value-type="float" office:value="62.5" table:formula="of:=[.AI11]/2.4" table:style-name="ce17">
            <text:p>62.5</text:p>
          </table:table-cell>
          <table:table-cell table:number-columns-repeated="16349" table:style-name="ce1"/>
        </table:table-row>
        <table:table-row table:style-name="ro1">
          <table:table-cell office:value-type="string" table:style-name="ce15">
            <text:p>Eolien (Offshore (GW)</text:p>
          </table:table-cell>
          <table:table-cell table:style-name="ce1"/>
          <table:table-cell office:value-type="float" office:value="0" table:formula="of:=[.C12]/3.6" table:style-name="ce17">
            <text:p>0.0</text:p>
          </table:table-cell>
          <table:table-cell office:value-type="float" office:value="0" table:formula="of:=([.C16]+[.E16])/2" table:style-name="ce17">
            <text:p>0.0</text:p>
          </table:table-cell>
          <table:table-cell office:value-type="float" office:value="0" table:formula="of:=[.E12]/3.6" table:style-name="ce17">
            <text:p>0.0</text:p>
          </table:table-cell>
          <table:table-cell office:value-type="float" office:value="1.0185185185185184" table:formula="of:=[.E16]+([.$H16]-[.$E16])*[.F$14]" table:style-name="ce17">
            <text:p>1.0</text:p>
          </table:table-cell>
          <table:table-cell office:value-type="float" office:value="2.0370370370370368" table:formula="of:=[.F16]+([.$H16]-[.$E16])*[.G$14]" table:style-name="ce17">
            <text:p>2.0</text:p>
          </table:table-cell>
          <table:table-cell office:value-type="float" office:value="3.0555555555555554" table:formula="of:=[.H12]/3.6" table:style-name="ce17">
            <text:p>3.1</text:p>
          </table:table-cell>
          <table:table-cell office:value-type="float" office:value="3.0555555555555554" table:formula="of:=[.H16]+([.$J16]-[.$H16])*[.I$14]" table:style-name="ce17">
            <text:p>3.1</text:p>
          </table:table-cell>
          <table:table-cell office:value-type="float" office:value="3.0555555555555554" table:formula="of:=[.J12]/3.6" table:style-name="ce17">
            <text:p>3.1</text:p>
          </table:table-cell>
          <table:table-cell office:value-type="float" office:value="3.0555555555555554" table:formula="of:=[.J16]+([.$M16]-[.$J16])*[.K$14]" table:style-name="ce17">
            <text:p>3.1</text:p>
          </table:table-cell>
          <table:table-cell office:value-type="float" office:value="3.0555555555555554" table:formula="of:=[.K16]+([.$M16]-[.$J16])*[.L$14]" table:style-name="ce17">
            <text:p>3.1</text:p>
          </table:table-cell>
          <table:table-cell office:value-type="float" office:value="3.0555555555555554" table:formula="of:=[.M12]/3.6" table:style-name="ce17">
            <text:p>3.1</text:p>
          </table:table-cell>
          <table:table-cell office:value-type="float" office:value="3.0555555555555554" table:formula="of:=([.M16]+[.O16])/2" table:style-name="ce17">
            <text:p>3.1</text:p>
          </table:table-cell>
          <table:table-cell office:value-type="float" office:value="3.0555555555555554" table:formula="of:=[.O12]/3.6" table:style-name="ce17">
            <text:p>3.1</text:p>
          </table:table-cell>
          <table:table-cell office:value-type="float" office:value="3.0555555555555554" table:formula="of:=[.O16]+[.P$14]*([.$AI16]-[.$O16])" table:style-name="ce17">
            <text:p>3.1</text:p>
          </table:table-cell>
          <table:table-cell office:value-type="float" office:value="3.0555555555555554" table:formula="of:=[.P16]+[.Q$14]*([.$AI16]-[.$O16])" table:style-name="ce17">
            <text:p>3.1</text:p>
          </table:table-cell>
          <table:table-cell office:value-type="float" office:value="3.0555555555555554" table:formula="of:=[.Q16]+[.R$14]*([.$AI16]-[.$O16])" table:style-name="ce17">
            <text:p>3.1</text:p>
          </table:table-cell>
          <table:table-cell office:value-type="float" office:value="3.0555555555555554" table:formula="of:=[.R16]+[.S$14]*([.$AI16]-[.$O16])" table:style-name="ce17">
            <text:p>3.1</text:p>
          </table:table-cell>
          <table:table-cell office:value-type="float" office:value="3.0555555555555554" table:formula="of:=[.S16]+[.T$14]*([.$AI16]-[.$O16])" table:style-name="ce17">
            <text:p>3.1</text:p>
          </table:table-cell>
          <table:table-cell office:value-type="float" office:value="3.0555555555555554" table:formula="of:=[.T16]+[.U$14]*([.$AI16]-[.$O16])" table:style-name="ce17">
            <text:p>3.1</text:p>
          </table:table-cell>
          <table:table-cell office:value-type="float" office:value="3.0555555555555554" table:formula="of:=[.U16]+[.V$14]*([.$AI16]-[.$O16])" table:style-name="ce17">
            <text:p>3.1</text:p>
          </table:table-cell>
          <table:table-cell office:value-type="float" office:value="3.0555555555555554" table:formula="of:=[.V16]+[.W$14]*([.$AI16]-[.$O16])" table:style-name="ce17">
            <text:p>3.1</text:p>
          </table:table-cell>
          <table:table-cell office:value-type="float" office:value="3.0555555555555554" table:formula="of:=[.W16]+[.X$14]*([.$AI16]-[.$O16])" table:style-name="ce17">
            <text:p>3.1</text:p>
          </table:table-cell>
          <table:table-cell office:value-type="float" office:value="3.0555555555555554" table:formula="of:=[.X16]+[.Y$14]*([.$AI16]-[.$O16])" table:style-name="ce17">
            <text:p>3.1</text:p>
          </table:table-cell>
          <table:table-cell office:value-type="float" office:value="3.0555555555555554" table:formula="of:=[.Y16]+[.Z$14]*([.$AI16]-[.$O16])" table:style-name="ce17">
            <text:p>3.1</text:p>
          </table:table-cell>
          <table:table-cell office:value-type="float" office:value="3.0555555555555554" table:formula="of:=[.Z16]+[.AA$14]*([.$AI16]-[.$O16])" table:style-name="ce17">
            <text:p>3.1</text:p>
          </table:table-cell>
          <table:table-cell office:value-type="float" office:value="3.0555555555555554" table:formula="of:=[.AA16]+[.AB$14]*([.$AI16]-[.$O16])" table:style-name="ce17">
            <text:p>3.1</text:p>
          </table:table-cell>
          <table:table-cell office:value-type="float" office:value="3.0555555555555554" table:formula="of:=[.AB16]+[.AC$14]*([.$AI16]-[.$O16])" table:style-name="ce17">
            <text:p>3.1</text:p>
          </table:table-cell>
          <table:table-cell office:value-type="float" office:value="3.0555555555555554" table:formula="of:=[.AC16]+[.AD$14]*([.$AI16]-[.$O16])" table:style-name="ce17">
            <text:p>3.1</text:p>
          </table:table-cell>
          <table:table-cell office:value-type="float" office:value="3.0555555555555554" table:formula="of:=[.AD16]+[.AE$14]*([.$AI16]-[.$O16])" table:style-name="ce17">
            <text:p>3.1</text:p>
          </table:table-cell>
          <table:table-cell office:value-type="float" office:value="3.0555555555555554" table:formula="of:=[.AE16]+[.AF$14]*([.$AI16]-[.$O16])" table:style-name="ce17">
            <text:p>3.1</text:p>
          </table:table-cell>
          <table:table-cell office:value-type="float" office:value="3.0555555555555554" table:formula="of:=[.AF16]+[.AG$14]*([.$AI16]-[.$O16])" table:style-name="ce17">
            <text:p>3.1</text:p>
          </table:table-cell>
          <table:table-cell office:value-type="float" office:value="3.0555555555555554" table:formula="of:=[.AG16]+[.AH$14]*([.$AI16]-[.$O16])" table:style-name="ce17">
            <text:p>3.1</text:p>
          </table:table-cell>
          <table:table-cell office:value-type="float" office:value="3.0555555555555554" table:formula="of:=[.AI12]/3.6" table:style-name="ce17">
            <text:p>3.1</text:p>
          </table:table-cell>
          <table:table-cell table:number-columns-repeated="16349" table:style-name="ce1"/>
        </table:table-row>
        <table:table-row table:style-name="ro1">
          <table:table-cell office:value-type="string" table:style-name="ce15">
            <text:p>PV (GW)</text:p>
          </table:table-cell>
          <table:table-cell table:style-name="ce1"/>
          <table:table-cell office:value-type="float" office:value="9.6" table:formula="of:=[.C13]/1.25" table:style-name="ce17">
            <text:p>9.6</text:p>
          </table:table-cell>
          <table:table-cell office:value-type="float" office:value="11.2" table:formula="of:=([.C17]+[.E17])/2" table:style-name="ce17">
            <text:p>11.2</text:p>
          </table:table-cell>
          <table:table-cell office:value-type="float" office:value="12.8" table:formula="of:=[.E13]/1.25" table:style-name="ce17">
            <text:p>12.8</text:p>
          </table:table-cell>
          <table:table-cell office:value-type="float" office:value="14.4" table:formula="of:=[.E17]+([.$H17]-[.$E17])*[.F$14]" table:style-name="ce17">
            <text:p>14.4</text:p>
          </table:table-cell>
          <table:table-cell office:value-type="float" office:value="16" table:formula="of:=[.F17]+([.$H17]-[.$E17])*[.G$14]" table:style-name="ce17">
            <text:p>16.0</text:p>
          </table:table-cell>
          <table:table-cell office:value-type="float" office:value="17.600000000000001" table:formula="of:=[.H13]/1.25" table:style-name="ce17">
            <text:p>17.6</text:p>
          </table:table-cell>
          <table:table-cell office:value-type="float" office:value="19.200000000000003" table:formula="of:=[.H17]+([.$J17]-[.$H17])*[.I$14]" table:style-name="ce17">
            <text:p>19.2</text:p>
          </table:table-cell>
          <table:table-cell office:value-type="float" office:value="20.8" table:formula="of:=[.J13]/1.25" table:style-name="ce17">
            <text:p>20.8</text:p>
          </table:table-cell>
          <table:table-cell office:value-type="float" office:value="22.400000000000002" table:formula="of:=[.J17]+([.$M17]-[.$J17])*[.K$14]" table:style-name="ce17">
            <text:p>22.4</text:p>
          </table:table-cell>
          <table:table-cell office:value-type="float" office:value="24.000000000000004" table:formula="of:=[.K17]+([.$M17]-[.$J17])*[.L$14]" table:style-name="ce17">
            <text:p>24.0</text:p>
          </table:table-cell>
          <table:table-cell office:value-type="float" office:value="25.6" table:formula="of:=[.M13]/1.25" table:style-name="ce17">
            <text:p>25.6</text:p>
          </table:table-cell>
          <table:table-cell office:value-type="float" office:value="27.200000000000003" table:formula="of:=([.M17]+[.O17])/2" table:style-name="ce17">
            <text:p>27.2</text:p>
          </table:table-cell>
          <table:table-cell office:value-type="float" office:value="28.8" table:formula="of:=[.O13]/1.25" table:style-name="ce17">
            <text:p>28.8</text:p>
          </table:table-cell>
          <table:table-cell office:value-type="float" office:value="32.160000000000004" table:formula="of:=[.O17]+[.P$14]*([.$AI17]-[.$O17])" table:style-name="ce17">
            <text:p>32.2</text:p>
          </table:table-cell>
          <table:table-cell office:value-type="float" office:value="35.520000000000003" table:formula="of:=[.P17]+[.Q$14]*([.$AI17]-[.$O17])" table:style-name="ce17">
            <text:p>35.5</text:p>
          </table:table-cell>
          <table:table-cell office:value-type="float" office:value="38.880000000000003" table:formula="of:=[.Q17]+[.R$14]*([.$AI17]-[.$O17])" table:style-name="ce17">
            <text:p>38.9</text:p>
          </table:table-cell>
          <table:table-cell office:value-type="float" office:value="42.24" table:formula="of:=[.R17]+[.S$14]*([.$AI17]-[.$O17])" table:style-name="ce17">
            <text:p>42.2</text:p>
          </table:table-cell>
          <table:table-cell office:value-type="float" office:value="45.6" table:formula="of:=[.S17]+[.T$14]*([.$AI17]-[.$O17])" table:style-name="ce17">
            <text:p>45.6</text:p>
          </table:table-cell>
          <table:table-cell office:value-type="float" office:value="48.96" table:formula="of:=[.T17]+[.U$14]*([.$AI17]-[.$O17])" table:style-name="ce17">
            <text:p>49.0</text:p>
          </table:table-cell>
          <table:table-cell office:value-type="float" office:value="52.32" table:formula="of:=[.U17]+[.V$14]*([.$AI17]-[.$O17])" table:style-name="ce17">
            <text:p>52.3</text:p>
          </table:table-cell>
          <table:table-cell office:value-type="float" office:value="55.68" table:formula="of:=[.V17]+[.W$14]*([.$AI17]-[.$O17])" table:style-name="ce17">
            <text:p>55.7</text:p>
          </table:table-cell>
          <table:table-cell office:value-type="float" office:value="59.04" table:formula="of:=[.W17]+[.X$14]*([.$AI17]-[.$O17])" table:style-name="ce17">
            <text:p>59.0</text:p>
          </table:table-cell>
          <table:table-cell office:value-type="float" office:value="62.4" table:formula="of:=[.X17]+[.Y$14]*([.$AI17]-[.$O17])" table:style-name="ce17">
            <text:p>62.4</text:p>
          </table:table-cell>
          <table:table-cell office:value-type="float" office:value="65.760000000000005" table:formula="of:=[.Y17]+[.Z$14]*([.$AI17]-[.$O17])" table:style-name="ce17">
            <text:p>65.8</text:p>
          </table:table-cell>
          <table:table-cell office:value-type="float" office:value="69.12" table:formula="of:=[.Z17]+[.AA$14]*([.$AI17]-[.$O17])" table:style-name="ce17">
            <text:p>69.1</text:p>
          </table:table-cell>
          <table:table-cell office:value-type="float" office:value="72.48" table:formula="of:=[.AA17]+[.AB$14]*([.$AI17]-[.$O17])" table:style-name="ce17">
            <text:p>72.5</text:p>
          </table:table-cell>
          <table:table-cell office:value-type="float" office:value="75.84" table:formula="of:=[.AB17]+[.AC$14]*([.$AI17]-[.$O17])" table:style-name="ce17">
            <text:p>75.8</text:p>
          </table:table-cell>
          <table:table-cell office:value-type="float" office:value="79.2" table:formula="of:=[.AC17]+[.AD$14]*([.$AI17]-[.$O17])" table:style-name="ce17">
            <text:p>79.2</text:p>
          </table:table-cell>
          <table:table-cell office:value-type="float" office:value="82.56" table:formula="of:=[.AD17]+[.AE$14]*([.$AI17]-[.$O17])" table:style-name="ce17">
            <text:p>82.6</text:p>
          </table:table-cell>
          <table:table-cell office:value-type="float" office:value="85.92" table:formula="of:=[.AE17]+[.AF$14]*([.$AI17]-[.$O17])" table:style-name="ce17">
            <text:p>85.9</text:p>
          </table:table-cell>
          <table:table-cell office:value-type="float" office:value="89.28" table:formula="of:=[.AF17]+[.AG$14]*([.$AI17]-[.$O17])" table:style-name="ce17">
            <text:p>89.3</text:p>
          </table:table-cell>
          <table:table-cell office:value-type="float" office:value="92.64" table:formula="of:=[.AG17]+[.AH$14]*([.$AI17]-[.$O17])" table:style-name="ce17">
            <text:p>92.6</text:p>
          </table:table-cell>
          <table:table-cell office:value-type="float" office:value="96" table:formula="of:=[.AI13]/1.25" table:style-name="ce17">
            <text:p>96.0</text:p>
          </table:table-cell>
          <table:table-cell table:number-columns-repeated="16349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Investissemen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5">
            <text:p>Nucléaire</text:p>
          </table:table-cell>
          <table:table-cell table:style-name="ce2"/>
          <table:table-cell office:value-type="float" office:value="3801" table:formula="of:=[.C2]+[.C4]" table:style-name="ce2">
            <text:p>3801</text:p>
          </table:table-cell>
          <table:table-cell office:value-type="float" office:value="3674" table:formula="of:=[.D3]+[.D4]" table:style-name="ce2">
            <text:p>3674</text:p>
          </table:table-cell>
          <table:table-cell office:value-type="float" office:value="3674" table:formula="of:=[.E3]+[.E4]" table:style-name="ce2">
            <text:p>3674</text:p>
          </table:table-cell>
          <table:table-cell office:value-type="float" office:value="3674" table:formula="of:=[.F3]+[.F4]" table:style-name="ce2">
            <text:p>3674</text:p>
          </table:table-cell>
          <table:table-cell office:value-type="float" office:value="3674" table:formula="of:=[.G3]+[.G4]" table:style-name="ce2">
            <text:p>3674</text:p>
          </table:table-cell>
          <table:table-cell office:value-type="float" office:value="3674" table:formula="of:=[.H3]+[.H4]" table:style-name="ce2">
            <text:p>3674</text:p>
          </table:table-cell>
          <table:table-cell office:value-type="float" office:value="3674" table:formula="of:=[.I3]+[.I4]" table:style-name="ce2">
            <text:p>3674</text:p>
          </table:table-cell>
          <table:table-cell office:value-type="float" office:value="4126" table:formula="of:=[.J3]+[.J4]" table:style-name="ce2">
            <text:p>4126</text:p>
          </table:table-cell>
          <table:table-cell office:value-type="float" office:value="4707" table:formula="of:=[.K3]+[.K4]" table:style-name="ce2">
            <text:p>4707</text:p>
          </table:table-cell>
          <table:table-cell office:value-type="float" office:value="4578" table:formula="of:=[.L3]+[.L4]" table:style-name="ce2">
            <text:p>4578</text:p>
          </table:table-cell>
          <table:table-cell office:value-type="float" office:value="4448" table:formula="of:=[.M3]+[.M4]" table:style-name="ce2">
            <text:p>4448</text:p>
          </table:table-cell>
          <table:table-cell office:value-type="float" office:value="4318" table:formula="of:=[.N3]+[.N4]" table:style-name="ce2">
            <text:p>4318</text:p>
          </table:table-cell>
          <table:table-cell office:value-type="float" office:value="4187" table:formula="of:=[.O3]+[.O4]" table:style-name="ce2">
            <text:p>4187</text:p>
          </table:table-cell>
          <table:table-cell office:value-type="float" office:value="4768" table:formula="of:=[.P3]+[.P4]" table:style-name="ce2">
            <text:p>4768</text:p>
          </table:table-cell>
          <table:table-cell office:value-type="float" office:value="5283" table:formula="of:=[.Q3]+[.Q4]" table:style-name="ce2">
            <text:p>5283</text:p>
          </table:table-cell>
          <table:table-cell office:value-type="float" office:value="5283" table:formula="of:=[.R3]+[.R4]" table:style-name="ce2">
            <text:p>5283</text:p>
          </table:table-cell>
          <table:table-cell office:value-type="float" office:value="5217" table:formula="of:=[.S3]+[.S4]" table:style-name="ce2">
            <text:p>5217</text:p>
          </table:table-cell>
          <table:table-cell office:value-type="float" office:value="5130" table:formula="of:=[.T3]+[.T4]" table:style-name="ce2">
            <text:p>5130</text:p>
          </table:table-cell>
          <table:table-cell office:value-type="float" office:value="6043" table:formula="of:=[.U3]+[.U4]" table:style-name="ce2">
            <text:p>6043</text:p>
          </table:table-cell>
          <table:table-cell office:value-type="float" office:value="5978" table:formula="of:=[.V3]+[.V4]" table:style-name="ce2">
            <text:p>5978</text:p>
          </table:table-cell>
          <table:table-cell office:value-type="float" office:value="5912" table:formula="of:=[.W3]+[.W4]" table:style-name="ce2">
            <text:p>5912</text:p>
          </table:table-cell>
          <table:table-cell office:value-type="float" office:value="6340" table:formula="of:=[.X3]+[.X4]" table:style-name="ce2">
            <text:p>6340</text:p>
          </table:table-cell>
          <table:table-cell office:value-type="float" office:value="6705" table:formula="of:=[.Y3]+[.Y4]" table:style-name="ce2">
            <text:p>6705</text:p>
          </table:table-cell>
          <table:table-cell office:value-type="float" office:value="5992" table:formula="of:=[.Z3]+[.Z4]" table:style-name="ce2">
            <text:p>5992</text:p>
          </table:table-cell>
          <table:table-cell office:value-type="float" office:value="5280" table:formula="of:=[.AA3]+[.AA4]" table:style-name="ce2">
            <text:p>5280</text:p>
          </table:table-cell>
          <table:table-cell office:value-type="float" office:value="5643" table:formula="of:=[.AB3]+[.AB4]" table:style-name="ce2">
            <text:p>5643</text:p>
          </table:table-cell>
          <table:table-cell office:value-type="float" office:value="6005" table:formula="of:=[.AC3]+[.AC4]" table:style-name="ce2">
            <text:p>6005</text:p>
          </table:table-cell>
          <table:table-cell office:value-type="float" office:value="5380" table:formula="of:=[.AD3]+[.AD4]" table:style-name="ce2">
            <text:p>5380</text:p>
          </table:table-cell>
          <table:table-cell office:value-type="float" office:value="4183" table:formula="of:=[.AE3]+[.AE4]" table:style-name="ce2">
            <text:p>4183</text:p>
          </table:table-cell>
          <table:table-cell office:value-type="float" office:value="4544" table:formula="of:=[.AF3]+[.AF4]" table:style-name="ce2">
            <text:p>4544</text:p>
          </table:table-cell>
          <table:table-cell office:value-type="float" office:value="4214" table:formula="of:=[.AG3]+[.AG4]" table:style-name="ce2">
            <text:p>4214</text:p>
          </table:table-cell>
          <table:table-cell office:value-type="float" office:value="3885" table:formula="of:=[.AH3]+[.AH4]" table:style-name="ce2">
            <text:p>3885</text:p>
          </table:table-cell>
          <table:table-cell office:value-type="float" office:value="3690" table:formula="of:=[.AI3]+[.AI4]" table:style-name="ce2">
            <text:p>3690</text:p>
          </table:table-cell>
          <table:table-cell table:number-columns-repeated="16349"/>
        </table:table-row>
        <table:table-row table:style-name="ro1">
          <table:table-cell office:value-type="string" table:style-name="ce15">
            <text:p>Gaz</text:p>
          </table:table-cell>
          <table:table-cell table:style-name="ce2"/>
          <table:table-cell office:value-type="float" office:value="0" table:formula="of:=[.C6]" table:style-name="ce2">
            <text:p>0</text:p>
          </table:table-cell>
          <table:table-cell office:value-type="float" office:value="0" table:formula="of:=[.D6]" table:style-name="ce2">
            <text:p>0</text:p>
          </table:table-cell>
          <table:table-cell office:value-type="float" office:value="0" table:formula="of:=[.E6]" table:style-name="ce2">
            <text:p>0</text:p>
          </table:table-cell>
          <table:table-cell office:value-type="float" office:value="378" table:formula="of:=[.F6]" table:style-name="ce2">
            <text:p>378</text:p>
          </table:table-cell>
          <table:table-cell office:value-type="float" office:value="0" table:formula="of:=[.G6]" table:style-name="ce2">
            <text:p>0</text:p>
          </table:table-cell>
          <table:table-cell office:value-type="float" office:value="0" table:formula="of:=[.H6]" table:style-name="ce2">
            <text:p>0</text:p>
          </table:table-cell>
          <table:table-cell office:value-type="float" office:value="0" table:formula="of:=[.I6]" table:style-name="ce2">
            <text:p>0</text:p>
          </table:table-cell>
          <table:table-cell office:value-type="float" office:value="581" table:formula="of:=[.J7]" table:style-name="ce2">
            <text:p>581</text:p>
          </table:table-cell>
          <table:table-cell office:value-type="float" office:value="1743" table:formula="of:=[.K7]" table:style-name="ce2">
            <text:p>1743</text:p>
          </table:table-cell>
          <table:table-cell office:value-type="float" office:value="0" table:formula="of:=[.L6]" table:style-name="ce2">
            <text:p>0</text:p>
          </table:table-cell>
          <table:table-cell office:value-type="float" office:value="0" table:formula="of:=[.M6]" table:style-name="ce2">
            <text:p>0</text:p>
          </table:table-cell>
          <table:table-cell office:value-type="float" office:value="0" table:formula="of:=[.N6]" table:style-name="ce2">
            <text:p>0</text:p>
          </table:table-cell>
          <table:table-cell office:value-type="float" office:value="0" table:formula="of:=[.O6]" table:style-name="ce2">
            <text:p>0</text:p>
          </table:table-cell>
          <table:table-cell office:value-type="float" office:value="0" table:formula="of:=[.P6]" table:style-name="ce2">
            <text:p>0</text:p>
          </table:table-cell>
          <table:table-cell office:value-type="float" office:value="0" table:formula="of:=[.Q6]" table:style-name="ce2">
            <text:p>0</text:p>
          </table:table-cell>
          <table:table-cell office:value-type="float" office:value="0" table:formula="of:=[.R6]" table:style-name="ce2">
            <text:p>0</text:p>
          </table:table-cell>
          <table:table-cell office:value-type="float" office:value="0" table:formula="of:=[.S6]" table:style-name="ce2">
            <text:p>0</text:p>
          </table:table-cell>
          <table:table-cell office:value-type="float" office:value="0" table:formula="of:=[.T6]" table:style-name="ce2">
            <text:p>0</text:p>
          </table:table-cell>
          <table:table-cell office:value-type="float" office:value="0" table:formula="of:=[.U6]" table:style-name="ce2">
            <text:p>0</text:p>
          </table:table-cell>
          <table:table-cell office:value-type="float" office:value="0" table:formula="of:=[.V6]" table:style-name="ce2">
            <text:p>0</text:p>
          </table:table-cell>
          <table:table-cell office:value-type="float" office:value="0" table:formula="of:=[.W6]" table:style-name="ce2">
            <text:p>0</text:p>
          </table:table-cell>
          <table:table-cell office:value-type="float" office:value="0" table:formula="of:=[.X6]" table:style-name="ce2">
            <text:p>0</text:p>
          </table:table-cell>
          <table:table-cell office:value-type="float" office:value="0" table:formula="of:=[.Y6]" table:style-name="ce2">
            <text:p>0</text:p>
          </table:table-cell>
          <table:table-cell office:value-type="float" office:value="0" table:formula="of:=[.Z6]" table:style-name="ce2">
            <text:p>0</text:p>
          </table:table-cell>
          <table:table-cell office:value-type="float" office:value="0" table:formula="of:=[.AA6]" table:style-name="ce2">
            <text:p>0</text:p>
          </table:table-cell>
          <table:table-cell office:value-type="float" office:value="0" table:formula="of:=[.AB6]" table:style-name="ce2">
            <text:p>0</text:p>
          </table:table-cell>
          <table:table-cell office:value-type="float" office:value="0" table:formula="of:=[.AC6]" table:style-name="ce2">
            <text:p>0</text:p>
          </table:table-cell>
          <table:table-cell office:value-type="float" office:value="0" table:formula="of:=[.AD6]" table:style-name="ce2">
            <text:p>0</text:p>
          </table:table-cell>
          <table:table-cell office:value-type="float" office:value="0" table:formula="of:=[.AE6]" table:style-name="ce2">
            <text:p>0</text:p>
          </table:table-cell>
          <table:table-cell office:value-type="float" office:value="0" table:formula="of:=[.AF6]" table:style-name="ce2">
            <text:p>0</text:p>
          </table:table-cell>
          <table:table-cell office:value-type="float" office:value="0" table:formula="of:=[.AG6]" table:style-name="ce2">
            <text:p>0</text:p>
          </table:table-cell>
          <table:table-cell office:value-type="float" office:value="0" table:formula="of:=[.AH6]" table:style-name="ce2">
            <text:p>0</text:p>
          </table:table-cell>
          <table:table-cell office:value-type="float" office:value="0" table:formula="of:=[.AI6]" table:style-name="ce2">
            <text:p>0</text:p>
          </table:table-cell>
          <table:table-cell table:number-columns-repeated="16349"/>
        </table:table-row>
        <table:table-row table:style-name="ro1">
          <table:table-cell office:value-type="string" table:style-name="ce15">
            <text:p>Eolien terrestre</text:p>
          </table:table-cell>
          <table:table-cell table:style-name="ce2"/>
          <table:table-cell office:value-type="float" office:value="1700" table:style-name="ce2">
            <text:p>1700</text:p>
          </table:table-cell>
          <table:table-cell office:value-type="float" office:value="1611" table:style-name="ce2">
            <text:p>1611</text:p>
          </table:table-cell>
          <table:table-cell office:value-type="float" office:value="1547" table:style-name="ce2">
            <text:p>1547</text:p>
          </table:table-cell>
          <table:table-cell office:value-type="float" office:value="1485" table:style-name="ce2">
            <text:p>1485</text:p>
          </table:table-cell>
          <table:table-cell office:value-type="float" office:value="1455" table:style-name="ce2">
            <text:p>1455</text:p>
          </table:table-cell>
          <table:table-cell office:value-type="float" office:value="1426" table:style-name="ce2">
            <text:p>1426</text:p>
          </table:table-cell>
          <table:table-cell office:value-type="float" office:value="1397" table:style-name="ce2">
            <text:p>1397</text:p>
          </table:table-cell>
          <table:table-cell office:value-type="float" office:value="1369" table:style-name="ce2">
            <text:p>1369</text:p>
          </table:table-cell>
          <table:table-cell office:value-type="float" office:value="1342" table:style-name="ce2">
            <text:p>1342</text:p>
          </table:table-cell>
          <table:table-cell office:value-type="float" office:value="1315" table:style-name="ce2">
            <text:p>1315</text:p>
          </table:table-cell>
          <table:table-cell office:value-type="float" office:value="1289" table:style-name="ce2">
            <text:p>1289</text:p>
          </table:table-cell>
          <table:table-cell office:value-type="float" office:value="1263" table:style-name="ce2">
            <text:p>1263</text:p>
          </table:table-cell>
          <table:table-cell office:value-type="float" office:value="1238" table:style-name="ce2">
            <text:p>1238</text:p>
          </table:table-cell>
          <table:table-cell office:value-type="float" office:value="3284" table:style-name="ce2">
            <text:p>3284</text:p>
          </table:table-cell>
          <table:table-cell office:value-type="float" office:value="2349" table:style-name="ce2">
            <text:p>2349</text:p>
          </table:table-cell>
          <table:table-cell office:value-type="float" office:value="2583" table:style-name="ce2">
            <text:p>2583</text:p>
          </table:table-cell>
          <table:table-cell office:value-type="float" office:value="2582" table:style-name="ce2">
            <text:p>2582</text:p>
          </table:table-cell>
          <table:table-cell office:value-type="float" office:value="2636" table:style-name="ce2">
            <text:p>2636</text:p>
          </table:table-cell>
          <table:table-cell office:value-type="float" office:value="2208" table:style-name="ce2">
            <text:p>2208</text:p>
          </table:table-cell>
          <table:table-cell office:value-type="float" office:value="2150" table:style-name="ce2">
            <text:p>2150</text:p>
          </table:table-cell>
          <table:table-cell office:value-type="float" office:value="1911" table:style-name="ce2">
            <text:p>1911</text:p>
          </table:table-cell>
          <table:table-cell office:value-type="float" office:value="2362" table:style-name="ce2">
            <text:p>2362</text:p>
          </table:table-cell>
          <table:table-cell office:value-type="float" office:value="2164" table:style-name="ce2">
            <text:p>2164</text:p>
          </table:table-cell>
          <table:table-cell office:value-type="float" office:value="2463" table:style-name="ce2">
            <text:p>2463</text:p>
          </table:table-cell>
          <table:table-cell office:value-type="float" office:value="2741" table:style-name="ce2">
            <text:p>2741</text:p>
          </table:table-cell>
          <table:table-cell office:value-type="float" office:value="1649" table:style-name="ce2">
            <text:p>1649</text:p>
          </table:table-cell>
          <table:table-cell office:value-type="float" office:value="2377" table:style-name="ce2">
            <text:p>2377</text:p>
          </table:table-cell>
          <table:table-cell office:value-type="float" office:value="2377" table:style-name="ce2">
            <text:p>2377</text:p>
          </table:table-cell>
          <table:table-cell office:value-type="float" office:value="2377" table:style-name="ce2">
            <text:p>2377</text:p>
          </table:table-cell>
          <table:table-cell office:value-type="float" office:value="2377" table:style-name="ce2">
            <text:p>2377</text:p>
          </table:table-cell>
          <table:table-cell office:value-type="float" office:value="2377" table:style-name="ce2">
            <text:p>2377</text:p>
          </table:table-cell>
          <table:table-cell office:value-type="float" office:value="2377" table:style-name="ce2">
            <text:p>2377</text:p>
          </table:table-cell>
          <table:table-cell office:value-type="float" office:value="2377" table:style-name="ce2">
            <text:p>2377</text:p>
          </table:table-cell>
          <table:table-cell table:number-columns-repeated="16349"/>
        </table:table-row>
        <table:table-row table:style-name="ro1">
          <table:table-cell office:value-type="string" table:style-name="ce15">
            <text:p>Eolien Offshore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380" table:style-name="ce2">
            <text:p>4380</text:p>
          </table:table-cell>
          <table:table-cell office:value-type="float" office:value="4380" table:style-name="ce2">
            <text:p>4380</text:p>
          </table:table-cell>
          <table:table-cell office:value-type="float" office:value="4380" table:style-name="ce2">
            <text:p>438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42" table:style-name="ce2">
            <text:p>1442</text:p>
          </table:table-cell>
          <table:table-cell office:value-type="float" office:value="1442" table:style-name="ce2">
            <text:p>1442</text:p>
          </table:table-cell>
          <table:table-cell office:value-type="float" office:value="1442" table:style-name="ce2">
            <text:p>144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49"/>
        </table:table-row>
        <table:table-row table:style-name="ro1">
          <table:table-cell office:value-type="string" table:style-name="ce15">
            <text:p>PV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180" table:style-name="ce2">
            <text:p>1180</text:p>
          </table:table-cell>
          <table:table-cell office:value-type="float" office:value="1118" table:style-name="ce2">
            <text:p>1118</text:p>
          </table:table-cell>
          <table:table-cell office:value-type="float" office:value="1006" table:style-name="ce2">
            <text:p>1006</text:p>
          </table:table-cell>
          <table:table-cell office:value-type="float" office:value="948" table:style-name="ce2">
            <text:p>948</text:p>
          </table:table-cell>
          <table:table-cell office:value-type="float" office:value="919" table:style-name="ce2">
            <text:p>919</text:p>
          </table:table-cell>
          <table:table-cell office:value-type="float" office:value="877" table:style-name="ce2">
            <text:p>877</text:p>
          </table:table-cell>
          <table:table-cell office:value-type="float" office:value="851" table:style-name="ce2">
            <text:p>851</text:p>
          </table:table-cell>
          <table:table-cell office:value-type="float" office:value="829" table:style-name="ce2">
            <text:p>829</text:p>
          </table:table-cell>
          <table:table-cell office:value-type="float" office:value="807" table:style-name="ce2">
            <text:p>807</text:p>
          </table:table-cell>
          <table:table-cell office:value-type="float" office:value="788" table:style-name="ce2">
            <text:p>788</text:p>
          </table:table-cell>
          <table:table-cell office:value-type="float" office:value="769" table:style-name="ce2">
            <text:p>769</text:p>
          </table:table-cell>
          <table:table-cell office:value-type="float" office:value="754" table:style-name="ce2">
            <text:p>754</text:p>
          </table:table-cell>
          <table:table-cell office:value-type="float" office:value="743" table:style-name="ce2">
            <text:p>743</text:p>
          </table:table-cell>
          <table:table-cell office:value-type="float" office:value="1537" table:style-name="ce2">
            <text:p>1537</text:p>
          </table:table-cell>
          <table:table-cell office:value-type="float" office:value="1514" table:style-name="ce2">
            <text:p>1514</text:p>
          </table:table-cell>
          <table:table-cell office:value-type="float" office:value="1493" table:style-name="ce2">
            <text:p>1493</text:p>
          </table:table-cell>
          <table:table-cell office:value-type="float" office:value="1478" table:style-name="ce2">
            <text:p>1478</text:p>
          </table:table-cell>
          <table:table-cell office:value-type="float" office:value="1463" table:style-name="ce2">
            <text:p>1463</text:p>
          </table:table-cell>
          <table:table-cell office:value-type="float" office:value="1448" table:style-name="ce2">
            <text:p>1448</text:p>
          </table:table-cell>
          <table:table-cell office:value-type="float" office:value="1463" table:style-name="ce2">
            <text:p>1463</text:p>
          </table:table-cell>
          <table:table-cell office:value-type="float" office:value="1526" table:style-name="ce2">
            <text:p>1526</text:p>
          </table:table-cell>
          <table:table-cell office:value-type="float" office:value="1749" table:style-name="ce2">
            <text:p>1749</text:p>
          </table:table-cell>
          <table:table-cell office:value-type="float" office:value="2246" table:style-name="ce2">
            <text:p>2246</text:p>
          </table:table-cell>
          <table:table-cell office:value-type="float" office:value="1937" table:style-name="ce2">
            <text:p>1937</text:p>
          </table:table-cell>
          <table:table-cell office:value-type="float" office:value="1688" table:style-name="ce2">
            <text:p>1688</text:p>
          </table:table-cell>
          <table:table-cell office:value-type="float" office:value="1862" table:style-name="ce2">
            <text:p>1862</text:p>
          </table:table-cell>
          <table:table-cell office:value-type="float" office:value="1809" table:style-name="ce2">
            <text:p>1809</text:p>
          </table:table-cell>
          <table:table-cell office:value-type="float" office:value="1620" table:style-name="ce2">
            <text:p>1620</text:p>
          </table:table-cell>
          <table:table-cell office:value-type="float" office:value="1867" table:style-name="ce2">
            <text:p>1867</text:p>
          </table:table-cell>
          <table:table-cell office:value-type="float" office:value="1405" table:style-name="ce2">
            <text:p>1405</text:p>
          </table:table-cell>
          <table:table-cell office:value-type="float" office:value="2051" table:style-name="ce2">
            <text:p>2051</text:p>
          </table:table-cell>
          <table:table-cell office:value-type="float" office:value="2062" table:style-name="ce2">
            <text:p>2062</text:p>
          </table:table-cell>
          <table:table-cell table:number-columns-repeated="16349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AMS Avec EPR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float" office:value="2017" table:style-name="ce9">
            <text:p>2017</text:p>
          </table:table-cell>
          <table:table-cell office:value-type="float" office:value="2018" table:formula="of:=+[.B28]+1" table:style-name="ce9">
            <text:p>2018</text:p>
          </table:table-cell>
          <table:table-cell office:value-type="float" office:value="2019" table:formula="of:=+[.C28]+1" table:style-name="ce9">
            <text:p>2019</text:p>
          </table:table-cell>
          <table:table-cell office:value-type="float" office:value="2020" table:formula="of:=+[.D28]+1" table:style-name="ce9">
            <text:p>2020</text:p>
          </table:table-cell>
          <table:table-cell office:value-type="float" office:value="2021" table:formula="of:=+[.E28]+1" table:style-name="ce9">
            <text:p>2021</text:p>
          </table:table-cell>
          <table:table-cell office:value-type="float" office:value="2022" table:formula="of:=+[.F28]+1" table:style-name="ce9">
            <text:p>2022</text:p>
          </table:table-cell>
          <table:table-cell office:value-type="float" office:value="2023" table:formula="of:=+[.G28]+1" table:style-name="ce9">
            <text:p>2023</text:p>
          </table:table-cell>
          <table:table-cell office:value-type="float" office:value="2024" table:formula="of:=+[.H28]+1" table:style-name="ce9">
            <text:p>2024</text:p>
          </table:table-cell>
          <table:table-cell office:value-type="float" office:value="2025" table:formula="of:=+[.I28]+1" table:style-name="ce9">
            <text:p>2025</text:p>
          </table:table-cell>
          <table:table-cell office:value-type="float" office:value="2026" table:formula="of:=+[.J28]+1" table:style-name="ce9">
            <text:p>2026</text:p>
          </table:table-cell>
          <table:table-cell office:value-type="float" office:value="2027" table:formula="of:=+[.K28]+1" table:style-name="ce9">
            <text:p>2027</text:p>
          </table:table-cell>
          <table:table-cell office:value-type="float" office:value="2028" table:formula="of:=+[.L28]+1" table:style-name="ce9">
            <text:p>2028</text:p>
          </table:table-cell>
          <table:table-cell office:value-type="float" office:value="2029" table:formula="of:=+[.M28]+1" table:style-name="ce9">
            <text:p>2029</text:p>
          </table:table-cell>
          <table:table-cell office:value-type="float" office:value="2030" table:formula="of:=+[.N28]+1" table:style-name="ce9">
            <text:p>2030</text:p>
          </table:table-cell>
          <table:table-cell office:value-type="float" office:value="2031" table:formula="of:=+[.O28]+1" table:style-name="ce9">
            <text:p>2031</text:p>
          </table:table-cell>
          <table:table-cell office:value-type="float" office:value="2032" table:formula="of:=+[.P28]+1" table:style-name="ce9">
            <text:p>2032</text:p>
          </table:table-cell>
          <table:table-cell office:value-type="float" office:value="2033" table:formula="of:=+[.Q28]+1" table:style-name="ce9">
            <text:p>2033</text:p>
          </table:table-cell>
          <table:table-cell office:value-type="float" office:value="2034" table:formula="of:=+[.R28]+1" table:style-name="ce9">
            <text:p>2034</text:p>
          </table:table-cell>
          <table:table-cell office:value-type="float" office:value="2035" table:formula="of:=+[.S28]+1" table:style-name="ce9">
            <text:p>2035</text:p>
          </table:table-cell>
          <table:table-cell office:value-type="float" office:value="2036" table:formula="of:=+[.T28]+1" table:style-name="ce9">
            <text:p>2036</text:p>
          </table:table-cell>
          <table:table-cell office:value-type="float" office:value="2037" table:formula="of:=+[.U28]+1" table:style-name="ce9">
            <text:p>2037</text:p>
          </table:table-cell>
          <table:table-cell office:value-type="float" office:value="2038" table:formula="of:=+[.V28]+1" table:style-name="ce9">
            <text:p>2038</text:p>
          </table:table-cell>
          <table:table-cell office:value-type="float" office:value="2039" table:formula="of:=+[.W28]+1" table:style-name="ce9">
            <text:p>2039</text:p>
          </table:table-cell>
          <table:table-cell office:value-type="float" office:value="2040" table:formula="of:=+[.X28]+1" table:style-name="ce9">
            <text:p>2040</text:p>
          </table:table-cell>
          <table:table-cell office:value-type="float" office:value="2041" table:formula="of:=+[.Y28]+1" table:style-name="ce9">
            <text:p>2041</text:p>
          </table:table-cell>
          <table:table-cell office:value-type="float" office:value="2042" table:formula="of:=+[.Z28]+1" table:style-name="ce9">
            <text:p>2042</text:p>
          </table:table-cell>
          <table:table-cell office:value-type="float" office:value="2043" table:formula="of:=+[.AA28]+1" table:style-name="ce9">
            <text:p>2043</text:p>
          </table:table-cell>
          <table:table-cell office:value-type="float" office:value="2044" table:formula="of:=+[.AB28]+1" table:style-name="ce9">
            <text:p>2044</text:p>
          </table:table-cell>
          <table:table-cell office:value-type="float" office:value="2045" table:formula="of:=+[.AC28]+1" table:style-name="ce9">
            <text:p>2045</text:p>
          </table:table-cell>
          <table:table-cell office:value-type="float" office:value="2046" table:formula="of:=+[.AD28]+1" table:style-name="ce9">
            <text:p>2046</text:p>
          </table:table-cell>
          <table:table-cell office:value-type="float" office:value="2047" table:formula="of:=+[.AE28]+1" table:style-name="ce9">
            <text:p>2047</text:p>
          </table:table-cell>
          <table:table-cell office:value-type="float" office:value="2048" table:formula="of:=+[.AF28]+1" table:style-name="ce9">
            <text:p>2048</text:p>
          </table:table-cell>
          <table:table-cell office:value-type="float" office:value="2049" table:formula="of:=+[.AG28]+1" table:style-name="ce9">
            <text:p>2049</text:p>
          </table:table-cell>
          <table:table-cell office:value-type="float" office:value="2050" table:formula="of:=+[.AH28]+1" table:style-name="ce9">
            <text:p>2050</text:p>
          </table:table-cell>
          <table:table-cell table:number-columns-repeated="16349"/>
        </table:table-row>
        <table:table-row table:style-name="ro1">
          <table:table-cell office:value-type="string" table:style-name="ce15">
            <text:p>Eolien terrestre (TWh)</text:p>
          </table:table-cell>
          <table:table-cell table:style-name="ce1"/>
          <table:table-cell office:value-type="float" office:value="33" table:style-name="ce2">
            <text:p>33</text:p>
          </table:table-cell>
          <table:table-cell table:style-name="ce1"/>
          <table:table-cell office:value-type="float" office:value="42" table:style-name="ce2">
            <text:p>42</text:p>
          </table:table-cell>
          <table:table-cell table:number-columns-repeated="2" table:style-name="ce1"/>
          <table:table-cell office:value-type="float" office:value="57" table:style-name="ce2">
            <text:p>57</text:p>
          </table:table-cell>
          <table:table-cell table:style-name="ce1"/>
          <table:table-cell office:value-type="float" office:value="67" table:style-name="ce2">
            <text:p>67</text:p>
          </table:table-cell>
          <table:table-cell table:number-columns-repeated="2" table:style-name="ce1"/>
          <table:table-cell office:value-type="float" office:value="82" table:style-name="ce2">
            <text:p>82</text:p>
          </table:table-cell>
          <table:table-cell table:style-name="ce1"/>
          <table:table-cell office:value-type="float" office:value="92" table:style-name="ce2">
            <text:p>92</text:p>
          </table:table-cell>
          <table:table-cell table:number-columns-repeated="19" table:style-name="ce1"/>
          <table:table-cell office:value-type="float" office:value="150" table:style-name="ce2">
            <text:p>150</text:p>
          </table:table-cell>
          <table:table-cell table:number-columns-repeated="16349"/>
        </table:table-row>
        <table:table-row table:style-name="ro1">
          <table:table-cell office:value-type="string" table:style-name="ce15">
            <text:p>Eolien Offshore (TWh)</text:p>
          </table:table-cell>
          <table:table-cell table:style-name="ce1"/>
          <table:table-cell office:value-type="float" office:value="0" table:style-name="ce2">
            <text:p>0</text:p>
          </table:table-cell>
          <table:table-cell table:style-name="ce1"/>
          <table:table-cell office:value-type="float" office:value="0" table:style-name="ce2">
            <text:p>0</text:p>
          </table:table-cell>
          <table:table-cell table:number-columns-repeated="2" table:style-name="ce1"/>
          <table:table-cell office:value-type="float" office:value="11" table:style-name="ce2">
            <text:p>11</text:p>
          </table:table-cell>
          <table:table-cell table:style-name="ce1"/>
          <table:table-cell office:value-type="float" office:value="11" table:style-name="ce2">
            <text:p>11</text:p>
          </table:table-cell>
          <table:table-cell table:number-columns-repeated="2" table:style-name="ce1"/>
          <table:table-cell office:value-type="float" office:value="17" table:style-name="ce2">
            <text:p>17</text:p>
          </table:table-cell>
          <table:table-cell table:style-name="ce1"/>
          <table:table-cell office:value-type="float" office:value="21" table:style-name="ce2">
            <text:p>21</text:p>
          </table:table-cell>
          <table:table-cell table:number-columns-repeated="19" table:style-name="ce1"/>
          <table:table-cell office:value-type="float" office:value="60" table:style-name="ce2">
            <text:p>60</text:p>
          </table:table-cell>
          <table:table-cell table:number-columns-repeated="16349"/>
        </table:table-row>
        <table:table-row table:style-name="ro1">
          <table:table-cell office:value-type="string" table:style-name="ce15">
            <text:p>PV (TWh)</text:p>
          </table:table-cell>
          <table:table-cell table:style-name="ce1"/>
          <table:table-cell office:value-type="float" office:value="12" table:style-name="ce2">
            <text:p>12</text:p>
          </table:table-cell>
          <table:table-cell table:style-name="ce1"/>
          <table:table-cell office:value-type="float" office:value="17" table:style-name="ce2">
            <text:p>17</text:p>
          </table:table-cell>
          <table:table-cell table:number-columns-repeated="2" table:style-name="ce1"/>
          <table:table-cell office:value-type="float" office:value="27" table:style-name="ce2">
            <text:p>27</text:p>
          </table:table-cell>
          <table:table-cell table:style-name="ce1"/>
          <table:table-cell office:value-type="float" office:value="34" table:style-name="ce2">
            <text:p>34</text:p>
          </table:table-cell>
          <table:table-cell table:number-columns-repeated="2" table:style-name="ce1"/>
          <table:table-cell office:value-type="float" office:value="44" table:style-name="ce2">
            <text:p>44</text:p>
          </table:table-cell>
          <table:table-cell table:style-name="ce1"/>
          <table:table-cell office:value-type="float" office:value="51" table:style-name="ce2">
            <text:p>51</text:p>
          </table:table-cell>
          <table:table-cell table:number-columns-repeated="19" table:style-name="ce1"/>
          <table:table-cell office:value-type="float" office:value="120" table:style-name="ce2">
            <text:p>120</text:p>
          </table:table-cell>
          <table:table-cell table:number-columns-repeated="16349"/>
        </table:table-row>
        <table:table-row table:style-name="ro1">
          <table:table-cell table:number-columns-repeated="5" table:style-name="ce2"/>
          <table:table-cell office:value-type="float" office:value="0.33333333333333331" table:formula="of:=1/3" table:style-name="ce16">
            <text:p>0.33</text:p>
          </table:table-cell>
          <table:table-cell office:value-type="float" office:value="0.33333333333333331" table:formula="of:=1/3" table:style-name="ce16">
            <text:p>0.33</text:p>
          </table:table-cell>
          <table:table-cell table:style-name="ce2"/>
          <table:table-cell office:value-type="float" office:value="0.5" table:formula="of:=1/2" table:style-name="ce2">
            <text:p>0.5</text:p>
          </table:table-cell>
          <table:table-cell table:style-name="ce2"/>
          <table:table-cell office:value-type="float" office:value="0.33333333333333331" table:formula="of:=1/3" table:style-name="ce16">
            <text:p>0.33</text:p>
          </table:table-cell>
          <table:table-cell office:value-type="float" office:value="0.33333333333333331" table:formula="of:=1/3" table:style-name="ce16">
            <text:p>0.33</text:p>
          </table:table-cell>
          <table:table-cell table:style-name="ce2"/>
          <table:table-cell office:value-type="float" office:value="0.5" table:formula="of:=1/2" table:style-name="ce2">
            <text:p>0.5</text:p>
          </table:table-cell>
          <table:table-cell table:style-name="ce2"/>
          <table:table-cell office:value-type="float" office:value="0.05" table:formula="of:=1/20" table:style-name="ce2">
            <text:p>0.05</text:p>
          </table:table-cell>
          <table:table-cell office:value-type="float" office:value="0.05" table:formula="of:=1/20" table:style-name="ce2">
            <text:p>0.05</text:p>
          </table:table-cell>
          <table:table-cell office:value-type="float" office:value="0.05" table:formula="of:=1/20" table:style-name="ce2">
            <text:p>0.05</text:p>
          </table:table-cell>
          <table:table-cell office:value-type="float" office:value="0.05" table:formula="of:=1/20" table:style-name="ce2">
            <text:p>0.05</text:p>
          </table:table-cell>
          <table:table-cell office:value-type="float" office:value="0.05" table:formula="of:=1/20" table:style-name="ce2">
            <text:p>0.05</text:p>
          </table:table-cell>
          <table:table-cell office:value-type="float" office:value="0.05" table:formula="of:=1/20" table:style-name="ce2">
            <text:p>0.05</text:p>
          </table:table-cell>
          <table:table-cell office:value-type="float" office:value="0.05" table:formula="of:=1/20" table:style-name="ce2">
            <text:p>0.05</text:p>
          </table:table-cell>
          <table:table-cell office:value-type="float" office:value="0.05" table:formula="of:=1/20" table:style-name="ce2">
            <text:p>0.05</text:p>
          </table:table-cell>
          <table:table-cell office:value-type="float" office:value="0.05" table:formula="of:=1/20" table:style-name="ce2">
            <text:p>0.05</text:p>
          </table:table-cell>
          <table:table-cell office:value-type="float" office:value="0.05" table:formula="of:=1/20" table:style-name="ce2">
            <text:p>0.05</text:p>
          </table:table-cell>
          <table:table-cell office:value-type="float" office:value="0.05" table:formula="of:=1/20" table:style-name="ce2">
            <text:p>0.05</text:p>
          </table:table-cell>
          <table:table-cell office:value-type="float" office:value="0.05" table:formula="of:=1/20" table:style-name="ce2">
            <text:p>0.05</text:p>
          </table:table-cell>
          <table:table-cell office:value-type="float" office:value="0.05" table:formula="of:=1/20" table:style-name="ce2">
            <text:p>0.05</text:p>
          </table:table-cell>
          <table:table-cell office:value-type="float" office:value="0.05" table:formula="of:=1/20" table:style-name="ce2">
            <text:p>0.05</text:p>
          </table:table-cell>
          <table:table-cell office:value-type="float" office:value="0.05" table:formula="of:=1/20" table:style-name="ce2">
            <text:p>0.05</text:p>
          </table:table-cell>
          <table:table-cell office:value-type="float" office:value="0.05" table:formula="of:=1/20" table:style-name="ce2">
            <text:p>0.05</text:p>
          </table:table-cell>
          <table:table-cell office:value-type="float" office:value="0.05" table:formula="of:=1/20" table:style-name="ce2">
            <text:p>0.05</text:p>
          </table:table-cell>
          <table:table-cell office:value-type="float" office:value="0.05" table:formula="of:=1/20" table:style-name="ce2">
            <text:p>0.05</text:p>
          </table:table-cell>
          <table:table-cell office:value-type="float" office:value="0.05" table:formula="of:=1/20" table:style-name="ce2">
            <text:p>0.05</text:p>
          </table:table-cell>
          <table:table-cell table:style-name="ce2"/>
          <table:table-cell table:number-columns-repeated="16349"/>
        </table:table-row>
        <table:table-row table:style-name="ro1">
          <table:table-cell office:value-type="string" table:style-name="ce15">
            <text:p>Eolien terrestre (GW)</text:p>
          </table:table-cell>
          <table:table-cell table:style-name="ce1"/>
          <table:table-cell office:value-type="float" office:value="13.75" table:formula="of:=[.C29]/2.4" table:style-name="ce17">
            <text:p>13.8</text:p>
          </table:table-cell>
          <table:table-cell office:value-type="float" office:value="15.625" table:formula="of:=([.C33]+[.E33])/2" table:style-name="ce17">
            <text:p>15.6</text:p>
          </table:table-cell>
          <table:table-cell office:value-type="float" office:value="17.5" table:formula="of:=[.E29]/2.4" table:style-name="ce17">
            <text:p>17.5</text:p>
          </table:table-cell>
          <table:table-cell office:value-type="float" office:value="19.583333333333332" table:formula="of:=[.E33]+([.$H33]-[.$E33])*[.F$14]" table:style-name="ce17">
            <text:p>19.6</text:p>
          </table:table-cell>
          <table:table-cell office:value-type="float" office:value="21.666666666666664" table:formula="of:=[.F33]+([.$H33]-[.$E33])*[.G$14]" table:style-name="ce17">
            <text:p>21.7</text:p>
          </table:table-cell>
          <table:table-cell office:value-type="float" office:value="23.75" table:formula="of:=[.H29]/2.4" table:style-name="ce17">
            <text:p>23.8</text:p>
          </table:table-cell>
          <table:table-cell office:value-type="float" office:value="25.833333333333336" table:formula="of:=[.H33]+([.$J33]-[.$H33])*[.I$14]" table:style-name="ce17">
            <text:p>25.8</text:p>
          </table:table-cell>
          <table:table-cell office:value-type="float" office:value="27.916666666666668" table:formula="of:=[.J29]/2.4" table:style-name="ce17">
            <text:p>27.9</text:p>
          </table:table-cell>
          <table:table-cell office:value-type="float" office:value="30.000000000000004" table:formula="of:=[.J33]+([.$M33]-[.$J33])*[.K$14]" table:style-name="ce17">
            <text:p>30.0</text:p>
          </table:table-cell>
          <table:table-cell office:value-type="float" office:value="32.083333333333336" table:formula="of:=[.K33]+([.$M33]-[.$J33])*[.L$14]" table:style-name="ce17">
            <text:p>32.1</text:p>
          </table:table-cell>
          <table:table-cell office:value-type="float" office:value="34.166666666666671" table:formula="of:=[.M29]/2.4" table:style-name="ce17">
            <text:p>34.2</text:p>
          </table:table-cell>
          <table:table-cell office:value-type="float" office:value="36.25" table:formula="of:=([.M33]+[.O33])/2" table:style-name="ce17">
            <text:p>36.3</text:p>
          </table:table-cell>
          <table:table-cell office:value-type="float" office:value="38.333333333333336" table:formula="of:=[.O29]/2.4" table:style-name="ce17">
            <text:p>38.3</text:p>
          </table:table-cell>
          <table:table-cell office:value-type="float" office:value="39.541666666666671" table:formula="of:=[.O33]+[.P$14]*([.$AI33]-[.$O33])" table:style-name="ce17">
            <text:p>39.5</text:p>
          </table:table-cell>
          <table:table-cell office:value-type="float" office:value="40.750000000000007" table:formula="of:=[.P33]+[.Q$14]*([.$AI33]-[.$O33])" table:style-name="ce17">
            <text:p>40.8</text:p>
          </table:table-cell>
          <table:table-cell office:value-type="float" office:value="41.958333333333343" table:formula="of:=[.Q33]+[.R$14]*([.$AI33]-[.$O33])" table:style-name="ce17">
            <text:p>42.0</text:p>
          </table:table-cell>
          <table:table-cell office:value-type="float" office:value="43.166666666666679" table:formula="of:=[.R33]+[.S$14]*([.$AI33]-[.$O33])" table:style-name="ce17">
            <text:p>43.2</text:p>
          </table:table-cell>
          <table:table-cell office:value-type="float" office:value="44.375000000000014" table:formula="of:=[.S33]+[.T$14]*([.$AI33]-[.$O33])" table:style-name="ce17">
            <text:p>44.4</text:p>
          </table:table-cell>
          <table:table-cell office:value-type="float" office:value="45.58333333333335" table:formula="of:=[.T33]+[.U$14]*([.$AI33]-[.$O33])" table:style-name="ce17">
            <text:p>45.6</text:p>
          </table:table-cell>
          <table:table-cell office:value-type="float" office:value="46.791666666666686" table:formula="of:=[.U33]+[.V$14]*([.$AI33]-[.$O33])" table:style-name="ce17">
            <text:p>46.8</text:p>
          </table:table-cell>
          <table:table-cell office:value-type="float" office:value="48.000000000000021" table:formula="of:=[.V33]+[.W$14]*([.$AI33]-[.$O33])" table:style-name="ce17">
            <text:p>48.0</text:p>
          </table:table-cell>
          <table:table-cell office:value-type="float" office:value="49.208333333333357" table:formula="of:=[.W33]+[.X$14]*([.$AI33]-[.$O33])" table:style-name="ce17">
            <text:p>49.2</text:p>
          </table:table-cell>
          <table:table-cell office:value-type="float" office:value="50.416666666666693" table:formula="of:=[.X33]+[.Y$14]*([.$AI33]-[.$O33])" table:style-name="ce17">
            <text:p>50.4</text:p>
          </table:table-cell>
          <table:table-cell office:value-type="float" office:value="51.625000000000028" table:formula="of:=[.Y33]+[.Z$14]*([.$AI33]-[.$O33])" table:style-name="ce17">
            <text:p>51.6</text:p>
          </table:table-cell>
          <table:table-cell office:value-type="float" office:value="52.833333333333364" table:formula="of:=[.Z33]+[.AA$14]*([.$AI33]-[.$O33])" table:style-name="ce17">
            <text:p>52.8</text:p>
          </table:table-cell>
          <table:table-cell office:value-type="float" office:value="54.0416666666667" table:formula="of:=[.AA33]+[.AB$14]*([.$AI33]-[.$O33])" table:style-name="ce17">
            <text:p>54.0</text:p>
          </table:table-cell>
          <table:table-cell office:value-type="float" office:value="55.250000000000036" table:formula="of:=[.AB33]+[.AC$14]*([.$AI33]-[.$O33])" table:style-name="ce17">
            <text:p>55.3</text:p>
          </table:table-cell>
          <table:table-cell office:value-type="float" office:value="56.458333333333371" table:formula="of:=[.AC33]+[.AD$14]*([.$AI33]-[.$O33])" table:style-name="ce17">
            <text:p>56.5</text:p>
          </table:table-cell>
          <table:table-cell office:value-type="float" office:value="57.666666666666707" table:formula="of:=[.AD33]+[.AE$14]*([.$AI33]-[.$O33])" table:style-name="ce17">
            <text:p>57.7</text:p>
          </table:table-cell>
          <table:table-cell office:value-type="float" office:value="58.875000000000043" table:formula="of:=[.AE33]+[.AF$14]*([.$AI33]-[.$O33])" table:style-name="ce17">
            <text:p>58.9</text:p>
          </table:table-cell>
          <table:table-cell office:value-type="float" office:value="60.083333333333378" table:formula="of:=[.AF33]+[.AG$14]*([.$AI33]-[.$O33])" table:style-name="ce17">
            <text:p>60.1</text:p>
          </table:table-cell>
          <table:table-cell office:value-type="float" office:value="61.291666666666714" table:formula="of:=[.AG33]+[.AH$14]*([.$AI33]-[.$O33])" table:style-name="ce17">
            <text:p>61.3</text:p>
          </table:table-cell>
          <table:table-cell office:value-type="float" office:value="62.5" table:formula="of:=[.AI29]/2.4" table:style-name="ce17">
            <text:p>62.5</text:p>
          </table:table-cell>
          <table:table-cell table:number-columns-repeated="16349"/>
        </table:table-row>
        <table:table-row table:style-name="ro1">
          <table:table-cell office:value-type="string" table:style-name="ce15">
            <text:p>Eolien (Offshore (GW)</text:p>
          </table:table-cell>
          <table:table-cell table:style-name="ce1"/>
          <table:table-cell office:value-type="float" office:value="0" table:formula="of:=[.C30]/3.6" table:style-name="ce17">
            <text:p>0.0</text:p>
          </table:table-cell>
          <table:table-cell office:value-type="float" office:value="0" table:formula="of:=([.C34]+[.E34])/2" table:style-name="ce17">
            <text:p>0.0</text:p>
          </table:table-cell>
          <table:table-cell office:value-type="float" office:value="0" table:formula="of:=[.E30]/3.6" table:style-name="ce17">
            <text:p>0.0</text:p>
          </table:table-cell>
          <table:table-cell office:value-type="float" office:value="1.0185185185185184" table:formula="of:=[.E34]+([.$H34]-[.$E34])*[.F$14]" table:style-name="ce17">
            <text:p>1.0</text:p>
          </table:table-cell>
          <table:table-cell office:value-type="float" office:value="2.0370370370370368" table:formula="of:=[.F34]+([.$H34]-[.$E34])*[.G$14]" table:style-name="ce17">
            <text:p>2.0</text:p>
          </table:table-cell>
          <table:table-cell office:value-type="float" office:value="3.0555555555555554" table:formula="of:=[.H30]/3.6" table:style-name="ce17">
            <text:p>3.1</text:p>
          </table:table-cell>
          <table:table-cell office:value-type="float" office:value="3.0555555555555554" table:formula="of:=[.H34]+([.$J34]-[.$H34])*[.I$14]" table:style-name="ce17">
            <text:p>3.1</text:p>
          </table:table-cell>
          <table:table-cell office:value-type="float" office:value="3.0555555555555554" table:formula="of:=[.J30]/3.6" table:style-name="ce17">
            <text:p>3.1</text:p>
          </table:table-cell>
          <table:table-cell office:value-type="float" office:value="3.6111111111111107" table:formula="of:=[.J34]+([.$M34]-[.$J34])*[.K$14]" table:style-name="ce17">
            <text:p>3.6</text:p>
          </table:table-cell>
          <table:table-cell office:value-type="float" office:value="4.1666666666666661" table:formula="of:=[.K34]+([.$M34]-[.$J34])*[.L$14]" table:style-name="ce17">
            <text:p>4.2</text:p>
          </table:table-cell>
          <table:table-cell office:value-type="float" office:value="4.7222222222222223" table:formula="of:=[.M30]/3.6" table:style-name="ce17">
            <text:p>4.7</text:p>
          </table:table-cell>
          <table:table-cell office:value-type="float" office:value="5.2777777777777777" table:formula="of:=([.M34]+[.O34])/2" table:style-name="ce17">
            <text:p>5.3</text:p>
          </table:table-cell>
          <table:table-cell office:value-type="float" office:value="5.833333333333333" table:formula="of:=[.O30]/3.6" table:style-name="ce17">
            <text:p>5.8</text:p>
          </table:table-cell>
          <table:table-cell office:value-type="float" office:value="6.375" table:formula="of:=[.O34]+[.P$14]*([.$AI34]-[.$O34])" table:style-name="ce17">
            <text:p>6.4</text:p>
          </table:table-cell>
          <table:table-cell office:value-type="float" office:value="6.916666666666667" table:formula="of:=[.P34]+[.Q$14]*([.$AI34]-[.$O34])" table:style-name="ce17">
            <text:p>6.9</text:p>
          </table:table-cell>
          <table:table-cell office:value-type="float" office:value="7.4583333333333339" table:formula="of:=[.Q34]+[.R$14]*([.$AI34]-[.$O34])" table:style-name="ce17">
            <text:p>7.5</text:p>
          </table:table-cell>
          <table:table-cell office:value-type="float" office:value="8" table:formula="of:=[.R34]+[.S$14]*([.$AI34]-[.$O34])" table:style-name="ce17">
            <text:p>8.0</text:p>
          </table:table-cell>
          <table:table-cell office:value-type="float" office:value="8.5416666666666661" table:formula="of:=[.S34]+[.T$14]*([.$AI34]-[.$O34])" table:style-name="ce17">
            <text:p>8.5</text:p>
          </table:table-cell>
          <table:table-cell office:value-type="float" office:value="9.0833333333333321" table:formula="of:=[.T34]+[.U$14]*([.$AI34]-[.$O34])" table:style-name="ce17">
            <text:p>9.1</text:p>
          </table:table-cell>
          <table:table-cell office:value-type="float" office:value="9.6249999999999982" table:formula="of:=[.U34]+[.V$14]*([.$AI34]-[.$O34])" table:style-name="ce17">
            <text:p>9.6</text:p>
          </table:table-cell>
          <table:table-cell office:value-type="float" office:value="10.166666666666664" table:formula="of:=[.V34]+[.W$14]*([.$AI34]-[.$O34])" table:style-name="ce17">
            <text:p>10.2</text:p>
          </table:table-cell>
          <table:table-cell office:value-type="float" office:value="10.70833333333333" table:formula="of:=[.W34]+[.X$14]*([.$AI34]-[.$O34])" table:style-name="ce17">
            <text:p>10.7</text:p>
          </table:table-cell>
          <table:table-cell office:value-type="float" office:value="11.249999999999996" table:formula="of:=[.X34]+[.Y$14]*([.$AI34]-[.$O34])" table:style-name="ce17">
            <text:p>11.3</text:p>
          </table:table-cell>
          <table:table-cell office:value-type="float" office:value="11.791666666666663" table:formula="of:=[.Y34]+[.Z$14]*([.$AI34]-[.$O34])" table:style-name="ce17">
            <text:p>11.8</text:p>
          </table:table-cell>
          <table:table-cell office:value-type="float" office:value="12.333333333333329" table:formula="of:=[.Z34]+[.AA$14]*([.$AI34]-[.$O34])" table:style-name="ce17">
            <text:p>12.3</text:p>
          </table:table-cell>
          <table:table-cell office:value-type="float" office:value="12.874999999999995" table:formula="of:=[.AA34]+[.AB$14]*([.$AI34]-[.$O34])" table:style-name="ce17">
            <text:p>12.9</text:p>
          </table:table-cell>
          <table:table-cell office:value-type="float" office:value="13.416666666666661" table:formula="of:=[.AB34]+[.AC$14]*([.$AI34]-[.$O34])" table:style-name="ce17">
            <text:p>13.4</text:p>
          </table:table-cell>
          <table:table-cell office:value-type="float" office:value="13.958333333333327" table:formula="of:=[.AC34]+[.AD$14]*([.$AI34]-[.$O34])" table:style-name="ce17">
            <text:p>14.0</text:p>
          </table:table-cell>
          <table:table-cell office:value-type="float" office:value="14.499999999999993" table:formula="of:=[.AD34]+[.AE$14]*([.$AI34]-[.$O34])" table:style-name="ce17">
            <text:p>14.5</text:p>
          </table:table-cell>
          <table:table-cell office:value-type="float" office:value="15.041666666666659" table:formula="of:=[.AE34]+[.AF$14]*([.$AI34]-[.$O34])" table:style-name="ce17">
            <text:p>15.0</text:p>
          </table:table-cell>
          <table:table-cell office:value-type="float" office:value="15.583333333333325" table:formula="of:=[.AF34]+[.AG$14]*([.$AI34]-[.$O34])" table:style-name="ce17">
            <text:p>15.6</text:p>
          </table:table-cell>
          <table:table-cell office:value-type="float" office:value="16.124999999999993" table:formula="of:=[.AG34]+[.AH$14]*([.$AI34]-[.$O34])" table:style-name="ce17">
            <text:p>16.1</text:p>
          </table:table-cell>
          <table:table-cell office:value-type="float" office:value="16.666666666666668" table:formula="of:=[.AI30]/3.6" table:style-name="ce17">
            <text:p>16.7</text:p>
          </table:table-cell>
          <table:table-cell table:number-columns-repeated="16349"/>
        </table:table-row>
        <table:table-row table:style-name="ro1">
          <table:table-cell office:value-type="string" table:style-name="ce15">
            <text:p>PV (GW)</text:p>
          </table:table-cell>
          <table:table-cell table:style-name="ce1"/>
          <table:table-cell office:value-type="float" office:value="9.6" table:formula="of:=[.C31]/1.25" table:style-name="ce17">
            <text:p>9.6</text:p>
          </table:table-cell>
          <table:table-cell office:value-type="float" office:value="11.6" table:formula="of:=([.C35]+[.E35])/2" table:style-name="ce17">
            <text:p>11.6</text:p>
          </table:table-cell>
          <table:table-cell office:value-type="float" office:value="13.6" table:formula="of:=[.E31]/1.25" table:style-name="ce17">
            <text:p>13.6</text:p>
          </table:table-cell>
          <table:table-cell office:value-type="float" office:value="16.266666666666666" table:formula="of:=[.E35]+([.$H35]-[.$E35])*[.F$14]" table:style-name="ce17">
            <text:p>16.3</text:p>
          </table:table-cell>
          <table:table-cell office:value-type="float" office:value="18.933333333333334" table:formula="of:=[.F35]+([.$H35]-[.$E35])*[.G$14]" table:style-name="ce17">
            <text:p>18.9</text:p>
          </table:table-cell>
          <table:table-cell office:value-type="float" office:value="21.6" table:formula="of:=[.H31]/1.25" table:style-name="ce17">
            <text:p>21.6</text:p>
          </table:table-cell>
          <table:table-cell office:value-type="float" office:value="24.4" table:formula="of:=[.H35]+([.$J35]-[.$H35])*[.I$14]" table:style-name="ce17">
            <text:p>24.4</text:p>
          </table:table-cell>
          <table:table-cell office:value-type="float" office:value="27.2" table:formula="of:=[.J31]/1.25" table:style-name="ce17">
            <text:p>27.2</text:p>
          </table:table-cell>
          <table:table-cell office:value-type="float" office:value="29.866666666666667" table:formula="of:=[.J35]+([.$M35]-[.$J35])*[.K$14]" table:style-name="ce17">
            <text:p>29.9</text:p>
          </table:table-cell>
          <table:table-cell office:value-type="float" office:value="32.533333333333331" table:formula="of:=[.K35]+([.$M35]-[.$J35])*[.L$14]" table:style-name="ce17">
            <text:p>32.5</text:p>
          </table:table-cell>
          <table:table-cell office:value-type="float" office:value="35.200000000000003" table:formula="of:=[.M31]/1.25" table:style-name="ce17">
            <text:p>35.2</text:p>
          </table:table-cell>
          <table:table-cell office:value-type="float" office:value="38" table:formula="of:=([.M35]+[.O35])/2" table:style-name="ce17">
            <text:p>38.0</text:p>
          </table:table-cell>
          <table:table-cell office:value-type="float" office:value="40.799999999999997" table:formula="of:=[.O31]/1.25" table:style-name="ce17">
            <text:p>40.8</text:p>
          </table:table-cell>
          <table:table-cell office:value-type="float" office:value="43.559999999999995" table:formula="of:=[.O35]+[.P$14]*([.$AI35]-[.$O35])" table:style-name="ce17">
            <text:p>43.6</text:p>
          </table:table-cell>
          <table:table-cell office:value-type="float" office:value="46.319999999999993" table:formula="of:=[.P35]+[.Q$14]*([.$AI35]-[.$O35])" table:style-name="ce17">
            <text:p>46.3</text:p>
          </table:table-cell>
          <table:table-cell office:value-type="float" office:value="49.079999999999991" table:formula="of:=[.Q35]+[.R$14]*([.$AI35]-[.$O35])" table:style-name="ce17">
            <text:p>49.1</text:p>
          </table:table-cell>
          <table:table-cell office:value-type="float" office:value="51.839999999999989" table:formula="of:=[.R35]+[.S$14]*([.$AI35]-[.$O35])" table:style-name="ce17">
            <text:p>51.8</text:p>
          </table:table-cell>
          <table:table-cell office:value-type="float" office:value="54.599999999999987" table:formula="of:=[.S35]+[.T$14]*([.$AI35]-[.$O35])" table:style-name="ce17">
            <text:p>54.6</text:p>
          </table:table-cell>
          <table:table-cell office:value-type="float" office:value="57.359999999999985" table:formula="of:=[.T35]+[.U$14]*([.$AI35]-[.$O35])" table:style-name="ce17">
            <text:p>57.4</text:p>
          </table:table-cell>
          <table:table-cell office:value-type="float" office:value="60.119999999999983" table:formula="of:=[.U35]+[.V$14]*([.$AI35]-[.$O35])" table:style-name="ce17">
            <text:p>60.1</text:p>
          </table:table-cell>
          <table:table-cell office:value-type="float" office:value="62.879999999999981" table:formula="of:=[.V35]+[.W$14]*([.$AI35]-[.$O35])" table:style-name="ce17">
            <text:p>62.9</text:p>
          </table:table-cell>
          <table:table-cell office:value-type="float" office:value="65.639999999999986" table:formula="of:=[.W35]+[.X$14]*([.$AI35]-[.$O35])" table:style-name="ce17">
            <text:p>65.6</text:p>
          </table:table-cell>
          <table:table-cell office:value-type="float" office:value="68.399999999999991" table:formula="of:=[.X35]+[.Y$14]*([.$AI35]-[.$O35])" table:style-name="ce17">
            <text:p>68.4</text:p>
          </table:table-cell>
          <table:table-cell office:value-type="float" office:value="71.16" table:formula="of:=[.Y35]+[.Z$14]*([.$AI35]-[.$O35])" table:style-name="ce17">
            <text:p>71.2</text:p>
          </table:table-cell>
          <table:table-cell office:value-type="float" office:value="73.92" table:formula="of:=[.Z35]+[.AA$14]*([.$AI35]-[.$O35])" table:style-name="ce17">
            <text:p>73.9</text:p>
          </table:table-cell>
          <table:table-cell office:value-type="float" office:value="76.680000000000007" table:formula="of:=[.AA35]+[.AB$14]*([.$AI35]-[.$O35])" table:style-name="ce17">
            <text:p>76.7</text:p>
          </table:table-cell>
          <table:table-cell office:value-type="float" office:value="79.440000000000012" table:formula="of:=[.AB35]+[.AC$14]*([.$AI35]-[.$O35])" table:style-name="ce17">
            <text:p>79.4</text:p>
          </table:table-cell>
          <table:table-cell office:value-type="float" office:value="82.200000000000017" table:formula="of:=[.AC35]+[.AD$14]*([.$AI35]-[.$O35])" table:style-name="ce17">
            <text:p>82.2</text:p>
          </table:table-cell>
          <table:table-cell office:value-type="float" office:value="84.960000000000022" table:formula="of:=[.AD35]+[.AE$14]*([.$AI35]-[.$O35])" table:style-name="ce17">
            <text:p>85.0</text:p>
          </table:table-cell>
          <table:table-cell office:value-type="float" office:value="87.720000000000027" table:formula="of:=[.AE35]+[.AF$14]*([.$AI35]-[.$O35])" table:style-name="ce17">
            <text:p>87.7</text:p>
          </table:table-cell>
          <table:table-cell office:value-type="float" office:value="90.480000000000032" table:formula="of:=[.AF35]+[.AG$14]*([.$AI35]-[.$O35])" table:style-name="ce17">
            <text:p>90.5</text:p>
          </table:table-cell>
          <table:table-cell office:value-type="float" office:value="93.240000000000038" table:formula="of:=[.AG35]+[.AH$14]*([.$AI35]-[.$O35])" table:style-name="ce17">
            <text:p>93.2</text:p>
          </table:table-cell>
          <table:table-cell office:value-type="float" office:value="96" table:formula="of:=[.AI31]/1.25" table:style-name="ce17">
            <text:p>96.0</text:p>
          </table:table-cell>
          <table:table-cell table:number-columns-repeated="16349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Investissemen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5">
            <text:p>Nucléaire</text:p>
          </table:table-cell>
          <table:table-cell table:style-name="ce2"/>
          <table:table-cell office:value-type="float" office:value="3801" table:formula="of:=[.C3]+[.C4]" table:style-name="ce2">
            <text:p>3801</text:p>
          </table:table-cell>
          <table:table-cell office:value-type="float" office:value="3674" table:formula="of:=[.D3]+[.D4]" table:style-name="ce2">
            <text:p>3674</text:p>
          </table:table-cell>
          <table:table-cell office:value-type="float" office:value="3674" table:formula="of:=[.E3]+[.E4]" table:style-name="ce2">
            <text:p>3674</text:p>
          </table:table-cell>
          <table:table-cell office:value-type="float" office:value="3674" table:formula="of:=[.F3]+[.F4]" table:style-name="ce2">
            <text:p>3674</text:p>
          </table:table-cell>
          <table:table-cell office:value-type="float" office:value="3674" table:formula="of:=[.G3]+[.G4]" table:style-name="ce2">
            <text:p>3674</text:p>
          </table:table-cell>
          <table:table-cell office:value-type="float" office:value="3674" table:formula="of:=[.H3]+[.H4]" table:style-name="ce2">
            <text:p>3674</text:p>
          </table:table-cell>
          <table:table-cell office:value-type="float" office:value="3674" table:formula="of:=[.I3]+[.I4]" table:style-name="ce2">
            <text:p>3674</text:p>
          </table:table-cell>
          <table:table-cell office:value-type="float" office:value="4126" table:formula="of:=[.J3]+[.J4]" table:style-name="ce2">
            <text:p>4126</text:p>
          </table:table-cell>
          <table:table-cell office:value-type="float" office:value="4707" table:formula="of:=[.K3]+[.K4]" table:style-name="ce2">
            <text:p>4707</text:p>
          </table:table-cell>
          <table:table-cell office:value-type="float" office:value="4578" table:formula="of:=[.L3]+[.L4]" table:style-name="ce2">
            <text:p>4578</text:p>
          </table:table-cell>
          <table:table-cell office:value-type="float" office:value="4448" table:formula="of:=[.M3]+[.M4]" table:style-name="ce2">
            <text:p>4448</text:p>
          </table:table-cell>
          <table:table-cell office:value-type="float" office:value="4318" table:formula="of:=[.N3]+[.N4]" table:style-name="ce2">
            <text:p>4318</text:p>
          </table:table-cell>
          <table:table-cell office:value-type="float" office:value="4187" table:formula="of:=[.O3]+[.O4]" table:style-name="ce2">
            <text:p>4187</text:p>
          </table:table-cell>
          <table:table-cell office:value-type="float" office:value="4768" table:formula="of:=[.P3]+[.P4]" table:style-name="ce2">
            <text:p>4768</text:p>
          </table:table-cell>
          <table:table-cell office:value-type="float" office:value="5283" table:formula="of:=[.Q3]+[.Q4]" table:style-name="ce2">
            <text:p>5283</text:p>
          </table:table-cell>
          <table:table-cell office:value-type="float" office:value="5283" table:formula="of:=[.R3]+[.R4]" table:style-name="ce2">
            <text:p>5283</text:p>
          </table:table-cell>
          <table:table-cell office:value-type="float" office:value="5217" table:formula="of:=[.S3]+[.S4]" table:style-name="ce2">
            <text:p>5217</text:p>
          </table:table-cell>
          <table:table-cell office:value-type="float" office:value="5130" table:formula="of:=[.T3]+[.T4]" table:style-name="ce2">
            <text:p>5130</text:p>
          </table:table-cell>
          <table:table-cell office:value-type="float" office:value="6043" table:formula="of:=[.U3]+[.U4]" table:style-name="ce2">
            <text:p>6043</text:p>
          </table:table-cell>
          <table:table-cell office:value-type="float" office:value="5978" table:formula="of:=[.V3]+[.V4]" table:style-name="ce2">
            <text:p>5978</text:p>
          </table:table-cell>
          <table:table-cell office:value-type="float" office:value="5912" table:formula="of:=[.W3]+[.W4]" table:style-name="ce2">
            <text:p>5912</text:p>
          </table:table-cell>
          <table:table-cell office:value-type="float" office:value="6340" table:formula="of:=[.X3]+[.X4]" table:style-name="ce2">
            <text:p>6340</text:p>
          </table:table-cell>
          <table:table-cell office:value-type="float" office:value="6705" table:formula="of:=[.Y3]+[.Y4]" table:style-name="ce2">
            <text:p>6705</text:p>
          </table:table-cell>
          <table:table-cell office:value-type="float" office:value="5992" table:formula="of:=[.Z3]+[.Z4]" table:style-name="ce2">
            <text:p>5992</text:p>
          </table:table-cell>
          <table:table-cell office:value-type="float" office:value="5280" table:formula="of:=[.AA3]+[.AA4]" table:style-name="ce2">
            <text:p>5280</text:p>
          </table:table-cell>
          <table:table-cell office:value-type="float" office:value="5643" table:formula="of:=[.AB3]+[.AB4]" table:style-name="ce2">
            <text:p>5643</text:p>
          </table:table-cell>
          <table:table-cell office:value-type="float" office:value="6005" table:formula="of:=[.AC3]+[.AC4]" table:style-name="ce2">
            <text:p>6005</text:p>
          </table:table-cell>
          <table:table-cell office:value-type="float" office:value="5380" table:formula="of:=[.AD3]+[.AD4]" table:style-name="ce2">
            <text:p>5380</text:p>
          </table:table-cell>
          <table:table-cell office:value-type="float" office:value="4183" table:formula="of:=[.AE3]+[.AE4]" table:style-name="ce2">
            <text:p>4183</text:p>
          </table:table-cell>
          <table:table-cell office:value-type="float" office:value="4544" table:formula="of:=[.AF3]+[.AF4]" table:style-name="ce2">
            <text:p>4544</text:p>
          </table:table-cell>
          <table:table-cell office:value-type="float" office:value="4214" table:formula="of:=[.AG3]+[.AG4]" table:style-name="ce2">
            <text:p>4214</text:p>
          </table:table-cell>
          <table:table-cell office:value-type="float" office:value="3885" table:formula="of:=[.AH3]+[.AH4]" table:style-name="ce2">
            <text:p>3885</text:p>
          </table:table-cell>
          <table:table-cell office:value-type="float" office:value="3690" table:formula="of:=[.AI3]+[.AI4]" table:style-name="ce2">
            <text:p>3690</text:p>
          </table:table-cell>
          <table:table-cell table:number-columns-repeated="16349"/>
        </table:table-row>
        <table:table-row table:style-name="ro1">
          <table:table-cell office:value-type="string" table:style-name="ce15">
            <text:p>Gaz</text:p>
          </table:table-cell>
          <table:table-cell table:style-name="ce2"/>
          <table:table-cell office:value-type="float" office:value="0" table:formula="of:=[.C6]" table:style-name="ce2">
            <text:p>0</text:p>
          </table:table-cell>
          <table:table-cell office:value-type="float" office:value="0" table:formula="of:=[.D6]" table:style-name="ce2">
            <text:p>0</text:p>
          </table:table-cell>
          <table:table-cell office:value-type="float" office:value="0" table:formula="of:=[.E6]" table:style-name="ce2">
            <text:p>0</text:p>
          </table:table-cell>
          <table:table-cell office:value-type="float" office:value="378" table:formula="of:=[.F6]" table:style-name="ce2">
            <text:p>378</text:p>
          </table:table-cell>
          <table:table-cell office:value-type="float" office:value="0" table:formula="of:=[.G6]" table:style-name="ce2">
            <text:p>0</text:p>
          </table:table-cell>
          <table:table-cell office:value-type="float" office:value="0" table:formula="of:=[.H6]" table:style-name="ce2">
            <text:p>0</text:p>
          </table:table-cell>
          <table:table-cell office:value-type="float" office:value="0" table:formula="of:=[.I6]" table:style-name="ce2">
            <text:p>0</text:p>
          </table:table-cell>
          <table:table-cell office:value-type="float" office:value="581" table:formula="of:=[.J7]" table:style-name="ce2">
            <text:p>581</text:p>
          </table:table-cell>
          <table:table-cell office:value-type="float" office:value="1743" table:formula="of:=[.K7]" table:style-name="ce2">
            <text:p>1743</text:p>
          </table:table-cell>
          <table:table-cell office:value-type="float" office:value="0" table:formula="of:=[.L6]" table:style-name="ce2">
            <text:p>0</text:p>
          </table:table-cell>
          <table:table-cell office:value-type="float" office:value="0" table:formula="of:=[.M6]" table:style-name="ce2">
            <text:p>0</text:p>
          </table:table-cell>
          <table:table-cell office:value-type="float" office:value="0" table:formula="of:=[.N6]" table:style-name="ce2">
            <text:p>0</text:p>
          </table:table-cell>
          <table:table-cell office:value-type="float" office:value="0" table:formula="of:=[.O6]" table:style-name="ce2">
            <text:p>0</text:p>
          </table:table-cell>
          <table:table-cell office:value-type="float" office:value="0" table:formula="of:=[.P6]" table:style-name="ce2">
            <text:p>0</text:p>
          </table:table-cell>
          <table:table-cell office:value-type="float" office:value="0" table:formula="of:=[.Q6]" table:style-name="ce2">
            <text:p>0</text:p>
          </table:table-cell>
          <table:table-cell office:value-type="float" office:value="0" table:formula="of:=[.R6]" table:style-name="ce2">
            <text:p>0</text:p>
          </table:table-cell>
          <table:table-cell office:value-type="float" office:value="0" table:formula="of:=[.S6]" table:style-name="ce2">
            <text:p>0</text:p>
          </table:table-cell>
          <table:table-cell office:value-type="float" office:value="0" table:formula="of:=[.T6]" table:style-name="ce2">
            <text:p>0</text:p>
          </table:table-cell>
          <table:table-cell office:value-type="float" office:value="0" table:formula="of:=[.U6]" table:style-name="ce2">
            <text:p>0</text:p>
          </table:table-cell>
          <table:table-cell office:value-type="float" office:value="0" table:formula="of:=[.V6]" table:style-name="ce2">
            <text:p>0</text:p>
          </table:table-cell>
          <table:table-cell office:value-type="float" office:value="0" table:formula="of:=[.W6]" table:style-name="ce2">
            <text:p>0</text:p>
          </table:table-cell>
          <table:table-cell office:value-type="float" office:value="0" table:formula="of:=[.X6]" table:style-name="ce2">
            <text:p>0</text:p>
          </table:table-cell>
          <table:table-cell office:value-type="float" office:value="0" table:formula="of:=[.Y6]" table:style-name="ce2">
            <text:p>0</text:p>
          </table:table-cell>
          <table:table-cell office:value-type="float" office:value="0" table:formula="of:=[.Z6]" table:style-name="ce2">
            <text:p>0</text:p>
          </table:table-cell>
          <table:table-cell office:value-type="float" office:value="0" table:formula="of:=[.AA6]" table:style-name="ce2">
            <text:p>0</text:p>
          </table:table-cell>
          <table:table-cell office:value-type="float" office:value="0" table:formula="of:=[.AB6]" table:style-name="ce2">
            <text:p>0</text:p>
          </table:table-cell>
          <table:table-cell office:value-type="float" office:value="0" table:formula="of:=[.AC6]" table:style-name="ce2">
            <text:p>0</text:p>
          </table:table-cell>
          <table:table-cell office:value-type="float" office:value="0" table:formula="of:=[.AD6]" table:style-name="ce2">
            <text:p>0</text:p>
          </table:table-cell>
          <table:table-cell office:value-type="float" office:value="0" table:formula="of:=[.AE6]" table:style-name="ce2">
            <text:p>0</text:p>
          </table:table-cell>
          <table:table-cell office:value-type="float" office:value="0" table:formula="of:=[.AF6]" table:style-name="ce2">
            <text:p>0</text:p>
          </table:table-cell>
          <table:table-cell office:value-type="float" office:value="0" table:formula="of:=[.AG6]" table:style-name="ce2">
            <text:p>0</text:p>
          </table:table-cell>
          <table:table-cell office:value-type="float" office:value="0" table:formula="of:=[.AH6]" table:style-name="ce2">
            <text:p>0</text:p>
          </table:table-cell>
          <table:table-cell office:value-type="float" office:value="0" table:formula="of:=[.AI6]" table:style-name="ce2">
            <text:p>0</text:p>
          </table:table-cell>
          <table:table-cell table:number-columns-repeated="16349"/>
        </table:table-row>
        <table:table-row table:style-name="ro1">
          <table:table-cell office:value-type="string" table:style-name="ce15">
            <text:p>Eolien terrestre</text:p>
          </table:table-cell>
          <table:table-cell table:style-name="ce2"/>
          <table:table-cell office:value-type="float" office:value="1700" table:style-name="ce2">
            <text:p>1700</text:p>
          </table:table-cell>
          <table:table-cell office:value-type="float" office:value="2416" table:style-name="ce2">
            <text:p>2416</text:p>
          </table:table-cell>
          <table:table-cell office:value-type="float" office:value="2320" table:style-name="ce2">
            <text:p>2320</text:p>
          </table:table-cell>
          <table:table-cell office:value-type="float" office:value="2474" table:style-name="ce2">
            <text:p>2474</text:p>
          </table:table-cell>
          <table:table-cell office:value-type="float" office:value="2425" table:style-name="ce2">
            <text:p>2425</text:p>
          </table:table-cell>
          <table:table-cell office:value-type="float" office:value="2376" table:style-name="ce2">
            <text:p>2376</text:p>
          </table:table-cell>
          <table:table-cell office:value-type="float" office:value="2329" table:style-name="ce2">
            <text:p>2329</text:p>
          </table:table-cell>
          <table:table-cell office:value-type="float" office:value="2282" table:style-name="ce2">
            <text:p>2282</text:p>
          </table:table-cell>
          <table:table-cell office:value-type="float" office:value="2237" table:style-name="ce2">
            <text:p>2237</text:p>
          </table:table-cell>
          <table:table-cell office:value-type="float" office:value="2192" table:style-name="ce2">
            <text:p>2192</text:p>
          </table:table-cell>
          <table:table-cell office:value-type="float" office:value="2148" table:style-name="ce2">
            <text:p>2148</text:p>
          </table:table-cell>
          <table:table-cell office:value-type="float" office:value="2105" table:style-name="ce2">
            <text:p>2105</text:p>
          </table:table-cell>
          <table:table-cell office:value-type="float" office:value="2063" table:style-name="ce2">
            <text:p>2063</text:p>
          </table:table-cell>
          <table:table-cell office:value-type="float" office:value="2819" table:style-name="ce2">
            <text:p>2819</text:p>
          </table:table-cell>
          <table:table-cell office:value-type="float" office:value="1893" table:style-name="ce2">
            <text:p>1893</text:p>
          </table:table-cell>
          <table:table-cell office:value-type="float" office:value="2137" table:style-name="ce2">
            <text:p>2137</text:p>
          </table:table-cell>
          <table:table-cell office:value-type="float" office:value="2144" table:style-name="ce2">
            <text:p>2144</text:p>
          </table:table-cell>
          <table:table-cell office:value-type="float" office:value="2207" table:style-name="ce2">
            <text:p>2207</text:p>
          </table:table-cell>
          <table:table-cell office:value-type="float" office:value="1788" table:style-name="ce2">
            <text:p>1788</text:p>
          </table:table-cell>
          <table:table-cell office:value-type="float" office:value="1739" table:style-name="ce2">
            <text:p>1739</text:p>
          </table:table-cell>
          <table:table-cell office:value-type="float" office:value="1507" table:style-name="ce2">
            <text:p>1507</text:p>
          </table:table-cell>
          <table:table-cell office:value-type="float" office:value="1966" table:style-name="ce2">
            <text:p>1966</text:p>
          </table:table-cell>
          <table:table-cell office:value-type="float" office:value="1776" table:style-name="ce2">
            <text:p>1776</text:p>
          </table:table-cell>
          <table:table-cell office:value-type="float" office:value="2076" table:style-name="ce2">
            <text:p>2076</text:p>
          </table:table-cell>
          <table:table-cell office:value-type="float" office:value="2353" table:style-name="ce2">
            <text:p>2353</text:p>
          </table:table-cell>
          <table:table-cell office:value-type="float" office:value="1261" table:style-name="ce2">
            <text:p>1261</text:p>
          </table:table-cell>
          <table:table-cell office:value-type="float" office:value="2495" table:style-name="ce2">
            <text:p>2495</text:p>
          </table:table-cell>
          <table:table-cell office:value-type="float" office:value="2495" table:style-name="ce2">
            <text:p>2495</text:p>
          </table:table-cell>
          <table:table-cell office:value-type="float" office:value="2663" table:style-name="ce2">
            <text:p>2663</text:p>
          </table:table-cell>
          <table:table-cell office:value-type="float" office:value="2663" table:style-name="ce2">
            <text:p>2663</text:p>
          </table:table-cell>
          <table:table-cell office:value-type="float" office:value="2663" table:style-name="ce2">
            <text:p>2663</text:p>
          </table:table-cell>
          <table:table-cell office:value-type="float" office:value="2663" table:style-name="ce2">
            <text:p>2663</text:p>
          </table:table-cell>
          <table:table-cell office:value-type="float" office:value="2663" table:style-name="ce2">
            <text:p>2663</text:p>
          </table:table-cell>
          <table:table-cell table:number-columns-repeated="16349"/>
        </table:table-row>
        <table:table-row table:style-name="ro1">
          <table:table-cell office:value-type="string" table:style-name="ce15">
            <text:p>Eolien Offshore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380" table:style-name="ce2">
            <text:p>4380</text:p>
          </table:table-cell>
          <table:table-cell office:value-type="float" office:value="4380" table:style-name="ce2">
            <text:p>4380</text:p>
          </table:table-cell>
          <table:table-cell office:value-type="float" office:value="4380" table:style-name="ce2">
            <text:p>438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94" table:style-name="ce2">
            <text:p>1194</text:p>
          </table:table-cell>
          <table:table-cell office:value-type="float" office:value="1147" table:style-name="ce2">
            <text:p>1147</text:p>
          </table:table-cell>
          <table:table-cell office:value-type="float" office:value="1101" table:style-name="ce2">
            <text:p>1101</text:p>
          </table:table-cell>
          <table:table-cell office:value-type="float" office:value="1057" table:style-name="ce2">
            <text:p>1057</text:p>
          </table:table-cell>
          <table:table-cell office:value-type="float" office:value="1014" table:style-name="ce2">
            <text:p>1014</text:p>
          </table:table-cell>
          <table:table-cell office:value-type="float" office:value="950" table:style-name="ce2">
            <text:p>950</text:p>
          </table:table-cell>
          <table:table-cell office:value-type="float" office:value="912" table:style-name="ce2">
            <text:p>912</text:p>
          </table:table-cell>
          <table:table-cell office:value-type="float" office:value="875" table:style-name="ce2">
            <text:p>875</text:p>
          </table:table-cell>
          <table:table-cell office:value-type="float" office:value="840" table:style-name="ce2">
            <text:p>840</text:p>
          </table:table-cell>
          <table:table-cell office:value-type="float" office:value="807" table:style-name="ce2">
            <text:p>807</text:p>
          </table:table-cell>
          <table:table-cell office:value-type="float" office:value="798" table:style-name="ce2">
            <text:p>798</text:p>
          </table:table-cell>
          <table:table-cell office:value-type="float" office:value="790" table:style-name="ce2">
            <text:p>790</text:p>
          </table:table-cell>
          <table:table-cell office:value-type="float" office:value="783" table:style-name="ce2">
            <text:p>783</text:p>
          </table:table-cell>
          <table:table-cell office:value-type="float" office:value="775" table:style-name="ce2">
            <text:p>775</text:p>
          </table:table-cell>
          <table:table-cell office:value-type="float" office:value="767" table:style-name="ce2">
            <text:p>767</text:p>
          </table:table-cell>
          <table:table-cell office:value-type="float" office:value="767" table:style-name="ce2">
            <text:p>767</text:p>
          </table:table-cell>
          <table:table-cell office:value-type="float" office:value="767" table:style-name="ce2">
            <text:p>767</text:p>
          </table:table-cell>
          <table:table-cell office:value-type="float" office:value="767" table:style-name="ce2">
            <text:p>767</text:p>
          </table:table-cell>
          <table:table-cell office:value-type="float" office:value="767" table:style-name="ce2">
            <text:p>767</text:p>
          </table:table-cell>
          <table:table-cell office:value-type="float" office:value="767" table:style-name="ce2">
            <text:p>767</text:p>
          </table:table-cell>
          <table:table-cell office:value-type="float" office:value="2209" table:style-name="ce2">
            <text:p>2209</text:p>
          </table:table-cell>
          <table:table-cell office:value-type="float" office:value="2209" table:style-name="ce2">
            <text:p>2209</text:p>
          </table:table-cell>
          <table:table-cell office:value-type="float" office:value="2209" table:style-name="ce2">
            <text:p>2209</text:p>
          </table:table-cell>
          <table:table-cell office:value-type="float" office:value="767" table:style-name="ce2">
            <text:p>767</text:p>
          </table:table-cell>
          <table:table-cell office:value-type="float" office:value="767" table:style-name="ce2">
            <text:p>767</text:p>
          </table:table-cell>
          <table:table-cell table:number-columns-repeated="16349"/>
        </table:table-row>
        <table:table-row table:style-name="ro1">
          <table:table-cell office:value-type="string" table:style-name="ce15">
            <text:p>PV</text:p>
          </table:table-cell>
          <table:table-cell table:style-name="ce2"/>
          <table:table-cell office:value-type="float" office:value="1610" table:style-name="ce2">
            <text:p>1610</text:p>
          </table:table-cell>
          <table:table-cell office:value-type="float" office:value="1527" table:style-name="ce2">
            <text:p>1527</text:p>
          </table:table-cell>
          <table:table-cell office:value-type="float" office:value="1374" table:style-name="ce2">
            <text:p>1374</text:p>
          </table:table-cell>
          <table:table-cell office:value-type="float" office:value="1670" table:style-name="ce2">
            <text:p>1670</text:p>
          </table:table-cell>
          <table:table-cell office:value-type="float" office:value="1614" table:style-name="ce2">
            <text:p>1614</text:p>
          </table:table-cell>
          <table:table-cell office:value-type="float" office:value="1531" table:style-name="ce2">
            <text:p>1531</text:p>
          </table:table-cell>
          <table:table-cell office:value-type="float" office:value="1535" table:style-name="ce2">
            <text:p>1535</text:p>
          </table:table-cell>
          <table:table-cell office:value-type="float" office:value="1490" table:style-name="ce2">
            <text:p>1490</text:p>
          </table:table-cell>
          <table:table-cell office:value-type="float" office:value="1381" table:style-name="ce2">
            <text:p>1381</text:p>
          </table:table-cell>
          <table:table-cell office:value-type="float" office:value="1345" table:style-name="ce2">
            <text:p>1345</text:p>
          </table:table-cell>
          <table:table-cell office:value-type="float" office:value="1313" table:style-name="ce2">
            <text:p>1313</text:p>
          </table:table-cell>
          <table:table-cell office:value-type="float" office:value="1346" table:style-name="ce2">
            <text:p>1346</text:p>
          </table:table-cell>
          <table:table-cell office:value-type="float" office:value="1319" table:style-name="ce2">
            <text:p>1319</text:p>
          </table:table-cell>
          <table:table-cell office:value-type="float" office:value="1281" table:style-name="ce2">
            <text:p>1281</text:p>
          </table:table-cell>
          <table:table-cell office:value-type="float" office:value="1262" table:style-name="ce2">
            <text:p>1262</text:p>
          </table:table-cell>
          <table:table-cell office:value-type="float" office:value="1244" table:style-name="ce2">
            <text:p>1244</text:p>
          </table:table-cell>
          <table:table-cell office:value-type="float" office:value="1226" table:style-name="ce2">
            <text:p>1226</text:p>
          </table:table-cell>
          <table:table-cell office:value-type="float" office:value="1214" table:style-name="ce2">
            <text:p>1214</text:p>
          </table:table-cell>
          <table:table-cell office:value-type="float" office:value="1202" table:style-name="ce2">
            <text:p>1202</text:p>
          </table:table-cell>
          <table:table-cell office:value-type="float" office:value="1190" table:style-name="ce2">
            <text:p>1190</text:p>
          </table:table-cell>
          <table:table-cell office:value-type="float" office:value="1207" table:style-name="ce2">
            <text:p>1207</text:p>
          </table:table-cell>
          <table:table-cell office:value-type="float" office:value="1273" table:style-name="ce2">
            <text:p>1273</text:p>
          </table:table-cell>
          <table:table-cell office:value-type="float" office:value="1498" table:style-name="ce2">
            <text:p>1498</text:p>
          </table:table-cell>
          <table:table-cell office:value-type="float" office:value="1995" table:style-name="ce2">
            <text:p>1995</text:p>
          </table:table-cell>
          <table:table-cell office:value-type="float" office:value="1686" table:style-name="ce2">
            <text:p>1686</text:p>
          </table:table-cell>
          <table:table-cell office:value-type="float" office:value="1437" table:style-name="ce2">
            <text:p>1437</text:p>
          </table:table-cell>
          <table:table-cell office:value-type="float" office:value="1612" table:style-name="ce2">
            <text:p>1612</text:p>
          </table:table-cell>
          <table:table-cell office:value-type="float" office:value="1558" table:style-name="ce2">
            <text:p>1558</text:p>
          </table:table-cell>
          <table:table-cell office:value-type="float" office:value="1369" table:style-name="ce2">
            <text:p>1369</text:p>
          </table:table-cell>
          <table:table-cell office:value-type="float" office:value="1616" table:style-name="ce2">
            <text:p>1616</text:p>
          </table:table-cell>
          <table:table-cell office:value-type="float" office:value="1800" table:style-name="ce2">
            <text:p>1800</text:p>
          </table:table-cell>
          <table:table-cell office:value-type="float" office:value="1976" table:style-name="ce2">
            <text:p>1976</text:p>
          </table:table-cell>
          <table:table-cell office:value-type="float" office:value="1972" table:style-name="ce2">
            <text:p>1972</text:p>
          </table:table-cell>
          <table:table-cell table:number-columns-repeated="16349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AME Sans EPR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float" office:value="2017" table:style-name="ce9">
            <text:p>2017</text:p>
          </table:table-cell>
          <table:table-cell office:value-type="float" office:value="2018" table:formula="of:=+[.B45]+1" table:style-name="ce9">
            <text:p>2018</text:p>
          </table:table-cell>
          <table:table-cell office:value-type="float" office:value="2019" table:formula="of:=+[.C45]+1" table:style-name="ce9">
            <text:p>2019</text:p>
          </table:table-cell>
          <table:table-cell office:value-type="float" office:value="2020" table:formula="of:=+[.D45]+1" table:style-name="ce9">
            <text:p>2020</text:p>
          </table:table-cell>
          <table:table-cell office:value-type="float" office:value="2021" table:formula="of:=+[.E45]+1" table:style-name="ce9">
            <text:p>2021</text:p>
          </table:table-cell>
          <table:table-cell office:value-type="float" office:value="2022" table:formula="of:=+[.F45]+1" table:style-name="ce9">
            <text:p>2022</text:p>
          </table:table-cell>
          <table:table-cell office:value-type="float" office:value="2023" table:formula="of:=+[.G45]+1" table:style-name="ce9">
            <text:p>2023</text:p>
          </table:table-cell>
          <table:table-cell office:value-type="float" office:value="2024" table:formula="of:=+[.H45]+1" table:style-name="ce9">
            <text:p>2024</text:p>
          </table:table-cell>
          <table:table-cell office:value-type="float" office:value="2025" table:formula="of:=+[.I45]+1" table:style-name="ce9">
            <text:p>2025</text:p>
          </table:table-cell>
          <table:table-cell office:value-type="float" office:value="2026" table:formula="of:=+[.J45]+1" table:style-name="ce9">
            <text:p>2026</text:p>
          </table:table-cell>
          <table:table-cell office:value-type="float" office:value="2027" table:formula="of:=+[.K45]+1" table:style-name="ce9">
            <text:p>2027</text:p>
          </table:table-cell>
          <table:table-cell office:value-type="float" office:value="2028" table:formula="of:=+[.L45]+1" table:style-name="ce9">
            <text:p>2028</text:p>
          </table:table-cell>
          <table:table-cell office:value-type="float" office:value="2029" table:formula="of:=+[.M45]+1" table:style-name="ce9">
            <text:p>2029</text:p>
          </table:table-cell>
          <table:table-cell office:value-type="float" office:value="2030" table:formula="of:=+[.N45]+1" table:style-name="ce9">
            <text:p>2030</text:p>
          </table:table-cell>
          <table:table-cell office:value-type="float" office:value="2031" table:formula="of:=+[.O45]+1" table:style-name="ce9">
            <text:p>2031</text:p>
          </table:table-cell>
          <table:table-cell office:value-type="float" office:value="2032" table:formula="of:=+[.P45]+1" table:style-name="ce9">
            <text:p>2032</text:p>
          </table:table-cell>
          <table:table-cell office:value-type="float" office:value="2033" table:formula="of:=+[.Q45]+1" table:style-name="ce9">
            <text:p>2033</text:p>
          </table:table-cell>
          <table:table-cell office:value-type="float" office:value="2034" table:formula="of:=+[.R45]+1" table:style-name="ce9">
            <text:p>2034</text:p>
          </table:table-cell>
          <table:table-cell office:value-type="float" office:value="2035" table:formula="of:=+[.S45]+1" table:style-name="ce9">
            <text:p>2035</text:p>
          </table:table-cell>
          <table:table-cell office:value-type="float" office:value="2036" table:formula="of:=+[.T45]+1" table:style-name="ce9">
            <text:p>2036</text:p>
          </table:table-cell>
          <table:table-cell office:value-type="float" office:value="2037" table:formula="of:=+[.U45]+1" table:style-name="ce9">
            <text:p>2037</text:p>
          </table:table-cell>
          <table:table-cell office:value-type="float" office:value="2038" table:formula="of:=+[.V45]+1" table:style-name="ce9">
            <text:p>2038</text:p>
          </table:table-cell>
          <table:table-cell office:value-type="float" office:value="2039" table:formula="of:=+[.W45]+1" table:style-name="ce9">
            <text:p>2039</text:p>
          </table:table-cell>
          <table:table-cell office:value-type="float" office:value="2040" table:formula="of:=+[.X45]+1" table:style-name="ce9">
            <text:p>2040</text:p>
          </table:table-cell>
          <table:table-cell office:value-type="float" office:value="2041" table:formula="of:=+[.Y45]+1" table:style-name="ce9">
            <text:p>2041</text:p>
          </table:table-cell>
          <table:table-cell office:value-type="float" office:value="2042" table:formula="of:=+[.Z45]+1" table:style-name="ce9">
            <text:p>2042</text:p>
          </table:table-cell>
          <table:table-cell office:value-type="float" office:value="2043" table:formula="of:=+[.AA45]+1" table:style-name="ce9">
            <text:p>2043</text:p>
          </table:table-cell>
          <table:table-cell office:value-type="float" office:value="2044" table:formula="of:=+[.AB45]+1" table:style-name="ce9">
            <text:p>2044</text:p>
          </table:table-cell>
          <table:table-cell office:value-type="float" office:value="2045" table:formula="of:=+[.AC45]+1" table:style-name="ce9">
            <text:p>2045</text:p>
          </table:table-cell>
          <table:table-cell office:value-type="float" office:value="2046" table:formula="of:=+[.AD45]+1" table:style-name="ce9">
            <text:p>2046</text:p>
          </table:table-cell>
          <table:table-cell office:value-type="float" office:value="2047" table:formula="of:=+[.AE45]+1" table:style-name="ce9">
            <text:p>2047</text:p>
          </table:table-cell>
          <table:table-cell office:value-type="float" office:value="2048" table:formula="of:=+[.AF45]+1" table:style-name="ce9">
            <text:p>2048</text:p>
          </table:table-cell>
          <table:table-cell office:value-type="float" office:value="2049" table:formula="of:=+[.AG45]+1" table:style-name="ce9">
            <text:p>2049</text:p>
          </table:table-cell>
          <table:table-cell office:value-type="float" office:value="2050" table:formula="of:=+[.AH45]+1" table:style-name="ce9">
            <text:p>2050</text:p>
          </table:table-cell>
          <table:table-cell table:number-columns-repeated="16349"/>
        </table:table-row>
        <table:table-row table:style-name="ro1">
          <table:table-cell office:value-type="string" table:style-name="ce15">
            <text:p>Eolien terrestre (TWh)</text:p>
          </table:table-cell>
          <table:table-cell table:style-name="ce1"/>
          <table:table-cell office:value-type="float" office:value="33" table:style-name="ce2">
            <text:p>33</text:p>
          </table:table-cell>
          <table:table-cell table:style-name="ce1"/>
          <table:table-cell office:value-type="float" office:value="39" table:style-name="ce2">
            <text:p>39</text:p>
          </table:table-cell>
          <table:table-cell table:number-columns-repeated="2" table:style-name="ce1"/>
          <table:table-cell office:value-type="float" office:value="48" table:style-name="ce2">
            <text:p>48</text:p>
          </table:table-cell>
          <table:table-cell table:style-name="ce1"/>
          <table:table-cell office:value-type="float" office:value="54" table:style-name="ce2">
            <text:p>54</text:p>
          </table:table-cell>
          <table:table-cell table:number-columns-repeated="2" table:style-name="ce1"/>
          <table:table-cell office:value-type="float" office:value="63" table:style-name="ce2">
            <text:p>63</text:p>
          </table:table-cell>
          <table:table-cell table:style-name="ce1"/>
          <table:table-cell office:value-type="float" office:value="69" table:style-name="ce2">
            <text:p>69</text:p>
          </table:table-cell>
          <table:table-cell table:number-columns-repeated="19" table:style-name="ce1"/>
          <table:table-cell office:value-type="float" office:value="150" table:style-name="ce2">
            <text:p>150</text:p>
          </table:table-cell>
          <table:table-cell table:number-columns-repeated="16349"/>
        </table:table-row>
        <table:table-row table:style-name="ro1">
          <table:table-cell office:value-type="string" table:style-name="ce15">
            <text:p>Eolien Offshore (TWh)</text:p>
          </table:table-cell>
          <table:table-cell table:style-name="ce1"/>
          <table:table-cell office:value-type="float" office:value="0" table:style-name="ce2">
            <text:p>0</text:p>
          </table:table-cell>
          <table:table-cell table:style-name="ce1"/>
          <table:table-cell office:value-type="float" office:value="0" table:style-name="ce2">
            <text:p>0</text:p>
          </table:table-cell>
          <table:table-cell table:number-columns-repeated="2" table:style-name="ce1"/>
          <table:table-cell office:value-type="float" office:value="11" table:style-name="ce2">
            <text:p>11</text:p>
          </table:table-cell>
          <table:table-cell table:style-name="ce1"/>
          <table:table-cell office:value-type="float" office:value="11" table:style-name="ce2">
            <text:p>11</text:p>
          </table:table-cell>
          <table:table-cell table:number-columns-repeated="2" table:style-name="ce1"/>
          <table:table-cell office:value-type="float" office:value="11" table:style-name="ce2">
            <text:p>11</text:p>
          </table:table-cell>
          <table:table-cell table:style-name="ce1"/>
          <table:table-cell office:value-type="float" office:value="11" table:style-name="ce2">
            <text:p>11</text:p>
          </table:table-cell>
          <table:table-cell table:number-columns-repeated="19" table:style-name="ce1"/>
          <table:table-cell office:value-type="float" office:value="70" table:style-name="ce2">
            <text:p>70</text:p>
          </table:table-cell>
          <table:table-cell table:number-columns-repeated="16349"/>
        </table:table-row>
        <table:table-row table:style-name="ro1">
          <table:table-cell office:value-type="string" table:style-name="ce15">
            <text:p>PV (TWh)</text:p>
          </table:table-cell>
          <table:table-cell table:style-name="ce1"/>
          <table:table-cell office:value-type="float" office:value="12" table:style-name="ce2">
            <text:p>12</text:p>
          </table:table-cell>
          <table:table-cell table:style-name="ce1"/>
          <table:table-cell office:value-type="float" office:value="16" table:style-name="ce2">
            <text:p>16</text:p>
          </table:table-cell>
          <table:table-cell table:number-columns-repeated="2" table:style-name="ce1"/>
          <table:table-cell office:value-type="float" office:value="22" table:style-name="ce2">
            <text:p>22</text:p>
          </table:table-cell>
          <table:table-cell table:style-name="ce1"/>
          <table:table-cell office:value-type="float" office:value="26" table:style-name="ce2">
            <text:p>26</text:p>
          </table:table-cell>
          <table:table-cell table:number-columns-repeated="2" table:style-name="ce1"/>
          <table:table-cell office:value-type="float" office:value="32" table:style-name="ce2">
            <text:p>32</text:p>
          </table:table-cell>
          <table:table-cell table:style-name="ce1"/>
          <table:table-cell office:value-type="float" office:value="36" table:style-name="ce2">
            <text:p>36</text:p>
          </table:table-cell>
          <table:table-cell table:number-columns-repeated="19" table:style-name="ce1"/>
          <table:table-cell office:value-type="float" office:value="200" table:style-name="ce2">
            <text:p>200</text:p>
          </table:table-cell>
          <table:table-cell table:number-columns-repeated="16349"/>
        </table:table-row>
        <table:table-row table:style-name="ro1">
          <table:table-cell table:number-columns-repeated="5" table:style-name="ce2"/>
          <table:table-cell office:value-type="float" office:value="0.33333333333333331" table:formula="of:=1/3" table:style-name="ce16">
            <text:p>0.33</text:p>
          </table:table-cell>
          <table:table-cell office:value-type="float" office:value="0.33333333333333331" table:formula="of:=1/3" table:style-name="ce16">
            <text:p>0.33</text:p>
          </table:table-cell>
          <table:table-cell table:style-name="ce2"/>
          <table:table-cell office:value-type="float" office:value="0.5" table:formula="of:=1/2" table:style-name="ce2">
            <text:p>0.5</text:p>
          </table:table-cell>
          <table:table-cell table:style-name="ce2"/>
          <table:table-cell office:value-type="float" office:value="0.33333333333333331" table:formula="of:=1/3" table:style-name="ce16">
            <text:p>0.33</text:p>
          </table:table-cell>
          <table:table-cell office:value-type="float" office:value="0.33333333333333331" table:formula="of:=1/3" table:style-name="ce16">
            <text:p>0.33</text:p>
          </table:table-cell>
          <table:table-cell table:style-name="ce2"/>
          <table:table-cell office:value-type="float" office:value="0.5" table:formula="of:=1/2" table:style-name="ce2">
            <text:p>0.5</text:p>
          </table:table-cell>
          <table:table-cell table:style-name="ce2"/>
          <table:table-cell office:value-type="float" office:value="0.05" table:formula="of:=1/20" table:style-name="ce2">
            <text:p>0.05</text:p>
          </table:table-cell>
          <table:table-cell office:value-type="float" office:value="0.05" table:formula="of:=1/20" table:style-name="ce2">
            <text:p>0.05</text:p>
          </table:table-cell>
          <table:table-cell office:value-type="float" office:value="0.05" table:formula="of:=1/20" table:style-name="ce2">
            <text:p>0.05</text:p>
          </table:table-cell>
          <table:table-cell office:value-type="float" office:value="0.05" table:formula="of:=1/20" table:style-name="ce2">
            <text:p>0.05</text:p>
          </table:table-cell>
          <table:table-cell office:value-type="float" office:value="0.05" table:formula="of:=1/20" table:style-name="ce2">
            <text:p>0.05</text:p>
          </table:table-cell>
          <table:table-cell office:value-type="float" office:value="0.05" table:formula="of:=1/20" table:style-name="ce2">
            <text:p>0.05</text:p>
          </table:table-cell>
          <table:table-cell office:value-type="float" office:value="0.05" table:formula="of:=1/20" table:style-name="ce2">
            <text:p>0.05</text:p>
          </table:table-cell>
          <table:table-cell office:value-type="float" office:value="0.05" table:formula="of:=1/20" table:style-name="ce2">
            <text:p>0.05</text:p>
          </table:table-cell>
          <table:table-cell office:value-type="float" office:value="0.05" table:formula="of:=1/20" table:style-name="ce2">
            <text:p>0.05</text:p>
          </table:table-cell>
          <table:table-cell office:value-type="float" office:value="0.05" table:formula="of:=1/20" table:style-name="ce2">
            <text:p>0.05</text:p>
          </table:table-cell>
          <table:table-cell office:value-type="float" office:value="0.05" table:formula="of:=1/20" table:style-name="ce2">
            <text:p>0.05</text:p>
          </table:table-cell>
          <table:table-cell office:value-type="float" office:value="0.05" table:formula="of:=1/20" table:style-name="ce2">
            <text:p>0.05</text:p>
          </table:table-cell>
          <table:table-cell office:value-type="float" office:value="0.05" table:formula="of:=1/20" table:style-name="ce2">
            <text:p>0.05</text:p>
          </table:table-cell>
          <table:table-cell office:value-type="float" office:value="0.05" table:formula="of:=1/20" table:style-name="ce2">
            <text:p>0.05</text:p>
          </table:table-cell>
          <table:table-cell office:value-type="float" office:value="0.05" table:formula="of:=1/20" table:style-name="ce2">
            <text:p>0.05</text:p>
          </table:table-cell>
          <table:table-cell office:value-type="float" office:value="0.05" table:formula="of:=1/20" table:style-name="ce2">
            <text:p>0.05</text:p>
          </table:table-cell>
          <table:table-cell office:value-type="float" office:value="0.05" table:formula="of:=1/20" table:style-name="ce2">
            <text:p>0.05</text:p>
          </table:table-cell>
          <table:table-cell office:value-type="float" office:value="0.05" table:formula="of:=1/20" table:style-name="ce2">
            <text:p>0.05</text:p>
          </table:table-cell>
          <table:table-cell office:value-type="float" office:value="0.05" table:formula="of:=1/20" table:style-name="ce2">
            <text:p>0.05</text:p>
          </table:table-cell>
          <table:table-cell table:number-columns-repeated="16350" table:style-name="ce2"/>
        </table:table-row>
        <table:table-row table:style-name="ro1">
          <table:table-cell office:value-type="string" table:style-name="ce15">
            <text:p>Eolien terrestre (GW)</text:p>
          </table:table-cell>
          <table:table-cell table:style-name="ce1"/>
          <table:table-cell office:value-type="float" office:value="13.75" table:formula="of:=[.C46]/2.4" table:style-name="ce17">
            <text:p>13.8</text:p>
          </table:table-cell>
          <table:table-cell office:value-type="float" office:value="15" table:formula="of:=([.C50]+[.E50])/2" table:style-name="ce17">
            <text:p>15.0</text:p>
          </table:table-cell>
          <table:table-cell office:value-type="float" office:value="16.25" table:formula="of:=[.E46]/2.4" table:style-name="ce17">
            <text:p>16.3</text:p>
          </table:table-cell>
          <table:table-cell office:value-type="float" office:value="17.5" table:formula="of:=[.E50]+([.$H50]-[.$E50])*[.F$14]" table:style-name="ce17">
            <text:p>17.5</text:p>
          </table:table-cell>
          <table:table-cell office:value-type="float" office:value="18.75" table:formula="of:=[.F50]+([.$H50]-[.$E50])*[.G$14]" table:style-name="ce17">
            <text:p>18.8</text:p>
          </table:table-cell>
          <table:table-cell office:value-type="float" office:value="20" table:formula="of:=[.H46]/2.4" table:style-name="ce17">
            <text:p>20.0</text:p>
          </table:table-cell>
          <table:table-cell office:value-type="float" office:value="21.25" table:formula="of:=[.H50]+([.$J50]-[.$H50])*[.I$14]" table:style-name="ce17">
            <text:p>21.3</text:p>
          </table:table-cell>
          <table:table-cell office:value-type="float" office:value="22.5" table:formula="of:=[.J46]/2.4" table:style-name="ce17">
            <text:p>22.5</text:p>
          </table:table-cell>
          <table:table-cell office:value-type="float" office:value="23.75" table:formula="of:=[.J50]+([.$M50]-[.$J50])*[.K$14]" table:style-name="ce17">
            <text:p>23.8</text:p>
          </table:table-cell>
          <table:table-cell office:value-type="float" office:value="25" table:formula="of:=[.K50]+([.$M50]-[.$J50])*[.L$14]" table:style-name="ce17">
            <text:p>25.0</text:p>
          </table:table-cell>
          <table:table-cell office:value-type="float" office:value="26.25" table:formula="of:=[.M46]/2.4" table:style-name="ce17">
            <text:p>26.3</text:p>
          </table:table-cell>
          <table:table-cell office:value-type="float" office:value="27.5" table:formula="of:=([.M50]+[.O50])/2" table:style-name="ce17">
            <text:p>27.5</text:p>
          </table:table-cell>
          <table:table-cell office:value-type="float" office:value="28.75" table:formula="of:=[.O46]/2.4" table:style-name="ce17">
            <text:p>28.8</text:p>
          </table:table-cell>
          <table:table-cell office:value-type="float" office:value="30.4375" table:formula="of:=[.O50]+[.P$14]*([.$AI50]-[.$O50])" table:style-name="ce17">
            <text:p>30.4</text:p>
          </table:table-cell>
          <table:table-cell office:value-type="float" office:value="32.125" table:formula="of:=[.P50]+[.Q$14]*([.$AI50]-[.$O50])" table:style-name="ce17">
            <text:p>32.1</text:p>
          </table:table-cell>
          <table:table-cell office:value-type="float" office:value="33.8125" table:formula="of:=[.Q50]+[.R$14]*([.$AI50]-[.$O50])" table:style-name="ce17">
            <text:p>33.8</text:p>
          </table:table-cell>
          <table:table-cell office:value-type="float" office:value="35.5" table:formula="of:=[.R50]+[.S$14]*([.$AI50]-[.$O50])" table:style-name="ce17">
            <text:p>35.5</text:p>
          </table:table-cell>
          <table:table-cell office:value-type="float" office:value="37.1875" table:formula="of:=[.S50]+[.T$14]*([.$AI50]-[.$O50])" table:style-name="ce17">
            <text:p>37.2</text:p>
          </table:table-cell>
          <table:table-cell office:value-type="float" office:value="38.875" table:formula="of:=[.T50]+[.U$14]*([.$AI50]-[.$O50])" table:style-name="ce17">
            <text:p>38.9</text:p>
          </table:table-cell>
          <table:table-cell office:value-type="float" office:value="40.5625" table:formula="of:=[.U50]+[.V$14]*([.$AI50]-[.$O50])" table:style-name="ce17">
            <text:p>40.6</text:p>
          </table:table-cell>
          <table:table-cell office:value-type="float" office:value="42.25" table:formula="of:=[.V50]+[.W$14]*([.$AI50]-[.$O50])" table:style-name="ce17">
            <text:p>42.3</text:p>
          </table:table-cell>
          <table:table-cell office:value-type="float" office:value="43.9375" table:formula="of:=[.W50]+[.X$14]*([.$AI50]-[.$O50])" table:style-name="ce17">
            <text:p>43.9</text:p>
          </table:table-cell>
          <table:table-cell office:value-type="float" office:value="45.625" table:formula="of:=[.X50]+[.Y$14]*([.$AI50]-[.$O50])" table:style-name="ce17">
            <text:p>45.6</text:p>
          </table:table-cell>
          <table:table-cell office:value-type="float" office:value="47.3125" table:formula="of:=[.Y50]+[.Z$14]*([.$AI50]-[.$O50])" table:style-name="ce17">
            <text:p>47.3</text:p>
          </table:table-cell>
          <table:table-cell office:value-type="float" office:value="49" table:formula="of:=[.Z50]+[.AA$14]*([.$AI50]-[.$O50])" table:style-name="ce17">
            <text:p>49.0</text:p>
          </table:table-cell>
          <table:table-cell office:value-type="float" office:value="50.6875" table:formula="of:=[.AA50]+[.AB$14]*([.$AI50]-[.$O50])" table:style-name="ce17">
            <text:p>50.7</text:p>
          </table:table-cell>
          <table:table-cell office:value-type="float" office:value="52.375" table:formula="of:=[.AB50]+[.AC$14]*([.$AI50]-[.$O50])" table:style-name="ce17">
            <text:p>52.4</text:p>
          </table:table-cell>
          <table:table-cell office:value-type="float" office:value="54.0625" table:formula="of:=[.AC50]+[.AD$14]*([.$AI50]-[.$O50])" table:style-name="ce17">
            <text:p>54.1</text:p>
          </table:table-cell>
          <table:table-cell office:value-type="float" office:value="55.75" table:formula="of:=[.AD50]+[.AE$14]*([.$AI50]-[.$O50])" table:style-name="ce17">
            <text:p>55.8</text:p>
          </table:table-cell>
          <table:table-cell office:value-type="float" office:value="57.4375" table:formula="of:=[.AE50]+[.AF$14]*([.$AI50]-[.$O50])" table:style-name="ce17">
            <text:p>57.4</text:p>
          </table:table-cell>
          <table:table-cell office:value-type="float" office:value="59.125" table:formula="of:=[.AF50]+[.AG$14]*([.$AI50]-[.$O50])" table:style-name="ce17">
            <text:p>59.1</text:p>
          </table:table-cell>
          <table:table-cell office:value-type="float" office:value="60.8125" table:formula="of:=[.AG50]+[.AH$14]*([.$AI50]-[.$O50])" table:style-name="ce17">
            <text:p>60.8</text:p>
          </table:table-cell>
          <table:table-cell office:value-type="float" office:value="62.5" table:formula="of:=[.AI46]/2.4" table:style-name="ce17">
            <text:p>62.5</text:p>
          </table:table-cell>
          <table:table-cell table:number-columns-repeated="16349"/>
        </table:table-row>
        <table:table-row table:style-name="ro1">
          <table:table-cell office:value-type="string" table:style-name="ce15">
            <text:p>Eolien (Offshore (GW)</text:p>
          </table:table-cell>
          <table:table-cell table:style-name="ce1"/>
          <table:table-cell office:value-type="float" office:value="0" table:formula="of:=[.C47]/3.6" table:style-name="ce17">
            <text:p>0.0</text:p>
          </table:table-cell>
          <table:table-cell office:value-type="float" office:value="0" table:formula="of:=([.C51]+[.E51])/2" table:style-name="ce17">
            <text:p>0.0</text:p>
          </table:table-cell>
          <table:table-cell office:value-type="float" office:value="0" table:formula="of:=[.E47]/3.6" table:style-name="ce17">
            <text:p>0.0</text:p>
          </table:table-cell>
          <table:table-cell office:value-type="float" office:value="1.0185185185185184" table:formula="of:=[.E51]+([.$H51]-[.$E51])*[.F$14]" table:style-name="ce17">
            <text:p>1.0</text:p>
          </table:table-cell>
          <table:table-cell office:value-type="float" office:value="2.0370370370370368" table:formula="of:=[.F51]+([.$H51]-[.$E51])*[.G$14]" table:style-name="ce17">
            <text:p>2.0</text:p>
          </table:table-cell>
          <table:table-cell office:value-type="float" office:value="3.0555555555555554" table:formula="of:=[.H47]/3.6" table:style-name="ce17">
            <text:p>3.1</text:p>
          </table:table-cell>
          <table:table-cell office:value-type="float" office:value="3.0555555555555554" table:formula="of:=[.H51]+([.$J51]-[.$H51])*[.I$14]" table:style-name="ce17">
            <text:p>3.1</text:p>
          </table:table-cell>
          <table:table-cell office:value-type="float" office:value="3.0555555555555554" table:formula="of:=[.J47]/3.6" table:style-name="ce17">
            <text:p>3.1</text:p>
          </table:table-cell>
          <table:table-cell office:value-type="float" office:value="3.0555555555555554" table:formula="of:=[.J51]+([.$M51]-[.$J51])*[.K$14]" table:style-name="ce17">
            <text:p>3.1</text:p>
          </table:table-cell>
          <table:table-cell office:value-type="float" office:value="3.0555555555555554" table:formula="of:=[.K51]+([.$M51]-[.$J51])*[.L$14]" table:style-name="ce17">
            <text:p>3.1</text:p>
          </table:table-cell>
          <table:table-cell office:value-type="float" office:value="3.0555555555555554" table:formula="of:=[.M47]/3.6" table:style-name="ce17">
            <text:p>3.1</text:p>
          </table:table-cell>
          <table:table-cell office:value-type="float" office:value="3.0555555555555554" table:formula="of:=([.M51]+[.O51])/2" table:style-name="ce17">
            <text:p>3.1</text:p>
          </table:table-cell>
          <table:table-cell office:value-type="float" office:value="3.0555555555555554" table:formula="of:=[.O47]/3.6" table:style-name="ce17">
            <text:p>3.1</text:p>
          </table:table-cell>
          <table:table-cell office:value-type="float" office:value="3.8749999999999996" table:formula="of:=[.O51]+[.P$14]*([.$AI51]-[.$O51])" table:style-name="ce17">
            <text:p>3.9</text:p>
          </table:table-cell>
          <table:table-cell office:value-type="float" office:value="4.6944444444444438" table:formula="of:=[.P51]+[.Q$14]*([.$AI51]-[.$O51])" table:style-name="ce17">
            <text:p>4.7</text:p>
          </table:table-cell>
          <table:table-cell office:value-type="float" office:value="5.5138888888888884" table:formula="of:=[.Q51]+[.R$14]*([.$AI51]-[.$O51])" table:style-name="ce17">
            <text:p>5.5</text:p>
          </table:table-cell>
          <table:table-cell office:value-type="float" office:value="6.333333333333333" table:formula="of:=[.R51]+[.S$14]*([.$AI51]-[.$O51])" table:style-name="ce17">
            <text:p>6.3</text:p>
          </table:table-cell>
          <table:table-cell office:value-type="float" office:value="7.1527777777777777" table:formula="of:=[.S51]+[.T$14]*([.$AI51]-[.$O51])" table:style-name="ce17">
            <text:p>7.2</text:p>
          </table:table-cell>
          <table:table-cell office:value-type="float" office:value="7.9722222222222223" table:formula="of:=[.T51]+[.U$14]*([.$AI51]-[.$O51])" table:style-name="ce17">
            <text:p>8.0</text:p>
          </table:table-cell>
          <table:table-cell office:value-type="float" office:value="8.7916666666666661" table:formula="of:=[.U51]+[.V$14]*([.$AI51]-[.$O51])" table:style-name="ce17">
            <text:p>8.8</text:p>
          </table:table-cell>
          <table:table-cell office:value-type="float" office:value="9.6111111111111107" table:formula="of:=[.V51]+[.W$14]*([.$AI51]-[.$O51])" table:style-name="ce17">
            <text:p>9.6</text:p>
          </table:table-cell>
          <table:table-cell office:value-type="float" office:value="10.430555555555555" table:formula="of:=[.W51]+[.X$14]*([.$AI51]-[.$O51])" table:style-name="ce17">
            <text:p>10.4</text:p>
          </table:table-cell>
          <table:table-cell office:value-type="float" office:value="11.25" table:formula="of:=[.X51]+[.Y$14]*([.$AI51]-[.$O51])" table:style-name="ce17">
            <text:p>11.3</text:p>
          </table:table-cell>
          <table:table-cell office:value-type="float" office:value="12.069444444444445" table:formula="of:=[.Y51]+[.Z$14]*([.$AI51]-[.$O51])" table:style-name="ce17">
            <text:p>12.1</text:p>
          </table:table-cell>
          <table:table-cell office:value-type="float" office:value="12.888888888888889" table:formula="of:=[.Z51]+[.AA$14]*([.$AI51]-[.$O51])" table:style-name="ce17">
            <text:p>12.9</text:p>
          </table:table-cell>
          <table:table-cell office:value-type="float" office:value="13.708333333333334" table:formula="of:=[.AA51]+[.AB$14]*([.$AI51]-[.$O51])" table:style-name="ce17">
            <text:p>13.7</text:p>
          </table:table-cell>
          <table:table-cell office:value-type="float" office:value="14.527777777777779" table:formula="of:=[.AB51]+[.AC$14]*([.$AI51]-[.$O51])" table:style-name="ce17">
            <text:p>14.5</text:p>
          </table:table-cell>
          <table:table-cell office:value-type="float" office:value="15.347222222222223" table:formula="of:=[.AC51]+[.AD$14]*([.$AI51]-[.$O51])" table:style-name="ce17">
            <text:p>15.3</text:p>
          </table:table-cell>
          <table:table-cell office:value-type="float" office:value="16.166666666666668" table:formula="of:=[.AD51]+[.AE$14]*([.$AI51]-[.$O51])" table:style-name="ce17">
            <text:p>16.2</text:p>
          </table:table-cell>
          <table:table-cell office:value-type="float" office:value="16.986111111111111" table:formula="of:=[.AE51]+[.AF$14]*([.$AI51]-[.$O51])" table:style-name="ce17">
            <text:p>17.0</text:p>
          </table:table-cell>
          <table:table-cell office:value-type="float" office:value="17.805555555555554" table:formula="of:=[.AF51]+[.AG$14]*([.$AI51]-[.$O51])" table:style-name="ce17">
            <text:p>17.8</text:p>
          </table:table-cell>
          <table:table-cell office:value-type="float" office:value="18.624999999999996" table:formula="of:=[.AG51]+[.AH$14]*([.$AI51]-[.$O51])" table:style-name="ce17">
            <text:p>18.6</text:p>
          </table:table-cell>
          <table:table-cell office:value-type="float" office:value="19.444444444444443" table:formula="of:=[.AI47]/3.6" table:style-name="ce17">
            <text:p>19.4</text:p>
          </table:table-cell>
          <table:table-cell table:number-columns-repeated="16349"/>
        </table:table-row>
        <table:table-row table:style-name="ro1">
          <table:table-cell office:value-type="string" table:style-name="ce15">
            <text:p>PV (GW)</text:p>
          </table:table-cell>
          <table:table-cell table:style-name="ce1"/>
          <table:table-cell office:value-type="float" office:value="9.6" table:formula="of:=[.C48]/1.25" table:style-name="ce17">
            <text:p>9.6</text:p>
          </table:table-cell>
          <table:table-cell office:value-type="float" office:value="11.2" table:formula="of:=([.C52]+[.E52])/2" table:style-name="ce17">
            <text:p>11.2</text:p>
          </table:table-cell>
          <table:table-cell office:value-type="float" office:value="12.8" table:formula="of:=[.E48]/1.25" table:style-name="ce17">
            <text:p>12.8</text:p>
          </table:table-cell>
          <table:table-cell office:value-type="float" office:value="14.4" table:formula="of:=[.E52]+([.$H52]-[.$E52])*[.F$14]" table:style-name="ce17">
            <text:p>14.4</text:p>
          </table:table-cell>
          <table:table-cell office:value-type="float" office:value="16" table:formula="of:=[.F52]+([.$H52]-[.$E52])*[.G$14]" table:style-name="ce17">
            <text:p>16.0</text:p>
          </table:table-cell>
          <table:table-cell office:value-type="float" office:value="17.600000000000001" table:formula="of:=[.H48]/1.25" table:style-name="ce17">
            <text:p>17.6</text:p>
          </table:table-cell>
          <table:table-cell office:value-type="float" office:value="19.200000000000003" table:formula="of:=[.H52]+([.$J52]-[.$H52])*[.I$14]" table:style-name="ce17">
            <text:p>19.2</text:p>
          </table:table-cell>
          <table:table-cell office:value-type="float" office:value="20.8" table:formula="of:=[.J48]/1.25" table:style-name="ce17">
            <text:p>20.8</text:p>
          </table:table-cell>
          <table:table-cell office:value-type="float" office:value="22.400000000000002" table:formula="of:=[.J52]+([.$M52]-[.$J52])*[.K$14]" table:style-name="ce17">
            <text:p>22.4</text:p>
          </table:table-cell>
          <table:table-cell office:value-type="float" office:value="24.000000000000004" table:formula="of:=[.K52]+([.$M52]-[.$J52])*[.L$14]" table:style-name="ce17">
            <text:p>24.0</text:p>
          </table:table-cell>
          <table:table-cell office:value-type="float" office:value="25.6" table:formula="of:=[.M48]/1.25" table:style-name="ce17">
            <text:p>25.6</text:p>
          </table:table-cell>
          <table:table-cell office:value-type="float" office:value="27.200000000000003" table:formula="of:=([.M52]+[.O52])/2" table:style-name="ce17">
            <text:p>27.2</text:p>
          </table:table-cell>
          <table:table-cell office:value-type="float" office:value="28.8" table:formula="of:=[.O48]/1.25" table:style-name="ce17">
            <text:p>28.8</text:p>
          </table:table-cell>
          <table:table-cell office:value-type="float" office:value="35.36" table:formula="of:=[.O52]+[.P$14]*([.$AI52]-[.$O52])" table:style-name="ce17">
            <text:p>35.4</text:p>
          </table:table-cell>
          <table:table-cell office:value-type="float" office:value="41.92" table:formula="of:=[.P52]+[.Q$14]*([.$AI52]-[.$O52])" table:style-name="ce17">
            <text:p>41.9</text:p>
          </table:table-cell>
          <table:table-cell office:value-type="float" office:value="48.480000000000004" table:formula="of:=[.Q52]+[.R$14]*([.$AI52]-[.$O52])" table:style-name="ce17">
            <text:p>48.5</text:p>
          </table:table-cell>
          <table:table-cell office:value-type="float" office:value="55.040000000000006" table:formula="of:=[.R52]+[.S$14]*([.$AI52]-[.$O52])" table:style-name="ce17">
            <text:p>55.0</text:p>
          </table:table-cell>
          <table:table-cell office:value-type="float" office:value="61.600000000000009" table:formula="of:=[.S52]+[.T$14]*([.$AI52]-[.$O52])" table:style-name="ce17">
            <text:p>61.6</text:p>
          </table:table-cell>
          <table:table-cell office:value-type="float" office:value="68.160000000000011" table:formula="of:=[.T52]+[.U$14]*([.$AI52]-[.$O52])" table:style-name="ce17">
            <text:p>68.2</text:p>
          </table:table-cell>
          <table:table-cell office:value-type="float" office:value="74.720000000000013" table:formula="of:=[.U52]+[.V$14]*([.$AI52]-[.$O52])" table:style-name="ce17">
            <text:p>74.7</text:p>
          </table:table-cell>
          <table:table-cell office:value-type="float" office:value="81.280000000000015" table:formula="of:=[.V52]+[.W$14]*([.$AI52]-[.$O52])" table:style-name="ce17">
            <text:p>81.3</text:p>
          </table:table-cell>
          <table:table-cell office:value-type="float" office:value="87.840000000000018" table:formula="of:=[.W52]+[.X$14]*([.$AI52]-[.$O52])" table:style-name="ce17">
            <text:p>87.8</text:p>
          </table:table-cell>
          <table:table-cell office:value-type="float" office:value="94.40000000000002" table:formula="of:=[.X52]+[.Y$14]*([.$AI52]-[.$O52])" table:style-name="ce17">
            <text:p>94.4</text:p>
          </table:table-cell>
          <table:table-cell office:value-type="float" office:value="100.96000000000002" table:formula="of:=[.Y52]+[.Z$14]*([.$AI52]-[.$O52])" table:style-name="ce17">
            <text:p>101.0</text:p>
          </table:table-cell>
          <table:table-cell office:value-type="float" office:value="107.52000000000002" table:formula="of:=[.Z52]+[.AA$14]*([.$AI52]-[.$O52])" table:style-name="ce17">
            <text:p>107.5</text:p>
          </table:table-cell>
          <table:table-cell office:value-type="float" office:value="114.08000000000003" table:formula="of:=[.AA52]+[.AB$14]*([.$AI52]-[.$O52])" table:style-name="ce17">
            <text:p>114.1</text:p>
          </table:table-cell>
          <table:table-cell office:value-type="float" office:value="120.64000000000003" table:formula="of:=[.AB52]+[.AC$14]*([.$AI52]-[.$O52])" table:style-name="ce17">
            <text:p>120.6</text:p>
          </table:table-cell>
          <table:table-cell office:value-type="float" office:value="127.20000000000003" table:formula="of:=[.AC52]+[.AD$14]*([.$AI52]-[.$O52])" table:style-name="ce17">
            <text:p>127.2</text:p>
          </table:table-cell>
          <table:table-cell office:value-type="float" office:value="133.76000000000002" table:formula="of:=[.AD52]+[.AE$14]*([.$AI52]-[.$O52])" table:style-name="ce17">
            <text:p>133.8</text:p>
          </table:table-cell>
          <table:table-cell office:value-type="float" office:value="140.32000000000002" table:formula="of:=[.AE52]+[.AF$14]*([.$AI52]-[.$O52])" table:style-name="ce17">
            <text:p>140.3</text:p>
          </table:table-cell>
          <table:table-cell office:value-type="float" office:value="146.88000000000002" table:formula="of:=[.AF52]+[.AG$14]*([.$AI52]-[.$O52])" table:style-name="ce17">
            <text:p>146.9</text:p>
          </table:table-cell>
          <table:table-cell office:value-type="float" office:value="153.44000000000003" table:formula="of:=[.AG52]+[.AH$14]*([.$AI52]-[.$O52])" table:style-name="ce17">
            <text:p>153.4</text:p>
          </table:table-cell>
          <table:table-cell office:value-type="float" office:value="160" table:formula="of:=[.AI48]/1.25" table:style-name="ce17">
            <text:p>160.0</text:p>
          </table:table-cell>
          <table:table-cell table:number-columns-repeated="16349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Investissemen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5">
            <text:p>Nucléaire</text:p>
          </table:table-cell>
          <table:table-cell table:style-name="ce2"/>
          <table:table-cell office:value-type="float" office:value="3801" table:formula="of:=[.C2]" table:style-name="ce18">
            <text:p>3801</text:p>
          </table:table-cell>
          <table:table-cell office:value-type="float" office:value="3674" table:formula="of:=[.D2]" table:style-name="ce18">
            <text:p>3674</text:p>
          </table:table-cell>
          <table:table-cell office:value-type="float" office:value="3674" table:formula="of:=[.E2]" table:style-name="ce18">
            <text:p>3674</text:p>
          </table:table-cell>
          <table:table-cell office:value-type="float" office:value="3674" table:formula="of:=[.F2]" table:style-name="ce18">
            <text:p>3674</text:p>
          </table:table-cell>
          <table:table-cell office:value-type="float" office:value="3674" table:formula="of:=[.G2]" table:style-name="ce18">
            <text:p>3674</text:p>
          </table:table-cell>
          <table:table-cell office:value-type="float" office:value="3674" table:formula="of:=[.H2]" table:style-name="ce18">
            <text:p>3674</text:p>
          </table:table-cell>
          <table:table-cell office:value-type="float" office:value="3674" table:formula="of:=[.I2]" table:style-name="ce18">
            <text:p>3674</text:p>
          </table:table-cell>
          <table:table-cell office:value-type="float" office:value="3674" table:formula="of:=[.J2]" table:style-name="ce18">
            <text:p>3674</text:p>
          </table:table-cell>
          <table:table-cell office:value-type="float" office:value="3674" table:formula="of:=[.K2]" table:style-name="ce18">
            <text:p>3674</text:p>
          </table:table-cell>
          <table:table-cell office:value-type="float" office:value="3674" table:formula="of:=[.L2]" table:style-name="ce18">
            <text:p>3674</text:p>
          </table:table-cell>
          <table:table-cell office:value-type="float" office:value="3674" table:formula="of:=[.M2]" table:style-name="ce18">
            <text:p>3674</text:p>
          </table:table-cell>
          <table:table-cell office:value-type="float" office:value="3674" table:formula="of:=[.N2]" table:style-name="ce18">
            <text:p>3674</text:p>
          </table:table-cell>
          <table:table-cell office:value-type="float" office:value="3674" table:formula="of:=[.O2]" table:style-name="ce18">
            <text:p>3674</text:p>
          </table:table-cell>
          <table:table-cell office:value-type="float" office:value="3674" table:formula="of:=[.P2]" table:style-name="ce18">
            <text:p>3674</text:p>
          </table:table-cell>
          <table:table-cell office:value-type="float" office:value="3674" table:formula="of:=[.Q2]" table:style-name="ce18">
            <text:p>3674</text:p>
          </table:table-cell>
          <table:table-cell office:value-type="float" office:value="3674" table:formula="of:=[.R2]" table:style-name="ce18">
            <text:p>3674</text:p>
          </table:table-cell>
          <table:table-cell office:value-type="float" office:value="3674" table:formula="of:=[.S2]" table:style-name="ce18">
            <text:p>3674</text:p>
          </table:table-cell>
          <table:table-cell office:value-type="float" office:value="3674" table:formula="of:=[.T2]" table:style-name="ce18">
            <text:p>3674</text:p>
          </table:table-cell>
          <table:table-cell office:value-type="float" office:value="3674" table:formula="of:=[.U2]" table:style-name="ce18">
            <text:p>3674</text:p>
          </table:table-cell>
          <table:table-cell office:value-type="float" office:value="3674" table:formula="of:=[.V2]" table:style-name="ce18">
            <text:p>3674</text:p>
          </table:table-cell>
          <table:table-cell office:value-type="float" office:value="3674" table:formula="of:=[.W2]" table:style-name="ce18">
            <text:p>3674</text:p>
          </table:table-cell>
          <table:table-cell office:value-type="float" office:value="3674" table:formula="of:=[.X2]" table:style-name="ce18">
            <text:p>3674</text:p>
          </table:table-cell>
          <table:table-cell office:value-type="float" office:value="3608" table:formula="of:=[.Y2]" table:style-name="ce18">
            <text:p>3608</text:p>
          </table:table-cell>
          <table:table-cell office:value-type="float" office:value="3479" table:formula="of:=[.Z2]" table:style-name="ce18">
            <text:p>3479</text:p>
          </table:table-cell>
          <table:table-cell office:value-type="float" office:value="3220" table:formula="of:=[.AA2]" table:style-name="ce18">
            <text:p>3220</text:p>
          </table:table-cell>
          <table:table-cell office:value-type="float" office:value="2827" table:formula="of:=[.AB2]" table:style-name="ce18">
            <text:p>2827</text:p>
          </table:table-cell>
          <table:table-cell office:value-type="float" office:value="2501" table:formula="of:=[.AC2]" table:style-name="ce18">
            <text:p>2501</text:p>
          </table:table-cell>
          <table:table-cell office:value-type="float" office:value="2174" table:formula="of:=[.AD2]" table:style-name="ce18">
            <text:p>2174</text:p>
          </table:table-cell>
          <table:table-cell office:value-type="float" office:value="2042" table:formula="of:=[.AE2]" table:style-name="ce18">
            <text:p>2042</text:p>
          </table:table-cell>
          <table:table-cell office:value-type="float" office:value="1714" table:formula="of:=[.AF2]" table:style-name="ce18">
            <text:p>1714</text:p>
          </table:table-cell>
          <table:table-cell office:value-type="float" office:value="1515" table:formula="of:=[.AG2]" table:style-name="ce18">
            <text:p>1515</text:p>
          </table:table-cell>
          <table:table-cell office:value-type="float" office:value="1186" table:formula="of:=[.AH2]" table:style-name="ce18">
            <text:p>1186</text:p>
          </table:table-cell>
          <table:table-cell office:value-type="float" office:value="857" table:formula="of:=[.AI2]" table:style-name="ce18">
            <text:p>857</text:p>
          </table:table-cell>
          <table:table-cell table:number-columns-repeated="16349"/>
        </table:table-row>
        <table:table-row table:style-name="ro1">
          <table:table-cell office:value-type="string" table:style-name="ce15">
            <text:p>Gaz</text:p>
          </table:table-cell>
          <table:table-cell table:style-name="ce2"/>
          <table:table-cell office:value-type="float" office:value="0" table:formula="of:=[.C21]" table:style-name="ce2">
            <text:p>0</text:p>
          </table:table-cell>
          <table:table-cell office:value-type="float" office:value="0" table:formula="of:=[.D21]" table:style-name="ce2">
            <text:p>0</text:p>
          </table:table-cell>
          <table:table-cell office:value-type="float" office:value="0" table:formula="of:=[.E21]" table:style-name="ce2">
            <text:p>0</text:p>
          </table:table-cell>
          <table:table-cell office:value-type="float" office:value="378" table:formula="of:=[.F21]" table:style-name="ce2">
            <text:p>378</text:p>
          </table:table-cell>
          <table:table-cell office:value-type="float" office:value="0" table:formula="of:=[.G21]" table:style-name="ce2">
            <text:p>0</text:p>
          </table:table-cell>
          <table:table-cell office:value-type="float" office:value="0" table:formula="of:=[.H21]" table:style-name="ce2">
            <text:p>0</text:p>
          </table:table-cell>
          <table:table-cell office:value-type="float" office:value="0" table:formula="of:=[.I21]" table:style-name="ce2">
            <text:p>0</text:p>
          </table:table-cell>
          <table:table-cell office:value-type="float" office:value="581" table:formula="of:=[.J21]" table:style-name="ce2">
            <text:p>581</text:p>
          </table:table-cell>
          <table:table-cell office:value-type="float" office:value="1743" table:formula="of:=[.K21]" table:style-name="ce2">
            <text:p>1743</text:p>
          </table:table-cell>
          <table:table-cell office:value-type="float" office:value="0" table:formula="of:=[.L21]" table:style-name="ce2">
            <text:p>0</text:p>
          </table:table-cell>
          <table:table-cell office:value-type="float" office:value="0" table:formula="of:=[.M21]" table:style-name="ce2">
            <text:p>0</text:p>
          </table:table-cell>
          <table:table-cell office:value-type="float" office:value="0" table:formula="of:=[.N21]" table:style-name="ce2">
            <text:p>0</text:p>
          </table:table-cell>
          <table:table-cell office:value-type="float" office:value="0" table:formula="of:=[.O21]" table:style-name="ce2">
            <text:p>0</text:p>
          </table:table-cell>
          <table:table-cell office:value-type="float" office:value="0" table:formula="of:=[.P21]" table:style-name="ce2">
            <text:p>0</text:p>
          </table:table-cell>
          <table:table-cell office:value-type="float" office:value="0" table:formula="of:=[.Q21]" table:style-name="ce2">
            <text:p>0</text:p>
          </table:table-cell>
          <table:table-cell office:value-type="float" office:value="0" table:formula="of:=[.R21]" table:style-name="ce2">
            <text:p>0</text:p>
          </table:table-cell>
          <table:table-cell office:value-type="float" office:value="0" table:formula="of:=[.S21]" table:style-name="ce2">
            <text:p>0</text:p>
          </table:table-cell>
          <table:table-cell office:value-type="float" office:value="0" table:formula="of:=[.T21]" table:style-name="ce2">
            <text:p>0</text:p>
          </table:table-cell>
          <table:table-cell office:value-type="float" office:value="0" table:formula="of:=[.U21]" table:style-name="ce2">
            <text:p>0</text:p>
          </table:table-cell>
          <table:table-cell office:value-type="float" office:value="0" table:formula="of:=[.V21]" table:style-name="ce2">
            <text:p>0</text:p>
          </table:table-cell>
          <table:table-cell office:value-type="float" office:value="0" table:formula="of:=[.W21]" table:style-name="ce2">
            <text:p>0</text:p>
          </table:table-cell>
          <table:table-cell office:value-type="float" office:value="0" table:formula="of:=[.X21]" table:style-name="ce2">
            <text:p>0</text:p>
          </table:table-cell>
          <table:table-cell office:value-type="float" office:value="0" table:formula="of:=[.Y21]" table:style-name="ce2">
            <text:p>0</text:p>
          </table:table-cell>
          <table:table-cell office:value-type="float" office:value="0" table:formula="of:=[.Z21]" table:style-name="ce2">
            <text:p>0</text:p>
          </table:table-cell>
          <table:table-cell office:value-type="float" office:value="0" table:formula="of:=[.AA21]" table:style-name="ce2">
            <text:p>0</text:p>
          </table:table-cell>
          <table:table-cell office:value-type="float" office:value="0" table:formula="of:=[.AB21]" table:style-name="ce2">
            <text:p>0</text:p>
          </table:table-cell>
          <table:table-cell office:value-type="float" office:value="0" table:formula="of:=[.AC21]" table:style-name="ce2">
            <text:p>0</text:p>
          </table:table-cell>
          <table:table-cell office:value-type="float" office:value="0" table:formula="of:=[.AD21]" table:style-name="ce2">
            <text:p>0</text:p>
          </table:table-cell>
          <table:table-cell office:value-type="float" office:value="0" table:formula="of:=[.AE21]" table:style-name="ce2">
            <text:p>0</text:p>
          </table:table-cell>
          <table:table-cell office:value-type="float" office:value="0" table:formula="of:=[.AF21]" table:style-name="ce2">
            <text:p>0</text:p>
          </table:table-cell>
          <table:table-cell office:value-type="float" office:value="0" table:formula="of:=[.AG21]" table:style-name="ce2">
            <text:p>0</text:p>
          </table:table-cell>
          <table:table-cell office:value-type="float" office:value="0" table:formula="of:=[.AH21]" table:style-name="ce2">
            <text:p>0</text:p>
          </table:table-cell>
          <table:table-cell office:value-type="float" office:value="0" table:formula="of:=[.AI21]" table:style-name="ce2">
            <text:p>0</text:p>
          </table:table-cell>
          <table:table-cell table:number-columns-repeated="16349"/>
        </table:table-row>
        <table:table-row table:style-name="ro1">
          <table:table-cell office:value-type="string" table:style-name="ce15">
            <text:p>Eolien terrestre</text:p>
          </table:table-cell>
          <table:table-cell table:style-name="ce2"/>
          <table:table-cell office:value-type="float" office:value="1700" table:style-name="ce2">
            <text:p>1700</text:p>
          </table:table-cell>
          <table:table-cell office:value-type="float" office:value="1611" table:style-name="ce2">
            <text:p>1611</text:p>
          </table:table-cell>
          <table:table-cell office:value-type="float" office:value="1547" table:style-name="ce2">
            <text:p>1547</text:p>
          </table:table-cell>
          <table:table-cell office:value-type="float" office:value="1485" table:style-name="ce2">
            <text:p>1485</text:p>
          </table:table-cell>
          <table:table-cell office:value-type="float" office:value="1455" table:style-name="ce2">
            <text:p>1455</text:p>
          </table:table-cell>
          <table:table-cell office:value-type="float" office:value="1426" table:style-name="ce2">
            <text:p>1426</text:p>
          </table:table-cell>
          <table:table-cell office:value-type="float" office:value="1397" table:style-name="ce2">
            <text:p>1397</text:p>
          </table:table-cell>
          <table:table-cell office:value-type="float" office:value="1369" table:style-name="ce2">
            <text:p>1369</text:p>
          </table:table-cell>
          <table:table-cell office:value-type="float" office:value="1342" table:style-name="ce2">
            <text:p>1342</text:p>
          </table:table-cell>
          <table:table-cell office:value-type="float" office:value="1315" table:style-name="ce2">
            <text:p>1315</text:p>
          </table:table-cell>
          <table:table-cell office:value-type="float" office:value="1289" table:style-name="ce2">
            <text:p>1289</text:p>
          </table:table-cell>
          <table:table-cell office:value-type="float" office:value="1263" table:style-name="ce2">
            <text:p>1263</text:p>
          </table:table-cell>
          <table:table-cell office:value-type="float" office:value="1238" table:style-name="ce2">
            <text:p>1238</text:p>
          </table:table-cell>
          <table:table-cell office:value-type="float" office:value="3284" table:style-name="ce2">
            <text:p>3284</text:p>
          </table:table-cell>
          <table:table-cell office:value-type="float" office:value="2349" table:style-name="ce2">
            <text:p>2349</text:p>
          </table:table-cell>
          <table:table-cell office:value-type="float" office:value="2583" table:style-name="ce2">
            <text:p>2583</text:p>
          </table:table-cell>
          <table:table-cell office:value-type="float" office:value="2582" table:style-name="ce2">
            <text:p>2582</text:p>
          </table:table-cell>
          <table:table-cell office:value-type="float" office:value="2636" table:style-name="ce2">
            <text:p>2636</text:p>
          </table:table-cell>
          <table:table-cell office:value-type="float" office:value="2208" table:style-name="ce2">
            <text:p>2208</text:p>
          </table:table-cell>
          <table:table-cell office:value-type="float" office:value="2150" table:style-name="ce2">
            <text:p>2150</text:p>
          </table:table-cell>
          <table:table-cell office:value-type="float" office:value="1911" table:style-name="ce2">
            <text:p>1911</text:p>
          </table:table-cell>
          <table:table-cell office:value-type="float" office:value="2362" table:style-name="ce2">
            <text:p>2362</text:p>
          </table:table-cell>
          <table:table-cell office:value-type="float" office:value="2164" table:style-name="ce2">
            <text:p>2164</text:p>
          </table:table-cell>
          <table:table-cell office:value-type="float" office:value="2463" table:style-name="ce2">
            <text:p>2463</text:p>
          </table:table-cell>
          <table:table-cell office:value-type="float" office:value="2741" table:style-name="ce2">
            <text:p>2741</text:p>
          </table:table-cell>
          <table:table-cell office:value-type="float" office:value="1649" table:style-name="ce2">
            <text:p>1649</text:p>
          </table:table-cell>
          <table:table-cell office:value-type="float" office:value="2377" table:style-name="ce2">
            <text:p>2377</text:p>
          </table:table-cell>
          <table:table-cell office:value-type="float" office:value="2377" table:style-name="ce2">
            <text:p>2377</text:p>
          </table:table-cell>
          <table:table-cell office:value-type="float" office:value="2377" table:style-name="ce2">
            <text:p>2377</text:p>
          </table:table-cell>
          <table:table-cell office:value-type="float" office:value="2377" table:style-name="ce2">
            <text:p>2377</text:p>
          </table:table-cell>
          <table:table-cell office:value-type="float" office:value="2377" table:style-name="ce2">
            <text:p>2377</text:p>
          </table:table-cell>
          <table:table-cell office:value-type="float" office:value="2377" table:style-name="ce2">
            <text:p>2377</text:p>
          </table:table-cell>
          <table:table-cell office:value-type="float" office:value="2377" table:style-name="ce2">
            <text:p>2377</text:p>
          </table:table-cell>
          <table:table-cell table:number-columns-repeated="16349"/>
        </table:table-row>
        <table:table-row table:style-name="ro1">
          <table:table-cell office:value-type="string" table:style-name="ce15">
            <text:p>Eolien Offshore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380" table:style-name="ce2">
            <text:p>4380</text:p>
          </table:table-cell>
          <table:table-cell office:value-type="float" office:value="4380" table:style-name="ce2">
            <text:p>4380</text:p>
          </table:table-cell>
          <table:table-cell office:value-type="float" office:value="4380" table:style-name="ce2">
            <text:p>438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37" table:style-name="ce2">
            <text:p>1437</text:p>
          </table:table-cell>
          <table:table-cell office:value-type="float" office:value="1379" table:style-name="ce2">
            <text:p>1379</text:p>
          </table:table-cell>
          <table:table-cell office:value-type="float" office:value="1324" table:style-name="ce2">
            <text:p>1324</text:p>
          </table:table-cell>
          <table:table-cell office:value-type="float" office:value="1271" table:style-name="ce2">
            <text:p>1271</text:p>
          </table:table-cell>
          <table:table-cell office:value-type="float" office:value="1220" table:style-name="ce2">
            <text:p>1220</text:p>
          </table:table-cell>
          <table:table-cell office:value-type="float" office:value="1208" table:style-name="ce2">
            <text:p>1208</text:p>
          </table:table-cell>
          <table:table-cell office:value-type="float" office:value="1196" table:style-name="ce2">
            <text:p>1196</text:p>
          </table:table-cell>
          <table:table-cell office:value-type="float" office:value="1184" table:style-name="ce2">
            <text:p>1184</text:p>
          </table:table-cell>
          <table:table-cell office:value-type="float" office:value="1172" table:style-name="ce2">
            <text:p>1172</text:p>
          </table:table-cell>
          <table:table-cell office:value-type="float" office:value="1160" table:style-name="ce2">
            <text:p>1160</text:p>
          </table:table-cell>
          <table:table-cell office:value-type="float" office:value="1160" table:style-name="ce2">
            <text:p>1160</text:p>
          </table:table-cell>
          <table:table-cell office:value-type="float" office:value="1160" table:style-name="ce2">
            <text:p>1160</text:p>
          </table:table-cell>
          <table:table-cell office:value-type="float" office:value="1160" table:style-name="ce2">
            <text:p>1160</text:p>
          </table:table-cell>
          <table:table-cell office:value-type="float" office:value="1160" table:style-name="ce2">
            <text:p>1160</text:p>
          </table:table-cell>
          <table:table-cell office:value-type="float" office:value="1160" table:style-name="ce2">
            <text:p>1160</text:p>
          </table:table-cell>
          <table:table-cell office:value-type="float" office:value="2603" table:style-name="ce2">
            <text:p>2603</text:p>
          </table:table-cell>
          <table:table-cell office:value-type="float" office:value="2603" table:style-name="ce2">
            <text:p>2603</text:p>
          </table:table-cell>
          <table:table-cell office:value-type="float" office:value="2603" table:style-name="ce2">
            <text:p>2603</text:p>
          </table:table-cell>
          <table:table-cell office:value-type="float" office:value="1160" table:style-name="ce2">
            <text:p>1160</text:p>
          </table:table-cell>
          <table:table-cell office:value-type="float" office:value="1160" table:style-name="ce2">
            <text:p>1160</text:p>
          </table:table-cell>
          <table:table-cell table:number-columns-repeated="16349"/>
        </table:table-row>
        <table:table-row table:style-name="ro1">
          <table:table-cell office:value-type="string" table:style-name="ce15">
            <text:p>PV</text:p>
          </table:table-cell>
          <table:table-cell table:style-name="ce2"/>
          <table:table-cell office:value-type="float" office:value="1610" table:style-name="ce2">
            <text:p>1610</text:p>
          </table:table-cell>
          <table:table-cell office:value-type="float" office:value="1221" table:style-name="ce2">
            <text:p>1221</text:p>
          </table:table-cell>
          <table:table-cell office:value-type="float" office:value="1099" table:style-name="ce2">
            <text:p>1099</text:p>
          </table:table-cell>
          <table:table-cell office:value-type="float" office:value="1002" table:style-name="ce2">
            <text:p>1002</text:p>
          </table:table-cell>
          <table:table-cell office:value-type="float" office:value="968" table:style-name="ce2">
            <text:p>968</text:p>
          </table:table-cell>
          <table:table-cell office:value-type="float" office:value="919" table:style-name="ce2">
            <text:p>919</text:p>
          </table:table-cell>
          <table:table-cell office:value-type="float" office:value="877" table:style-name="ce2">
            <text:p>877</text:p>
          </table:table-cell>
          <table:table-cell office:value-type="float" office:value="851" table:style-name="ce2">
            <text:p>851</text:p>
          </table:table-cell>
          <table:table-cell office:value-type="float" office:value="829" table:style-name="ce2">
            <text:p>829</text:p>
          </table:table-cell>
          <table:table-cell office:value-type="float" office:value="807" table:style-name="ce2">
            <text:p>807</text:p>
          </table:table-cell>
          <table:table-cell office:value-type="float" office:value="788" table:style-name="ce2">
            <text:p>788</text:p>
          </table:table-cell>
          <table:table-cell office:value-type="float" office:value="769" table:style-name="ce2">
            <text:p>769</text:p>
          </table:table-cell>
          <table:table-cell office:value-type="float" office:value="754" table:style-name="ce2">
            <text:p>754</text:p>
          </table:table-cell>
          <table:table-cell office:value-type="float" office:value="3063" table:style-name="ce2">
            <text:p>3063</text:p>
          </table:table-cell>
          <table:table-cell office:value-type="float" office:value="2973" table:style-name="ce2">
            <text:p>2973</text:p>
          </table:table-cell>
          <table:table-cell office:value-type="float" office:value="2975" table:style-name="ce2">
            <text:p>2975</text:p>
          </table:table-cell>
          <table:table-cell office:value-type="float" office:value="2887" table:style-name="ce2">
            <text:p>2887</text:p>
          </table:table-cell>
          <table:table-cell office:value-type="float" office:value="2902" table:style-name="ce2">
            <text:p>2902</text:p>
          </table:table-cell>
          <table:table-cell office:value-type="float" office:value="2873" table:style-name="ce2">
            <text:p>2873</text:p>
          </table:table-cell>
          <table:table-cell office:value-type="float" office:value="2802" table:style-name="ce2">
            <text:p>2802</text:p>
          </table:table-cell>
          <table:table-cell office:value-type="float" office:value="2845" table:style-name="ce2">
            <text:p>2845</text:p>
          </table:table-cell>
          <table:table-cell office:value-type="float" office:value="2852" table:style-name="ce2">
            <text:p>2852</text:p>
          </table:table-cell>
          <table:table-cell office:value-type="float" office:value="3104" table:style-name="ce2">
            <text:p>3104</text:p>
          </table:table-cell>
          <table:table-cell office:value-type="float" office:value="3601" table:style-name="ce2">
            <text:p>3601</text:p>
          </table:table-cell>
          <table:table-cell office:value-type="float" office:value="3250" table:style-name="ce2">
            <text:p>3250</text:p>
          </table:table-cell>
          <table:table-cell office:value-type="float" office:value="3043" table:style-name="ce2">
            <text:p>3043</text:p>
          </table:table-cell>
          <table:table-cell office:value-type="float" office:value="3176" table:style-name="ce2">
            <text:p>3176</text:p>
          </table:table-cell>
          <table:table-cell office:value-type="float" office:value="3164" table:style-name="ce2">
            <text:p>3164</text:p>
          </table:table-cell>
          <table:table-cell office:value-type="float" office:value="2975" table:style-name="ce2">
            <text:p>2975</text:p>
          </table:table-cell>
          <table:table-cell office:value-type="float" office:value="3180" table:style-name="ce2">
            <text:p>3180</text:p>
          </table:table-cell>
          <table:table-cell office:value-type="float" office:value="3406" table:style-name="ce2">
            <text:p>3406</text:p>
          </table:table-cell>
          <table:table-cell office:value-type="float" office:value="3375" table:style-name="ce2">
            <text:p>3375</text:p>
          </table:table-cell>
          <table:table-cell office:value-type="float" office:value="3415" table:style-name="ce2">
            <text:p>3415</text:p>
          </table:table-cell>
          <table:table-cell table:number-columns-repeated="16349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AMS Sans EPR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float" office:value="2017" table:style-name="ce9">
            <text:p>2017</text:p>
          </table:table-cell>
          <table:table-cell office:value-type="float" office:value="2018" table:formula="of:=+[.B63]+1" table:style-name="ce9">
            <text:p>2018</text:p>
          </table:table-cell>
          <table:table-cell office:value-type="float" office:value="2019" table:formula="of:=+[.C63]+1" table:style-name="ce9">
            <text:p>2019</text:p>
          </table:table-cell>
          <table:table-cell office:value-type="float" office:value="2020" table:formula="of:=+[.D63]+1" table:style-name="ce9">
            <text:p>2020</text:p>
          </table:table-cell>
          <table:table-cell office:value-type="float" office:value="2021" table:formula="of:=+[.E63]+1" table:style-name="ce9">
            <text:p>2021</text:p>
          </table:table-cell>
          <table:table-cell office:value-type="float" office:value="2022" table:formula="of:=+[.F63]+1" table:style-name="ce9">
            <text:p>2022</text:p>
          </table:table-cell>
          <table:table-cell office:value-type="float" office:value="2023" table:formula="of:=+[.G63]+1" table:style-name="ce9">
            <text:p>2023</text:p>
          </table:table-cell>
          <table:table-cell office:value-type="float" office:value="2024" table:formula="of:=+[.H63]+1" table:style-name="ce9">
            <text:p>2024</text:p>
          </table:table-cell>
          <table:table-cell office:value-type="float" office:value="2025" table:formula="of:=+[.I63]+1" table:style-name="ce9">
            <text:p>2025</text:p>
          </table:table-cell>
          <table:table-cell office:value-type="float" office:value="2026" table:formula="of:=+[.J63]+1" table:style-name="ce9">
            <text:p>2026</text:p>
          </table:table-cell>
          <table:table-cell office:value-type="float" office:value="2027" table:formula="of:=+[.K63]+1" table:style-name="ce9">
            <text:p>2027</text:p>
          </table:table-cell>
          <table:table-cell office:value-type="float" office:value="2028" table:formula="of:=+[.L63]+1" table:style-name="ce9">
            <text:p>2028</text:p>
          </table:table-cell>
          <table:table-cell office:value-type="float" office:value="2029" table:formula="of:=+[.M63]+1" table:style-name="ce9">
            <text:p>2029</text:p>
          </table:table-cell>
          <table:table-cell office:value-type="float" office:value="2030" table:formula="of:=+[.N63]+1" table:style-name="ce9">
            <text:p>2030</text:p>
          </table:table-cell>
          <table:table-cell office:value-type="float" office:value="2031" table:formula="of:=+[.O63]+1" table:style-name="ce9">
            <text:p>2031</text:p>
          </table:table-cell>
          <table:table-cell office:value-type="float" office:value="2032" table:formula="of:=+[.P63]+1" table:style-name="ce9">
            <text:p>2032</text:p>
          </table:table-cell>
          <table:table-cell office:value-type="float" office:value="2033" table:formula="of:=+[.Q63]+1" table:style-name="ce9">
            <text:p>2033</text:p>
          </table:table-cell>
          <table:table-cell office:value-type="float" office:value="2034" table:formula="of:=+[.R63]+1" table:style-name="ce9">
            <text:p>2034</text:p>
          </table:table-cell>
          <table:table-cell office:value-type="float" office:value="2035" table:formula="of:=+[.S63]+1" table:style-name="ce9">
            <text:p>2035</text:p>
          </table:table-cell>
          <table:table-cell office:value-type="float" office:value="2036" table:formula="of:=+[.T63]+1" table:style-name="ce9">
            <text:p>2036</text:p>
          </table:table-cell>
          <table:table-cell office:value-type="float" office:value="2037" table:formula="of:=+[.U63]+1" table:style-name="ce9">
            <text:p>2037</text:p>
          </table:table-cell>
          <table:table-cell office:value-type="float" office:value="2038" table:formula="of:=+[.V63]+1" table:style-name="ce9">
            <text:p>2038</text:p>
          </table:table-cell>
          <table:table-cell office:value-type="float" office:value="2039" table:formula="of:=+[.W63]+1" table:style-name="ce9">
            <text:p>2039</text:p>
          </table:table-cell>
          <table:table-cell office:value-type="float" office:value="2040" table:formula="of:=+[.X63]+1" table:style-name="ce9">
            <text:p>2040</text:p>
          </table:table-cell>
          <table:table-cell office:value-type="float" office:value="2041" table:formula="of:=+[.Y63]+1" table:style-name="ce9">
            <text:p>2041</text:p>
          </table:table-cell>
          <table:table-cell office:value-type="float" office:value="2042" table:formula="of:=+[.Z63]+1" table:style-name="ce9">
            <text:p>2042</text:p>
          </table:table-cell>
          <table:table-cell office:value-type="float" office:value="2043" table:formula="of:=+[.AA63]+1" table:style-name="ce9">
            <text:p>2043</text:p>
          </table:table-cell>
          <table:table-cell office:value-type="float" office:value="2044" table:formula="of:=+[.AB63]+1" table:style-name="ce9">
            <text:p>2044</text:p>
          </table:table-cell>
          <table:table-cell office:value-type="float" office:value="2045" table:formula="of:=+[.AC63]+1" table:style-name="ce9">
            <text:p>2045</text:p>
          </table:table-cell>
          <table:table-cell office:value-type="float" office:value="2046" table:formula="of:=+[.AD63]+1" table:style-name="ce9">
            <text:p>2046</text:p>
          </table:table-cell>
          <table:table-cell office:value-type="float" office:value="2047" table:formula="of:=+[.AE63]+1" table:style-name="ce9">
            <text:p>2047</text:p>
          </table:table-cell>
          <table:table-cell office:value-type="float" office:value="2048" table:formula="of:=+[.AF63]+1" table:style-name="ce9">
            <text:p>2048</text:p>
          </table:table-cell>
          <table:table-cell office:value-type="float" office:value="2049" table:formula="of:=+[.AG63]+1" table:style-name="ce9">
            <text:p>2049</text:p>
          </table:table-cell>
          <table:table-cell office:value-type="float" office:value="2050" table:formula="of:=+[.AH63]+1" table:style-name="ce9">
            <text:p>2050</text:p>
          </table:table-cell>
          <table:table-cell table:number-columns-repeated="16349"/>
        </table:table-row>
        <table:table-row table:style-name="ro1">
          <table:table-cell office:value-type="string" table:style-name="ce15">
            <text:p>Eolien terrestre (TWh)</text:p>
          </table:table-cell>
          <table:table-cell table:style-name="ce1"/>
          <table:table-cell office:value-type="float" office:value="33" table:style-name="ce2">
            <text:p>33</text:p>
          </table:table-cell>
          <table:table-cell table:style-name="ce1"/>
          <table:table-cell office:value-type="float" office:value="42" table:style-name="ce2">
            <text:p>42</text:p>
          </table:table-cell>
          <table:table-cell table:number-columns-repeated="2" table:style-name="ce1"/>
          <table:table-cell office:value-type="float" office:value="57" table:style-name="ce2">
            <text:p>57</text:p>
          </table:table-cell>
          <table:table-cell table:style-name="ce1"/>
          <table:table-cell office:value-type="float" office:value="67" table:style-name="ce2">
            <text:p>67</text:p>
          </table:table-cell>
          <table:table-cell table:number-columns-repeated="2" table:style-name="ce1"/>
          <table:table-cell office:value-type="float" office:value="82" table:style-name="ce2">
            <text:p>82</text:p>
          </table:table-cell>
          <table:table-cell table:style-name="ce1"/>
          <table:table-cell office:value-type="float" office:value="92" table:style-name="ce2">
            <text:p>92</text:p>
          </table:table-cell>
          <table:table-cell table:number-columns-repeated="19" table:style-name="ce1"/>
          <table:table-cell office:value-type="float" office:value="160" table:style-name="ce2">
            <text:p>160</text:p>
          </table:table-cell>
          <table:table-cell table:number-columns-repeated="16349"/>
        </table:table-row>
        <table:table-row table:style-name="ro1">
          <table:table-cell office:value-type="string" table:style-name="ce15">
            <text:p>Eolien Offshore (TWh)</text:p>
          </table:table-cell>
          <table:table-cell table:style-name="ce1"/>
          <table:table-cell office:value-type="float" office:value="0" table:style-name="ce2">
            <text:p>0</text:p>
          </table:table-cell>
          <table:table-cell table:style-name="ce1"/>
          <table:table-cell office:value-type="float" office:value="0" table:style-name="ce2">
            <text:p>0</text:p>
          </table:table-cell>
          <table:table-cell table:number-columns-repeated="2" table:style-name="ce1"/>
          <table:table-cell office:value-type="float" office:value="11" table:style-name="ce2">
            <text:p>11</text:p>
          </table:table-cell>
          <table:table-cell table:style-name="ce1"/>
          <table:table-cell office:value-type="float" office:value="11" table:style-name="ce2">
            <text:p>11</text:p>
          </table:table-cell>
          <table:table-cell table:number-columns-repeated="2" table:style-name="ce1"/>
          <table:table-cell office:value-type="float" office:value="17" table:style-name="ce2">
            <text:p>17</text:p>
          </table:table-cell>
          <table:table-cell table:style-name="ce1"/>
          <table:table-cell office:value-type="float" office:value="21" table:style-name="ce2">
            <text:p>21</text:p>
          </table:table-cell>
          <table:table-cell table:number-columns-repeated="19" table:style-name="ce1"/>
          <table:table-cell office:value-type="float" office:value="70" table:style-name="ce2">
            <text:p>70</text:p>
          </table:table-cell>
          <table:table-cell table:number-columns-repeated="16349"/>
        </table:table-row>
        <table:table-row table:style-name="ro1">
          <table:table-cell office:value-type="string" table:style-name="ce15">
            <text:p>PV (TWh)</text:p>
          </table:table-cell>
          <table:table-cell table:style-name="ce1"/>
          <table:table-cell office:value-type="float" office:value="12" table:style-name="ce2">
            <text:p>12</text:p>
          </table:table-cell>
          <table:table-cell table:style-name="ce1"/>
          <table:table-cell office:value-type="float" office:value="17" table:style-name="ce2">
            <text:p>17</text:p>
          </table:table-cell>
          <table:table-cell table:number-columns-repeated="2" table:style-name="ce1"/>
          <table:table-cell office:value-type="float" office:value="27" table:style-name="ce2">
            <text:p>27</text:p>
          </table:table-cell>
          <table:table-cell table:style-name="ce1"/>
          <table:table-cell office:value-type="float" office:value="34" table:style-name="ce2">
            <text:p>34</text:p>
          </table:table-cell>
          <table:table-cell table:number-columns-repeated="2" table:style-name="ce1"/>
          <table:table-cell office:value-type="float" office:value="44" table:style-name="ce2">
            <text:p>44</text:p>
          </table:table-cell>
          <table:table-cell table:style-name="ce1"/>
          <table:table-cell office:value-type="float" office:value="51" table:style-name="ce2">
            <text:p>51</text:p>
          </table:table-cell>
          <table:table-cell table:number-columns-repeated="19" table:style-name="ce1"/>
          <table:table-cell office:value-type="float" office:value="250" table:style-name="ce2">
            <text:p>250</text:p>
          </table:table-cell>
          <table:table-cell table:number-columns-repeated="16349"/>
        </table:table-row>
        <table:table-row table:style-name="ro1">
          <table:table-cell table:number-columns-repeated="5" table:style-name="ce2"/>
          <table:table-cell office:value-type="float" office:value="0.33333333333333331" table:formula="of:=1/3" table:style-name="ce16">
            <text:p>0.33</text:p>
          </table:table-cell>
          <table:table-cell office:value-type="float" office:value="0.33333333333333331" table:formula="of:=1/3" table:style-name="ce16">
            <text:p>0.33</text:p>
          </table:table-cell>
          <table:table-cell table:style-name="ce2"/>
          <table:table-cell office:value-type="float" office:value="0.5" table:formula="of:=1/2" table:style-name="ce2">
            <text:p>0.5</text:p>
          </table:table-cell>
          <table:table-cell table:style-name="ce2"/>
          <table:table-cell office:value-type="float" office:value="0.33333333333333331" table:formula="of:=1/3" table:style-name="ce16">
            <text:p>0.33</text:p>
          </table:table-cell>
          <table:table-cell office:value-type="float" office:value="0.33333333333333331" table:formula="of:=1/3" table:style-name="ce16">
            <text:p>0.33</text:p>
          </table:table-cell>
          <table:table-cell table:style-name="ce2"/>
          <table:table-cell office:value-type="float" office:value="0.5" table:formula="of:=1/2" table:style-name="ce2">
            <text:p>0.5</text:p>
          </table:table-cell>
          <table:table-cell table:style-name="ce2"/>
          <table:table-cell office:value-type="float" office:value="0.05" table:formula="of:=1/20" table:style-name="ce2">
            <text:p>0.05</text:p>
          </table:table-cell>
          <table:table-cell office:value-type="float" office:value="0.05" table:formula="of:=1/20" table:style-name="ce2">
            <text:p>0.05</text:p>
          </table:table-cell>
          <table:table-cell office:value-type="float" office:value="0.05" table:formula="of:=1/20" table:style-name="ce2">
            <text:p>0.05</text:p>
          </table:table-cell>
          <table:table-cell office:value-type="float" office:value="0.05" table:formula="of:=1/20" table:style-name="ce2">
            <text:p>0.05</text:p>
          </table:table-cell>
          <table:table-cell office:value-type="float" office:value="0.05" table:formula="of:=1/20" table:style-name="ce2">
            <text:p>0.05</text:p>
          </table:table-cell>
          <table:table-cell office:value-type="float" office:value="0.05" table:formula="of:=1/20" table:style-name="ce2">
            <text:p>0.05</text:p>
          </table:table-cell>
          <table:table-cell office:value-type="float" office:value="0.05" table:formula="of:=1/20" table:style-name="ce2">
            <text:p>0.05</text:p>
          </table:table-cell>
          <table:table-cell office:value-type="float" office:value="0.05" table:formula="of:=1/20" table:style-name="ce2">
            <text:p>0.05</text:p>
          </table:table-cell>
          <table:table-cell office:value-type="float" office:value="0.05" table:formula="of:=1/20" table:style-name="ce2">
            <text:p>0.05</text:p>
          </table:table-cell>
          <table:table-cell office:value-type="float" office:value="0.05" table:formula="of:=1/20" table:style-name="ce2">
            <text:p>0.05</text:p>
          </table:table-cell>
          <table:table-cell office:value-type="float" office:value="0.05" table:formula="of:=1/20" table:style-name="ce2">
            <text:p>0.05</text:p>
          </table:table-cell>
          <table:table-cell office:value-type="float" office:value="0.05" table:formula="of:=1/20" table:style-name="ce2">
            <text:p>0.05</text:p>
          </table:table-cell>
          <table:table-cell office:value-type="float" office:value="0.05" table:formula="of:=1/20" table:style-name="ce2">
            <text:p>0.05</text:p>
          </table:table-cell>
          <table:table-cell office:value-type="float" office:value="0.05" table:formula="of:=1/20" table:style-name="ce2">
            <text:p>0.05</text:p>
          </table:table-cell>
          <table:table-cell office:value-type="float" office:value="0.05" table:formula="of:=1/20" table:style-name="ce2">
            <text:p>0.05</text:p>
          </table:table-cell>
          <table:table-cell office:value-type="float" office:value="0.05" table:formula="of:=1/20" table:style-name="ce2">
            <text:p>0.05</text:p>
          </table:table-cell>
          <table:table-cell office:value-type="float" office:value="0.05" table:formula="of:=1/20" table:style-name="ce2">
            <text:p>0.05</text:p>
          </table:table-cell>
          <table:table-cell office:value-type="float" office:value="0.05" table:formula="of:=1/20" table:style-name="ce2">
            <text:p>0.05</text:p>
          </table:table-cell>
          <table:table-cell office:value-type="float" office:value="0.05" table:formula="of:=1/20" table:style-name="ce2">
            <text:p>0.05</text:p>
          </table:table-cell>
          <table:table-cell table:style-name="ce2"/>
          <table:table-cell table:number-columns-repeated="16349"/>
        </table:table-row>
        <table:table-row table:style-name="ro1">
          <table:table-cell office:value-type="string" table:style-name="ce15">
            <text:p>Eolien terrestre (GW)</text:p>
          </table:table-cell>
          <table:table-cell table:style-name="ce1"/>
          <table:table-cell office:value-type="float" office:value="13.75" table:formula="of:=[.C64]/2.4" table:style-name="ce17">
            <text:p>13.8</text:p>
          </table:table-cell>
          <table:table-cell office:value-type="float" office:value="15.625" table:formula="of:=([.C68]+[.E68])/2" table:style-name="ce17">
            <text:p>15.6</text:p>
          </table:table-cell>
          <table:table-cell office:value-type="float" office:value="17.5" table:formula="of:=[.E64]/2.4" table:style-name="ce17">
            <text:p>17.5</text:p>
          </table:table-cell>
          <table:table-cell office:value-type="float" office:value="19.583333333333332" table:formula="of:=[.E68]+([.$H68]-[.$E68])*[.F$14]" table:style-name="ce17">
            <text:p>19.6</text:p>
          </table:table-cell>
          <table:table-cell office:value-type="float" office:value="21.666666666666664" table:formula="of:=[.F68]+([.$H68]-[.$E68])*[.G$14]" table:style-name="ce17">
            <text:p>21.7</text:p>
          </table:table-cell>
          <table:table-cell office:value-type="float" office:value="23.75" table:formula="of:=[.H64]/2.4" table:style-name="ce17">
            <text:p>23.8</text:p>
          </table:table-cell>
          <table:table-cell office:value-type="float" office:value="25.833333333333336" table:formula="of:=[.H68]+([.$J68]-[.$H68])*[.I$14]" table:style-name="ce17">
            <text:p>25.8</text:p>
          </table:table-cell>
          <table:table-cell office:value-type="float" office:value="27.916666666666668" table:formula="of:=[.J64]/2.4" table:style-name="ce17">
            <text:p>27.9</text:p>
          </table:table-cell>
          <table:table-cell office:value-type="float" office:value="30.000000000000004" table:formula="of:=[.J68]+([.$M68]-[.$J68])*[.K$14]" table:style-name="ce17">
            <text:p>30.0</text:p>
          </table:table-cell>
          <table:table-cell office:value-type="float" office:value="32.083333333333336" table:formula="of:=[.K68]+([.$M68]-[.$J68])*[.L$14]" table:style-name="ce17">
            <text:p>32.1</text:p>
          </table:table-cell>
          <table:table-cell office:value-type="float" office:value="34.166666666666671" table:formula="of:=[.M64]/2.4" table:style-name="ce17">
            <text:p>34.2</text:p>
          </table:table-cell>
          <table:table-cell office:value-type="float" office:value="36.25" table:formula="of:=([.M68]+[.O68])/2" table:style-name="ce17">
            <text:p>36.3</text:p>
          </table:table-cell>
          <table:table-cell office:value-type="float" office:value="38.333333333333336" table:formula="of:=[.O64]/2.4" table:style-name="ce17">
            <text:p>38.3</text:p>
          </table:table-cell>
          <table:table-cell office:value-type="float" office:value="39.75" table:formula="of:=[.O68]+[.P$14]*([.$AI68]-[.$O68])" table:style-name="ce17">
            <text:p>39.8</text:p>
          </table:table-cell>
          <table:table-cell office:value-type="float" office:value="41.166666666666664" table:formula="of:=[.P68]+[.Q$14]*([.$AI68]-[.$O68])" table:style-name="ce17">
            <text:p>41.2</text:p>
          </table:table-cell>
          <table:table-cell office:value-type="float" office:value="42.583333333333329" table:formula="of:=[.Q68]+[.R$14]*([.$AI68]-[.$O68])" table:style-name="ce17">
            <text:p>42.6</text:p>
          </table:table-cell>
          <table:table-cell office:value-type="float" office:value="43.999999999999993" table:formula="of:=[.R68]+[.S$14]*([.$AI68]-[.$O68])" table:style-name="ce17">
            <text:p>44.0</text:p>
          </table:table-cell>
          <table:table-cell office:value-type="float" office:value="45.416666666666657" table:formula="of:=[.S68]+[.T$14]*([.$AI68]-[.$O68])" table:style-name="ce17">
            <text:p>45.4</text:p>
          </table:table-cell>
          <table:table-cell office:value-type="float" office:value="46.833333333333321" table:formula="of:=[.T68]+[.U$14]*([.$AI68]-[.$O68])" table:style-name="ce17">
            <text:p>46.8</text:p>
          </table:table-cell>
          <table:table-cell office:value-type="float" office:value="48.249999999999986" table:formula="of:=[.U68]+[.V$14]*([.$AI68]-[.$O68])" table:style-name="ce17">
            <text:p>48.3</text:p>
          </table:table-cell>
          <table:table-cell office:value-type="float" office:value="49.66666666666665" table:formula="of:=[.V68]+[.W$14]*([.$AI68]-[.$O68])" table:style-name="ce17">
            <text:p>49.7</text:p>
          </table:table-cell>
          <table:table-cell office:value-type="float" office:value="51.083333333333314" table:formula="of:=[.W68]+[.X$14]*([.$AI68]-[.$O68])" table:style-name="ce17">
            <text:p>51.1</text:p>
          </table:table-cell>
          <table:table-cell office:value-type="float" office:value="52.499999999999979" table:formula="of:=[.X68]+[.Y$14]*([.$AI68]-[.$O68])" table:style-name="ce17">
            <text:p>52.5</text:p>
          </table:table-cell>
          <table:table-cell office:value-type="float" office:value="53.916666666666643" table:formula="of:=[.Y68]+[.Z$14]*([.$AI68]-[.$O68])" table:style-name="ce17">
            <text:p>53.9</text:p>
          </table:table-cell>
          <table:table-cell office:value-type="float" office:value="55.333333333333307" table:formula="of:=[.Z68]+[.AA$14]*([.$AI68]-[.$O68])" table:style-name="ce17">
            <text:p>55.3</text:p>
          </table:table-cell>
          <table:table-cell office:value-type="float" office:value="56.749999999999972" table:formula="of:=[.AA68]+[.AB$14]*([.$AI68]-[.$O68])" table:style-name="ce17">
            <text:p>56.8</text:p>
          </table:table-cell>
          <table:table-cell office:value-type="float" office:value="58.166666666666636" table:formula="of:=[.AB68]+[.AC$14]*([.$AI68]-[.$O68])" table:style-name="ce17">
            <text:p>58.2</text:p>
          </table:table-cell>
          <table:table-cell office:value-type="float" office:value="59.5833333333333" table:formula="of:=[.AC68]+[.AD$14]*([.$AI68]-[.$O68])" table:style-name="ce17">
            <text:p>59.6</text:p>
          </table:table-cell>
          <table:table-cell office:value-type="float" office:value="60.999999999999964" table:formula="of:=[.AD68]+[.AE$14]*([.$AI68]-[.$O68])" table:style-name="ce17">
            <text:p>61.0</text:p>
          </table:table-cell>
          <table:table-cell office:value-type="float" office:value="62.416666666666629" table:formula="of:=[.AE68]+[.AF$14]*([.$AI68]-[.$O68])" table:style-name="ce17">
            <text:p>62.4</text:p>
          </table:table-cell>
          <table:table-cell office:value-type="float" office:value="63.833333333333293" table:formula="of:=[.AF68]+[.AG$14]*([.$AI68]-[.$O68])" table:style-name="ce17">
            <text:p>63.8</text:p>
          </table:table-cell>
          <table:table-cell office:value-type="float" office:value="65.249999999999957" table:formula="of:=[.AG68]+[.AH$14]*([.$AI68]-[.$O68])" table:style-name="ce17">
            <text:p>65.3</text:p>
          </table:table-cell>
          <table:table-cell office:value-type="float" office:value="66.666666666666671" table:formula="of:=[.AI64]/2.4" table:style-name="ce17">
            <text:p>66.7</text:p>
          </table:table-cell>
          <table:table-cell table:number-columns-repeated="16349"/>
        </table:table-row>
        <table:table-row table:style-name="ro1">
          <table:table-cell office:value-type="string" table:style-name="ce15">
            <text:p>Eolien (Offshore (GW)</text:p>
          </table:table-cell>
          <table:table-cell table:style-name="ce1"/>
          <table:table-cell office:value-type="float" office:value="0" table:formula="of:=[.C65]/3.6" table:style-name="ce17">
            <text:p>0.0</text:p>
          </table:table-cell>
          <table:table-cell office:value-type="float" office:value="0" table:formula="of:=([.C69]+[.E69])/2" table:style-name="ce17">
            <text:p>0.0</text:p>
          </table:table-cell>
          <table:table-cell office:value-type="float" office:value="0" table:formula="of:=[.E65]/3.6" table:style-name="ce17">
            <text:p>0.0</text:p>
          </table:table-cell>
          <table:table-cell office:value-type="float" office:value="1.0185185185185184" table:formula="of:=[.E69]+([.$H69]-[.$E69])*[.F$14]" table:style-name="ce17">
            <text:p>1.0</text:p>
          </table:table-cell>
          <table:table-cell office:value-type="float" office:value="2.0370370370370368" table:formula="of:=[.F69]+([.$H69]-[.$E69])*[.G$14]" table:style-name="ce17">
            <text:p>2.0</text:p>
          </table:table-cell>
          <table:table-cell office:value-type="float" office:value="3.0555555555555554" table:formula="of:=[.H65]/3.6" table:style-name="ce17">
            <text:p>3.1</text:p>
          </table:table-cell>
          <table:table-cell office:value-type="float" office:value="3.0555555555555554" table:formula="of:=[.H69]+([.$J69]-[.$H69])*[.I$14]" table:style-name="ce17">
            <text:p>3.1</text:p>
          </table:table-cell>
          <table:table-cell office:value-type="float" office:value="3.0555555555555554" table:formula="of:=[.J65]/3.6" table:style-name="ce17">
            <text:p>3.1</text:p>
          </table:table-cell>
          <table:table-cell office:value-type="float" office:value="3.6111111111111107" table:formula="of:=[.J69]+([.$M69]-[.$J69])*[.K$14]" table:style-name="ce17">
            <text:p>3.6</text:p>
          </table:table-cell>
          <table:table-cell office:value-type="float" office:value="4.1666666666666661" table:formula="of:=[.K69]+([.$M69]-[.$J69])*[.L$14]" table:style-name="ce17">
            <text:p>4.2</text:p>
          </table:table-cell>
          <table:table-cell office:value-type="float" office:value="4.7222222222222223" table:formula="of:=[.M65]/3.6" table:style-name="ce17">
            <text:p>4.7</text:p>
          </table:table-cell>
          <table:table-cell office:value-type="float" office:value="5.2777777777777777" table:formula="of:=([.M69]+[.O69])/2" table:style-name="ce17">
            <text:p>5.3</text:p>
          </table:table-cell>
          <table:table-cell office:value-type="float" office:value="5.833333333333333" table:formula="of:=[.O65]/3.6" table:style-name="ce17">
            <text:p>5.8</text:p>
          </table:table-cell>
          <table:table-cell office:value-type="float" office:value="6.5138888888888884" table:formula="of:=[.O69]+[.P$14]*([.$AI69]-[.$O69])" table:style-name="ce17">
            <text:p>6.5</text:p>
          </table:table-cell>
          <table:table-cell office:value-type="float" office:value="7.1944444444444438" table:formula="of:=[.P69]+[.Q$14]*([.$AI69]-[.$O69])" table:style-name="ce17">
            <text:p>7.2</text:p>
          </table:table-cell>
          <table:table-cell office:value-type="float" office:value="7.8749999999999991" table:formula="of:=[.Q69]+[.R$14]*([.$AI69]-[.$O69])" table:style-name="ce17">
            <text:p>7.9</text:p>
          </table:table-cell>
          <table:table-cell office:value-type="float" office:value="8.5555555555555554" table:formula="of:=[.R69]+[.S$14]*([.$AI69]-[.$O69])" table:style-name="ce17">
            <text:p>8.6</text:p>
          </table:table-cell>
          <table:table-cell office:value-type="float" office:value="9.2361111111111107" table:formula="of:=[.S69]+[.T$14]*([.$AI69]-[.$O69])" table:style-name="ce17">
            <text:p>9.2</text:p>
          </table:table-cell>
          <table:table-cell office:value-type="float" office:value="9.9166666666666661" table:formula="of:=[.T69]+[.U$14]*([.$AI69]-[.$O69])" table:style-name="ce17">
            <text:p>9.9</text:p>
          </table:table-cell>
          <table:table-cell office:value-type="float" office:value="10.597222222222221" table:formula="of:=[.U69]+[.V$14]*([.$AI69]-[.$O69])" table:style-name="ce17">
            <text:p>10.6</text:p>
          </table:table-cell>
          <table:table-cell office:value-type="float" office:value="11.277777777777777" table:formula="of:=[.V69]+[.W$14]*([.$AI69]-[.$O69])" table:style-name="ce17">
            <text:p>11.3</text:p>
          </table:table-cell>
          <table:table-cell office:value-type="float" office:value="11.958333333333332" table:formula="of:=[.W69]+[.X$14]*([.$AI69]-[.$O69])" table:style-name="ce17">
            <text:p>12.0</text:p>
          </table:table-cell>
          <table:table-cell office:value-type="float" office:value="12.638888888888888" table:formula="of:=[.X69]+[.Y$14]*([.$AI69]-[.$O69])" table:style-name="ce17">
            <text:p>12.6</text:p>
          </table:table-cell>
          <table:table-cell office:value-type="float" office:value="13.319444444444443" table:formula="of:=[.Y69]+[.Z$14]*([.$AI69]-[.$O69])" table:style-name="ce17">
            <text:p>13.3</text:p>
          </table:table-cell>
          <table:table-cell office:value-type="float" office:value="13.999999999999998" table:formula="of:=[.Z69]+[.AA$14]*([.$AI69]-[.$O69])" table:style-name="ce17">
            <text:p>14.0</text:p>
          </table:table-cell>
          <table:table-cell office:value-type="float" office:value="14.680555555555554" table:formula="of:=[.AA69]+[.AB$14]*([.$AI69]-[.$O69])" table:style-name="ce17">
            <text:p>14.7</text:p>
          </table:table-cell>
          <table:table-cell office:value-type="float" office:value="15.361111111111109" table:formula="of:=[.AB69]+[.AC$14]*([.$AI69]-[.$O69])" table:style-name="ce17">
            <text:p>15.4</text:p>
          </table:table-cell>
          <table:table-cell office:value-type="float" office:value="16.041666666666664" table:formula="of:=[.AC69]+[.AD$14]*([.$AI69]-[.$O69])" table:style-name="ce17">
            <text:p>16.0</text:p>
          </table:table-cell>
          <table:table-cell office:value-type="float" office:value="16.722222222222221" table:formula="of:=[.AD69]+[.AE$14]*([.$AI69]-[.$O69])" table:style-name="ce17">
            <text:p>16.7</text:p>
          </table:table-cell>
          <table:table-cell office:value-type="float" office:value="17.402777777777779" table:formula="of:=[.AE69]+[.AF$14]*([.$AI69]-[.$O69])" table:style-name="ce17">
            <text:p>17.4</text:p>
          </table:table-cell>
          <table:table-cell office:value-type="float" office:value="18.083333333333336" table:formula="of:=[.AF69]+[.AG$14]*([.$AI69]-[.$O69])" table:style-name="ce17">
            <text:p>18.1</text:p>
          </table:table-cell>
          <table:table-cell office:value-type="float" office:value="18.763888888888893" table:formula="of:=[.AG69]+[.AH$14]*([.$AI69]-[.$O69])" table:style-name="ce17">
            <text:p>18.8</text:p>
          </table:table-cell>
          <table:table-cell office:value-type="float" office:value="19.444444444444443" table:formula="of:=[.AI65]/3.6" table:style-name="ce17">
            <text:p>19.4</text:p>
          </table:table-cell>
          <table:table-cell table:number-columns-repeated="16349"/>
        </table:table-row>
        <table:table-row table:style-name="ro1">
          <table:table-cell office:value-type="string" table:style-name="ce15">
            <text:p>PV (GW)</text:p>
          </table:table-cell>
          <table:table-cell table:style-name="ce1"/>
          <table:table-cell office:value-type="float" office:value="9.6" table:formula="of:=[.C66]/1.25" table:style-name="ce17">
            <text:p>9.6</text:p>
          </table:table-cell>
          <table:table-cell office:value-type="float" office:value="11.6" table:formula="of:=([.C70]+[.E70])/2" table:style-name="ce17">
            <text:p>11.6</text:p>
          </table:table-cell>
          <table:table-cell office:value-type="float" office:value="13.6" table:formula="of:=[.E66]/1.25" table:style-name="ce17">
            <text:p>13.6</text:p>
          </table:table-cell>
          <table:table-cell office:value-type="float" office:value="16.266666666666666" table:formula="of:=[.E70]+([.$H70]-[.$E70])*[.F$14]" table:style-name="ce17">
            <text:p>16.3</text:p>
          </table:table-cell>
          <table:table-cell office:value-type="float" office:value="18.933333333333334" table:formula="of:=[.F70]+([.$H70]-[.$E70])*[.G$14]" table:style-name="ce17">
            <text:p>18.9</text:p>
          </table:table-cell>
          <table:table-cell office:value-type="float" office:value="21.6" table:formula="of:=[.H66]/1.25" table:style-name="ce17">
            <text:p>21.6</text:p>
          </table:table-cell>
          <table:table-cell office:value-type="float" office:value="24.4" table:formula="of:=[.H70]+([.$J70]-[.$H70])*[.I$14]" table:style-name="ce17">
            <text:p>24.4</text:p>
          </table:table-cell>
          <table:table-cell office:value-type="float" office:value="27.2" table:formula="of:=[.J66]/1.25" table:style-name="ce17">
            <text:p>27.2</text:p>
          </table:table-cell>
          <table:table-cell office:value-type="float" office:value="29.866666666666667" table:formula="of:=[.J70]+([.$M70]-[.$J70])*[.K$14]" table:style-name="ce17">
            <text:p>29.9</text:p>
          </table:table-cell>
          <table:table-cell office:value-type="float" office:value="32.533333333333331" table:formula="of:=[.K70]+([.$M70]-[.$J70])*[.L$14]" table:style-name="ce17">
            <text:p>32.5</text:p>
          </table:table-cell>
          <table:table-cell office:value-type="float" office:value="35.200000000000003" table:formula="of:=[.M66]/1.25" table:style-name="ce17">
            <text:p>35.2</text:p>
          </table:table-cell>
          <table:table-cell office:value-type="float" office:value="38" table:formula="of:=([.M70]+[.O70])/2" table:style-name="ce17">
            <text:p>38.0</text:p>
          </table:table-cell>
          <table:table-cell office:value-type="float" office:value="40.799999999999997" table:formula="of:=[.O66]/1.25" table:style-name="ce17">
            <text:p>40.8</text:p>
          </table:table-cell>
          <table:table-cell office:value-type="float" office:value="48.76" table:formula="of:=[.O70]+[.P$14]*([.$AI70]-[.$O70])" table:style-name="ce17">
            <text:p>48.8</text:p>
          </table:table-cell>
          <table:table-cell office:value-type="float" office:value="56.72" table:formula="of:=[.P70]+[.Q$14]*([.$AI70]-[.$O70])" table:style-name="ce17">
            <text:p>56.7</text:p>
          </table:table-cell>
          <table:table-cell office:value-type="float" office:value="64.679999999999993" table:formula="of:=[.Q70]+[.R$14]*([.$AI70]-[.$O70])" table:style-name="ce17">
            <text:p>64.7</text:p>
          </table:table-cell>
          <table:table-cell office:value-type="float" office:value="72.639999999999986" table:formula="of:=[.R70]+[.S$14]*([.$AI70]-[.$O70])" table:style-name="ce17">
            <text:p>72.6</text:p>
          </table:table-cell>
          <table:table-cell office:value-type="float" office:value="80.59999999999998" table:formula="of:=[.S70]+[.T$14]*([.$AI70]-[.$O70])" table:style-name="ce17">
            <text:p>80.6</text:p>
          </table:table-cell>
          <table:table-cell office:value-type="float" office:value="88.559999999999974" table:formula="of:=[.T70]+[.U$14]*([.$AI70]-[.$O70])" table:style-name="ce17">
            <text:p>88.6</text:p>
          </table:table-cell>
          <table:table-cell office:value-type="float" office:value="96.519999999999968" table:formula="of:=[.U70]+[.V$14]*([.$AI70]-[.$O70])" table:style-name="ce17">
            <text:p>96.5</text:p>
          </table:table-cell>
          <table:table-cell office:value-type="float" office:value="104.47999999999996" table:formula="of:=[.V70]+[.W$14]*([.$AI70]-[.$O70])" table:style-name="ce17">
            <text:p>104.5</text:p>
          </table:table-cell>
          <table:table-cell office:value-type="float" office:value="112.43999999999996" table:formula="of:=[.W70]+[.X$14]*([.$AI70]-[.$O70])" table:style-name="ce17">
            <text:p>112.4</text:p>
          </table:table-cell>
          <table:table-cell office:value-type="float" office:value="120.39999999999995" table:formula="of:=[.X70]+[.Y$14]*([.$AI70]-[.$O70])" table:style-name="ce17">
            <text:p>120.4</text:p>
          </table:table-cell>
          <table:table-cell office:value-type="float" office:value="128.35999999999996" table:formula="of:=[.Y70]+[.Z$14]*([.$AI70]-[.$O70])" table:style-name="ce17">
            <text:p>128.4</text:p>
          </table:table-cell>
          <table:table-cell office:value-type="float" office:value="136.31999999999996" table:formula="of:=[.Z70]+[.AA$14]*([.$AI70]-[.$O70])" table:style-name="ce17">
            <text:p>136.3</text:p>
          </table:table-cell>
          <table:table-cell office:value-type="float" office:value="144.27999999999997" table:formula="of:=[.AA70]+[.AB$14]*([.$AI70]-[.$O70])" table:style-name="ce17">
            <text:p>144.3</text:p>
          </table:table-cell>
          <table:table-cell office:value-type="float" office:value="152.23999999999998" table:formula="of:=[.AB70]+[.AC$14]*([.$AI70]-[.$O70])" table:style-name="ce17">
            <text:p>152.2</text:p>
          </table:table-cell>
          <table:table-cell office:value-type="float" office:value="160.19999999999999" table:formula="of:=[.AC70]+[.AD$14]*([.$AI70]-[.$O70])" table:style-name="ce17">
            <text:p>160.2</text:p>
          </table:table-cell>
          <table:table-cell office:value-type="float" office:value="168.16" table:formula="of:=[.AD70]+[.AE$14]*([.$AI70]-[.$O70])" table:style-name="ce17">
            <text:p>168.2</text:p>
          </table:table-cell>
          <table:table-cell office:value-type="float" office:value="176.12" table:formula="of:=[.AE70]+[.AF$14]*([.$AI70]-[.$O70])" table:style-name="ce17">
            <text:p>176.1</text:p>
          </table:table-cell>
          <table:table-cell office:value-type="float" office:value="184.08" table:formula="of:=[.AF70]+[.AG$14]*([.$AI70]-[.$O70])" table:style-name="ce17">
            <text:p>184.1</text:p>
          </table:table-cell>
          <table:table-cell office:value-type="float" office:value="192.04000000000002" table:formula="of:=[.AG70]+[.AH$14]*([.$AI70]-[.$O70])" table:style-name="ce17">
            <text:p>192.0</text:p>
          </table:table-cell>
          <table:table-cell office:value-type="float" office:value="200" table:formula="of:=[.AI66]/1.25" table:style-name="ce17">
            <text:p>200.0</text:p>
          </table:table-cell>
          <table:table-cell table:number-columns-repeated="16349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Investissemen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5">
            <text:p>Nucléaire</text:p>
          </table:table-cell>
          <table:table-cell table:style-name="ce2"/>
          <table:table-cell office:value-type="float" office:value="3801" table:formula="of:=[.C3]" table:style-name="ce18">
            <text:p>3801</text:p>
          </table:table-cell>
          <table:table-cell office:value-type="float" office:value="3674" table:formula="of:=[.D38]+[.D39]" table:style-name="ce2">
            <text:p>3674</text:p>
          </table:table-cell>
          <table:table-cell office:value-type="float" office:value="3674" table:formula="of:=[.E38]+[.E39]" table:style-name="ce2">
            <text:p>3674</text:p>
          </table:table-cell>
          <table:table-cell office:value-type="float" office:value="4052" table:formula="of:=[.F38]+[.F39]" table:style-name="ce2">
            <text:p>4052</text:p>
          </table:table-cell>
          <table:table-cell office:value-type="float" office:value="3674" table:formula="of:=[.G38]+[.G39]" table:style-name="ce2">
            <text:p>3674</text:p>
          </table:table-cell>
          <table:table-cell office:value-type="float" office:value="3674" table:formula="of:=[.H38]+[.H39]" table:style-name="ce2">
            <text:p>3674</text:p>
          </table:table-cell>
          <table:table-cell office:value-type="float" office:value="3674" table:formula="of:=[.I38]+[.I39]" table:style-name="ce2">
            <text:p>3674</text:p>
          </table:table-cell>
          <table:table-cell office:value-type="float" office:value="4707" table:formula="of:=[.J38]+[.J39]" table:style-name="ce2">
            <text:p>4707</text:p>
          </table:table-cell>
          <table:table-cell office:value-type="float" office:value="6450" table:formula="of:=[.K38]+[.K39]" table:style-name="ce2">
            <text:p>6450</text:p>
          </table:table-cell>
          <table:table-cell office:value-type="float" office:value="4578" table:formula="of:=[.L38]+[.L39]" table:style-name="ce2">
            <text:p>4578</text:p>
          </table:table-cell>
          <table:table-cell office:value-type="float" office:value="4448" table:formula="of:=[.M38]+[.M39]" table:style-name="ce2">
            <text:p>4448</text:p>
          </table:table-cell>
          <table:table-cell office:value-type="float" office:value="4318" table:formula="of:=[.N38]+[.N39]" table:style-name="ce2">
            <text:p>4318</text:p>
          </table:table-cell>
          <table:table-cell office:value-type="float" office:value="4187" table:formula="of:=[.O38]+[.O39]" table:style-name="ce2">
            <text:p>4187</text:p>
          </table:table-cell>
          <table:table-cell office:value-type="float" office:value="4768" table:formula="of:=[.P38]+[.P39]" table:style-name="ce2">
            <text:p>4768</text:p>
          </table:table-cell>
          <table:table-cell office:value-type="float" office:value="5283" table:formula="of:=[.Q38]+[.Q39]" table:style-name="ce2">
            <text:p>5283</text:p>
          </table:table-cell>
          <table:table-cell office:value-type="float" office:value="5283" table:formula="of:=[.R38]+[.R39]" table:style-name="ce2">
            <text:p>5283</text:p>
          </table:table-cell>
          <table:table-cell office:value-type="float" office:value="5217" table:formula="of:=[.S38]+[.S39]" table:style-name="ce2">
            <text:p>5217</text:p>
          </table:table-cell>
          <table:table-cell office:value-type="float" office:value="5130" table:formula="of:=[.T38]+[.T39]" table:style-name="ce2">
            <text:p>5130</text:p>
          </table:table-cell>
          <table:table-cell office:value-type="float" office:value="6043" table:formula="of:=[.U38]+[.U39]" table:style-name="ce2">
            <text:p>6043</text:p>
          </table:table-cell>
          <table:table-cell office:value-type="float" office:value="5978" table:formula="of:=[.V38]+[.V39]" table:style-name="ce2">
            <text:p>5978</text:p>
          </table:table-cell>
          <table:table-cell office:value-type="float" office:value="5912" table:formula="of:=[.W38]+[.W39]" table:style-name="ce2">
            <text:p>5912</text:p>
          </table:table-cell>
          <table:table-cell office:value-type="float" office:value="6340" table:formula="of:=[.X38]+[.X39]" table:style-name="ce2">
            <text:p>6340</text:p>
          </table:table-cell>
          <table:table-cell office:value-type="float" office:value="6705" table:formula="of:=[.Y38]+[.Y39]" table:style-name="ce2">
            <text:p>6705</text:p>
          </table:table-cell>
          <table:table-cell office:value-type="float" office:value="5992" table:formula="of:=[.Z38]+[.Z39]" table:style-name="ce2">
            <text:p>5992</text:p>
          </table:table-cell>
          <table:table-cell office:value-type="float" office:value="5280" table:formula="of:=[.AA38]+[.AA39]" table:style-name="ce2">
            <text:p>5280</text:p>
          </table:table-cell>
          <table:table-cell office:value-type="float" office:value="5643" table:formula="of:=[.AB38]+[.AB39]" table:style-name="ce2">
            <text:p>5643</text:p>
          </table:table-cell>
          <table:table-cell office:value-type="float" office:value="6005" table:formula="of:=[.AC38]+[.AC39]" table:style-name="ce2">
            <text:p>6005</text:p>
          </table:table-cell>
          <table:table-cell office:value-type="float" office:value="5380" table:formula="of:=[.AD38]+[.AD39]" table:style-name="ce2">
            <text:p>5380</text:p>
          </table:table-cell>
          <table:table-cell office:value-type="float" office:value="4183" table:formula="of:=[.AE38]+[.AE39]" table:style-name="ce2">
            <text:p>4183</text:p>
          </table:table-cell>
          <table:table-cell office:value-type="float" office:value="4544" table:formula="of:=[.AF38]+[.AF39]" table:style-name="ce2">
            <text:p>4544</text:p>
          </table:table-cell>
          <table:table-cell office:value-type="float" office:value="4214" table:formula="of:=[.AG38]+[.AG39]" table:style-name="ce2">
            <text:p>4214</text:p>
          </table:table-cell>
          <table:table-cell office:value-type="float" office:value="3885" table:formula="of:=[.AH38]+[.AH39]" table:style-name="ce2">
            <text:p>3885</text:p>
          </table:table-cell>
          <table:table-cell office:value-type="float" office:value="3690" table:formula="of:=[.AI38]+[.AI39]" table:style-name="ce2">
            <text:p>3690</text:p>
          </table:table-cell>
          <table:table-cell table:number-columns-repeated="16349"/>
        </table:table-row>
        <table:table-row table:style-name="ro1">
          <table:table-cell office:value-type="string" table:style-name="ce15">
            <text:p>Gaz</text:p>
          </table:table-cell>
          <table:table-cell table:style-name="ce2"/>
          <table:table-cell office:value-type="float" office:value="0" table:formula="of:=[.C6]" table:style-name="ce2">
            <text:p>0</text:p>
          </table:table-cell>
          <table:table-cell office:value-type="float" office:value="0" table:formula="of:=[.D6]" table:style-name="ce2">
            <text:p>0</text:p>
          </table:table-cell>
          <table:table-cell office:value-type="float" office:value="0" table:formula="of:=[.E6]" table:style-name="ce2">
            <text:p>0</text:p>
          </table:table-cell>
          <table:table-cell office:value-type="float" office:value="378" table:formula="of:=[.F6]" table:style-name="ce2">
            <text:p>378</text:p>
          </table:table-cell>
          <table:table-cell office:value-type="float" office:value="0" table:formula="of:=[.G6]" table:style-name="ce2">
            <text:p>0</text:p>
          </table:table-cell>
          <table:table-cell office:value-type="float" office:value="0" table:formula="of:=[.H6]" table:style-name="ce2">
            <text:p>0</text:p>
          </table:table-cell>
          <table:table-cell office:value-type="float" office:value="0" table:formula="of:=[.I6]" table:style-name="ce2">
            <text:p>0</text:p>
          </table:table-cell>
          <table:table-cell office:value-type="float" office:value="581" table:formula="of:=[.J7]" table:style-name="ce2">
            <text:p>581</text:p>
          </table:table-cell>
          <table:table-cell office:value-type="float" office:value="1743" table:formula="of:=[.K7]" table:style-name="ce2">
            <text:p>1743</text:p>
          </table:table-cell>
          <table:table-cell office:value-type="float" office:value="0" table:formula="of:=[.L6]" table:style-name="ce2">
            <text:p>0</text:p>
          </table:table-cell>
          <table:table-cell office:value-type="float" office:value="0" table:formula="of:=[.M6]" table:style-name="ce2">
            <text:p>0</text:p>
          </table:table-cell>
          <table:table-cell office:value-type="float" office:value="0" table:formula="of:=[.N6]" table:style-name="ce2">
            <text:p>0</text:p>
          </table:table-cell>
          <table:table-cell office:value-type="float" office:value="0" table:formula="of:=[.O6]" table:style-name="ce2">
            <text:p>0</text:p>
          </table:table-cell>
          <table:table-cell office:value-type="float" office:value="0" table:formula="of:=[.P6]" table:style-name="ce2">
            <text:p>0</text:p>
          </table:table-cell>
          <table:table-cell office:value-type="float" office:value="0" table:formula="of:=[.Q6]" table:style-name="ce2">
            <text:p>0</text:p>
          </table:table-cell>
          <table:table-cell office:value-type="float" office:value="0" table:formula="of:=[.R6]" table:style-name="ce2">
            <text:p>0</text:p>
          </table:table-cell>
          <table:table-cell office:value-type="float" office:value="0" table:formula="of:=[.S6]" table:style-name="ce2">
            <text:p>0</text:p>
          </table:table-cell>
          <table:table-cell office:value-type="float" office:value="0" table:formula="of:=[.T6]" table:style-name="ce2">
            <text:p>0</text:p>
          </table:table-cell>
          <table:table-cell office:value-type="float" office:value="0" table:formula="of:=[.U6]" table:style-name="ce2">
            <text:p>0</text:p>
          </table:table-cell>
          <table:table-cell office:value-type="float" office:value="0" table:formula="of:=[.V6]" table:style-name="ce2">
            <text:p>0</text:p>
          </table:table-cell>
          <table:table-cell office:value-type="float" office:value="0" table:formula="of:=[.W6]" table:style-name="ce2">
            <text:p>0</text:p>
          </table:table-cell>
          <table:table-cell office:value-type="float" office:value="0" table:formula="of:=[.X6]" table:style-name="ce2">
            <text:p>0</text:p>
          </table:table-cell>
          <table:table-cell office:value-type="float" office:value="0" table:formula="of:=[.Y6]" table:style-name="ce2">
            <text:p>0</text:p>
          </table:table-cell>
          <table:table-cell office:value-type="float" office:value="0" table:formula="of:=[.Z6]" table:style-name="ce2">
            <text:p>0</text:p>
          </table:table-cell>
          <table:table-cell office:value-type="float" office:value="0" table:formula="of:=[.AA6]" table:style-name="ce2">
            <text:p>0</text:p>
          </table:table-cell>
          <table:table-cell office:value-type="float" office:value="0" table:formula="of:=[.AB6]" table:style-name="ce2">
            <text:p>0</text:p>
          </table:table-cell>
          <table:table-cell office:value-type="float" office:value="0" table:formula="of:=[.AC6]" table:style-name="ce2">
            <text:p>0</text:p>
          </table:table-cell>
          <table:table-cell office:value-type="float" office:value="0" table:formula="of:=[.AD6]" table:style-name="ce2">
            <text:p>0</text:p>
          </table:table-cell>
          <table:table-cell office:value-type="float" office:value="0" table:formula="of:=[.AE6]" table:style-name="ce2">
            <text:p>0</text:p>
          </table:table-cell>
          <table:table-cell office:value-type="float" office:value="0" table:formula="of:=[.AF6]" table:style-name="ce2">
            <text:p>0</text:p>
          </table:table-cell>
          <table:table-cell office:value-type="float" office:value="0" table:formula="of:=[.AG6]" table:style-name="ce2">
            <text:p>0</text:p>
          </table:table-cell>
          <table:table-cell office:value-type="float" office:value="0" table:formula="of:=[.AH6]" table:style-name="ce2">
            <text:p>0</text:p>
          </table:table-cell>
          <table:table-cell office:value-type="float" office:value="0" table:formula="of:=[.AI6]" table:style-name="ce2">
            <text:p>0</text:p>
          </table:table-cell>
          <table:table-cell table:number-columns-repeated="16349"/>
        </table:table-row>
        <table:table-row table:style-name="ro1">
          <table:table-cell office:value-type="string" table:style-name="ce15">
            <text:p>Eolien terrestre</text:p>
          </table:table-cell>
          <table:table-cell table:style-name="ce2"/>
          <table:table-cell office:value-type="float" office:value="1700" table:style-name="ce2">
            <text:p>1700</text:p>
          </table:table-cell>
          <table:table-cell office:value-type="float" office:value="2416" table:style-name="ce2">
            <text:p>2416</text:p>
          </table:table-cell>
          <table:table-cell office:value-type="float" office:value="2320" table:style-name="ce2">
            <text:p>2320</text:p>
          </table:table-cell>
          <table:table-cell office:value-type="float" office:value="2474" table:style-name="ce2">
            <text:p>2474</text:p>
          </table:table-cell>
          <table:table-cell office:value-type="float" office:value="2425" table:style-name="ce2">
            <text:p>2425</text:p>
          </table:table-cell>
          <table:table-cell office:value-type="float" office:value="2376" table:style-name="ce2">
            <text:p>2376</text:p>
          </table:table-cell>
          <table:table-cell office:value-type="float" office:value="2329" table:style-name="ce2">
            <text:p>2329</text:p>
          </table:table-cell>
          <table:table-cell office:value-type="float" office:value="2282" table:style-name="ce2">
            <text:p>2282</text:p>
          </table:table-cell>
          <table:table-cell office:value-type="float" office:value="2237" table:style-name="ce2">
            <text:p>2237</text:p>
          </table:table-cell>
          <table:table-cell office:value-type="float" office:value="2192" table:style-name="ce2">
            <text:p>2192</text:p>
          </table:table-cell>
          <table:table-cell office:value-type="float" office:value="2148" table:style-name="ce2">
            <text:p>2148</text:p>
          </table:table-cell>
          <table:table-cell office:value-type="float" office:value="2105" table:style-name="ce2">
            <text:p>2105</text:p>
          </table:table-cell>
          <table:table-cell office:value-type="float" office:value="2063" table:style-name="ce2">
            <text:p>2063</text:p>
          </table:table-cell>
          <table:table-cell office:value-type="float" office:value="3021" table:style-name="ce2">
            <text:p>3021</text:p>
          </table:table-cell>
          <table:table-cell office:value-type="float" office:value="2091" table:style-name="ce2">
            <text:p>2091</text:p>
          </table:table-cell>
          <table:table-cell office:value-type="float" office:value="2331" table:style-name="ce2">
            <text:p>2331</text:p>
          </table:table-cell>
          <table:table-cell office:value-type="float" office:value="2334" table:style-name="ce2">
            <text:p>2334</text:p>
          </table:table-cell>
          <table:table-cell office:value-type="float" office:value="2393" table:style-name="ce2">
            <text:p>2393</text:p>
          </table:table-cell>
          <table:table-cell office:value-type="float" office:value="1971" table:style-name="ce2">
            <text:p>1971</text:p>
          </table:table-cell>
          <table:table-cell office:value-type="float" office:value="1918" table:style-name="ce2">
            <text:p>1918</text:p>
          </table:table-cell>
          <table:table-cell office:value-type="float" office:value="1683" table:style-name="ce2">
            <text:p>1683</text:p>
          </table:table-cell>
          <table:table-cell office:value-type="float" office:value="2138" table:style-name="ce2">
            <text:p>2138</text:p>
          </table:table-cell>
          <table:table-cell office:value-type="float" office:value="1945" table:style-name="ce2">
            <text:p>1945</text:p>
          </table:table-cell>
          <table:table-cell office:value-type="float" office:value="2244" table:style-name="ce2">
            <text:p>2244</text:p>
          </table:table-cell>
          <table:table-cell office:value-type="float" office:value="2522" table:style-name="ce2">
            <text:p>2522</text:p>
          </table:table-cell>
          <table:table-cell office:value-type="float" office:value="1429" table:style-name="ce2">
            <text:p>1429</text:p>
          </table:table-cell>
          <table:table-cell office:value-type="float" office:value="2663" table:style-name="ce2">
            <text:p>2663</text:p>
          </table:table-cell>
          <table:table-cell office:value-type="float" office:value="2663" table:style-name="ce2">
            <text:p>2663</text:p>
          </table:table-cell>
          <table:table-cell office:value-type="float" office:value="2832" table:style-name="ce2">
            <text:p>2832</text:p>
          </table:table-cell>
          <table:table-cell office:value-type="float" office:value="2832" table:style-name="ce2">
            <text:p>2832</text:p>
          </table:table-cell>
          <table:table-cell office:value-type="float" office:value="2832" table:style-name="ce2">
            <text:p>2832</text:p>
          </table:table-cell>
          <table:table-cell office:value-type="float" office:value="2832" table:style-name="ce2">
            <text:p>2832</text:p>
          </table:table-cell>
          <table:table-cell office:value-type="float" office:value="2832" table:style-name="ce2">
            <text:p>2832</text:p>
          </table:table-cell>
          <table:table-cell table:number-columns-repeated="16349"/>
        </table:table-row>
        <table:table-row table:style-name="ro1">
          <table:table-cell office:value-type="string" table:style-name="ce15">
            <text:p>Eolien Offshore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380" table:style-name="ce2">
            <text:p>4380</text:p>
          </table:table-cell>
          <table:table-cell office:value-type="float" office:value="4380" table:style-name="ce2">
            <text:p>4380</text:p>
          </table:table-cell>
          <table:table-cell office:value-type="float" office:value="4380" table:style-name="ce2">
            <text:p>438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94" table:style-name="ce2">
            <text:p>1194</text:p>
          </table:table-cell>
          <table:table-cell office:value-type="float" office:value="1147" table:style-name="ce2">
            <text:p>1147</text:p>
          </table:table-cell>
          <table:table-cell office:value-type="float" office:value="1101" table:style-name="ce2">
            <text:p>1101</text:p>
          </table:table-cell>
          <table:table-cell office:value-type="float" office:value="1057" table:style-name="ce2">
            <text:p>1057</text:p>
          </table:table-cell>
          <table:table-cell office:value-type="float" office:value="1014" table:style-name="ce2">
            <text:p>1014</text:p>
          </table:table-cell>
          <table:table-cell office:value-type="float" office:value="1193" table:style-name="ce2">
            <text:p>1193</text:p>
          </table:table-cell>
          <table:table-cell office:value-type="float" office:value="1145" table:style-name="ce2">
            <text:p>1145</text:p>
          </table:table-cell>
          <table:table-cell office:value-type="float" office:value="1100" table:style-name="ce2">
            <text:p>1100</text:p>
          </table:table-cell>
          <table:table-cell office:value-type="float" office:value="1056" table:style-name="ce2">
            <text:p>1056</text:p>
          </table:table-cell>
          <table:table-cell office:value-type="float" office:value="1013" table:style-name="ce2">
            <text:p>1013</text:p>
          </table:table-cell>
          <table:table-cell office:value-type="float" office:value="1003" table:style-name="ce2">
            <text:p>1003</text:p>
          </table:table-cell>
          <table:table-cell office:value-type="float" office:value="993" table:style-name="ce2">
            <text:p>993</text:p>
          </table:table-cell>
          <table:table-cell office:value-type="float" office:value="983" table:style-name="ce2">
            <text:p>983</text:p>
          </table:table-cell>
          <table:table-cell office:value-type="float" office:value="973" table:style-name="ce2">
            <text:p>973</text:p>
          </table:table-cell>
          <table:table-cell office:value-type="float" office:value="964" table:style-name="ce2">
            <text:p>964</text:p>
          </table:table-cell>
          <table:table-cell office:value-type="float" office:value="964" table:style-name="ce2">
            <text:p>964</text:p>
          </table:table-cell>
          <table:table-cell office:value-type="float" office:value="964" table:style-name="ce2">
            <text:p>964</text:p>
          </table:table-cell>
          <table:table-cell office:value-type="float" office:value="964" table:style-name="ce2">
            <text:p>964</text:p>
          </table:table-cell>
          <table:table-cell office:value-type="float" office:value="964" table:style-name="ce2">
            <text:p>964</text:p>
          </table:table-cell>
          <table:table-cell office:value-type="float" office:value="964" table:style-name="ce2">
            <text:p>964</text:p>
          </table:table-cell>
          <table:table-cell office:value-type="float" office:value="2406" table:style-name="ce2">
            <text:p>2406</text:p>
          </table:table-cell>
          <table:table-cell office:value-type="float" office:value="2406" table:style-name="ce2">
            <text:p>2406</text:p>
          </table:table-cell>
          <table:table-cell office:value-type="float" office:value="2406" table:style-name="ce2">
            <text:p>2406</text:p>
          </table:table-cell>
          <table:table-cell office:value-type="float" office:value="964" table:style-name="ce2">
            <text:p>964</text:p>
          </table:table-cell>
          <table:table-cell office:value-type="float" office:value="964" table:style-name="ce2">
            <text:p>964</text:p>
          </table:table-cell>
          <table:table-cell table:number-columns-repeated="16349"/>
        </table:table-row>
        <table:table-row table:style-name="ro1">
          <table:table-cell office:value-type="string" table:style-name="ce15">
            <text:p>PV</text:p>
          </table:table-cell>
          <table:table-cell table:style-name="ce19"/>
          <table:table-cell office:value-type="float" office:value="1610" table:style-name="ce2">
            <text:p>1610</text:p>
          </table:table-cell>
          <table:table-cell office:value-type="float" office:value="1527" table:style-name="ce2">
            <text:p>1527</text:p>
          </table:table-cell>
          <table:table-cell office:value-type="float" office:value="1374" table:style-name="ce2">
            <text:p>1374</text:p>
          </table:table-cell>
          <table:table-cell office:value-type="float" office:value="1670" table:style-name="ce2">
            <text:p>1670</text:p>
          </table:table-cell>
          <table:table-cell office:value-type="float" office:value="1614" table:style-name="ce2">
            <text:p>1614</text:p>
          </table:table-cell>
          <table:table-cell office:value-type="float" office:value="1531" table:style-name="ce2">
            <text:p>1531</text:p>
          </table:table-cell>
          <table:table-cell office:value-type="float" office:value="1535" table:style-name="ce2">
            <text:p>1535</text:p>
          </table:table-cell>
          <table:table-cell office:value-type="float" office:value="1490" table:style-name="ce2">
            <text:p>1490</text:p>
          </table:table-cell>
          <table:table-cell office:value-type="float" office:value="1381" table:style-name="ce2">
            <text:p>1381</text:p>
          </table:table-cell>
          <table:table-cell office:value-type="float" office:value="1345" table:style-name="ce2">
            <text:p>1345</text:p>
          </table:table-cell>
          <table:table-cell office:value-type="float" office:value="1313" table:style-name="ce2">
            <text:p>1313</text:p>
          </table:table-cell>
          <table:table-cell office:value-type="float" office:value="1346" table:style-name="ce2">
            <text:p>1346</text:p>
          </table:table-cell>
          <table:table-cell office:value-type="float" office:value="1319" table:style-name="ce2">
            <text:p>1319</text:p>
          </table:table-cell>
          <table:table-cell office:value-type="float" office:value="3713" table:style-name="ce19">
            <text:p>3713</text:p>
          </table:table-cell>
          <table:table-cell office:value-type="float" office:value="3613" table:style-name="ce19">
            <text:p>3613</text:p>
          </table:table-cell>
          <table:table-cell office:value-type="float" office:value="3606" table:style-name="ce19">
            <text:p>3606</text:p>
          </table:table-cell>
          <table:table-cell office:value-type="float" office:value="3509" table:style-name="ce19">
            <text:p>3509</text:p>
          </table:table-cell>
          <table:table-cell office:value-type="float" office:value="3518" table:style-name="ce19">
            <text:p>3518</text:p>
          </table:table-cell>
          <table:table-cell office:value-type="float" office:value="3483" table:style-name="ce19">
            <text:p>3483</text:p>
          </table:table-cell>
          <table:table-cell office:value-type="float" office:value="3405" table:style-name="ce19">
            <text:p>3405</text:p>
          </table:table-cell>
          <table:table-cell office:value-type="float" office:value="3443" table:style-name="ce19">
            <text:p>3443</text:p>
          </table:table-cell>
          <table:table-cell office:value-type="float" office:value="3444" table:style-name="ce19">
            <text:p>3444</text:p>
          </table:table-cell>
          <table:table-cell office:value-type="float" office:value="3689" table:style-name="ce19">
            <text:p>3689</text:p>
          </table:table-cell>
          <table:table-cell office:value-type="float" office:value="4186" table:style-name="ce19">
            <text:p>4186</text:p>
          </table:table-cell>
          <table:table-cell office:value-type="float" office:value="3835" table:style-name="ce19">
            <text:p>3835</text:p>
          </table:table-cell>
          <table:table-cell office:value-type="float" office:value="3628" table:style-name="ce19">
            <text:p>3628</text:p>
          </table:table-cell>
          <table:table-cell office:value-type="float" office:value="3761" table:style-name="ce19">
            <text:p>3761</text:p>
          </table:table-cell>
          <table:table-cell office:value-type="float" office:value="3750" table:style-name="ce19">
            <text:p>3750</text:p>
          </table:table-cell>
          <table:table-cell office:value-type="float" office:value="3561" table:style-name="ce19">
            <text:p>3561</text:p>
          </table:table-cell>
          <table:table-cell office:value-type="float" office:value="3765" table:style-name="ce19">
            <text:p>3765</text:p>
          </table:table-cell>
          <table:table-cell office:value-type="float" office:value="3992" table:style-name="ce19">
            <text:p>3992</text:p>
          </table:table-cell>
          <table:table-cell office:value-type="float" office:value="4125" table:style-name="ce19">
            <text:p>4125</text:p>
          </table:table-cell>
          <table:table-cell office:value-type="float" office:value="4164" table:style-name="ce19">
            <text:p>4164</text:p>
          </table:table-cell>
          <table:table-cell table:number-columns-repeated="16349"/>
        </table:table-row>
        <table:table-row table:number-rows-repeated="1048499" table:style-name="ro5">
          <table:table-cell table:number-columns-repeated="16384"/>
        </table:table-row>
      </table:table>
      <table:table table:name="coûts_de_production_moyens" table:style-name="ta1">
        <table:table-column table:style-name="co9" table:default-cell-style-name="ce1"/>
        <table:table-column table:style-name="co10" table:default-cell-style-name="ce1"/>
        <table:table-column table:style-name="co3" table:number-columns-repeated="45" table:default-cell-style-name="ce1"/>
        <table:table-column table:style-name="co7" table:number-columns-repeated="16337" table:default-cell-style-name="ce1"/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Coût moyen (€/MWh) hors réseau</text:p>
          </table:table-cell>
          <table:table-cell table:style-name="ce1"/>
          <table:table-cell office:value-type="float" office:value="2016" table:style-name="ce9">
            <text:p>2016</text:p>
          </table:table-cell>
          <table:table-cell office:value-type="float" office:value="2017" table:style-name="ce9">
            <text:p>2017</text:p>
          </table:table-cell>
          <table:table-cell office:value-type="float" office:value="2018" table:style-name="ce9">
            <text:p>2018</text:p>
          </table:table-cell>
          <table:table-cell office:value-type="float" office:value="2019" table:style-name="ce9">
            <text:p>2019</text:p>
          </table:table-cell>
          <table:table-cell office:value-type="float" office:value="2020" table:style-name="ce9">
            <text:p>2020</text:p>
          </table:table-cell>
          <table:table-cell office:value-type="float" office:value="2021" table:style-name="ce9">
            <text:p>2021</text:p>
          </table:table-cell>
          <table:table-cell office:value-type="float" office:value="2022" table:style-name="ce9">
            <text:p>2022</text:p>
          </table:table-cell>
          <table:table-cell office:value-type="float" office:value="2023" table:style-name="ce9">
            <text:p>2023</text:p>
          </table:table-cell>
          <table:table-cell office:value-type="float" office:value="2024" table:style-name="ce9">
            <text:p>2024</text:p>
          </table:table-cell>
          <table:table-cell office:value-type="float" office:value="2025" table:style-name="ce9">
            <text:p>2025</text:p>
          </table:table-cell>
          <table:table-cell office:value-type="float" office:value="2026" table:style-name="ce9">
            <text:p>2026</text:p>
          </table:table-cell>
          <table:table-cell office:value-type="float" office:value="2027" table:style-name="ce9">
            <text:p>2027</text:p>
          </table:table-cell>
          <table:table-cell office:value-type="float" office:value="2028" table:style-name="ce9">
            <text:p>2028</text:p>
          </table:table-cell>
          <table:table-cell office:value-type="float" office:value="2029" table:style-name="ce9">
            <text:p>2029</text:p>
          </table:table-cell>
          <table:table-cell office:value-type="float" office:value="2030" table:style-name="ce9">
            <text:p>2030</text:p>
          </table:table-cell>
          <table:table-cell office:value-type="float" office:value="2031" table:style-name="ce9">
            <text:p>2031</text:p>
          </table:table-cell>
          <table:table-cell office:value-type="float" office:value="2032" table:style-name="ce9">
            <text:p>2032</text:p>
          </table:table-cell>
          <table:table-cell office:value-type="float" office:value="2033" table:style-name="ce9">
            <text:p>2033</text:p>
          </table:table-cell>
          <table:table-cell office:value-type="float" office:value="2034" table:style-name="ce9">
            <text:p>2034</text:p>
          </table:table-cell>
          <table:table-cell office:value-type="float" office:value="2035" table:style-name="ce9">
            <text:p>2035</text:p>
          </table:table-cell>
          <table:table-cell office:value-type="float" office:value="2036" table:style-name="ce9">
            <text:p>2036</text:p>
          </table:table-cell>
          <table:table-cell office:value-type="float" office:value="2037" table:style-name="ce9">
            <text:p>2037</text:p>
          </table:table-cell>
          <table:table-cell office:value-type="float" office:value="2038" table:style-name="ce9">
            <text:p>2038</text:p>
          </table:table-cell>
          <table:table-cell office:value-type="float" office:value="2039" table:style-name="ce9">
            <text:p>2039</text:p>
          </table:table-cell>
          <table:table-cell office:value-type="float" office:value="2040" table:style-name="ce9">
            <text:p>2040</text:p>
          </table:table-cell>
          <table:table-cell office:value-type="float" office:value="2041" table:style-name="ce9">
            <text:p>2041</text:p>
          </table:table-cell>
          <table:table-cell office:value-type="float" office:value="2042" table:style-name="ce9">
            <text:p>2042</text:p>
          </table:table-cell>
          <table:table-cell office:value-type="float" office:value="2043" table:style-name="ce9">
            <text:p>2043</text:p>
          </table:table-cell>
          <table:table-cell office:value-type="float" office:value="2044" table:style-name="ce9">
            <text:p>2044</text:p>
          </table:table-cell>
          <table:table-cell office:value-type="float" office:value="2045" table:style-name="ce9">
            <text:p>2045</text:p>
          </table:table-cell>
          <table:table-cell office:value-type="float" office:value="2046" table:style-name="ce9">
            <text:p>2046</text:p>
          </table:table-cell>
          <table:table-cell office:value-type="float" office:value="2047" table:style-name="ce9">
            <text:p>2047</text:p>
          </table:table-cell>
          <table:table-cell office:value-type="float" office:value="2048" table:style-name="ce9">
            <text:p>2048</text:p>
          </table:table-cell>
          <table:table-cell office:value-type="float" office:value="2049" table:style-name="ce9">
            <text:p>2049</text:p>
          </table:table-cell>
          <table:table-cell office:value-type="float" office:value="2050" table:style-name="ce9">
            <text:p>2050</text:p>
          </table:table-cell>
          <table:table-cell office:value-type="float" office:value="2051" table:style-name="ce9">
            <text:p>2051</text:p>
          </table:table-cell>
          <table:table-cell office:value-type="float" office:value="2052" table:style-name="ce9">
            <text:p>2052</text:p>
          </table:table-cell>
          <table:table-cell office:value-type="float" office:value="2053" table:style-name="ce9">
            <text:p>2053</text:p>
          </table:table-cell>
          <table:table-cell office:value-type="float" office:value="2054" table:style-name="ce9">
            <text:p>2054</text:p>
          </table:table-cell>
          <table:table-cell office:value-type="float" office:value="2055" table:style-name="ce9">
            <text:p>2055</text:p>
          </table:table-cell>
          <table:table-cell office:value-type="float" office:value="2056" table:style-name="ce9">
            <text:p>2056</text:p>
          </table:table-cell>
          <table:table-cell office:value-type="float" office:value="2057" table:style-name="ce9">
            <text:p>2057</text:p>
          </table:table-cell>
          <table:table-cell office:value-type="float" office:value="2058" table:style-name="ce20">
            <text:p>2058</text:p>
          </table:table-cell>
          <table:table-cell office:value-type="float" office:value="2059" table:style-name="ce20">
            <text:p>2059</text:p>
          </table:table-cell>
          <table:table-cell office:value-type="float" office:value="2060" table:style-name="ce20">
            <text:p>2060</text:p>
          </table:table-cell>
          <table:table-cell table:number-columns-repeated="16337"/>
        </table:table-row>
        <table:table-row table:style-name="ro1">
          <table:table-cell office:value-type="string" table:style-name="ce1">
            <text:p>Eolien terrestre</text:p>
          </table:table-cell>
          <table:table-cell table:number-columns-repeated="2" table:style-name="ce1"/>
          <table:table-cell office:value-type="currency" office:value="80.862068965517196" table:style-name="ce21">
            <text:p>80.86 €</text:p>
          </table:table-cell>
          <table:table-cell office:value-type="currency" office:value="78.787878787878796" table:style-name="ce21">
            <text:p>78.79 €</text:p>
          </table:table-cell>
          <table:table-cell office:value-type="currency" office:value="78.135135135135101" table:style-name="ce21">
            <text:p>78.14 €</text:p>
          </table:table-cell>
          <table:table-cell office:value-type="currency" office:value="75.595238095238102" table:style-name="ce21">
            <text:p>75.60 €</text:p>
          </table:table-cell>
          <table:table-cell office:value-type="currency" office:value="70.673913043478294" table:style-name="ce21">
            <text:p>70.67 €</text:p>
          </table:table-cell>
          <table:table-cell office:value-type="currency" office:value="67.274509803921603" table:style-name="ce21">
            <text:p>67.27 €</text:p>
          </table:table-cell>
          <table:table-cell office:value-type="currency" office:value="64.963636363636397" table:style-name="ce21">
            <text:p>64.96 €</text:p>
          </table:table-cell>
          <table:table-cell office:value-type="currency" office:value="61.733333333333299" table:style-name="ce21">
            <text:p>61.73 €</text:p>
          </table:table-cell>
          <table:table-cell office:value-type="currency" office:value="59.875" table:style-name="ce21">
            <text:p>59.88 €</text:p>
          </table:table-cell>
          <table:table-cell office:value-type="currency" office:value="58.159420289855099" table:style-name="ce21">
            <text:p>58.16 €</text:p>
          </table:table-cell>
          <table:table-cell office:value-type="currency" office:value="56.959459459459502" table:style-name="ce21">
            <text:p>56.96 €</text:p>
          </table:table-cell>
          <table:table-cell office:value-type="currency" office:value="56.177215189873401" table:style-name="ce21">
            <text:p>56.18 €</text:p>
          </table:table-cell>
          <table:table-cell office:value-type="currency" office:value="54.023529411764699" table:style-name="ce21">
            <text:p>54.02 €</text:p>
          </table:table-cell>
          <table:table-cell office:value-type="currency" office:value="52.933333333333302" table:style-name="ce21">
            <text:p>52.93 €</text:p>
          </table:table-cell>
          <table:table-cell office:value-type="currency" office:value="51.547368421052603" table:style-name="ce21">
            <text:p>51.55 €</text:p>
          </table:table-cell>
          <table:table-cell office:value-type="currency" office:value="51.2" table:style-name="ce21">
            <text:p>51.20 €</text:p>
          </table:table-cell>
          <table:table-cell office:value-type="currency" office:value="49.8867924528302" table:style-name="ce21">
            <text:p>49.89 €</text:p>
          </table:table-cell>
          <table:table-cell office:value-type="currency" office:value="50.693693693693703" table:style-name="ce21">
            <text:p>50.69 €</text:p>
          </table:table-cell>
          <table:table-cell office:value-type="currency" office:value="51.405172413793103" table:style-name="ce21">
            <text:p>51.41 €</text:p>
          </table:table-cell>
          <table:table-cell office:value-type="currency" office:value="51.991666666666703" table:style-name="ce21">
            <text:p>51.99 €</text:p>
          </table:table-cell>
          <table:table-cell office:value-type="currency" office:value="52.300813008130099" table:style-name="ce21">
            <text:p>52.30 €</text:p>
          </table:table-cell>
          <table:table-cell office:value-type="currency" office:value="52.5555555555556" table:style-name="ce21">
            <text:p>52.56 €</text:p>
          </table:table-cell>
          <table:table-cell office:value-type="currency" office:value="51.317829457364297" table:style-name="ce21">
            <text:p>51.32 €</text:p>
          </table:table-cell>
          <table:table-cell office:value-type="currency" office:value="50.424242424242401" table:style-name="ce21">
            <text:p>50.42 €</text:p>
          </table:table-cell>
          <table:table-cell office:value-type="currency" office:value="49.5" table:style-name="ce21">
            <text:p>49.50 €</text:p>
          </table:table-cell>
          <table:table-cell office:value-type="currency" office:value="48.75" table:style-name="ce21">
            <text:p>48.75 €</text:p>
          </table:table-cell>
          <table:table-cell office:value-type="currency" office:value="48.510948905109501" table:style-name="ce21">
            <text:p>48.51 €</text:p>
          </table:table-cell>
          <table:table-cell office:value-type="currency" office:value="47.856115107913702" table:style-name="ce21">
            <text:p>47.86 €</text:p>
          </table:table-cell>
          <table:table-cell office:value-type="currency" office:value="47.340425531914903" table:style-name="ce21">
            <text:p>47.34 €</text:p>
          </table:table-cell>
          <table:table-cell office:value-type="currency" office:value="46.650349650349703" table:style-name="ce21">
            <text:p>46.65 €</text:p>
          </table:table-cell>
          <table:table-cell office:value-type="currency" office:value="46.2361111111111" table:style-name="ce21">
            <text:p>46.24 €</text:p>
          </table:table-cell>
          <table:table-cell office:value-type="currency" office:value="45.554794520547901" table:style-name="ce21">
            <text:p>45.55 €</text:p>
          </table:table-cell>
          <table:table-cell office:value-type="currency" office:value="44.925675675675699" table:style-name="ce21">
            <text:p>44.93 €</text:p>
          </table:table-cell>
          <table:table-cell office:value-type="currency" office:value="44.353333333333303" table:style-name="ce21">
            <text:p>44.35 €</text:p>
          </table:table-cell>
          <table:table-cell table:number-columns-repeated="10" table:style-name="ce21"/>
          <table:table-cell table:number-columns-repeated="16337"/>
        </table:table-row>
        <table:table-row table:style-name="ro1">
          <table:table-cell office:value-type="string" table:style-name="ce1">
            <text:p>Eolien en mer</text:p>
          </table:table-cell>
          <table:table-cell table:number-columns-repeated="2" table:style-name="ce1"/>
          <table:table-cell table:number-columns-repeated="4" table:style-name="ce21"/>
          <table:table-cell office:value-type="currency" office:value="132.5" table:style-name="ce21">
            <text:p>132.50 €</text:p>
          </table:table-cell>
          <table:table-cell office:value-type="currency" office:value="151.42857142857099" table:style-name="ce21">
            <text:p>151.43 €</text:p>
          </table:table-cell>
          <table:table-cell office:value-type="currency" office:value="140.45454545454501" table:style-name="ce21">
            <text:p>140.45 €</text:p>
          </table:table-cell>
          <table:table-cell office:value-type="currency" office:value="143.272727272727" table:style-name="ce21">
            <text:p>143.27 €</text:p>
          </table:table-cell>
          <table:table-cell office:value-type="currency" office:value="143.272727272727" table:style-name="ce21">
            <text:p>143.27 €</text:p>
          </table:table-cell>
          <table:table-cell office:value-type="currency" office:value="134.38461538461499" table:style-name="ce21">
            <text:p>134.38 €</text:p>
          </table:table-cell>
          <table:table-cell office:value-type="currency" office:value="127.466666666667" table:style-name="ce21">
            <text:p>127.47 €</text:p>
          </table:table-cell>
          <table:table-cell office:value-type="currency" office:value="121.82352941176499" table:style-name="ce21">
            <text:p>121.82 €</text:p>
          </table:table-cell>
          <table:table-cell office:value-type="currency" office:value="117.052631578947" table:style-name="ce21">
            <text:p>117.05 €</text:p>
          </table:table-cell>
          <table:table-cell office:value-type="currency" office:value="112.904761904762" table:style-name="ce21">
            <text:p>112.90 €</text:p>
          </table:table-cell>
          <table:table-cell office:value-type="currency" office:value="109.304347826087" table:style-name="ce21">
            <text:p>109.30 €</text:p>
          </table:table-cell>
          <table:table-cell office:value-type="currency" office:value="106" table:style-name="ce21">
            <text:p>106.00 €</text:p>
          </table:table-cell>
          <table:table-cell office:value-type="currency" office:value="103.037037037037" table:style-name="ce21">
            <text:p>103.04 €</text:p>
          </table:table-cell>
          <table:table-cell office:value-type="currency" office:value="100.31034482758599" table:style-name="ce21">
            <text:p>100.31 €</text:p>
          </table:table-cell>
          <table:table-cell office:value-type="currency" office:value="97.741935483871003" table:style-name="ce21">
            <text:p>97.74 €</text:p>
          </table:table-cell>
          <table:table-cell office:value-type="currency" office:value="95.484848484848499" table:style-name="ce21">
            <text:p>95.48 €</text:p>
          </table:table-cell>
          <table:table-cell office:value-type="currency" office:value="93.457142857142898" table:style-name="ce21">
            <text:p>93.46 €</text:p>
          </table:table-cell>
          <table:table-cell office:value-type="currency" office:value="91.594594594594597" table:style-name="ce21">
            <text:p>91.59 €</text:p>
          </table:table-cell>
          <table:table-cell office:value-type="currency" office:value="89.923076923076906" table:style-name="ce21">
            <text:p>89.92 €</text:p>
          </table:table-cell>
          <table:table-cell office:value-type="currency" office:value="88.365853658536594" table:style-name="ce21">
            <text:p>88.37 €</text:p>
          </table:table-cell>
          <table:table-cell office:value-type="currency" office:value="77.209302325581405" table:style-name="ce21">
            <text:p>77.21 €</text:p>
          </table:table-cell>
          <table:table-cell office:value-type="currency" office:value="67.022222222222197" table:style-name="ce21">
            <text:p>67.02 €</text:p>
          </table:table-cell>
          <table:table-cell office:value-type="currency" office:value="58.468085106383" table:style-name="ce21">
            <text:p>58.47 €</text:p>
          </table:table-cell>
          <table:table-cell office:value-type="currency" office:value="58" table:style-name="ce21">
            <text:p>58.00 €</text:p>
          </table:table-cell>
          <table:table-cell office:value-type="currency" office:value="58.019607843137301" table:style-name="ce21">
            <text:p>58.02 €</text:p>
          </table:table-cell>
          <table:table-cell office:value-type="currency" office:value="55.8867924528302" table:style-name="ce21">
            <text:p>55.89 €</text:p>
          </table:table-cell>
          <table:table-cell office:value-type="currency" office:value="55.945454545454602" table:style-name="ce21">
            <text:p>55.95 €</text:p>
          </table:table-cell>
          <table:table-cell office:value-type="currency" office:value="56.105263157894697" table:style-name="ce21">
            <text:p>56.11 €</text:p>
          </table:table-cell>
          <table:table-cell office:value-type="currency" office:value="56.186440677966097" table:style-name="ce21">
            <text:p>56.19 €</text:p>
          </table:table-cell>
          <table:table-cell office:value-type="currency" office:value="54.779661016949198" table:style-name="ce21">
            <text:p>54.78 €</text:p>
          </table:table-cell>
          <table:table-cell table:number-columns-repeated="10" table:style-name="ce21"/>
          <table:table-cell table:number-columns-repeated="16337"/>
        </table:table-row>
        <table:table-row table:style-name="ro1">
          <table:table-cell office:value-type="string" table:style-name="ce1">
            <text:p>Photovoltaique</text:p>
          </table:table-cell>
          <table:table-cell table:number-columns-repeated="2" table:style-name="ce1"/>
          <table:table-cell office:value-type="currency" office:value="301.7" table:style-name="ce21">
            <text:p>301.70 €</text:p>
          </table:table-cell>
          <table:table-cell office:value-type="currency" office:value="271.5" table:style-name="ce21">
            <text:p>271.50 €</text:p>
          </table:table-cell>
          <table:table-cell office:value-type="currency" office:value="246.21428571428601" table:style-name="ce21">
            <text:p>246.21 €</text:p>
          </table:table-cell>
          <table:table-cell office:value-type="currency" office:value="215.58823529411799" table:style-name="ce21">
            <text:p>215.59 €</text:p>
          </table:table-cell>
          <table:table-cell office:value-type="currency" office:value="194.5" table:style-name="ce21">
            <text:p>194.50 €</text:p>
          </table:table-cell>
          <table:table-cell office:value-type="currency" office:value="177.52173913043501" table:style-name="ce21">
            <text:p>177.52 €</text:p>
          </table:table-cell>
          <table:table-cell office:value-type="currency" office:value="164.038461538462" table:style-name="ce21">
            <text:p>164.04 €</text:p>
          </table:table-cell>
          <table:table-cell office:value-type="currency" office:value="153.068965517241" table:style-name="ce21">
            <text:p>153.07 €</text:p>
          </table:table-cell>
          <table:table-cell office:value-type="currency" office:value="143.96875" table:style-name="ce21">
            <text:p>143.97 €</text:p>
          </table:table-cell>
          <table:table-cell office:value-type="currency" office:value="136.314285714286" table:style-name="ce21">
            <text:p>136.31 €</text:p>
          </table:table-cell>
          <table:table-cell office:value-type="currency" office:value="130.36842105263199" table:style-name="ce21">
            <text:p>130.37 €</text:p>
          </table:table-cell>
          <table:table-cell office:value-type="currency" office:value="121.880952380952" table:style-name="ce21">
            <text:p>121.88 €</text:p>
          </table:table-cell>
          <table:table-cell office:value-type="currency" office:value="113.434782608696" table:style-name="ce21">
            <text:p>113.43 €</text:p>
          </table:table-cell>
          <table:table-cell office:value-type="currency" office:value="101.2" table:style-name="ce21">
            <text:p>101.20 €</text:p>
          </table:table-cell>
          <table:table-cell office:value-type="currency" office:value="80.907407407407405" table:style-name="ce21">
            <text:p>80.91 €</text:p>
          </table:table-cell>
          <table:table-cell office:value-type="currency" office:value="69.068965517241395" table:style-name="ce21">
            <text:p>69.07 €</text:p>
          </table:table-cell>
          <table:table-cell office:value-type="currency" office:value="63.629032258064498" table:style-name="ce21">
            <text:p>63.63 €</text:p>
          </table:table-cell>
          <table:table-cell office:value-type="currency" office:value="58.863636363636402" table:style-name="ce21">
            <text:p>58.86 €</text:p>
          </table:table-cell>
          <table:table-cell office:value-type="currency" office:value="55.257142857142902" table:style-name="ce21">
            <text:p>55.26 €</text:p>
          </table:table-cell>
          <table:table-cell office:value-type="currency" office:value="53.4861111111111" table:style-name="ce21">
            <text:p>53.49 €</text:p>
          </table:table-cell>
          <table:table-cell office:value-type="currency" office:value="50.756756756756801" table:style-name="ce21">
            <text:p>50.76 €</text:p>
          </table:table-cell>
          <table:table-cell office:value-type="currency" office:value="48.08" table:style-name="ce21">
            <text:p>48.08 €</text:p>
          </table:table-cell>
          <table:table-cell office:value-type="currency" office:value="45.597402597402599" table:style-name="ce21">
            <text:p>45.60 €</text:p>
          </table:table-cell>
          <table:table-cell office:value-type="currency" office:value="43.037974683544299" table:style-name="ce21">
            <text:p>43.04 €</text:p>
          </table:table-cell>
          <table:table-cell office:value-type="currency" office:value="41.462499999999999" table:style-name="ce21">
            <text:p>41.46 €</text:p>
          </table:table-cell>
          <table:table-cell office:value-type="currency" office:value="40.695121951219498" table:style-name="ce21">
            <text:p>40.70 €</text:p>
          </table:table-cell>
          <table:table-cell office:value-type="currency" office:value="39.535714285714299" table:style-name="ce21">
            <text:p>39.54 €</text:p>
          </table:table-cell>
          <table:table-cell office:value-type="currency" office:value="38.541176470588198" table:style-name="ce21">
            <text:p>38.54 €</text:p>
          </table:table-cell>
          <table:table-cell office:value-type="currency" office:value="37.471264367816097" table:style-name="ce21">
            <text:p>37.47 €</text:p>
          </table:table-cell>
          <table:table-cell office:value-type="currency" office:value="36.4157303370786" table:style-name="ce21">
            <text:p>36.42 €</text:p>
          </table:table-cell>
          <table:table-cell office:value-type="currency" office:value="35.322222222222202" table:style-name="ce21">
            <text:p>35.32 €</text:p>
          </table:table-cell>
          <table:table-cell office:value-type="currency" office:value="34.010869565217398" table:style-name="ce21">
            <text:p>34.01 €</text:p>
          </table:table-cell>
          <table:table-cell office:value-type="currency" office:value="32.946808510638299" table:style-name="ce21">
            <text:p>32.95 €</text:p>
          </table:table-cell>
          <table:table-cell office:value-type="currency" office:value="32.3473684210526" table:style-name="ce21">
            <text:p>32.35 €</text:p>
          </table:table-cell>
          <table:table-cell table:number-columns-repeated="10" table:style-name="ce21"/>
          <table:table-cell table:number-columns-repeated="16337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Nucléaire (sans EPR)</text:p>
          </table:table-cell>
          <table:table-cell table:number-columns-repeated="2" table:style-name="ce1"/>
          <table:table-cell office:value-type="currency" office:value="46.9" table:style-name="ce21">
            <text:p>46.90 €</text:p>
          </table:table-cell>
          <table:table-cell office:value-type="currency" office:value="45.5" table:style-name="ce21">
            <text:p>45.50 €</text:p>
          </table:table-cell>
          <table:table-cell office:value-type="currency" office:value="48.6" table:style-name="ce21">
            <text:p>48.60 €</text:p>
          </table:table-cell>
          <table:table-cell office:value-type="currency" office:value="47.3" table:style-name="ce21">
            <text:p>47.30 €</text:p>
          </table:table-cell>
          <table:table-cell office:value-type="currency" office:value="49.1" table:style-name="ce21">
            <text:p>49.10 €</text:p>
          </table:table-cell>
          <table:table-cell office:value-type="currency" office:value="49.1" table:style-name="ce21">
            <text:p>49.10 €</text:p>
          </table:table-cell>
          <table:table-cell office:value-type="currency" office:value="49.1" table:style-name="ce21">
            <text:p>49.10 €</text:p>
          </table:table-cell>
          <table:table-cell office:value-type="currency" office:value="49.1" table:style-name="ce21">
            <text:p>49.10 €</text:p>
          </table:table-cell>
          <table:table-cell office:value-type="currency" office:value="49.1" table:style-name="ce21">
            <text:p>49.10 €</text:p>
          </table:table-cell>
          <table:table-cell office:value-type="currency" office:value="49.1" table:style-name="ce21">
            <text:p>49.10 €</text:p>
          </table:table-cell>
          <table:table-cell office:value-type="currency" office:value="49.1" table:style-name="ce21">
            <text:p>49.10 €</text:p>
          </table:table-cell>
          <table:table-cell office:value-type="currency" office:value="49.1" table:style-name="ce21">
            <text:p>49.10 €</text:p>
          </table:table-cell>
          <table:table-cell office:value-type="currency" office:value="48.8" table:style-name="ce21">
            <text:p>48.80 €</text:p>
          </table:table-cell>
          <table:table-cell office:value-type="currency" office:value="49" table:style-name="ce21">
            <text:p>49.00 €</text:p>
          </table:table-cell>
          <table:table-cell office:value-type="currency" office:value="48.7" table:style-name="ce21">
            <text:p>48.70 €</text:p>
          </table:table-cell>
          <table:table-cell office:value-type="currency" office:value="47.9" table:style-name="ce21">
            <text:p>47.90 €</text:p>
          </table:table-cell>
          <table:table-cell office:value-type="currency" office:value="47.8" table:style-name="ce21">
            <text:p>47.80 €</text:p>
          </table:table-cell>
          <table:table-cell office:value-type="currency" office:value="46.4" table:style-name="ce21">
            <text:p>46.40 €</text:p>
          </table:table-cell>
          <table:table-cell office:value-type="currency" office:value="45.4" table:style-name="ce21">
            <text:p>45.40 €</text:p>
          </table:table-cell>
          <table:table-cell office:value-type="currency" office:value="44.6" table:style-name="ce21">
            <text:p>44.60 €</text:p>
          </table:table-cell>
          <table:table-cell office:value-type="currency" office:value="42.5" table:style-name="ce21">
            <text:p>42.50 €</text:p>
          </table:table-cell>
          <table:table-cell office:value-type="currency" office:value="42.5" table:style-name="ce21">
            <text:p>42.50 €</text:p>
          </table:table-cell>
          <table:table-cell office:value-type="currency" office:value="42.7" table:style-name="ce21">
            <text:p>42.70 €</text:p>
          </table:table-cell>
          <table:table-cell office:value-type="currency" office:value="38.1" table:style-name="ce21">
            <text:p>38.10 €</text:p>
          </table:table-cell>
          <table:table-cell office:value-type="currency" office:value="37.1" table:style-name="ce21">
            <text:p>37.10 €</text:p>
          </table:table-cell>
          <table:table-cell office:value-type="currency" office:value="36.799999999999997" table:style-name="ce21">
            <text:p>36.80 €</text:p>
          </table:table-cell>
          <table:table-cell office:value-type="currency" office:value="36" table:style-name="ce21">
            <text:p>36.00 €</text:p>
          </table:table-cell>
          <table:table-cell office:value-type="currency" office:value="35" table:style-name="ce21">
            <text:p>35.00 €</text:p>
          </table:table-cell>
          <table:table-cell office:value-type="currency" office:value="34.5" table:style-name="ce21">
            <text:p>34.50 €</text:p>
          </table:table-cell>
          <table:table-cell office:value-type="currency" office:value="35" table:style-name="ce21">
            <text:p>35.00 €</text:p>
          </table:table-cell>
          <table:table-cell office:value-type="currency" office:value="35.700000000000003" table:style-name="ce21">
            <text:p>35.70 €</text:p>
          </table:table-cell>
          <table:table-cell office:value-type="currency" office:value="37.4" table:style-name="ce21">
            <text:p>37.40 €</text:p>
          </table:table-cell>
          <table:table-cell office:value-type="currency" office:value="40" table:style-name="ce21">
            <text:p>40.00 €</text:p>
          </table:table-cell>
          <table:table-cell office:value-type="currency" office:value="40.5" table:style-name="ce21">
            <text:p>40.50 €</text:p>
          </table:table-cell>
          <table:table-cell office:value-type="currency" office:value="41.1" table:style-name="ce21">
            <text:p>41.10 €</text:p>
          </table:table-cell>
          <table:table-cell office:value-type="currency" office:value="40.4" table:style-name="ce21">
            <text:p>40.40 €</text:p>
          </table:table-cell>
          <table:table-cell office:value-type="currency" office:value="39.700000000000003" table:style-name="ce21">
            <text:p>39.70 €</text:p>
          </table:table-cell>
          <table:table-cell office:value-type="currency" office:value="41.3" table:style-name="ce21">
            <text:p>41.30 €</text:p>
          </table:table-cell>
          <table:table-cell office:value-type="currency" office:value="43.5" table:style-name="ce21">
            <text:p>43.50 €</text:p>
          </table:table-cell>
          <table:table-cell office:value-type="currency" office:value="43.5" table:style-name="ce21">
            <text:p>43.50 €</text:p>
          </table:table-cell>
          <table:table-cell office:value-type="currency" office:value="43.5" table:style-name="ce21">
            <text:p>43.50 €</text:p>
          </table:table-cell>
          <table:table-cell office:value-type="currency" office:value="43.5" table:style-name="ce21">
            <text:p>43.50 €</text:p>
          </table:table-cell>
          <table:table-cell office:value-type="currency" office:value="47.6" table:style-name="ce21">
            <text:p>47.60 €</text:p>
          </table:table-cell>
          <table:table-cell office:value-type="currency" office:value="54.3" table:style-name="ce21">
            <text:p>54.30 €</text:p>
          </table:table-cell>
          <table:table-cell table:number-columns-repeated="16337"/>
        </table:table-row>
        <table:table-row table:style-name="ro1">
          <table:table-cell office:value-type="string" table:style-name="ce1">
            <text:p>Nucléaire (avec EPR)</text:p>
          </table:table-cell>
          <table:table-cell table:number-columns-repeated="2" table:style-name="ce1"/>
          <table:table-cell office:value-type="float" office:value="46.9" table:style-name="ce1">
            <text:p>46.9</text:p>
          </table:table-cell>
          <table:table-cell office:value-type="float" office:value="45.5" table:style-name="ce1">
            <text:p>45.5</text:p>
          </table:table-cell>
          <table:table-cell office:value-type="float" office:value="48.6" table:style-name="ce1">
            <text:p>48.6</text:p>
          </table:table-cell>
          <table:table-cell office:value-type="float" office:value="47.3" table:style-name="ce1">
            <text:p>47.3</text:p>
          </table:table-cell>
          <table:table-cell office:value-type="float" office:value="51.9" table:style-name="ce1">
            <text:p>51.9</text:p>
          </table:table-cell>
          <table:table-cell office:value-type="float" office:value="51.9" table:style-name="ce1">
            <text:p>51.9</text:p>
          </table:table-cell>
          <table:table-cell office:value-type="float" office:value="51.9" table:style-name="ce1">
            <text:p>51.9</text:p>
          </table:table-cell>
          <table:table-cell office:value-type="float" office:value="51.9" table:style-name="ce1">
            <text:p>51.9</text:p>
          </table:table-cell>
          <table:table-cell office:value-type="float" office:value="51.9" table:style-name="ce1">
            <text:p>51.9</text:p>
          </table:table-cell>
          <table:table-cell office:value-type="float" office:value="51.9" table:style-name="ce1">
            <text:p>51.9</text:p>
          </table:table-cell>
          <table:table-cell office:value-type="float" office:value="51.9" table:style-name="ce1">
            <text:p>51.9</text:p>
          </table:table-cell>
          <table:table-cell office:value-type="float" office:value="51.9" table:style-name="ce1">
            <text:p>51.9</text:p>
          </table:table-cell>
          <table:table-cell office:value-type="float" office:value="51.7" table:style-name="ce1">
            <text:p>51.7</text:p>
          </table:table-cell>
          <table:table-cell office:value-type="float" office:value="51.6" table:style-name="ce1">
            <text:p>51.6</text:p>
          </table:table-cell>
          <table:table-cell office:value-type="float" office:value="51.1" table:style-name="ce1">
            <text:p>51.1</text:p>
          </table:table-cell>
          <table:table-cell office:value-type="float" office:value="50" table:style-name="ce1">
            <text:p>50</text:p>
          </table:table-cell>
          <table:table-cell office:value-type="float" office:value="50.1" table:style-name="ce1">
            <text:p>50.1</text:p>
          </table:table-cell>
          <table:table-cell office:value-type="float" office:value="49.5" table:style-name="ce1">
            <text:p>49.5</text:p>
          </table:table-cell>
          <table:table-cell office:value-type="float" office:value="49.7" table:style-name="ce1">
            <text:p>49.7</text:p>
          </table:table-cell>
          <table:table-cell office:value-type="float" office:value="50.8" table:style-name="ce1">
            <text:p>50.8</text:p>
          </table:table-cell>
          <table:table-cell office:value-type="float" office:value="48.8" table:style-name="ce1">
            <text:p>48.8</text:p>
          </table:table-cell>
          <table:table-cell office:value-type="float" office:value="49" table:style-name="ce1">
            <text:p>49</text:p>
          </table:table-cell>
          <table:table-cell office:value-type="float" office:value="49.2" table:style-name="ce1">
            <text:p>49.2</text:p>
          </table:table-cell>
          <table:table-cell office:value-type="float" office:value="46.2" table:style-name="ce1">
            <text:p>46.2</text:p>
          </table:table-cell>
          <table:table-cell office:value-type="float" office:value="46.8" table:style-name="ce1">
            <text:p>46.8</text:p>
          </table:table-cell>
          <table:table-cell office:value-type="float" office:value="47.1" table:style-name="ce1">
            <text:p>47.1</text:p>
          </table:table-cell>
          <table:table-cell office:value-type="float" office:value="46.8" table:style-name="ce1">
            <text:p>46.8</text:p>
          </table:table-cell>
          <table:table-cell office:value-type="float" office:value="47.4" table:style-name="ce1">
            <text:p>47.4</text:p>
          </table:table-cell>
          <table:table-cell office:value-type="float" office:value="48.3" table:style-name="ce1">
            <text:p>48.3</text:p>
          </table:table-cell>
          <table:table-cell office:value-type="float" office:value="49.6" table:style-name="ce1">
            <text:p>49.6</text:p>
          </table:table-cell>
          <table:table-cell office:value-type="float" office:value="51.2" table:style-name="ce1">
            <text:p>51.2</text:p>
          </table:table-cell>
          <table:table-cell office:value-type="float" office:value="55.2" table:style-name="ce1">
            <text:p>55.2</text:p>
          </table:table-cell>
          <table:table-cell office:value-type="float" office:value="60" table:style-name="ce1">
            <text:p>60</text:p>
          </table:table-cell>
          <table:table-cell office:value-type="float" office:value="61.7" table:style-name="ce1">
            <text:p>61.7</text:p>
          </table:table-cell>
          <table:table-cell office:value-type="float" office:value="63.6" table:style-name="ce1">
            <text:p>63.6</text:p>
          </table:table-cell>
          <table:table-cell office:value-type="float" office:value="64.7" table:style-name="ce1">
            <text:p>64.7</text:p>
          </table:table-cell>
          <table:table-cell office:value-type="float" office:value="65.7" table:style-name="ce1">
            <text:p>65.7</text:p>
          </table:table-cell>
          <table:table-cell office:value-type="float" office:value="69.099999999999994" table:style-name="ce1">
            <text:p>69.1</text:p>
          </table:table-cell>
          <table:table-cell office:value-type="float" office:value="69.099999999999994" table:style-name="ce1">
            <text:p>69.1</text:p>
          </table:table-cell>
          <table:table-cell office:value-type="float" office:value="69.2" table:style-name="ce1">
            <text:p>69.2</text:p>
          </table:table-cell>
          <table:table-cell office:value-type="float" office:value="69.2" table:style-name="ce1">
            <text:p>69.2</text:p>
          </table:table-cell>
          <table:table-cell office:value-type="float" office:value="69.2" table:style-name="ce1">
            <text:p>69.2</text:p>
          </table:table-cell>
          <table:table-cell office:value-type="float" office:value="71.099999999999994" table:style-name="ce1">
            <text:p>71.1</text:p>
          </table:table-cell>
          <table:table-cell office:value-type="float" office:value="73.099999999999994" table:style-name="ce1">
            <text:p>73.1</text:p>
          </table:table-cell>
          <table:table-cell table:number-columns-repeated="16337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estimation JMM ci dessou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ucléaire (sans EPR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apital initial 2010 calculé en monnaie constante (calculé comme la valeur résiduelle d’un bien de valeur initiale 96 G€ avec un taux d’actualisation de 7,8 %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ne durée de vie de 30 ans en absence de grand carénag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valeur initiale</text:p>
          </table:table-cell>
          <table:table-cell table:number-columns-repeated="2" table:style-name="ce1"/>
          <table:table-cell office:value-type="float" office:value="96000" table:style-name="ce1">
            <text:p>96000</text:p>
          </table:table-cell>
          <table:table-cell office:value-type="string" table:style-name="ce1">
            <text:p>M€</text:p>
          </table:table-cell>
          <table:table-cell table:number-columns-repeated="13" table:style-name="ce1"/>
          <table:table-cell table:style-name="ce22"/>
          <table:table-cell office:value-type="string" table:style-name="ce1">
            <text:p>période où on note un écart entre la séquence d’investissement DGEC et celui d’EDF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taux actualisation</text:p>
          </table:table-cell>
          <table:table-cell table:number-columns-repeated="2" table:style-name="ce1"/>
          <table:table-cell office:value-type="percentage" office:value="7.8E-2" table:style-name="ce12">
            <text:p>7.80%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nnuité en monnaie cst</text:p>
          </table:table-cell>
          <table:table-cell table:number-columns-repeated="2" table:style-name="ce1"/>
          <table:table-cell office:value-type="currency" office:value="-8367.0408638344979" table:formula="of:=PMT([.D15];30;[.D14])" table:style-name="ce21">
            <text:p>-8 367.04 €</text:p>
          </table:table-cell>
          <table:table-cell table:number-columns-repeated="16380" table:style-name="ce1"/>
        </table:table-row>
        <table:table-row table:style-name="ro5">
          <table:table-cell table:number-columns-repeated="16384"/>
        </table:table-row>
        <table:table-row table:style-name="ro1">
          <table:table-cell office:value-type="string" table:style-name="ce1">
            <text:p>valeur économique au sens macro</text:p>
          </table:table-cell>
          <table:table-cell office:value-type="string" table:style-name="ce1">
            <text:p>M€</text:p>
          </table:table-cell>
          <table:table-cell table:style-name="ce1"/>
          <table:table-cell office:value-type="float" office:value="42000" table:style-name="ce14">
            <text:p>42 000</text:p>
          </table:table-cell>
          <table:table-cell office:value-type="float" office:value="42021" table:formula="of:=[.D18]+[.D19]+[.D20]" table:style-name="ce14">
            <text:p>42 021</text:p>
          </table:table-cell>
          <table:table-cell office:value-type="float" office:value="42040.11" table:formula="of:=[.E18]+[.E19]+[.E20]" table:style-name="ce14">
            <text:p>42 040</text:p>
          </table:table-cell>
          <table:table-cell office:value-type="float" office:value="41930.500099999997" table:formula="of:=[.F18]+[.F19]+[.F20]" table:style-name="ce14">
            <text:p>41 931</text:p>
          </table:table-cell>
          <table:table-cell office:value-type="float" office:value="41830.755090999999" table:formula="of:=[.G18]+[.G19]+[.G20]" table:style-name="ce14">
            <text:p>41 831</text:p>
          </table:table-cell>
          <table:table-cell office:value-type="float" office:value="41739.987132809998" table:formula="of:=[.H18]+[.H19]+[.H20]" table:style-name="ce14">
            <text:p>41 740</text:p>
          </table:table-cell>
          <table:table-cell office:value-type="float" office:value="41657.388290857096" table:formula="of:=[.I18]+[.I19]+[.I20]" table:style-name="ce14">
            <text:p>41 657</text:p>
          </table:table-cell>
          <table:table-cell office:value-type="float" office:value="41582.223344679958" table:formula="of:=[.J18]+[.J19]+[.J20]" table:style-name="ce14">
            <text:p>41 582</text:p>
          </table:table-cell>
          <table:table-cell office:value-type="float" office:value="41513.823243658764" table:formula="of:=[.K18]+[.K19]+[.K20]" table:style-name="ce14">
            <text:p>41 514</text:p>
          </table:table-cell>
          <table:table-cell office:value-type="float" office:value="41322.579151729478" table:formula="of:=[.L18]+[.L19]+[.L20]" table:style-name="ce14">
            <text:p>41 323</text:p>
          </table:table-cell>
          <table:table-cell office:value-type="float" office:value="41148.547028073823" table:formula="of:=[.M18]+[.M19]+[.M20]" table:style-name="ce14">
            <text:p>41 149</text:p>
          </table:table-cell>
          <table:table-cell office:value-type="float" office:value="40861.177795547177" table:formula="of:=[.N18]+[.N19]+[.N20]" table:style-name="ce14">
            <text:p>40 861</text:p>
          </table:table-cell>
          <table:table-cell office:value-type="float" office:value="40469.671793947928" table:formula="of:=[.O18]+[.O19]+[.O20]" table:style-name="ce14">
            <text:p>40 470</text:p>
          </table:table-cell>
          <table:table-cell office:value-type="float" office:value="39983.401332492613" table:formula="of:=[.P18]+[.P19]+[.P20]" table:style-name="ce14">
            <text:p>39 983</text:p>
          </table:table-cell>
          <table:table-cell office:value-type="float" office:value="39409.895212568277" table:formula="of:=[.Q18]+[.Q19]+[.Q20]" table:style-name="ce14">
            <text:p>39 410</text:p>
          </table:table-cell>
          <table:table-cell office:value-type="float" office:value="38888.004643437132" table:formula="of:=[.R18]+[.R19]+[.R20]" table:style-name="ce14">
            <text:p>38 888</text:p>
          </table:table-cell>
          <table:table-cell office:value-type="float" office:value="38347.084225527789" table:formula="of:=[.S18]+[.S19]+[.S20]" table:style-name="ce14">
            <text:p>38 347</text:p>
          </table:table-cell>
          <table:table-cell office:value-type="float" office:value="37854.846645230289" table:formula="of:=[.T18]+[.T19]+[.T20]" table:style-name="ce14">
            <text:p>37 855</text:p>
          </table:table-cell>
          <table:table-cell office:value-type="float" office:value="37340.910447159564" table:formula="of:=[.U18]+[.U19]+[.U20]" table:style-name="ce14">
            <text:p>37 341</text:p>
          </table:table-cell>
          <table:table-cell office:value-type="float" office:value="36873.228506915206" table:formula="of:=[.V18]+[.V19]+[.V20]" table:style-name="ce14">
            <text:p>36 873</text:p>
          </table:table-cell>
          <table:table-cell office:value-type="float" office:value="36447.637941292836" table:formula="of:=[.W18]+[.W19]+[.W20]" table:style-name="ce14">
            <text:p>36 448</text:p>
          </table:table-cell>
          <table:table-cell office:value-type="float" office:value="35995.350526576483" table:formula="of:=[.X18]+[.X19]+[.X20]" table:style-name="ce14">
            <text:p>35 995</text:p>
          </table:table-cell>
          <table:table-cell office:value-type="float" office:value="35517.768979184599" table:formula="of:=[.Y18]+[.Y19]+[.Y20]" table:style-name="ce14">
            <text:p>35 518</text:p>
          </table:table-cell>
          <table:table-cell office:value-type="float" office:value="35017.16977105799" table:formula="of:=[.Z18]+[.Z19]+[.Z20]" table:style-name="ce14">
            <text:p>35 017</text:p>
          </table:table-cell>
          <table:table-cell office:value-type="float" office:value="34433.624491662769" table:formula="of:=[.AA18]+[.AA19]+[.AA20]" table:style-name="ce14">
            <text:p>34 434</text:p>
          </table:table-cell>
          <table:table-cell office:value-type="float" office:value="33770.598287413115" table:formula="of:=[.AB18]+[.AB19]+[.AB20]" table:style-name="ce14">
            <text:p>33 771</text:p>
          </table:table-cell>
          <table:table-cell office:value-type="float" office:value="33036.244441545932" table:formula="of:=[.AC18]+[.AC19]+[.AC20]" table:style-name="ce14">
            <text:p>33 036</text:p>
          </table:table-cell>
          <table:table-cell office:value-type="float" office:value="32236.982441806798" table:formula="of:=[.AD18]+[.AD19]+[.AD20]" table:style-name="ce14">
            <text:p>32 237</text:p>
          </table:table-cell>
          <table:table-cell office:value-type="float" office:value="31377.654022044186" table:formula="of:=[.AE18]+[.AE19]+[.AE20]" table:style-name="ce14">
            <text:p>31 378</text:p>
          </table:table-cell>
          <table:table-cell office:value-type="float" office:value="30464.665160060209" table:formula="of:=[.AF18]+[.AF19]+[.AF20]" table:style-name="ce14">
            <text:p>30 465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dépréciation</text:p>
          </table:table-cell>
          <table:table-cell office:value-type="percentage" office:value="0.09" table:style-name="ce12">
            <text:p>9.00%</text:p>
          </table:table-cell>
          <table:table-cell table:style-name="ce1"/>
          <table:table-cell office:value-type="float" office:value="-3780" table:formula="of:=-[.D18]*[.$B19]" table:style-name="ce14">
            <text:p>-3 780</text:p>
          </table:table-cell>
          <table:table-cell office:value-type="float" office:value="-3781.89" table:formula="of:=-[.E18]*[.$B19]" table:style-name="ce14">
            <text:p>-3 782</text:p>
          </table:table-cell>
          <table:table-cell office:value-type="float" office:value="-3783.6098999999999" table:formula="of:=-[.F18]*[.$B19]" table:style-name="ce14">
            <text:p>-3 784</text:p>
          </table:table-cell>
          <table:table-cell office:value-type="float" office:value="-3773.7450089999998" table:formula="of:=-[.G18]*[.$B19]" table:style-name="ce14">
            <text:p>-3 774</text:p>
          </table:table-cell>
          <table:table-cell office:value-type="float" office:value="-3764.7679581899997" table:formula="of:=-[.H18]*[.$B19]" table:style-name="ce14">
            <text:p>-3 765</text:p>
          </table:table-cell>
          <table:table-cell office:value-type="float" office:value="-3756.5988419528999" table:formula="of:=-[.I18]*[.$B19]" table:style-name="ce14">
            <text:p>-3 757</text:p>
          </table:table-cell>
          <table:table-cell office:value-type="float" office:value="-3749.1649461771385" table:formula="of:=-[.J18]*[.$B19]" table:style-name="ce14">
            <text:p>-3 749</text:p>
          </table:table-cell>
          <table:table-cell office:value-type="float" office:value="-3742.400101021196" table:formula="of:=-[.K18]*[.$B19]" table:style-name="ce14">
            <text:p>-3 742</text:p>
          </table:table-cell>
          <table:table-cell office:value-type="float" office:value="-3736.2440919292885" table:formula="of:=-[.L18]*[.$B19]" table:style-name="ce14">
            <text:p>-3 736</text:p>
          </table:table-cell>
          <table:table-cell office:value-type="float" office:value="-3719.0321236556529" table:formula="of:=-[.M18]*[.$B19]" table:style-name="ce14">
            <text:p>-3 719</text:p>
          </table:table-cell>
          <table:table-cell office:value-type="float" office:value="-3703.3692325266438" table:formula="of:=-[.N18]*[.$B19]" table:style-name="ce14">
            <text:p>-3 703</text:p>
          </table:table-cell>
          <table:table-cell office:value-type="float" office:value="-3677.5060015992458" table:formula="of:=-[.O18]*[.$B19]" table:style-name="ce14">
            <text:p>-3 678</text:p>
          </table:table-cell>
          <table:table-cell office:value-type="float" office:value="-3642.2704614553136" table:formula="of:=-[.P18]*[.$B19]" table:style-name="ce14">
            <text:p>-3 642</text:p>
          </table:table-cell>
          <table:table-cell office:value-type="float" office:value="-3598.5061199243351" table:formula="of:=-[.Q18]*[.$B19]" table:style-name="ce14">
            <text:p>-3 599</text:p>
          </table:table-cell>
          <table:table-cell office:value-type="float" office:value="-3546.8905691311447" table:formula="of:=-[.R18]*[.$B19]" table:style-name="ce14">
            <text:p>-3 547</text:p>
          </table:table-cell>
          <table:table-cell office:value-type="float" office:value="-3499.9204179093417" table:formula="of:=-[.S18]*[.$B19]" table:style-name="ce14">
            <text:p>-3 500</text:p>
          </table:table-cell>
          <table:table-cell office:value-type="float" office:value="-3451.2375802975007" table:formula="of:=-[.T18]*[.$B19]" table:style-name="ce14">
            <text:p>-3 451</text:p>
          </table:table-cell>
          <table:table-cell office:value-type="float" office:value="-3406.9361980707258" table:formula="of:=-[.U18]*[.$B19]" table:style-name="ce14">
            <text:p>-3 407</text:p>
          </table:table-cell>
          <table:table-cell office:value-type="float" office:value="-3360.6819402443607" table:formula="of:=-[.V18]*[.$B19]" table:style-name="ce14">
            <text:p>-3 361</text:p>
          </table:table-cell>
          <table:table-cell office:value-type="float" office:value="-3318.5905656223686" table:formula="of:=-[.W18]*[.$B19]" table:style-name="ce14">
            <text:p>-3 319</text:p>
          </table:table-cell>
          <table:table-cell office:value-type="float" office:value="-3280.2874147163552" table:formula="of:=-[.X18]*[.$B19]" table:style-name="ce14">
            <text:p>-3 280</text:p>
          </table:table-cell>
          <table:table-cell office:value-type="float" office:value="-3239.5815473918833" table:formula="of:=-[.Y18]*[.$B19]" table:style-name="ce14">
            <text:p>-3 240</text:p>
          </table:table-cell>
          <table:table-cell office:value-type="float" office:value="-3196.5992081266136" table:formula="of:=-[.Z18]*[.$B19]" table:style-name="ce14">
            <text:p>-3 197</text:p>
          </table:table-cell>
          <table:table-cell office:value-type="float" office:value="-3151.545279395219" table:formula="of:=-[.AA18]*[.$B19]" table:style-name="ce14">
            <text:p>-3 152</text:p>
          </table:table-cell>
          <table:table-cell office:value-type="float" office:value="-3099.0262042496493" table:formula="of:=-[.AB18]*[.$B19]" table:style-name="ce14">
            <text:p>-3 099</text:p>
          </table:table-cell>
          <table:table-cell office:value-type="float" office:value="-3039.3538458671801" table:formula="of:=-[.AC18]*[.$B19]" table:style-name="ce14">
            <text:p>-3 039</text:p>
          </table:table-cell>
          <table:table-cell office:value-type="float" office:value="-2973.2619997391339" table:formula="of:=-[.AD18]*[.$B19]" table:style-name="ce14">
            <text:p>-2 973</text:p>
          </table:table-cell>
          <table:table-cell office:value-type="float" office:value="-2901.3284197626117" table:formula="of:=-[.AE18]*[.$B19]" table:style-name="ce14">
            <text:p>-2 901</text:p>
          </table:table-cell>
          <table:table-cell office:value-type="float" office:value="-2823.9888619839767" table:formula="of:=-[.AF18]*[.$B19]" table:style-name="ce14">
            <text:p>-2 824</text:p>
          </table:table-cell>
          <table:table-cell office:value-type="float" office:value="-2741.8198644054187" table:formula="of:=-[.AG18]*[.$B19]" table:style-name="ce14">
            <text:p>-2 742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investissement</text:p>
          </table:table-cell>
          <table:table-cell table:number-columns-repeated="2" table:style-name="ce1"/>
          <table:table-cell office:value-type="float" office:value="3801" table:formula="of:=[chronique_investissement.B3]" table:style-name="ce11">
            <text:p>3801</text:p>
          </table:table-cell>
          <table:table-cell office:value-type="float" office:value="3801" table:formula="of:=[chronique_investissement.C3]" table:style-name="ce11">
            <text:p>3801</text:p>
          </table:table-cell>
          <table:table-cell office:value-type="float" office:value="3674" table:formula="of:=[chronique_investissement.D3]" table:style-name="ce11">
            <text:p>3674</text:p>
          </table:table-cell>
          <table:table-cell office:value-type="float" office:value="3674" table:formula="of:=[chronique_investissement.E3]" table:style-name="ce11">
            <text:p>3674</text:p>
          </table:table-cell>
          <table:table-cell office:value-type="float" office:value="3674" table:formula="of:=[chronique_investissement.F3]" table:style-name="ce11">
            <text:p>3674</text:p>
          </table:table-cell>
          <table:table-cell office:value-type="float" office:value="3674" table:formula="of:=[chronique_investissement.G3]" table:style-name="ce11">
            <text:p>3674</text:p>
          </table:table-cell>
          <table:table-cell office:value-type="float" office:value="3674" table:formula="of:=[chronique_investissement.H3]" table:style-name="ce11">
            <text:p>3674</text:p>
          </table:table-cell>
          <table:table-cell office:value-type="float" office:value="3674" table:formula="of:=[chronique_investissement.I3]" table:style-name="ce11">
            <text:p>3674</text:p>
          </table:table-cell>
          <table:table-cell office:value-type="float" office:value="3545" table:formula="of:=[chronique_investissement.J3]" table:style-name="ce11">
            <text:p>3545</text:p>
          </table:table-cell>
          <table:table-cell office:value-type="float" office:value="3545" table:formula="of:=[chronique_investissement.K3]" table:style-name="ce11">
            <text:p>3545</text:p>
          </table:table-cell>
          <table:table-cell office:value-type="float" office:value="3416" table:formula="of:=[chronique_investissement.L3]" table:style-name="ce11">
            <text:p>3416</text:p>
          </table:table-cell>
          <table:table-cell office:value-type="float" office:value="3286" table:formula="of:=[chronique_investissement.M3]" table:style-name="ce11">
            <text:p>3286</text:p>
          </table:table-cell>
          <table:table-cell office:value-type="float" office:value="3156" table:formula="of:=[chronique_investissement.N3]" table:style-name="ce22">
            <text:p>3156</text:p>
          </table:table-cell>
          <table:table-cell office:value-type="float" office:value="3025" table:formula="of:=[chronique_investissement.O3]" table:style-name="ce22">
            <text:p>3025</text:p>
          </table:table-cell>
          <table:table-cell office:value-type="float" office:value="3025" table:formula="of:=[chronique_investissement.P3]" table:style-name="ce22">
            <text:p>3025</text:p>
          </table:table-cell>
          <table:table-cell office:value-type="float" office:value="2959" table:formula="of:=[chronique_investissement.Q3]" table:style-name="ce22">
            <text:p>2959</text:p>
          </table:table-cell>
          <table:table-cell office:value-type="float" office:value="2959" table:formula="of:=[chronique_investissement.R3]" table:style-name="ce22">
            <text:p>2959</text:p>
          </table:table-cell>
          <table:table-cell office:value-type="float" office:value="2893" table:formula="of:=[chronique_investissement.S3]" table:style-name="ce22">
            <text:p>2893</text:p>
          </table:table-cell>
          <table:table-cell office:value-type="float" office:value="2893" table:formula="of:=[chronique_investissement.T3]" table:style-name="ce22">
            <text:p>2893</text:p>
          </table:table-cell>
          <table:table-cell office:value-type="float" office:value="2893" table:formula="of:=[chronique_investissement.U3]" table:style-name="ce22">
            <text:p>2893</text:p>
          </table:table-cell>
          <table:table-cell office:value-type="float" office:value="2828" table:formula="of:=[chronique_investissement.V3]" table:style-name="ce22">
            <text:p>2828</text:p>
          </table:table-cell>
          <table:table-cell office:value-type="float" office:value="2762" table:formula="of:=[chronique_investissement.W3]" table:style-name="ce22">
            <text:p>2762</text:p>
          </table:table-cell>
          <table:table-cell office:value-type="float" office:value="2696" table:formula="of:=[chronique_investissement.X3]" table:style-name="ce22">
            <text:p>2696</text:p>
          </table:table-cell>
          <table:table-cell office:value-type="float" office:value="2568" table:formula="of:=[chronique_investissement.Y3]" table:style-name="ce22">
            <text:p>2568</text:p>
          </table:table-cell>
          <table:table-cell office:value-type="float" office:value="2436" table:formula="of:=[chronique_investissement.Z3]" table:style-name="ce22">
            <text:p>2436</text:p>
          </table:table-cell>
          <table:table-cell office:value-type="float" office:value="2305" table:formula="of:=[chronique_investissement.AA3]" table:style-name="ce22">
            <text:p>2305</text:p>
          </table:table-cell>
          <table:table-cell office:value-type="float" office:value="2174" table:formula="of:=[chronique_investissement.AB3]" table:style-name="ce22">
            <text:p>2174</text:p>
          </table:table-cell>
          <table:table-cell office:value-type="float" office:value="2042" table:formula="of:=[chronique_investissement.AC3]" table:style-name="ce22">
            <text:p>2042</text:p>
          </table:table-cell>
          <table:table-cell office:value-type="float" office:value="1911" table:formula="of:=[chronique_investissement.AD3]" table:style-name="ce11">
            <text:p>1911</text:p>
          </table:table-cell>
          <table:table-cell office:value-type="float" office:value="1714" table:formula="of:=[chronique_investissement.AE3]" table:style-name="ce11">
            <text:p>1714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frais financiers</text:p>
          </table:table-cell>
          <table:table-cell office:value-type="percentage" office:value="0.06" table:style-name="ce12">
            <text:p>6.00%</text:p>
          </table:table-cell>
          <table:table-cell table:style-name="ce1"/>
          <table:table-cell office:value-type="float" office:value="-2520" table:formula="of:=-[.D18]*[.$B21]" table:style-name="ce14">
            <text:p>-2 520</text:p>
          </table:table-cell>
          <table:table-cell office:value-type="float" office:value="-2521.2599999999998" table:formula="of:=-[.E18]*[.$B21]" table:style-name="ce14">
            <text:p>-2 521</text:p>
          </table:table-cell>
          <table:table-cell office:value-type="float" office:value="-2522.4065999999998" table:formula="of:=-[.F18]*[.$B21]" table:style-name="ce14">
            <text:p>-2 522</text:p>
          </table:table-cell>
          <table:table-cell office:value-type="float" office:value="-2515.8300059999997" table:formula="of:=-[.G18]*[.$B21]" table:style-name="ce14">
            <text:p>-2 516</text:p>
          </table:table-cell>
          <table:table-cell office:value-type="float" office:value="-2509.84530546" table:formula="of:=-[.H18]*[.$B21]" table:style-name="ce14">
            <text:p>-2 510</text:p>
          </table:table-cell>
          <table:table-cell office:value-type="float" office:value="-2504.3992279685999" table:formula="of:=-[.I18]*[.$B21]" table:style-name="ce14">
            <text:p>-2 504</text:p>
          </table:table-cell>
          <table:table-cell office:value-type="float" office:value="-2499.4432974514257" table:formula="of:=-[.J18]*[.$B21]" table:style-name="ce14">
            <text:p>-2 499</text:p>
          </table:table-cell>
          <table:table-cell office:value-type="float" office:value="-2494.9334006807976" table:formula="of:=-[.K18]*[.$B21]" table:style-name="ce14">
            <text:p>-2 495</text:p>
          </table:table-cell>
          <table:table-cell office:value-type="float" office:value="-2490.8293946195258" table:formula="of:=-[.L18]*[.$B21]" table:style-name="ce14">
            <text:p>-2 491</text:p>
          </table:table-cell>
          <table:table-cell office:value-type="float" office:value="-2479.3547491037684" table:formula="of:=-[.M18]*[.$B21]" table:style-name="ce14">
            <text:p>-2 479</text:p>
          </table:table-cell>
          <table:table-cell office:value-type="float" office:value="-2468.9128216844292" table:formula="of:=-[.N18]*[.$B21]" table:style-name="ce14">
            <text:p>-2 469</text:p>
          </table:table-cell>
          <table:table-cell office:value-type="float" office:value="-2451.6706677328307" table:formula="of:=-[.O18]*[.$B21]" table:style-name="ce14">
            <text:p>-2 452</text:p>
          </table:table-cell>
          <table:table-cell office:value-type="float" office:value="-2428.1803076368756" table:formula="of:=-[.P18]*[.$B21]" table:style-name="ce14">
            <text:p>-2 428</text:p>
          </table:table-cell>
          <table:table-cell office:value-type="float" office:value="-2399.0040799495569" table:formula="of:=-[.Q18]*[.$B21]" table:style-name="ce14">
            <text:p>-2 399</text:p>
          </table:table-cell>
          <table:table-cell office:value-type="float" office:value="-2364.5937127540965" table:formula="of:=-[.R18]*[.$B21]" table:style-name="ce14">
            <text:p>-2 365</text:p>
          </table:table-cell>
          <table:table-cell office:value-type="float" office:value="-2333.280278606228" table:formula="of:=-[.S18]*[.$B21]" table:style-name="ce14">
            <text:p>-2 333</text:p>
          </table:table-cell>
          <table:table-cell office:value-type="float" office:value="-2300.8250535316674" table:formula="of:=-[.T18]*[.$B21]" table:style-name="ce14">
            <text:p>-2 301</text:p>
          </table:table-cell>
          <table:table-cell office:value-type="float" office:value="-2271.2907987138174" table:formula="of:=-[.U18]*[.$B21]" table:style-name="ce14">
            <text:p>-2 271</text:p>
          </table:table-cell>
          <table:table-cell office:value-type="float" office:value="-2240.454626829574" table:formula="of:=-[.V18]*[.$B21]" table:style-name="ce14">
            <text:p>-2 240</text:p>
          </table:table-cell>
          <table:table-cell office:value-type="float" office:value="-2212.3937104149122" table:formula="of:=-[.W18]*[.$B21]" table:style-name="ce14">
            <text:p>-2 212</text:p>
          </table:table-cell>
          <table:table-cell office:value-type="float" office:value="-2186.8582764775701" table:formula="of:=-[.X18]*[.$B21]" table:style-name="ce14">
            <text:p>-2 187</text:p>
          </table:table-cell>
          <table:table-cell office:value-type="float" office:value="-2159.721031594589" table:formula="of:=-[.Y18]*[.$B21]" table:style-name="ce14">
            <text:p>-2 160</text:p>
          </table:table-cell>
          <table:table-cell office:value-type="float" office:value="-2131.0661387510759" table:formula="of:=-[.Z18]*[.$B21]" table:style-name="ce14">
            <text:p>-2 131</text:p>
          </table:table-cell>
          <table:table-cell office:value-type="float" office:value="-2101.0301862634792" table:formula="of:=-[.AA18]*[.$B21]" table:style-name="ce14">
            <text:p>-2 101</text:p>
          </table:table-cell>
          <table:table-cell office:value-type="float" office:value="-2066.0174694997659" table:formula="of:=-[.AB18]*[.$B21]" table:style-name="ce14">
            <text:p>-2 066</text:p>
          </table:table-cell>
          <table:table-cell office:value-type="float" office:value="-2026.2358972447869" table:formula="of:=-[.AC18]*[.$B21]" table:style-name="ce14">
            <text:p>-2 026</text:p>
          </table:table-cell>
          <table:table-cell office:value-type="float" office:value="-1982.1746664927559" table:formula="of:=-[.AD18]*[.$B21]" table:style-name="ce14">
            <text:p>-1 982</text:p>
          </table:table-cell>
          <table:table-cell office:value-type="float" office:value="-1934.2189465084077" table:formula="of:=-[.AE18]*[.$B21]" table:style-name="ce14">
            <text:p>-1 934</text:p>
          </table:table-cell>
          <table:table-cell office:value-type="float" office:value="-1882.659241322651" table:formula="of:=-[.AF18]*[.$B21]" table:style-name="ce14">
            <text:p>-1 883</text:p>
          </table:table-cell>
          <table:table-cell office:value-type="float" office:value="-1827.8799096036125" table:formula="of:=-[.AG18]*[.$B21]" table:style-name="ce14">
            <text:p>-1 828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cout annuel</text:p>
          </table:table-cell>
          <table:table-cell table:style-name="ce12"/>
          <table:table-cell table:style-name="ce1"/>
          <table:table-cell office:value-type="float" office:value="-6300" table:formula="of:=[.D21]+[.D19]" table:style-name="ce14">
            <text:p>-6 300</text:p>
          </table:table-cell>
          <table:table-cell office:value-type="float" office:value="-6303.15" table:formula="of:=[.E21]+[.E19]" table:style-name="ce14">
            <text:p>-6 303</text:p>
          </table:table-cell>
          <table:table-cell office:value-type="float" office:value="-6306.0164999999997" table:formula="of:=[.F21]+[.F19]" table:style-name="ce14">
            <text:p>-6 306</text:p>
          </table:table-cell>
          <table:table-cell office:value-type="float" office:value="-6289.5750149999994" table:formula="of:=[.G21]+[.G19]" table:style-name="ce14">
            <text:p>-6 290</text:p>
          </table:table-cell>
          <table:table-cell office:value-type="float" office:value="-6274.6132636499997" table:formula="of:=[.H21]+[.H19]" table:style-name="ce14">
            <text:p>-6 275</text:p>
          </table:table-cell>
          <table:table-cell office:value-type="float" office:value="-6260.9980699214993" table:formula="of:=[.I21]+[.I19]" table:style-name="ce14">
            <text:p>-6 261</text:p>
          </table:table-cell>
          <table:table-cell office:value-type="float" office:value="-6248.6082436285642" table:formula="of:=[.J21]+[.J19]" table:style-name="ce14">
            <text:p>-6 249</text:p>
          </table:table-cell>
          <table:table-cell office:value-type="float" office:value="-6237.3335017019936" table:formula="of:=[.K21]+[.K19]" table:style-name="ce14">
            <text:p>-6 237</text:p>
          </table:table-cell>
          <table:table-cell office:value-type="float" office:value="-6227.0734865488139" table:formula="of:=[.L21]+[.L19]" table:style-name="ce14">
            <text:p>-6 227</text:p>
          </table:table-cell>
          <table:table-cell office:value-type="float" office:value="-6198.3868727594217" table:formula="of:=[.M21]+[.M19]" table:style-name="ce14">
            <text:p>-6 198</text:p>
          </table:table-cell>
          <table:table-cell office:value-type="float" office:value="-6172.282054211073" table:formula="of:=[.N21]+[.N19]" table:style-name="ce14">
            <text:p>-6 172</text:p>
          </table:table-cell>
          <table:table-cell office:value-type="float" office:value="-6129.1766693320769" table:formula="of:=[.O21]+[.O19]" table:style-name="ce14">
            <text:p>-6 129</text:p>
          </table:table-cell>
          <table:table-cell office:value-type="float" office:value="-6070.4507690921891" table:formula="of:=[.P21]+[.P19]" table:style-name="ce14">
            <text:p>-6 070</text:p>
          </table:table-cell>
          <table:table-cell office:value-type="float" office:value="-5997.5101998738919" table:formula="of:=[.Q21]+[.Q19]" table:style-name="ce14">
            <text:p>-5 998</text:p>
          </table:table-cell>
          <table:table-cell office:value-type="float" office:value="-5911.4842818852412" table:formula="of:=[.R21]+[.R19]" table:style-name="ce14">
            <text:p>-5 911</text:p>
          </table:table-cell>
          <table:table-cell office:value-type="float" office:value="-5833.2006965155697" table:formula="of:=[.S21]+[.S19]" table:style-name="ce14">
            <text:p>-5 833</text:p>
          </table:table-cell>
          <table:table-cell office:value-type="float" office:value="-5752.0626338291677" table:formula="of:=[.T21]+[.T19]" table:style-name="ce14">
            <text:p>-5 752</text:p>
          </table:table-cell>
          <table:table-cell office:value-type="float" office:value="-5678.2269967845432" table:formula="of:=[.U21]+[.U19]" table:style-name="ce14">
            <text:p>-5 678</text:p>
          </table:table-cell>
          <table:table-cell office:value-type="float" office:value="-5601.1365670739342" table:formula="of:=[.V21]+[.V19]" table:style-name="ce14">
            <text:p>-5 601</text:p>
          </table:table-cell>
          <table:table-cell office:value-type="float" office:value="-5530.9842760372812" table:formula="of:=[.W21]+[.W19]" table:style-name="ce14">
            <text:p>-5 531</text:p>
          </table:table-cell>
          <table:table-cell office:value-type="float" office:value="-5467.1456911939258" table:formula="of:=[.X21]+[.X19]" table:style-name="ce14">
            <text:p>-5 467</text:p>
          </table:table-cell>
          <table:table-cell office:value-type="float" office:value="-5399.3025789864723" table:formula="of:=[.Y21]+[.Y19]" table:style-name="ce14">
            <text:p>-5 399</text:p>
          </table:table-cell>
          <table:table-cell office:value-type="float" office:value="-5327.6653468776894" table:formula="of:=[.Z21]+[.Z19]" table:style-name="ce14">
            <text:p>-5 328</text:p>
          </table:table-cell>
          <table:table-cell office:value-type="float" office:value="-5252.5754656586978" table:formula="of:=[.AA21]+[.AA19]" table:style-name="ce14">
            <text:p>-5 253</text:p>
          </table:table-cell>
          <table:table-cell office:value-type="float" office:value="-5165.0436737494147" table:formula="of:=[.AB21]+[.AB19]" table:style-name="ce14">
            <text:p>-5 165</text:p>
          </table:table-cell>
          <table:table-cell office:value-type="float" office:value="-5065.5897431119665" table:formula="of:=[.AC21]+[.AC19]" table:style-name="ce14">
            <text:p>-5 066</text:p>
          </table:table-cell>
          <table:table-cell office:value-type="float" office:value="-4955.4366662318898" table:formula="of:=[.AD21]+[.AD19]" table:style-name="ce14">
            <text:p>-4 955</text:p>
          </table:table-cell>
          <table:table-cell office:value-type="float" office:value="-4835.5473662710192" table:formula="of:=[.AE21]+[.AE19]" table:style-name="ce14">
            <text:p>-4 836</text:p>
          </table:table-cell>
          <table:table-cell office:value-type="float" office:value="-4706.6481033066275" table:formula="of:=[.AF21]+[.AF19]" table:style-name="ce14">
            <text:p>-4 707</text:p>
          </table:table-cell>
          <table:table-cell office:value-type="float" office:value="-4569.699774009031" table:formula="of:=[.AG21]+[.AG19]" table:style-name="ce14">
            <text:p>-4 570</text:p>
          </table:table-cell>
          <table:table-cell table:number-columns-repeated="16351" table:style-name="ce1"/>
        </table:table-row>
        <table:table-row table:number-rows-repeated="2" table:style-name="ro1">
          <table:table-cell table:style-name="ce1"/>
          <table:table-cell table:style-name="ce12"/>
          <table:table-cell table:style-name="ce1"/>
          <table:table-cell table:number-columns-repeated="30" table:style-name="ce14"/>
          <table:table-cell table:number-columns-repeated="16351" table:style-name="ce1"/>
        </table:table-row>
        <table:table-row table:style-name="ro1">
          <table:table-cell office:value-type="string" table:style-name="ce1">
            <text:p>coût d’exploitation</text:p>
          </table:table-cell>
          <table:table-cell office:value-type="string" table:style-name="ce1">
            <text:p>€/MWh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supposé proportionnel à la produc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inon prendre 25 % de charges fix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roduction</text:p>
          </table:table-cell>
          <table:table-cell table:number-columns-repeated="2" table:style-name="ce1"/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385" table:formula="of:=[.Q28]-15" table:style-name="ce1">
            <text:p>385</text:p>
          </table:table-cell>
          <table:table-cell office:value-type="float" office:value="370" table:formula="of:=[.R28]-15" table:style-name="ce1">
            <text:p>370</text:p>
          </table:table-cell>
          <table:table-cell office:value-type="float" office:value="355" table:formula="of:=[.S28]-15" table:style-name="ce1">
            <text:p>355</text:p>
          </table:table-cell>
          <table:table-cell office:value-type="float" office:value="340" table:formula="of:=[.T28]-15" table:style-name="ce1">
            <text:p>340</text:p>
          </table:table-cell>
          <table:table-cell office:value-type="float" office:value="325" table:formula="of:=[.U28]-15" table:style-name="ce1">
            <text:p>325</text:p>
          </table:table-cell>
          <table:table-cell office:value-type="float" office:value="310" table:formula="of:=[.V28]-15" table:style-name="ce1">
            <text:p>310</text:p>
          </table:table-cell>
          <table:table-cell office:value-type="float" office:value="295" table:formula="of:=[.W28]-15" table:style-name="ce1">
            <text:p>295</text:p>
          </table:table-cell>
          <table:table-cell office:value-type="float" office:value="280" table:formula="of:=[.X28]-15" table:style-name="ce1">
            <text:p>280</text:p>
          </table:table-cell>
          <table:table-cell office:value-type="float" office:value="265" table:formula="of:=[.Y28]-15" table:style-name="ce1">
            <text:p>265</text:p>
          </table:table-cell>
          <table:table-cell office:value-type="float" office:value="250" table:formula="of:=[.Z28]-15" table:style-name="ce1">
            <text:p>250</text:p>
          </table:table-cell>
          <table:table-cell office:value-type="float" office:value="235" table:formula="of:=[.AA28]-15" table:style-name="ce1">
            <text:p>235</text:p>
          </table:table-cell>
          <table:table-cell office:value-type="float" office:value="220" table:formula="of:=[.AB28]-15" table:style-name="ce1">
            <text:p>220</text:p>
          </table:table-cell>
          <table:table-cell office:value-type="float" office:value="205" table:formula="of:=[.AC28]-15" table:style-name="ce1">
            <text:p>205</text:p>
          </table:table-cell>
          <table:table-cell office:value-type="float" office:value="190" table:formula="of:=[.AD28]-15" table:style-name="ce1">
            <text:p>190</text:p>
          </table:table-cell>
          <table:table-cell office:value-type="float" office:value="175" table:formula="of:=[.AE28]-15" table:style-name="ce1">
            <text:p>175</text:p>
          </table:table-cell>
          <table:table-cell office:value-type="float" office:value="160" table:formula="of:=[.AF28]-15" table:style-name="ce1">
            <text:p>160</text:p>
          </table:table-cell>
          <table:table-cell office:value-type="float" office:value="145" table:formula="of:=[.AG28]-15" table:style-name="ce1">
            <text:p>145</text:p>
          </table:table-cell>
          <table:table-cell office:value-type="float" office:value="130" table:formula="of:=[.AH28]-15" table:style-name="ce1">
            <text:p>130</text:p>
          </table:table-cell>
          <table:table-cell office:value-type="float" office:value="115" table:formula="of:=[.AI28]-15" table:style-name="ce1">
            <text:p>115</text:p>
          </table:table-cell>
          <table:table-cell office:value-type="float" office:value="100" table:formula="of:=[.AJ28]-15" table:style-name="ce1">
            <text:p>100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part capital</text:p>
          </table:table-cell>
          <table:table-cell table:number-columns-repeated="2" table:style-name="ce1"/>
          <table:table-cell office:value-type="float" office:value="15.75" table:formula="of:=-[.D22]/[.D28]" table:style-name="ce23">
            <text:p>15.75</text:p>
          </table:table-cell>
          <table:table-cell office:value-type="float" office:value="15.757874999999999" table:formula="of:=-[.E22]/[.E28]" table:style-name="ce23">
            <text:p>15.76</text:p>
          </table:table-cell>
          <table:table-cell office:value-type="float" office:value="15.765041249999999" table:formula="of:=-[.F22]/[.F28]" table:style-name="ce23">
            <text:p>15.77</text:p>
          </table:table-cell>
          <table:table-cell office:value-type="float" office:value="15.723937537499999" table:formula="of:=-[.G22]/[.G28]" table:style-name="ce23">
            <text:p>15.72</text:p>
          </table:table-cell>
          <table:table-cell office:value-type="float" office:value="15.686533159124998" table:formula="of:=-[.H22]/[.H28]" table:style-name="ce23">
            <text:p>15.69</text:p>
          </table:table-cell>
          <table:table-cell office:value-type="float" office:value="15.652495174803748" table:formula="of:=-[.I22]/[.I28]" table:style-name="ce23">
            <text:p>15.65</text:p>
          </table:table-cell>
          <table:table-cell office:value-type="float" office:value="15.62152060907141" table:formula="of:=-[.J22]/[.J28]" table:style-name="ce23">
            <text:p>15.62</text:p>
          </table:table-cell>
          <table:table-cell office:value-type="float" office:value="15.593333754254983" table:formula="of:=-[.K22]/[.K28]" table:style-name="ce23">
            <text:p>15.59</text:p>
          </table:table-cell>
          <table:table-cell office:value-type="float" office:value="15.567683716372034" table:formula="of:=-[.L22]/[.L28]" table:style-name="ce23">
            <text:p>15.57</text:p>
          </table:table-cell>
          <table:table-cell office:value-type="float" office:value="15.495967181898555" table:formula="of:=-[.M22]/[.M28]" table:style-name="ce23">
            <text:p>15.50</text:p>
          </table:table-cell>
          <table:table-cell office:value-type="float" office:value="15.430705135527683" table:formula="of:=-[.N22]/[.N28]" table:style-name="ce23">
            <text:p>15.43</text:p>
          </table:table-cell>
          <table:table-cell office:value-type="float" office:value="15.322941673330192" table:formula="of:=-[.O22]/[.O28]" table:style-name="ce23">
            <text:p>15.32</text:p>
          </table:table-cell>
          <table:table-cell office:value-type="float" office:value="15.176126922730473" table:formula="of:=-[.P22]/[.P28]" table:style-name="ce23">
            <text:p>15.18</text:p>
          </table:table-cell>
          <table:table-cell office:value-type="float" office:value="14.99377549968473" table:formula="of:=-[.Q22]/[.Q28]" table:style-name="ce23">
            <text:p>14.99</text:p>
          </table:table-cell>
          <table:table-cell office:value-type="float" office:value="15.354504628273354" table:formula="of:=-[.R22]/[.R28]" table:style-name="ce23">
            <text:p>15.35</text:p>
          </table:table-cell>
          <table:table-cell office:value-type="float" office:value="15.765407287879919" table:formula="of:=-[.S22]/[.S28]" table:style-name="ce23">
            <text:p>15.77</text:p>
          </table:table-cell>
          <table:table-cell office:value-type="float" office:value="16.202993334730049" table:formula="of:=-[.T22]/[.T28]" table:style-name="ce23">
            <text:p>16.20</text:p>
          </table:table-cell>
          <table:table-cell office:value-type="float" office:value="16.700667637601597" table:formula="of:=-[.U22]/[.U28]" table:style-name="ce23">
            <text:p>16.70</text:p>
          </table:table-cell>
          <table:table-cell office:value-type="float" office:value="17.23426636022749" table:formula="of:=-[.V22]/[.V28]" table:style-name="ce23">
            <text:p>17.23</text:p>
          </table:table-cell>
          <table:table-cell office:value-type="float" office:value="17.841884761410583" table:formula="of:=-[.W22]/[.W28]" table:style-name="ce23">
            <text:p>17.84</text:p>
          </table:table-cell>
          <table:table-cell office:value-type="float" office:value="18.532697258284493" table:formula="of:=-[.X22]/[.X28]" table:style-name="ce23">
            <text:p>18.53</text:p>
          </table:table-cell>
          <table:table-cell office:value-type="float" office:value="19.283223496380259" table:formula="of:=-[.Y22]/[.Y28]" table:style-name="ce23">
            <text:p>19.28</text:p>
          </table:table-cell>
          <table:table-cell office:value-type="float" office:value="20.104397535387509" table:formula="of:=-[.Z22]/[.Z28]" table:style-name="ce23">
            <text:p>20.10</text:p>
          </table:table-cell>
          <table:table-cell office:value-type="float" office:value="21.01030186263479" table:formula="of:=-[.AA22]/[.AA28]" table:style-name="ce23">
            <text:p>21.01</text:p>
          </table:table-cell>
          <table:table-cell office:value-type="float" office:value="21.97890924999751" table:formula="of:=-[.AB22]/[.AB28]" table:style-name="ce23">
            <text:p>21.98</text:p>
          </table:table-cell>
          <table:table-cell office:value-type="float" office:value="23.025407923236212" table:formula="of:=-[.AC22]/[.AC28]" table:style-name="ce23">
            <text:p>23.03</text:p>
          </table:table-cell>
          <table:table-cell office:value-type="float" office:value="24.172861786497023" table:formula="of:=-[.AD22]/[.AD28]" table:style-name="ce23">
            <text:p>24.17</text:p>
          </table:table-cell>
          <table:table-cell office:value-type="float" office:value="25.45024929616326" table:formula="of:=-[.AE22]/[.AE28]" table:style-name="ce23">
            <text:p>25.45</text:p>
          </table:table-cell>
          <table:table-cell office:value-type="float" office:value="26.895132018895016" table:formula="of:=-[.AF22]/[.AF28]" table:style-name="ce23">
            <text:p>26.90</text:p>
          </table:table-cell>
          <table:table-cell office:value-type="float" office:value="28.560623587556442" table:formula="of:=-[.AG22]/[.AG28]" table:style-name="ce23">
            <text:p>28.56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<text:s/>coût total</text:p>
          </table:table-cell>
          <table:table-cell table:number-columns-repeated="2" table:style-name="ce1"/>
          <table:table-cell office:value-type="float" office:value="37.75" table:formula="of:=[.D29]+[.D25]" table:style-name="ce23">
            <text:p>37.75</text:p>
          </table:table-cell>
          <table:table-cell office:value-type="float" office:value="37.757874999999999" table:formula="of:=[.E29]+[.E25]" table:style-name="ce23">
            <text:p>37.76</text:p>
          </table:table-cell>
          <table:table-cell office:value-type="float" office:value="37.765041249999996" table:formula="of:=[.F29]+[.F25]" table:style-name="ce23">
            <text:p>37.77</text:p>
          </table:table-cell>
          <table:table-cell office:value-type="float" office:value="37.723937537499999" table:formula="of:=[.G29]+[.G25]" table:style-name="ce23">
            <text:p>37.72</text:p>
          </table:table-cell>
          <table:table-cell office:value-type="float" office:value="37.686533159124998" table:formula="of:=[.H29]+[.H25]" table:style-name="ce23">
            <text:p>37.69</text:p>
          </table:table-cell>
          <table:table-cell office:value-type="float" office:value="37.652495174803747" table:formula="of:=[.I29]+[.I25]" table:style-name="ce23">
            <text:p>37.65</text:p>
          </table:table-cell>
          <table:table-cell office:value-type="float" office:value="37.62152060907141" table:formula="of:=[.J29]+[.J25]" table:style-name="ce23">
            <text:p>37.62</text:p>
          </table:table-cell>
          <table:table-cell office:value-type="float" office:value="37.593333754254985" table:formula="of:=[.K29]+[.K25]" table:style-name="ce23">
            <text:p>37.59</text:p>
          </table:table-cell>
          <table:table-cell office:value-type="float" office:value="37.567683716372031" table:formula="of:=[.L29]+[.L25]" table:style-name="ce23">
            <text:p>37.57</text:p>
          </table:table-cell>
          <table:table-cell office:value-type="float" office:value="37.495967181898557" table:formula="of:=[.M29]+[.M25]" table:style-name="ce23">
            <text:p>37.50</text:p>
          </table:table-cell>
          <table:table-cell office:value-type="float" office:value="37.430705135527681" table:formula="of:=[.N29]+[.N25]" table:style-name="ce23">
            <text:p>37.43</text:p>
          </table:table-cell>
          <table:table-cell office:value-type="float" office:value="37.322941673330192" table:formula="of:=[.O29]+[.O25]" table:style-name="ce23">
            <text:p>37.32</text:p>
          </table:table-cell>
          <table:table-cell office:value-type="float" office:value="37.176126922730475" table:formula="of:=[.P29]+[.P25]" table:style-name="ce23">
            <text:p>37.18</text:p>
          </table:table-cell>
          <table:table-cell office:value-type="float" office:value="36.99377549968473" table:formula="of:=[.Q29]+[.Q25]" table:style-name="ce23">
            <text:p>36.99</text:p>
          </table:table-cell>
          <table:table-cell office:value-type="float" office:value="37.354504628273354" table:formula="of:=[.R29]+[.R25]" table:style-name="ce23">
            <text:p>37.35</text:p>
          </table:table-cell>
          <table:table-cell office:value-type="float" office:value="37.765407287879917" table:formula="of:=[.S29]+[.S25]" table:style-name="ce23">
            <text:p>37.77</text:p>
          </table:table-cell>
          <table:table-cell office:value-type="float" office:value="38.202993334730053" table:formula="of:=[.T29]+[.T25]" table:style-name="ce23">
            <text:p>38.20</text:p>
          </table:table-cell>
          <table:table-cell office:value-type="float" office:value="38.700667637601597" table:formula="of:=[.U29]+[.U25]" table:style-name="ce23">
            <text:p>38.70</text:p>
          </table:table-cell>
          <table:table-cell office:value-type="float" office:value="39.234266360227494" table:formula="of:=[.V29]+[.V25]" table:style-name="ce23">
            <text:p>39.23</text:p>
          </table:table-cell>
          <table:table-cell office:value-type="float" office:value="39.841884761410583" table:formula="of:=[.W29]+[.W25]" table:style-name="ce23">
            <text:p>39.84</text:p>
          </table:table-cell>
          <table:table-cell office:value-type="float" office:value="40.532697258284493" table:formula="of:=[.X29]+[.X25]" table:style-name="ce23">
            <text:p>40.53</text:p>
          </table:table-cell>
          <table:table-cell office:value-type="float" office:value="41.283223496380259" table:formula="of:=[.Y29]+[.Y25]" table:style-name="ce23">
            <text:p>41.28</text:p>
          </table:table-cell>
          <table:table-cell office:value-type="float" office:value="42.104397535387506" table:formula="of:=[.Z29]+[.Z25]" table:style-name="ce23">
            <text:p>42.10</text:p>
          </table:table-cell>
          <table:table-cell office:value-type="float" office:value="43.01030186263479" table:formula="of:=[.AA29]+[.AA25]" table:style-name="ce23">
            <text:p>43.01</text:p>
          </table:table-cell>
          <table:table-cell office:value-type="float" office:value="43.978909249997514" table:formula="of:=[.AB29]+[.AB25]" table:style-name="ce23">
            <text:p>43.98</text:p>
          </table:table-cell>
          <table:table-cell office:value-type="float" office:value="45.025407923236216" table:formula="of:=[.AC29]+[.AC25]" table:style-name="ce23">
            <text:p>45.03</text:p>
          </table:table-cell>
          <table:table-cell office:value-type="float" office:value="46.172861786497023" table:formula="of:=[.AD29]+[.AD25]" table:style-name="ce23">
            <text:p>46.17</text:p>
          </table:table-cell>
          <table:table-cell office:value-type="float" office:value="47.450249296163264" table:formula="of:=[.AE29]+[.AE25]" table:style-name="ce23">
            <text:p>47.45</text:p>
          </table:table-cell>
          <table:table-cell office:value-type="float" office:value="48.895132018895012" table:formula="of:=[.AF29]+[.AF25]" table:style-name="ce23">
            <text:p>48.90</text:p>
          </table:table-cell>
          <table:table-cell office:value-type="float" office:value="50.560623587556442" table:formula="of:=[.AG29]+[.AG25]" table:style-name="ce23">
            <text:p>50.56</text:p>
          </table:table-cell>
          <table:table-cell table:number-columns-repeated="16351" table:style-name="ce1"/>
        </table:table-row>
        <table:table-row table:number-rows-repeated="1048546" table:style-name="ro5">
          <table:table-cell table:number-columns-repeated="16384"/>
        </table:table-row>
      </table:table>
      <table:table table:name="sorties_coûts" table:style-name="ta2">
        <table:table-column table:style-name="co7" table:number-columns-repeated="7" table:default-cell-style-name="ce1"/>
        <table:table-column table:style-name="co11" table:default-cell-style-name="ce1"/>
        <table:table-column table:style-name="co7" table:number-columns-repeated="3" table:default-cell-style-name="ce1"/>
        <table:table-column table:style-name="co3" table:number-columns-repeated="3" table:default-cell-style-name="ce1" table:visibility="collapse"/>
        <table:table-column table:style-name="co12" table:default-cell-style-name="ce1"/>
        <table:table-column table:style-name="co7" table:default-cell-style-name="ce1"/>
        <table:table-column table:style-name="co7" table:number-columns-repeated="2" table:default-cell-style-name="ce1" table:visibility="collapse"/>
        <table:table-column table:style-name="co7" table:default-cell-style-name="ce1"/>
        <table:table-column table:style-name="co13" table:default-cell-style-name="ce1"/>
        <table:table-column table:style-name="co6" table:default-cell-style-name="ce1"/>
        <table:table-column table:style-name="co7" table:number-columns-repeated="16363" table:default-cell-style-name="ce1"/>
        <table:table-row table:style-name="ro1">
          <table:table-cell office:value-type="string" table:style-name="ce1">
            <text:p>AME</text:p>
          </table:table-cell>
          <table:table-cell table:number-columns-repeated="9" table:style-name="ce1"/>
          <table:table-cell office:value-type="string" table:style-name="ce24">
            <text:p>Coût du MWh Sorties ThreeME</text:p>
          </table:table-cell>
          <table:table-cell table:number-columns-repeated="5" table:style-name="ce24"/>
          <table:table-cell table:number-columns-repeated="2" table:style-name="ce1"/>
          <table:table-cell office:value-type="string" table:style-name="ce25">
            <text:p>Coût du MWH <text:s text:c="3"/>CIBLES DGEC</text:p>
          </table:table-cell>
          <table:table-cell table:number-columns-repeated="4" table:style-name="ce25"/>
          <table:table-cell table:number-columns-repeated="16361"/>
        </table:table-row>
        <table:table-row table:style-name="ro1">
          <table:table-cell table:style-name="ce26"/>
          <table:table-cell office:value-type="string" table:style-name="ce1">
            <text:p>CU_MWH_PGDP_2301_0</text:p>
          </table:table-cell>
          <table:table-cell office:value-type="string" table:style-name="ce1">
            <text:p>CU_MWH_PGDP_2302_0</text:p>
          </table:table-cell>
          <table:table-cell office:value-type="string" table:style-name="ce1">
            <text:p>CU_MWH_PGDP_2303_0</text:p>
          </table:table-cell>
          <table:table-cell office:value-type="string" table:style-name="ce1">
            <text:p>CU_MWH_PGDP_2304_0</text:p>
          </table:table-cell>
          <table:table-cell office:value-type="string" table:style-name="ce1">
            <text:p>CU_MWH_PGDP_2305_0</text:p>
          </table:table-cell>
          <table:table-cell office:value-type="string" table:style-name="ce1">
            <text:p>CU_MWH_PGDP_2306_0</text:p>
          </table:table-cell>
          <table:table-cell office:value-type="string" table:style-name="ce1">
            <text:p>CU_MWH_PGDP_2307_0</text:p>
          </table:table-cell>
          <table:table-cell office:value-type="string" table:style-name="ce1">
            <text:p>CU_MWH_PGDP_2308_0</text:p>
          </table:table-cell>
          <table:table-cell office:value-type="string" table:style-name="ce1">
            <text:p>CU_MWH_PGDP_23_0</text:p>
          </table:table-cell>
          <table:table-cell office:value-type="string" table:style-name="ce1">
            <text:p>Nucléaire</text:p>
          </table:table-cell>
          <table:table-cell office:value-type="string" table:style-name="ce1">
            <text:p>Fioul</text:p>
          </table:table-cell>
          <table:table-cell office:value-type="string" table:style-name="ce1">
            <text:p>Combiné gaz</text:p>
          </table:table-cell>
          <table:table-cell office:value-type="string" table:style-name="ce1">
            <text:p>Charbon</text:p>
          </table:table-cell>
          <table:table-cell office:value-type="string" table:style-name="ce1">
            <text:p>Eolien, hydrolien</text:p>
          </table:table-cell>
          <table:table-cell office:value-type="string" table:style-name="ce1">
            <text:p>Solaire</text:p>
          </table:table-cell>
          <table:table-cell office:value-type="string" table:style-name="ce1">
            <text:p>Hydraulique et step</text:p>
          </table:table-cell>
          <table:table-cell office:value-type="string" table:style-name="ce1">
            <text:p>Cogénération</text:p>
          </table:table-cell>
          <table:table-cell office:value-type="string" table:style-name="ce1">
            <text:p>Nucléaire (sans EPR)</text:p>
          </table:table-cell>
          <table:table-cell office:value-type="string" table:style-name="ce1">
            <text:p>Eolien terrestre</text:p>
          </table:table-cell>
          <table:table-cell office:value-type="string" table:style-name="ce1">
            <text:p>Eolien en mer</text:p>
          </table:table-cell>
          <table:table-cell office:value-type="string" table:style-name="ce1">
            <text:p>Photovoltaique</text:p>
          </table:table-cell>
          <table:table-cell office:value-type="string" table:style-name="ce1">
            <text:p>Nucléaire (avec EPR)</text:p>
          </table:table-cell>
          <table:table-cell table:number-columns-repeated="16361"/>
        </table:table-row>
        <table:table-row table:style-name="ro1" table:visibility="collapse">
          <table:table-cell office:value-type="float" office:value="2006" table:style-name="ce1">
            <text:p>2006</text:p>
          </table:table-cell>
          <table:table-cell office:value-type="float" office:value="236.86396730000001" table:style-name="ce1">
            <text:p>236.8639673</text:p>
          </table:table-cell>
          <table:table-cell office:value-type="float" office:value="236.86396730000001" table:style-name="ce1">
            <text:p>236.8639673</text:p>
          </table:table-cell>
          <table:table-cell office:value-type="float" office:value="77.817045829999998" table:style-name="ce1">
            <text:p>77.81704583</text:p>
          </table:table-cell>
          <table:table-cell office:value-type="float" office:value="109.6140857" table:style-name="ce1">
            <text:p>109.6140857</text:p>
          </table:table-cell>
          <table:table-cell office:value-type="float" office:value="104.35392950000001" table:style-name="ce1">
            <text:p>104.3539295</text:p>
          </table:table-cell>
          <table:table-cell office:value-type="float" office:value="201.77117279999999" table:style-name="ce1">
            <text:p>201.7711728</text:p>
          </table:table-cell>
          <table:table-cell office:value-type="float" office:value="53.298204310000003" table:style-name="ce1">
            <text:p>53.29820431</text:p>
          </table:table-cell>
          <table:table-cell office:value-type="float" office:value="102.2371814" table:style-name="ce1">
            <text:p>102.2371814</text:p>
          </table:table-cell>
          <table:table-cell office:value-type="float" office:value="75.357316150000003" table:style-name="ce1">
            <text:p>75.35731615</text:p>
          </table:table-cell>
          <table:table-cell table:number-columns-repeated="16374" table:style-name="ce1"/>
        </table:table-row>
        <table:table-row table:style-name="ro1" table:visibility="collapse">
          <table:table-cell office:value-type="float" office:value="2007" table:style-name="ce1">
            <text:p>2007</text:p>
          </table:table-cell>
          <table:table-cell office:value-type="float" office:value="73.200441350000006" table:style-name="ce1">
            <text:p>73.20044135</text:p>
          </table:table-cell>
          <table:table-cell office:value-type="float" office:value="240.10677140000001" table:style-name="ce1">
            <text:p>240.1067714</text:p>
          </table:table-cell>
          <table:table-cell office:value-type="float" office:value="78.100006789999995" table:style-name="ce1">
            <text:p>78.10000679</text:p>
          </table:table-cell>
          <table:table-cell office:value-type="float" office:value="110.3943245" table:style-name="ce1">
            <text:p>110.3943245</text:p>
          </table:table-cell>
          <table:table-cell office:value-type="float" office:value="103.2795428" table:style-name="ce1">
            <text:p>103.2795428</text:p>
          </table:table-cell>
          <table:table-cell office:value-type="float" office:value="194.92131699999999" table:style-name="ce1">
            <text:p>194.921317</text:p>
          </table:table-cell>
          <table:table-cell office:value-type="float" office:value="53.418147390000001" table:style-name="ce1">
            <text:p>53.41814739</text:p>
          </table:table-cell>
          <table:table-cell office:value-type="float" office:value="103.2105775" table:style-name="ce1">
            <text:p>103.2105775</text:p>
          </table:table-cell>
          <table:table-cell office:value-type="float" office:value="75.297676730000006" table:style-name="ce1">
            <text:p>75.29767673</text:p>
          </table:table-cell>
          <table:table-cell office:value-type="string" table:style-name="ce26">
            <text:p>CU_2301</text:p>
          </table:table-cell>
          <table:table-cell office:value-type="string" table:style-name="ce1">
            <text:p>CU_2302</text:p>
          </table:table-cell>
          <table:table-cell office:value-type="string" table:style-name="ce1">
            <text:p>CU_2303</text:p>
          </table:table-cell>
          <table:table-cell office:value-type="string" table:style-name="ce1">
            <text:p>CU_2304</text:p>
          </table:table-cell>
          <table:table-cell office:value-type="string" table:style-name="ce1">
            <text:p>CU_2305</text:p>
          </table:table-cell>
          <table:table-cell office:value-type="string" table:style-name="ce1">
            <text:p>CU_2306</text:p>
          </table:table-cell>
          <table:table-cell office:value-type="string" table:style-name="ce1">
            <text:p>CU_2307</text:p>
          </table:table-cell>
          <table:table-cell office:value-type="string" table:style-name="ce1">
            <text:p>CU_2308</text:p>
          </table:table-cell>
          <table:table-cell table:number-columns-repeated="16366" table:style-name="ce1"/>
        </table:table-row>
        <table:table-row table:style-name="ro1" table:visibility="collapse">
          <table:table-cell office:value-type="float" office:value="2008" table:style-name="ce1">
            <text:p>2008</text:p>
          </table:table-cell>
          <table:table-cell office:value-type="float" office:value="73.825373510000006" table:style-name="ce1">
            <text:p>73.82537351</text:p>
          </table:table-cell>
          <table:table-cell office:value-type="float" office:value="250.20464999999999" table:style-name="ce1">
            <text:p>250.20465</text:p>
          </table:table-cell>
          <table:table-cell office:value-type="float" office:value="79.367406029999998" table:style-name="ce1">
            <text:p>79.36740603</text:p>
          </table:table-cell>
          <table:table-cell office:value-type="float" office:value="127.2513706" table:style-name="ce1">
            <text:p>127.2513706</text:p>
          </table:table-cell>
          <table:table-cell office:value-type="float" office:value="104.86618489999999" table:style-name="ce1">
            <text:p>104.8661849</text:p>
          </table:table-cell>
          <table:table-cell office:value-type="float" office:value="196.5201333" table:style-name="ce1">
            <text:p>196.5201333</text:p>
          </table:table-cell>
          <table:table-cell office:value-type="float" office:value="53.92710572" table:style-name="ce1">
            <text:p>53.92710572</text:p>
          </table:table-cell>
          <table:table-cell office:value-type="float" office:value="105.3321614" table:style-name="ce1">
            <text:p>105.3321614</text:p>
          </table:table-cell>
          <table:table-cell office:value-type="float" office:value="76.51143141" table:style-name="ce1">
            <text:p>76.51143141</text:p>
          </table:table-cell>
          <table:table-cell office:value-type="float" office:value="47.825373510000006" table:formula="of:=[.B5]-26" table:style-name="ce1">
            <text:p>47.82537351</text:p>
          </table:table-cell>
          <table:table-cell office:value-type="float" office:value="227.20464999999999" table:formula="of:=[.C5]-23" table:style-name="ce1">
            <text:p>227.20465</text:p>
          </table:table-cell>
          <table:table-cell office:value-type="float" office:value="56.367406029999998" table:formula="of:=[.D5]-23" table:style-name="ce1">
            <text:p>56.36740603</text:p>
          </table:table-cell>
          <table:table-cell office:value-type="float" office:value="104.2513706" table:formula="of:=[.E5]-23" table:style-name="ce1">
            <text:p>104.2513706</text:p>
          </table:table-cell>
          <table:table-cell office:value-type="float" office:value="78.866184899999993" table:formula="of:=[.F5]-26" table:style-name="ce1">
            <text:p>78.8661849</text:p>
          </table:table-cell>
          <table:table-cell office:value-type="float" office:value="170.5201333" table:formula="of:=[.G5]-26" table:style-name="ce1">
            <text:p>170.5201333</text:p>
          </table:table-cell>
          <table:table-cell office:value-type="float" office:value="43.92710572" table:formula="of:=[.H5]-10" table:style-name="ce1">
            <text:p>43.92710572</text:p>
          </table:table-cell>
          <table:table-cell office:value-type="float" office:value="79.332161400000004" table:formula="of:=[.I5]-26" table:style-name="ce1">
            <text:p>79.3321614</text:p>
          </table:table-cell>
          <table:table-cell table:number-columns-repeated="16366" table:style-name="ce1"/>
        </table:table-row>
        <table:table-row table:style-name="ro1" table:visibility="collapse">
          <table:table-cell office:value-type="float" office:value="2009" table:style-name="ce1">
            <text:p>2009</text:p>
          </table:table-cell>
          <table:table-cell office:value-type="float" office:value="74.994493640000002" table:style-name="ce1">
            <text:p>74.99449364</text:p>
          </table:table-cell>
          <table:table-cell office:value-type="float" office:value="243.66187239999999" table:style-name="ce1">
            <text:p>243.6618724</text:p>
          </table:table-cell>
          <table:table-cell office:value-type="float" office:value="79.568286900000004" table:style-name="ce1">
            <text:p>79.5682869</text:p>
          </table:table-cell>
          <table:table-cell office:value-type="float" office:value="119.6884099" table:style-name="ce1">
            <text:p>119.6884099</text:p>
          </table:table-cell>
          <table:table-cell office:value-type="float" office:value="106.28647580000001" table:style-name="ce1">
            <text:p>106.2864758</text:p>
          </table:table-cell>
          <table:table-cell office:value-type="float" office:value="199.93389999999999" table:style-name="ce1">
            <text:p>199.9339</text:p>
          </table:table-cell>
          <table:table-cell office:value-type="float" office:value="55.02196069" table:style-name="ce1">
            <text:p>55.02196069</text:p>
          </table:table-cell>
          <table:table-cell office:value-type="float" office:value="104.9680707" table:style-name="ce1">
            <text:p>104.9680707</text:p>
          </table:table-cell>
          <table:table-cell office:value-type="float" office:value="77.177171860000001" table:style-name="ce1">
            <text:p>77.17717186</text:p>
          </table:table-cell>
          <table:table-cell office:value-type="float" office:value="48.994493640000002" table:formula="of:=[.B6]-26" table:style-name="ce1">
            <text:p>48.99449364</text:p>
          </table:table-cell>
          <table:table-cell office:value-type="float" office:value="220.66187239999999" table:formula="of:=[.C6]-23" table:style-name="ce1">
            <text:p>220.6618724</text:p>
          </table:table-cell>
          <table:table-cell office:value-type="float" office:value="56.568286900000004" table:formula="of:=[.D6]-23" table:style-name="ce1">
            <text:p>56.5682869</text:p>
          </table:table-cell>
          <table:table-cell office:value-type="float" office:value="96.688409899999996" table:formula="of:=[.E6]-23" table:style-name="ce1">
            <text:p>96.6884099</text:p>
          </table:table-cell>
          <table:table-cell office:value-type="float" office:value="80.286475800000005" table:formula="of:=[.F6]-26" table:style-name="ce1">
            <text:p>80.2864758</text:p>
          </table:table-cell>
          <table:table-cell office:value-type="float" office:value="173.93389999999999" table:formula="of:=[.G6]-26" table:style-name="ce1">
            <text:p>173.9339</text:p>
          </table:table-cell>
          <table:table-cell office:value-type="float" office:value="45.02196069" table:formula="of:=[.H6]-10" table:style-name="ce1">
            <text:p>45.02196069</text:p>
          </table:table-cell>
          <table:table-cell office:value-type="float" office:value="78.968070699999998" table:formula="of:=[.I6]-26" table:style-name="ce1">
            <text:p>78.9680707</text:p>
          </table:table-cell>
          <table:table-cell table:number-columns-repeated="16366" table:style-name="ce1"/>
        </table:table-row>
        <table:table-row table:style-name="ro1" table:visibility="collapse">
          <table:table-cell office:value-type="float" office:value="2010" table:style-name="ce1">
            <text:p>2010</text:p>
          </table:table-cell>
          <table:table-cell office:value-type="float" office:value="74.048958099999894" table:style-name="ce1">
            <text:p>74.0489581</text:p>
          </table:table-cell>
          <table:table-cell office:value-type="float" office:value="248.9076958" table:style-name="ce1">
            <text:p>248.9076958</text:p>
          </table:table-cell>
          <table:table-cell office:value-type="float" office:value="78.651606689999994" table:style-name="ce1">
            <text:p>78.65160669</text:p>
          </table:table-cell>
          <table:table-cell office:value-type="float" office:value="121.0132589" table:style-name="ce1">
            <text:p>121.0132589</text:p>
          </table:table-cell>
          <table:table-cell office:value-type="float" office:value="105.76474570000001" table:style-name="ce1">
            <text:p>105.7647457</text:p>
          </table:table-cell>
          <table:table-cell office:value-type="float" office:value="198.1223166" table:style-name="ce1">
            <text:p>198.1223166</text:p>
          </table:table-cell>
          <table:table-cell office:value-type="float" office:value="54.155295819999999" table:style-name="ce1">
            <text:p>54.15529582</text:p>
          </table:table-cell>
          <table:table-cell office:value-type="float" office:value="104.0011858" table:style-name="ce1">
            <text:p>104.0011858</text:p>
          </table:table-cell>
          <table:table-cell office:value-type="float" office:value="76.327939169999894" table:style-name="ce1">
            <text:p>76.32793917</text:p>
          </table:table-cell>
          <table:table-cell office:value-type="float" office:value="48.048958099999894" table:formula="of:=[.B7]-26" table:style-name="ce1">
            <text:p>48.0489581</text:p>
          </table:table-cell>
          <table:table-cell office:value-type="float" office:value="225.9076958" table:formula="of:=[.C7]-23" table:style-name="ce1">
            <text:p>225.9076958</text:p>
          </table:table-cell>
          <table:table-cell office:value-type="float" office:value="55.651606689999994" table:formula="of:=[.D7]-23" table:style-name="ce1">
            <text:p>55.65160669</text:p>
          </table:table-cell>
          <table:table-cell office:value-type="float" office:value="98.013258899999997" table:formula="of:=[.E7]-23" table:style-name="ce1">
            <text:p>98.0132589</text:p>
          </table:table-cell>
          <table:table-cell office:value-type="float" office:value="79.764745700000006" table:formula="of:=[.F7]-26" table:style-name="ce1">
            <text:p>79.7647457</text:p>
          </table:table-cell>
          <table:table-cell office:value-type="float" office:value="172.1223166" table:formula="of:=[.G7]-26" table:style-name="ce1">
            <text:p>172.1223166</text:p>
          </table:table-cell>
          <table:table-cell office:value-type="float" office:value="44.155295819999999" table:formula="of:=[.H7]-10" table:style-name="ce1">
            <text:p>44.15529582</text:p>
          </table:table-cell>
          <table:table-cell office:value-type="float" office:value="78.001185800000002" table:formula="of:=[.I7]-26" table:style-name="ce1">
            <text:p>78.0011858</text:p>
          </table:table-cell>
          <table:table-cell table:number-columns-repeated="16366" table:style-name="ce1"/>
        </table:table-row>
        <table:table-row table:style-name="ro1" table:visibility="collapse">
          <table:table-cell office:value-type="float" office:value="2011" table:style-name="ce1">
            <text:p>2011</text:p>
          </table:table-cell>
          <table:table-cell office:value-type="float" office:value="73.715732200000005" table:style-name="ce1">
            <text:p>73.7157322</text:p>
          </table:table-cell>
          <table:table-cell office:value-type="float" office:value="258.35385680000002" table:style-name="ce1">
            <text:p>258.3538568</text:p>
          </table:table-cell>
          <table:table-cell office:value-type="float" office:value="78.977130160000002" table:style-name="ce1">
            <text:p>78.97713016</text:p>
          </table:table-cell>
          <table:table-cell office:value-type="float" office:value="129.69603480000001" table:style-name="ce1">
            <text:p>129.6960348</text:p>
          </table:table-cell>
          <table:table-cell office:value-type="float" office:value="106.0703673" table:style-name="ce1">
            <text:p>106.0703673</text:p>
          </table:table-cell>
          <table:table-cell office:value-type="float" office:value="198.0395388" table:style-name="ce1">
            <text:p>198.0395388</text:p>
          </table:table-cell>
          <table:table-cell office:value-type="float" office:value="53.795378290000002" table:style-name="ce1">
            <text:p>53.79537829</text:p>
          </table:table-cell>
          <table:table-cell office:value-type="float" office:value="104.74138259999999" table:style-name="ce1">
            <text:p>104.7413826</text:p>
          </table:table-cell>
          <table:table-cell office:value-type="float" office:value="76.381036699999996" table:style-name="ce1">
            <text:p>76.3810367</text:p>
          </table:table-cell>
          <table:table-cell office:value-type="float" office:value="47.715732200000005" table:formula="of:=[.B8]-26" table:style-name="ce1">
            <text:p>47.7157322</text:p>
          </table:table-cell>
          <table:table-cell office:value-type="float" office:value="235.35385680000002" table:formula="of:=[.C8]-23" table:style-name="ce1">
            <text:p>235.3538568</text:p>
          </table:table-cell>
          <table:table-cell office:value-type="float" office:value="55.977130160000002" table:formula="of:=[.D8]-23" table:style-name="ce1">
            <text:p>55.97713016</text:p>
          </table:table-cell>
          <table:table-cell office:value-type="float" office:value="106.69603480000001" table:formula="of:=[.E8]-23" table:style-name="ce1">
            <text:p>106.6960348</text:p>
          </table:table-cell>
          <table:table-cell office:value-type="float" office:value="80.070367300000001" table:formula="of:=[.F8]-26" table:style-name="ce1">
            <text:p>80.0703673</text:p>
          </table:table-cell>
          <table:table-cell office:value-type="float" office:value="172.0395388" table:formula="of:=[.G8]-26" table:style-name="ce1">
            <text:p>172.0395388</text:p>
          </table:table-cell>
          <table:table-cell office:value-type="float" office:value="43.795378290000002" table:formula="of:=[.H8]-10" table:style-name="ce1">
            <text:p>43.79537829</text:p>
          </table:table-cell>
          <table:table-cell office:value-type="float" office:value="78.741382599999994" table:formula="of:=[.I8]-26" table:style-name="ce1">
            <text:p>78.7413826</text:p>
          </table:table-cell>
          <table:table-cell table:number-columns-repeated="16366" table:style-name="ce1"/>
        </table:table-row>
        <table:table-row table:style-name="ro1" table:visibility="collapse">
          <table:table-cell office:value-type="float" office:value="2012" table:style-name="ce1">
            <text:p>2012</text:p>
          </table:table-cell>
          <table:table-cell office:value-type="float" office:value="74.241872470000004" table:style-name="ce1">
            <text:p>74.24187247</text:p>
          </table:table-cell>
          <table:table-cell office:value-type="float" office:value="269.6365472" table:style-name="ce1">
            <text:p>269.6365472</text:p>
          </table:table-cell>
          <table:table-cell office:value-type="float" office:value="80.280821900000007" table:style-name="ce1">
            <text:p>80.2808219</text:p>
          </table:table-cell>
          <table:table-cell office:value-type="float" office:value="127.2467493" table:style-name="ce1">
            <text:p>127.2467493</text:p>
          </table:table-cell>
          <table:table-cell office:value-type="float" office:value="107.3262318" table:style-name="ce1">
            <text:p>107.3262318</text:p>
          </table:table-cell>
          <table:table-cell office:value-type="float" office:value="200.41657620000001" table:style-name="ce1">
            <text:p>200.4165762</text:p>
          </table:table-cell>
          <table:table-cell office:value-type="float" office:value="54.134134760000002" table:style-name="ce1">
            <text:p>54.13413476</text:p>
          </table:table-cell>
          <table:table-cell office:value-type="float" office:value="106.9740978" table:style-name="ce1">
            <text:p>106.9740978</text:p>
          </table:table-cell>
          <table:table-cell office:value-type="float" office:value="76.997779120000004" table:style-name="ce1">
            <text:p>76.99777912</text:p>
          </table:table-cell>
          <table:table-cell office:value-type="float" office:value="48.241872470000004" table:formula="of:=[.B9]-26" table:style-name="ce1">
            <text:p>48.24187247</text:p>
          </table:table-cell>
          <table:table-cell office:value-type="float" office:value="246.6365472" table:formula="of:=[.C9]-23" table:style-name="ce1">
            <text:p>246.6365472</text:p>
          </table:table-cell>
          <table:table-cell office:value-type="float" office:value="57.280821900000007" table:formula="of:=[.D9]-23" table:style-name="ce1">
            <text:p>57.2808219</text:p>
          </table:table-cell>
          <table:table-cell office:value-type="float" office:value="104.2467493" table:formula="of:=[.E9]-23" table:style-name="ce1">
            <text:p>104.2467493</text:p>
          </table:table-cell>
          <table:table-cell office:value-type="float" office:value="81.326231800000002" table:formula="of:=[.F9]-26" table:style-name="ce1">
            <text:p>81.3262318</text:p>
          </table:table-cell>
          <table:table-cell office:value-type="float" office:value="174.41657620000001" table:formula="of:=[.G9]-26" table:style-name="ce1">
            <text:p>174.4165762</text:p>
          </table:table-cell>
          <table:table-cell office:value-type="float" office:value="44.134134760000002" table:formula="of:=[.H9]-10" table:style-name="ce1">
            <text:p>44.13413476</text:p>
          </table:table-cell>
          <table:table-cell office:value-type="float" office:value="80.974097799999996" table:formula="of:=[.I9]-26" table:style-name="ce1">
            <text:p>80.9740978</text:p>
          </table:table-cell>
          <table:table-cell table:number-columns-repeated="16366" table:style-name="ce1"/>
        </table:table-row>
        <table:table-row table:style-name="ro1" table:visibility="collapse">
          <table:table-cell office:value-type="float" office:value="2013" table:style-name="ce1">
            <text:p>2013</text:p>
          </table:table-cell>
          <table:table-cell office:value-type="float" office:value="73.984460189999893" table:style-name="ce1">
            <text:p>73.98446019</text:p>
          </table:table-cell>
          <table:table-cell office:value-type="float" office:value="270.40707839999999" table:style-name="ce1">
            <text:p>270.4070784</text:p>
          </table:table-cell>
          <table:table-cell office:value-type="float" office:value="80.043389199999893" table:style-name="ce1">
            <text:p>80.0433892</text:p>
          </table:table-cell>
          <table:table-cell office:value-type="float" office:value="116.06358179999999" table:style-name="ce1">
            <text:p>116.0635818</text:p>
          </table:table-cell>
          <table:table-cell office:value-type="float" office:value="107.1298477" table:style-name="ce1">
            <text:p>107.1298477</text:p>
          </table:table-cell>
          <table:table-cell office:value-type="float" office:value="200.55471120000001" table:style-name="ce1">
            <text:p>200.5547112</text:p>
          </table:table-cell>
          <table:table-cell office:value-type="float" office:value="53.872965929999999" table:style-name="ce1">
            <text:p>53.87296593</text:p>
          </table:table-cell>
          <table:table-cell office:value-type="float" office:value="106.8345879" table:style-name="ce1">
            <text:p>106.8345879</text:p>
          </table:table-cell>
          <table:table-cell office:value-type="float" office:value="76.612176759999997" table:style-name="ce1">
            <text:p>76.61217676</text:p>
          </table:table-cell>
          <table:table-cell office:value-type="float" office:value="47.984460189999893" table:formula="of:=[.B10]-26" table:style-name="ce1">
            <text:p>47.98446019</text:p>
          </table:table-cell>
          <table:table-cell office:value-type="float" office:value="247.40707839999999" table:formula="of:=[.C10]-23" table:style-name="ce1">
            <text:p>247.4070784</text:p>
          </table:table-cell>
          <table:table-cell office:value-type="float" office:value="57.043389199999893" table:formula="of:=[.D10]-23" table:style-name="ce1">
            <text:p>57.0433892</text:p>
          </table:table-cell>
          <table:table-cell office:value-type="float" office:value="93.063581799999994" table:formula="of:=[.E10]-23" table:style-name="ce1">
            <text:p>93.0635818</text:p>
          </table:table-cell>
          <table:table-cell office:value-type="float" office:value="81.129847699999999" table:formula="of:=[.F10]-26" table:style-name="ce1">
            <text:p>81.1298477</text:p>
          </table:table-cell>
          <table:table-cell office:value-type="float" office:value="174.55471120000001" table:formula="of:=[.G10]-26" table:style-name="ce1">
            <text:p>174.5547112</text:p>
          </table:table-cell>
          <table:table-cell office:value-type="float" office:value="43.872965929999999" table:formula="of:=[.H10]-10" table:style-name="ce1">
            <text:p>43.87296593</text:p>
          </table:table-cell>
          <table:table-cell office:value-type="float" office:value="80.834587900000002" table:formula="of:=[.I10]-26" table:style-name="ce1">
            <text:p>80.8345879</text:p>
          </table:table-cell>
          <table:table-cell table:number-columns-repeated="16366" table:style-name="ce1"/>
        </table:table-row>
        <table:table-row table:style-name="ro1" table:visibility="collapse">
          <table:table-cell office:value-type="float" office:value="2014" table:style-name="ce1">
            <text:p>2014</text:p>
          </table:table-cell>
          <table:table-cell office:value-type="float" office:value="73.203130400000006" table:style-name="ce1">
            <text:p>73.2031304</text:p>
          </table:table-cell>
          <table:table-cell office:value-type="float" office:value="267.08626379999998" table:style-name="ce1">
            <text:p>267.0862638</text:p>
          </table:table-cell>
          <table:table-cell office:value-type="float" office:value="78.745865890000005" table:style-name="ce1">
            <text:p>78.74586589</text:p>
          </table:table-cell>
          <table:table-cell office:value-type="float" office:value="113.1073037" table:style-name="ce1">
            <text:p>113.1073037</text:p>
          </table:table-cell>
          <table:table-cell office:value-type="float" office:value="106.1481711" table:style-name="ce1">
            <text:p>106.1481711</text:p>
          </table:table-cell>
          <table:table-cell office:value-type="float" office:value="198.81834029999999" table:style-name="ce1">
            <text:p>198.8183403</text:p>
          </table:table-cell>
          <table:table-cell office:value-type="float" office:value="53.155757360000003" table:style-name="ce1">
            <text:p>53.15575736</text:p>
          </table:table-cell>
          <table:table-cell office:value-type="float" office:value="104.606014" table:style-name="ce1">
            <text:p>104.606014</text:p>
          </table:table-cell>
          <table:table-cell office:value-type="float" office:value="75.974521210000006" table:style-name="ce1">
            <text:p>75.97452121</text:p>
          </table:table-cell>
          <table:table-cell office:value-type="float" office:value="47.203130400000006" table:formula="of:=[.B11]-26" table:style-name="ce1">
            <text:p>47.2031304</text:p>
          </table:table-cell>
          <table:table-cell office:value-type="float" office:value="244.08626379999998" table:formula="of:=[.C11]-23" table:style-name="ce1">
            <text:p>244.0862638</text:p>
          </table:table-cell>
          <table:table-cell office:value-type="float" office:value="55.745865890000005" table:formula="of:=[.D11]-23" table:style-name="ce1">
            <text:p>55.74586589</text:p>
          </table:table-cell>
          <table:table-cell office:value-type="float" office:value="90.107303700000003" table:formula="of:=[.E11]-23" table:style-name="ce1">
            <text:p>90.1073037</text:p>
          </table:table-cell>
          <table:table-cell office:value-type="float" office:value="80.148171099999999" table:formula="of:=[.F11]-26" table:style-name="ce1">
            <text:p>80.1481711</text:p>
          </table:table-cell>
          <table:table-cell office:value-type="float" office:value="172.81834029999999" table:formula="of:=[.G11]-26" table:style-name="ce1">
            <text:p>172.8183403</text:p>
          </table:table-cell>
          <table:table-cell office:value-type="float" office:value="43.155757360000003" table:formula="of:=[.H11]-10" table:style-name="ce1">
            <text:p>43.15575736</text:p>
          </table:table-cell>
          <table:table-cell office:value-type="float" office:value="78.606014000000002" table:formula="of:=[.I11]-26" table:style-name="ce1">
            <text:p>78.606014</text:p>
          </table:table-cell>
          <table:table-cell table:number-columns-repeated="16366" table:style-name="ce1"/>
        </table:table-row>
        <table:table-row table:style-name="ro1" table:visibility="collapse">
          <table:table-cell office:value-type="float" office:value="2015" table:style-name="ce1">
            <text:p>2015</text:p>
          </table:table-cell>
          <table:table-cell office:value-type="float" office:value="72.673271279999994" table:style-name="ce1">
            <text:p>72.67327128</text:p>
          </table:table-cell>
          <table:table-cell office:value-type="float" office:value="257.56500949999997" table:style-name="ce1">
            <text:p>257.5650095</text:p>
          </table:table-cell>
          <table:table-cell office:value-type="float" office:value="76.930774200000002" table:style-name="ce1">
            <text:p>76.9307742</text:p>
          </table:table-cell>
          <table:table-cell office:value-type="float" office:value="110.27441330000001" table:style-name="ce1">
            <text:p>110.2744133</text:p>
          </table:table-cell>
          <table:table-cell office:value-type="float" office:value="104.8186709" table:style-name="ce1">
            <text:p>104.8186709</text:p>
          </table:table-cell>
          <table:table-cell office:value-type="float" office:value="196.39097380000001" table:style-name="ce1">
            <text:p>196.3909738</text:p>
          </table:table-cell>
          <table:table-cell office:value-type="float" office:value="52.364826030000003" table:style-name="ce1">
            <text:p>52.36482603</text:p>
          </table:table-cell>
          <table:table-cell office:value-type="float" office:value="101.3142106" table:style-name="ce1">
            <text:p>101.3142106</text:p>
          </table:table-cell>
          <table:table-cell office:value-type="float" office:value="75.561474469999894" table:style-name="ce1">
            <text:p>75.56147447</text:p>
          </table:table-cell>
          <table:table-cell office:value-type="float" office:value="46.673271279999994" table:formula="of:=[.B12]-26" table:style-name="ce1">
            <text:p>46.67327128</text:p>
          </table:table-cell>
          <table:table-cell office:value-type="float" office:value="234.56500949999997" table:formula="of:=[.C12]-23" table:style-name="ce1">
            <text:p>234.5650095</text:p>
          </table:table-cell>
          <table:table-cell office:value-type="float" office:value="53.930774200000002" table:formula="of:=[.D12]-23" table:style-name="ce1">
            <text:p>53.9307742</text:p>
          </table:table-cell>
          <table:table-cell office:value-type="float" office:value="87.274413300000006" table:formula="of:=[.E12]-23" table:style-name="ce1">
            <text:p>87.2744133</text:p>
          </table:table-cell>
          <table:table-cell office:value-type="float" office:value="78.818670900000001" table:formula="of:=[.F12]-26" table:style-name="ce1">
            <text:p>78.8186709</text:p>
          </table:table-cell>
          <table:table-cell office:value-type="float" office:value="170.39097380000001" table:formula="of:=[.G12]-26" table:style-name="ce1">
            <text:p>170.3909738</text:p>
          </table:table-cell>
          <table:table-cell office:value-type="float" office:value="42.364826030000003" table:formula="of:=[.H12]-10" table:style-name="ce1">
            <text:p>42.36482603</text:p>
          </table:table-cell>
          <table:table-cell office:value-type="float" office:value="75.314210599999996" table:formula="of:=[.I12]-26" table:style-name="ce1">
            <text:p>75.3142106</text:p>
          </table:table-cell>
          <table:table-cell table:number-columns-repeated="16366" table:style-name="ce1"/>
        </table:table-row>
        <table:table-row table:style-name="ro1" table:visibility="collapse">
          <table:table-cell office:value-type="float" office:value="2016" table:style-name="ce1">
            <text:p>2016</text:p>
          </table:table-cell>
          <table:table-cell office:value-type="float" office:value="73.869023659999996" table:style-name="ce1">
            <text:p>73.86902366</text:p>
          </table:table-cell>
          <table:table-cell office:value-type="float" office:value="263.45429460000003" table:style-name="ce1">
            <text:p>263.4542946</text:p>
          </table:table-cell>
          <table:table-cell office:value-type="float" office:value="75.796561299999894" table:style-name="ce1">
            <text:p>75.7965613</text:p>
          </table:table-cell>
          <table:table-cell office:value-type="float" office:value="112.8059112" table:style-name="ce1">
            <text:p>112.8059112</text:p>
          </table:table-cell>
          <table:table-cell office:value-type="float" office:value="106.6243695" table:style-name="ce1">
            <text:p>106.6243695</text:p>
          </table:table-cell>
          <table:table-cell office:value-type="float" office:value="200.4174931" table:style-name="ce1">
            <text:p>200.4174931</text:p>
          </table:table-cell>
          <table:table-cell office:value-type="float" office:value="52.224606989999998" table:style-name="ce1">
            <text:p>52.22460699</text:p>
          </table:table-cell>
          <table:table-cell office:value-type="float" office:value="99.736686140000003" table:style-name="ce1">
            <text:p>99.73668614</text:p>
          </table:table-cell>
          <table:table-cell office:value-type="float" office:value="76.927079480000003" table:style-name="ce1">
            <text:p>76.92707948</text:p>
          </table:table-cell>
          <table:table-cell office:value-type="float" office:value="47.869023659999996" table:formula="of:=[.B13]-26" table:style-name="ce1">
            <text:p>47.86902366</text:p>
          </table:table-cell>
          <table:table-cell office:value-type="float" office:value="240.45429460000003" table:formula="of:=[.C13]-23" table:style-name="ce1">
            <text:p>240.4542946</text:p>
          </table:table-cell>
          <table:table-cell office:value-type="float" office:value="52.796561299999894" table:formula="of:=[.D13]-23" table:style-name="ce1">
            <text:p>52.7965613</text:p>
          </table:table-cell>
          <table:table-cell office:value-type="float" office:value="89.805911199999997" table:formula="of:=[.E13]-23" table:style-name="ce1">
            <text:p>89.8059112</text:p>
          </table:table-cell>
          <table:table-cell office:value-type="float" office:value="80.6243695" table:formula="of:=[.F13]-26" table:style-name="ce1">
            <text:p>80.6243695</text:p>
          </table:table-cell>
          <table:table-cell office:value-type="float" office:value="174.4174931" table:formula="of:=[.G13]-26" table:style-name="ce1">
            <text:p>174.4174931</text:p>
          </table:table-cell>
          <table:table-cell office:value-type="float" office:value="42.224606989999998" table:formula="of:=[.H13]-10" table:style-name="ce1">
            <text:p>42.22460699</text:p>
          </table:table-cell>
          <table:table-cell office:value-type="float" office:value="73.736686140000003" table:formula="of:=[.I13]-26" table:style-name="ce1">
            <text:p>73.73668614</text:p>
          </table:table-cell>
          <table:table-cell table:number-columns-repeated="16366" table:style-name="ce1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float" office:value="74.691781000000006" table:style-name="ce1">
            <text:p>74.691781</text:p>
          </table:table-cell>
          <table:table-cell office:value-type="float" office:value="269.94122170000003" table:style-name="ce1">
            <text:p>269.9412217</text:p>
          </table:table-cell>
          <table:table-cell office:value-type="float" office:value="76.019663859999994" table:style-name="ce1">
            <text:p>76.01966386</text:p>
          </table:table-cell>
          <table:table-cell office:value-type="float" office:value="114.8180488" table:style-name="ce1">
            <text:p>114.8180488</text:p>
          </table:table-cell>
          <table:table-cell office:value-type="float" office:value="107.7845739" table:style-name="ce1">
            <text:p>107.7845739</text:p>
          </table:table-cell>
          <table:table-cell office:value-type="float" office:value="203.02814660000001" table:style-name="ce1">
            <text:p>203.0281466</text:p>
          </table:table-cell>
          <table:table-cell office:value-type="float" office:value="52.398960330000001" table:style-name="ce1">
            <text:p>52.39896033</text:p>
          </table:table-cell>
          <table:table-cell office:value-type="float" office:value="99.954202359999996" table:style-name="ce1">
            <text:p>99.95420236</text:p>
          </table:table-cell>
          <table:table-cell office:value-type="float" office:value="78.107736889999998" table:style-name="ce1">
            <text:p>78.10773689</text:p>
          </table:table-cell>
          <table:table-cell office:value-type="float" office:value="48.691781000000006" table:formula="of:=[.B14]-26" table:style-name="ce1">
            <text:p>48.691781</text:p>
          </table:table-cell>
          <table:table-cell office:value-type="float" office:value="246.94122170000003" table:formula="of:=[.C14]-23" table:style-name="ce1">
            <text:p>246.9412217</text:p>
          </table:table-cell>
          <table:table-cell office:value-type="float" office:value="53.019663859999994" table:formula="of:=[.D14]-23" table:style-name="ce1">
            <text:p>53.01966386</text:p>
          </table:table-cell>
          <table:table-cell office:value-type="float" office:value="91.8180488" table:formula="of:=[.E14]-23" table:style-name="ce1">
            <text:p>91.8180488</text:p>
          </table:table-cell>
          <table:table-cell office:value-type="float" office:value="81.784573899999998" table:formula="of:=[.F14]-26" table:style-name="ce1">
            <text:p>81.7845739</text:p>
          </table:table-cell>
          <table:table-cell office:value-type="float" office:value="177.02814660000001" table:formula="of:=[.G14]-26" table:style-name="ce1">
            <text:p>177.0281466</text:p>
          </table:table-cell>
          <table:table-cell office:value-type="float" office:value="42.398960330000001" table:formula="of:=[.H14]-10" table:style-name="ce1">
            <text:p>42.39896033</text:p>
          </table:table-cell>
          <table:table-cell office:value-type="float" office:value="73.954202359999996" table:formula="of:=[.I14]-26" table:style-name="ce1">
            <text:p>73.95420236</text:p>
          </table:table-cell>
          <table:table-cell office:value-type="currency" office:value="46.9" table:style-name="ce21">
            <text:p>46.90 €</text:p>
          </table:table-cell>
          <table:table-cell office:value-type="currency" office:value="80.862068965517196" table:style-name="ce21">
            <text:p>80.86 €</text:p>
          </table:table-cell>
          <table:table-cell table:style-name="ce21"/>
          <table:table-cell office:value-type="currency" office:value="301.7" table:style-name="ce21">
            <text:p>301.70 €</text:p>
          </table:table-cell>
          <table:table-cell office:value-type="float" office:value="46.9" table:style-name="ce1">
            <text:p>46.9</text:p>
          </table:table-cell>
          <table:table-cell table:number-columns-repeated="16361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float" office:value="75.379081600000006" table:style-name="ce1">
            <text:p>75.3790816</text:p>
          </table:table-cell>
          <table:table-cell office:value-type="float" office:value="277.64079570000001" table:style-name="ce1">
            <text:p>277.6407957</text:p>
          </table:table-cell>
          <table:table-cell office:value-type="float" office:value="76.73311683" table:style-name="ce1">
            <text:p>76.73311683</text:p>
          </table:table-cell>
          <table:table-cell office:value-type="float" office:value="116.910617" table:style-name="ce1">
            <text:p>116.910617</text:p>
          </table:table-cell>
          <table:table-cell office:value-type="float" office:value="107.4516939" table:style-name="ce1">
            <text:p>107.4516939</text:p>
          </table:table-cell>
          <table:table-cell office:value-type="float" office:value="200.20945699999999" table:style-name="ce1">
            <text:p>200.209457</text:p>
          </table:table-cell>
          <table:table-cell office:value-type="float" office:value="52.885770190000002" table:style-name="ce1">
            <text:p>52.88577019</text:p>
          </table:table-cell>
          <table:table-cell office:value-type="float" office:value="101.20822130000001" table:style-name="ce1">
            <text:p>101.2082213</text:p>
          </table:table-cell>
          <table:table-cell office:value-type="float" office:value="79.152485769999998" table:style-name="ce1">
            <text:p>79.15248577</text:p>
          </table:table-cell>
          <table:table-cell office:value-type="float" office:value="49.379081600000006" table:formula="of:=[.B15]-26" table:style-name="ce1">
            <text:p>49.3790816</text:p>
          </table:table-cell>
          <table:table-cell office:value-type="float" office:value="254.64079570000001" table:formula="of:=[.C15]-23" table:style-name="ce1">
            <text:p>254.6407957</text:p>
          </table:table-cell>
          <table:table-cell office:value-type="float" office:value="53.73311683" table:formula="of:=[.D15]-23" table:style-name="ce1">
            <text:p>53.73311683</text:p>
          </table:table-cell>
          <table:table-cell office:value-type="float" office:value="93.910617000000002" table:formula="of:=[.E15]-23" table:style-name="ce1">
            <text:p>93.910617</text:p>
          </table:table-cell>
          <table:table-cell office:value-type="float" office:value="81.451693899999995" table:formula="of:=[.F15]-26" table:style-name="ce1">
            <text:p>81.4516939</text:p>
          </table:table-cell>
          <table:table-cell office:value-type="float" office:value="174.20945699999999" table:formula="of:=[.G15]-26" table:style-name="ce1">
            <text:p>174.209457</text:p>
          </table:table-cell>
          <table:table-cell office:value-type="float" office:value="42.885770190000002" table:formula="of:=[.H15]-10" table:style-name="ce1">
            <text:p>42.88577019</text:p>
          </table:table-cell>
          <table:table-cell office:value-type="float" office:value="75.208221300000005" table:formula="of:=[.I15]-26" table:style-name="ce1">
            <text:p>75.2082213</text:p>
          </table:table-cell>
          <table:table-cell office:value-type="currency" office:value="45.5" table:style-name="ce21">
            <text:p>45.50 €</text:p>
          </table:table-cell>
          <table:table-cell office:value-type="currency" office:value="78.787878787878796" table:style-name="ce21">
            <text:p>78.79 €</text:p>
          </table:table-cell>
          <table:table-cell table:style-name="ce21"/>
          <table:table-cell office:value-type="currency" office:value="271.5" table:style-name="ce21">
            <text:p>271.50 €</text:p>
          </table:table-cell>
          <table:table-cell office:value-type="float" office:value="45.5" table:style-name="ce1">
            <text:p>45.5</text:p>
          </table:table-cell>
          <table:table-cell table:number-columns-repeated="16361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float" office:value="76.059569789999998" table:style-name="ce1">
            <text:p>76.05956979</text:p>
          </table:table-cell>
          <table:table-cell office:value-type="float" office:value="286.8986683" table:style-name="ce1">
            <text:p>286.8986683</text:p>
          </table:table-cell>
          <table:table-cell office:value-type="float" office:value="77.729346980000003" table:style-name="ce1">
            <text:p>77.72934698</text:p>
          </table:table-cell>
          <table:table-cell office:value-type="float" office:value="119.4152157" table:style-name="ce1">
            <text:p>119.4152157</text:p>
          </table:table-cell>
          <table:table-cell office:value-type="float" office:value="107.2479941" table:style-name="ce1">
            <text:p>107.2479941</text:p>
          </table:table-cell>
          <table:table-cell office:value-type="float" office:value="196.72383439999999" table:style-name="ce1">
            <text:p>196.7238344</text:p>
          </table:table-cell>
          <table:table-cell office:value-type="float" office:value="53.536730630000001" table:style-name="ce1">
            <text:p>53.53673063</text:p>
          </table:table-cell>
          <table:table-cell office:value-type="float" office:value="103.2032033" table:style-name="ce1">
            <text:p>103.2032033</text:p>
          </table:table-cell>
          <table:table-cell office:value-type="float" office:value="80.291502699999995" table:style-name="ce1">
            <text:p>80.2915027</text:p>
          </table:table-cell>
          <table:table-cell office:value-type="float" office:value="50.059569789999998" table:formula="of:=[.B16]-26" table:style-name="ce1">
            <text:p>50.05956979</text:p>
          </table:table-cell>
          <table:table-cell office:value-type="float" office:value="263.8986683" table:formula="of:=[.C16]-23" table:style-name="ce1">
            <text:p>263.8986683</text:p>
          </table:table-cell>
          <table:table-cell office:value-type="float" office:value="54.729346980000003" table:formula="of:=[.D16]-23" table:style-name="ce1">
            <text:p>54.72934698</text:p>
          </table:table-cell>
          <table:table-cell office:value-type="float" office:value="96.415215700000005" table:formula="of:=[.E16]-23" table:style-name="ce1">
            <text:p>96.4152157</text:p>
          </table:table-cell>
          <table:table-cell office:value-type="float" office:value="81.2479941" table:formula="of:=[.F16]-26" table:style-name="ce1">
            <text:p>81.2479941</text:p>
          </table:table-cell>
          <table:table-cell office:value-type="float" office:value="170.72383439999999" table:formula="of:=[.G16]-26" table:style-name="ce1">
            <text:p>170.7238344</text:p>
          </table:table-cell>
          <table:table-cell office:value-type="float" office:value="43.536730630000001" table:formula="of:=[.H16]-10" table:style-name="ce1">
            <text:p>43.53673063</text:p>
          </table:table-cell>
          <table:table-cell office:value-type="float" office:value="77.203203299999998" table:formula="of:=[.I16]-26" table:style-name="ce1">
            <text:p>77.2032033</text:p>
          </table:table-cell>
          <table:table-cell office:value-type="currency" office:value="48.6" table:style-name="ce21">
            <text:p>48.60 €</text:p>
          </table:table-cell>
          <table:table-cell office:value-type="currency" office:value="78.135135135135101" table:style-name="ce21">
            <text:p>78.14 €</text:p>
          </table:table-cell>
          <table:table-cell table:style-name="ce21"/>
          <table:table-cell office:value-type="currency" office:value="246.21428571428601" table:style-name="ce21">
            <text:p>246.21 €</text:p>
          </table:table-cell>
          <table:table-cell office:value-type="float" office:value="48.6" table:style-name="ce1">
            <text:p>48.6</text:p>
          </table:table-cell>
          <table:table-cell table:number-columns-repeated="16361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float" office:value="76.692716149999995" table:style-name="ce1">
            <text:p>76.69271615</text:p>
          </table:table-cell>
          <table:table-cell office:value-type="float" office:value="296.93149979999998" table:style-name="ce1">
            <text:p>296.9314998</text:p>
          </table:table-cell>
          <table:table-cell office:value-type="float" office:value="78.841927949999999" table:style-name="ce1">
            <text:p>78.84192795</text:p>
          </table:table-cell>
          <table:table-cell office:value-type="float" office:value="121.8690509" table:style-name="ce1">
            <text:p>121.8690509</text:p>
          </table:table-cell>
          <table:table-cell office:value-type="float" office:value="107.1002699" table:style-name="ce1">
            <text:p>107.1002699</text:p>
          </table:table-cell>
          <table:table-cell office:value-type="float" office:value="192.99363030000001" table:style-name="ce1">
            <text:p>192.9936303</text:p>
          </table:table-cell>
          <table:table-cell office:value-type="float" office:value="54.234729850000001" table:style-name="ce1">
            <text:p>54.23472985</text:p>
          </table:table-cell>
          <table:table-cell office:value-type="float" office:value="105.6224797" table:style-name="ce1">
            <text:p>105.6224797</text:p>
          </table:table-cell>
          <table:table-cell office:value-type="float" office:value="81.473408140000004" table:style-name="ce1">
            <text:p>81.47340814</text:p>
          </table:table-cell>
          <table:table-cell office:value-type="float" office:value="50.692716149999995" table:formula="of:=[.B17]-26" table:style-name="ce1">
            <text:p>50.69271615</text:p>
          </table:table-cell>
          <table:table-cell office:value-type="float" office:value="273.93149979999998" table:formula="of:=[.C17]-23" table:style-name="ce1">
            <text:p>273.9314998</text:p>
          </table:table-cell>
          <table:table-cell office:value-type="float" office:value="55.841927949999999" table:formula="of:=[.D17]-23" table:style-name="ce1">
            <text:p>55.84192795</text:p>
          </table:table-cell>
          <table:table-cell office:value-type="float" office:value="98.869050900000005" table:formula="of:=[.E17]-23" table:style-name="ce1">
            <text:p>98.8690509</text:p>
          </table:table-cell>
          <table:table-cell office:value-type="float" office:value="81.100269900000001" table:formula="of:=[.F17]-26" table:style-name="ce1">
            <text:p>81.1002699</text:p>
          </table:table-cell>
          <table:table-cell office:value-type="float" office:value="166.99363030000001" table:formula="of:=[.G17]-26" table:style-name="ce1">
            <text:p>166.9936303</text:p>
          </table:table-cell>
          <table:table-cell office:value-type="float" office:value="44.234729850000001" table:formula="of:=[.H17]-10" table:style-name="ce1">
            <text:p>44.23472985</text:p>
          </table:table-cell>
          <table:table-cell office:value-type="float" office:value="79.6224797" table:formula="of:=[.I17]-26" table:style-name="ce1">
            <text:p>79.6224797</text:p>
          </table:table-cell>
          <table:table-cell office:value-type="currency" office:value="47.3" table:style-name="ce21">
            <text:p>47.30 €</text:p>
          </table:table-cell>
          <table:table-cell office:value-type="currency" office:value="75.595238095238102" table:style-name="ce21">
            <text:p>75.60 €</text:p>
          </table:table-cell>
          <table:table-cell table:style-name="ce21"/>
          <table:table-cell office:value-type="currency" office:value="215.58823529411799" table:style-name="ce21">
            <text:p>215.59 €</text:p>
          </table:table-cell>
          <table:table-cell office:value-type="float" office:value="47.3" table:style-name="ce1">
            <text:p>47.3</text:p>
          </table:table-cell>
          <table:table-cell table:number-columns-repeated="16361" table:style-name="ce1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float" office:value="76.323489519999995" table:style-name="ce1">
            <text:p>76.32348952</text:p>
          </table:table-cell>
          <table:table-cell office:value-type="float" office:value="292.47662930000001" table:style-name="ce1">
            <text:p>292.4766293</text:p>
          </table:table-cell>
          <table:table-cell office:value-type="float" office:value="79.718163579999995" table:style-name="ce1">
            <text:p>79.71816358</text:p>
          </table:table-cell>
          <table:table-cell office:value-type="float" office:value="119.7271104" table:style-name="ce1">
            <text:p>119.7271104</text:p>
          </table:table-cell>
          <table:table-cell office:value-type="float" office:value="106.1050171" table:style-name="ce1">
            <text:p>106.1050171</text:p>
          </table:table-cell>
          <table:table-cell office:value-type="float" office:value="189.0764293" table:style-name="ce1">
            <text:p>189.0764293</text:p>
          </table:table-cell>
          <table:table-cell office:value-type="float" office:value="54.652551520000003" table:style-name="ce1">
            <text:p>54.65255152</text:p>
          </table:table-cell>
          <table:table-cell office:value-type="float" office:value="107.56326850000001" table:style-name="ce1">
            <text:p>107.5632685</text:p>
          </table:table-cell>
          <table:table-cell office:value-type="float" office:value="81.658873999999997" table:style-name="ce1">
            <text:p>81.658874</text:p>
          </table:table-cell>
          <table:table-cell office:value-type="float" office:value="50.323489519999995" table:formula="of:=[.B18]-26" table:style-name="ce1">
            <text:p>50.32348952</text:p>
          </table:table-cell>
          <table:table-cell office:value-type="float" office:value="269.47662930000001" table:formula="of:=[.C18]-23" table:style-name="ce1">
            <text:p>269.4766293</text:p>
          </table:table-cell>
          <table:table-cell office:value-type="float" office:value="56.718163579999995" table:formula="of:=[.D18]-23" table:style-name="ce1">
            <text:p>56.71816358</text:p>
          </table:table-cell>
          <table:table-cell office:value-type="float" office:value="96.727110400000001" table:formula="of:=[.E18]-23" table:style-name="ce1">
            <text:p>96.7271104</text:p>
          </table:table-cell>
          <table:table-cell office:value-type="float" office:value="80.105017099999998" table:formula="of:=[.F18]-26" table:style-name="ce1">
            <text:p>80.1050171</text:p>
          </table:table-cell>
          <table:table-cell office:value-type="float" office:value="163.0764293" table:formula="of:=[.G18]-26" table:style-name="ce1">
            <text:p>163.0764293</text:p>
          </table:table-cell>
          <table:table-cell office:value-type="float" office:value="44.652551520000003" table:formula="of:=[.H18]-10" table:style-name="ce1">
            <text:p>44.65255152</text:p>
          </table:table-cell>
          <table:table-cell office:value-type="float" office:value="81.563268500000007" table:formula="of:=[.I18]-26" table:style-name="ce1">
            <text:p>81.5632685</text:p>
          </table:table-cell>
          <table:table-cell office:value-type="currency" office:value="49.1" table:style-name="ce21">
            <text:p>49.10 €</text:p>
          </table:table-cell>
          <table:table-cell office:value-type="currency" office:value="70.673913043478294" table:style-name="ce21">
            <text:p>70.67 €</text:p>
          </table:table-cell>
          <table:table-cell office:value-type="currency" office:value="132.5" table:style-name="ce21">
            <text:p>132.50 €</text:p>
          </table:table-cell>
          <table:table-cell office:value-type="currency" office:value="194.5" table:style-name="ce21">
            <text:p>194.50 €</text:p>
          </table:table-cell>
          <table:table-cell office:value-type="float" office:value="51.9" table:style-name="ce1">
            <text:p>51.9</text:p>
          </table:table-cell>
          <table:table-cell table:number-columns-repeated="16361" table:style-name="ce1"/>
        </table:table-row>
        <table:table-row table:style-name="ro1">
          <table:table-cell office:value-type="float" office:value="2022" table:style-name="ce1">
            <text:p>2022</text:p>
          </table:table-cell>
          <table:table-cell office:value-type="float" office:value="76.085905859999997" table:style-name="ce1">
            <text:p>76.08590586</text:p>
          </table:table-cell>
          <table:table-cell office:value-type="float" office:value="290.03280130000002" table:style-name="ce1">
            <text:p>290.0328013</text:p>
          </table:table-cell>
          <table:table-cell office:value-type="float" office:value="79.738947120000006" table:style-name="ce1">
            <text:p>79.73894712</text:p>
          </table:table-cell>
          <table:table-cell office:value-type="float" office:value="119.2829089" table:style-name="ce1">
            <text:p>119.2829089</text:p>
          </table:table-cell>
          <table:table-cell office:value-type="float" office:value="104.8328139" table:style-name="ce1">
            <text:p>104.8328139</text:p>
          </table:table-cell>
          <table:table-cell office:value-type="float" office:value="183.54673460000001" table:style-name="ce1">
            <text:p>183.5467346</text:p>
          </table:table-cell>
          <table:table-cell office:value-type="float" office:value="54.754667040000001" table:style-name="ce1">
            <text:p>54.75466704</text:p>
          </table:table-cell>
          <table:table-cell office:value-type="float" office:value="108.4059005" table:style-name="ce1">
            <text:p>108.4059005</text:p>
          </table:table-cell>
          <table:table-cell office:value-type="float" office:value="81.807664900000006" table:style-name="ce1">
            <text:p>81.8076649</text:p>
          </table:table-cell>
          <table:table-cell office:value-type="float" office:value="50.085905859999997" table:formula="of:=[.B19]-26" table:style-name="ce1">
            <text:p>50.08590586</text:p>
          </table:table-cell>
          <table:table-cell office:value-type="float" office:value="267.03280130000002" table:formula="of:=[.C19]-23" table:style-name="ce1">
            <text:p>267.0328013</text:p>
          </table:table-cell>
          <table:table-cell office:value-type="float" office:value="56.738947120000006" table:formula="of:=[.D19]-23" table:style-name="ce1">
            <text:p>56.73894712</text:p>
          </table:table-cell>
          <table:table-cell office:value-type="float" office:value="96.282908899999995" table:formula="of:=[.E19]-23" table:style-name="ce1">
            <text:p>96.2829089</text:p>
          </table:table-cell>
          <table:table-cell office:value-type="float" office:value="78.832813900000005" table:formula="of:=[.F19]-26" table:style-name="ce1">
            <text:p>78.8328139</text:p>
          </table:table-cell>
          <table:table-cell office:value-type="float" office:value="157.54673460000001" table:formula="of:=[.G19]-26" table:style-name="ce1">
            <text:p>157.5467346</text:p>
          </table:table-cell>
          <table:table-cell office:value-type="float" office:value="44.754667040000001" table:formula="of:=[.H19]-10" table:style-name="ce1">
            <text:p>44.75466704</text:p>
          </table:table-cell>
          <table:table-cell office:value-type="float" office:value="82.405900500000001" table:formula="of:=[.I19]-26" table:style-name="ce1">
            <text:p>82.4059005</text:p>
          </table:table-cell>
          <table:table-cell office:value-type="currency" office:value="49.1" table:style-name="ce21">
            <text:p>49.10 €</text:p>
          </table:table-cell>
          <table:table-cell office:value-type="currency" office:value="67.274509803921603" table:style-name="ce21">
            <text:p>67.27 €</text:p>
          </table:table-cell>
          <table:table-cell office:value-type="currency" office:value="151.42857142857099" table:style-name="ce21">
            <text:p>151.43 €</text:p>
          </table:table-cell>
          <table:table-cell office:value-type="currency" office:value="177.52173913043501" table:style-name="ce21">
            <text:p>177.52 €</text:p>
          </table:table-cell>
          <table:table-cell office:value-type="float" office:value="51.9" table:style-name="ce1">
            <text:p>51.9</text:p>
          </table:table-cell>
          <table:table-cell table:number-columns-repeated="16361" table:style-name="ce1"/>
        </table:table-row>
        <table:table-row table:style-name="ro1">
          <table:table-cell office:value-type="float" office:value="2023" table:style-name="ce1">
            <text:p>2023</text:p>
          </table:table-cell>
          <table:table-cell office:value-type="float" office:value="75.843280989999997" table:style-name="ce1">
            <text:p>75.84328099</text:p>
          </table:table-cell>
          <table:table-cell office:value-type="float" office:value="287.71079520000001" table:style-name="ce1">
            <text:p>287.7107952</text:p>
          </table:table-cell>
          <table:table-cell office:value-type="float" office:value="79.506677609999997" table:style-name="ce1">
            <text:p>79.50667761</text:p>
          </table:table-cell>
          <table:table-cell office:value-type="float" office:value="119.1132671" table:style-name="ce1">
            <text:p>119.1132671</text:p>
          </table:table-cell>
          <table:table-cell office:value-type="float" office:value="103.4685789" table:style-name="ce1">
            <text:p>103.4685789</text:p>
          </table:table-cell>
          <table:table-cell office:value-type="float" office:value="177.4490581" table:style-name="ce1">
            <text:p>177.4490581</text:p>
          </table:table-cell>
          <table:table-cell office:value-type="float" office:value="54.711206390000001" table:style-name="ce1">
            <text:p>54.71120639</text:p>
          </table:table-cell>
          <table:table-cell office:value-type="float" office:value="108.7362353" table:style-name="ce1">
            <text:p>108.7362353</text:p>
          </table:table-cell>
          <table:table-cell office:value-type="float" office:value="81.886261430000005" table:style-name="ce1">
            <text:p>81.88626143</text:p>
          </table:table-cell>
          <table:table-cell office:value-type="float" office:value="49.843280989999997" table:formula="of:=[.B20]-26" table:style-name="ce1">
            <text:p>49.84328099</text:p>
          </table:table-cell>
          <table:table-cell office:value-type="float" office:value="264.71079520000001" table:formula="of:=[.C20]-23" table:style-name="ce1">
            <text:p>264.7107952</text:p>
          </table:table-cell>
          <table:table-cell office:value-type="float" office:value="56.506677609999997" table:formula="of:=[.D20]-23" table:style-name="ce1">
            <text:p>56.50667761</text:p>
          </table:table-cell>
          <table:table-cell office:value-type="float" office:value="96.113267100000002" table:formula="of:=[.E20]-23" table:style-name="ce1">
            <text:p>96.1132671</text:p>
          </table:table-cell>
          <table:table-cell office:value-type="float" office:value="77.468578899999997" table:formula="of:=[.F20]-26" table:style-name="ce1">
            <text:p>77.4685789</text:p>
          </table:table-cell>
          <table:table-cell office:value-type="float" office:value="151.4490581" table:formula="of:=[.G20]-26" table:style-name="ce1">
            <text:p>151.4490581</text:p>
          </table:table-cell>
          <table:table-cell office:value-type="float" office:value="44.711206390000001" table:formula="of:=[.H20]-10" table:style-name="ce1">
            <text:p>44.71120639</text:p>
          </table:table-cell>
          <table:table-cell office:value-type="float" office:value="82.736235300000004" table:formula="of:=[.I20]-26" table:style-name="ce1">
            <text:p>82.7362353</text:p>
          </table:table-cell>
          <table:table-cell office:value-type="currency" office:value="49.1" table:style-name="ce21">
            <text:p>49.10 €</text:p>
          </table:table-cell>
          <table:table-cell office:value-type="currency" office:value="64.963636363636397" table:style-name="ce21">
            <text:p>64.96 €</text:p>
          </table:table-cell>
          <table:table-cell office:value-type="currency" office:value="140.45454545454501" table:style-name="ce21">
            <text:p>140.45 €</text:p>
          </table:table-cell>
          <table:table-cell office:value-type="currency" office:value="164.038461538462" table:style-name="ce21">
            <text:p>164.04 €</text:p>
          </table:table-cell>
          <table:table-cell office:value-type="float" office:value="51.9" table:style-name="ce1">
            <text:p>51.9</text:p>
          </table:table-cell>
          <table:table-cell table:number-columns-repeated="16361" table:style-name="ce1"/>
        </table:table-row>
        <table:table-row table:style-name="ro1">
          <table:table-cell office:value-type="float" office:value="2024" table:style-name="ce1">
            <text:p>2024</text:p>
          </table:table-cell>
          <table:table-cell office:value-type="float" office:value="75.567909209999996" table:style-name="ce1">
            <text:p>75.56790921</text:p>
          </table:table-cell>
          <table:table-cell office:value-type="float" office:value="284.94908770000001" table:style-name="ce1">
            <text:p>284.9490877</text:p>
          </table:table-cell>
          <table:table-cell office:value-type="float" office:value="79.172134150000005" table:style-name="ce1">
            <text:p>79.17213415</text:p>
          </table:table-cell>
          <table:table-cell office:value-type="float" office:value="119.78315379999999" table:style-name="ce1">
            <text:p>119.7831538</text:p>
          </table:table-cell>
          <table:table-cell office:value-type="float" office:value="102.04755969999999" table:style-name="ce1">
            <text:p>102.0475597</text:p>
          </table:table-cell>
          <table:table-cell office:value-type="float" office:value="171.1680479" table:style-name="ce1">
            <text:p>171.1680479</text:p>
          </table:table-cell>
          <table:table-cell office:value-type="float" office:value="54.565311610000002" table:style-name="ce1">
            <text:p>54.56531161</text:p>
          </table:table-cell>
          <table:table-cell office:value-type="float" office:value="108.81450289999999" table:style-name="ce1">
            <text:p>108.8145029</text:p>
          </table:table-cell>
          <table:table-cell office:value-type="float" office:value="81.906789599999996" table:style-name="ce1">
            <text:p>81.9067896</text:p>
          </table:table-cell>
          <table:table-cell office:value-type="float" office:value="49.567909209999996" table:formula="of:=[.B21]-26" table:style-name="ce1">
            <text:p>49.56790921</text:p>
          </table:table-cell>
          <table:table-cell office:value-type="float" office:value="261.94908770000001" table:formula="of:=[.C21]-23" table:style-name="ce1">
            <text:p>261.9490877</text:p>
          </table:table-cell>
          <table:table-cell office:value-type="float" office:value="56.172134150000005" table:formula="of:=[.D21]-23" table:style-name="ce1">
            <text:p>56.17213415</text:p>
          </table:table-cell>
          <table:table-cell office:value-type="float" office:value="96.783153799999994" table:formula="of:=[.E21]-23" table:style-name="ce1">
            <text:p>96.7831538</text:p>
          </table:table-cell>
          <table:table-cell office:value-type="float" office:value="76.047559699999994" table:formula="of:=[.F21]-26" table:style-name="ce1">
            <text:p>76.0475597</text:p>
          </table:table-cell>
          <table:table-cell office:value-type="float" office:value="145.1680479" table:formula="of:=[.G21]-26" table:style-name="ce1">
            <text:p>145.1680479</text:p>
          </table:table-cell>
          <table:table-cell office:value-type="float" office:value="44.565311610000002" table:formula="of:=[.H21]-10" table:style-name="ce1">
            <text:p>44.56531161</text:p>
          </table:table-cell>
          <table:table-cell office:value-type="float" office:value="82.814502899999994" table:formula="of:=[.I21]-26" table:style-name="ce1">
            <text:p>82.8145029</text:p>
          </table:table-cell>
          <table:table-cell office:value-type="currency" office:value="49.1" table:style-name="ce21">
            <text:p>49.10 €</text:p>
          </table:table-cell>
          <table:table-cell office:value-type="currency" office:value="61.733333333333299" table:style-name="ce21">
            <text:p>61.73 €</text:p>
          </table:table-cell>
          <table:table-cell office:value-type="currency" office:value="143.272727272727" table:style-name="ce21">
            <text:p>143.27 €</text:p>
          </table:table-cell>
          <table:table-cell office:value-type="currency" office:value="153.068965517241" table:style-name="ce21">
            <text:p>153.07 €</text:p>
          </table:table-cell>
          <table:table-cell office:value-type="float" office:value="51.9" table:style-name="ce1">
            <text:p>51.9</text:p>
          </table:table-cell>
          <table:table-cell table:number-columns-repeated="16361" table:style-name="ce1"/>
        </table:table-row>
        <table:table-row table:style-name="ro1">
          <table:table-cell office:value-type="float" office:value="2025" table:style-name="ce1">
            <text:p>2025</text:p>
          </table:table-cell>
          <table:table-cell office:value-type="float" office:value="75.098902960000004" table:style-name="ce1">
            <text:p>75.09890296</text:p>
          </table:table-cell>
          <table:table-cell office:value-type="float" office:value="282.16205200000002" table:style-name="ce1">
            <text:p>282.162052</text:p>
          </table:table-cell>
          <table:table-cell office:value-type="float" office:value="78.745824200000001" table:style-name="ce1">
            <text:p>78.7458242</text:p>
          </table:table-cell>
          <table:table-cell office:value-type="float" office:value="120.4639737" table:style-name="ce1">
            <text:p>120.4639737</text:p>
          </table:table-cell>
          <table:table-cell office:value-type="float" office:value="100.5807337" table:style-name="ce1">
            <text:p>100.5807337</text:p>
          </table:table-cell>
          <table:table-cell office:value-type="float" office:value="164.8990455" table:style-name="ce1">
            <text:p>164.8990455</text:p>
          </table:table-cell>
          <table:table-cell office:value-type="float" office:value="54.327315949999999" table:style-name="ce1">
            <text:p>54.32731595</text:p>
          </table:table-cell>
          <table:table-cell office:value-type="float" office:value="108.7160978" table:style-name="ce1">
            <text:p>108.7160978</text:p>
          </table:table-cell>
          <table:table-cell office:value-type="float" office:value="81.757646589999894" table:style-name="ce1">
            <text:p>81.75764659</text:p>
          </table:table-cell>
          <table:table-cell office:value-type="float" office:value="49.098902960000004" table:formula="of:=[.B22]-26" table:style-name="ce1">
            <text:p>49.09890296</text:p>
          </table:table-cell>
          <table:table-cell office:value-type="float" office:value="259.16205200000002" table:formula="of:=[.C22]-23" table:style-name="ce1">
            <text:p>259.162052</text:p>
          </table:table-cell>
          <table:table-cell office:value-type="float" office:value="55.745824200000001" table:formula="of:=[.D22]-23" table:style-name="ce1">
            <text:p>55.7458242</text:p>
          </table:table-cell>
          <table:table-cell office:value-type="float" office:value="97.463973699999997" table:formula="of:=[.E22]-23" table:style-name="ce1">
            <text:p>97.4639737</text:p>
          </table:table-cell>
          <table:table-cell office:value-type="float" office:value="74.580733699999996" table:formula="of:=[.F22]-26" table:style-name="ce1">
            <text:p>74.5807337</text:p>
          </table:table-cell>
          <table:table-cell office:value-type="float" office:value="138.8990455" table:formula="of:=[.G22]-26" table:style-name="ce1">
            <text:p>138.8990455</text:p>
          </table:table-cell>
          <table:table-cell office:value-type="float" office:value="44.327315949999999" table:formula="of:=[.H22]-10" table:style-name="ce1">
            <text:p>44.32731595</text:p>
          </table:table-cell>
          <table:table-cell office:value-type="float" office:value="82.7160978" table:formula="of:=[.I22]-26" table:style-name="ce1">
            <text:p>82.7160978</text:p>
          </table:table-cell>
          <table:table-cell office:value-type="currency" office:value="49.1" table:style-name="ce21">
            <text:p>49.10 €</text:p>
          </table:table-cell>
          <table:table-cell office:value-type="currency" office:value="59.875" table:style-name="ce21">
            <text:p>59.88 €</text:p>
          </table:table-cell>
          <table:table-cell office:value-type="currency" office:value="143.272727272727" table:style-name="ce21">
            <text:p>143.27 €</text:p>
          </table:table-cell>
          <table:table-cell office:value-type="currency" office:value="143.96875" table:style-name="ce21">
            <text:p>143.97 €</text:p>
          </table:table-cell>
          <table:table-cell office:value-type="float" office:value="51.9" table:style-name="ce1">
            <text:p>51.9</text:p>
          </table:table-cell>
          <table:table-cell table:number-columns-repeated="16361" table:style-name="ce1"/>
        </table:table-row>
        <table:table-row table:style-name="ro1">
          <table:table-cell office:value-type="float" office:value="2026" table:style-name="ce1">
            <text:p>2026</text:p>
          </table:table-cell>
          <table:table-cell office:value-type="float" office:value="74.693941989999999" table:style-name="ce1">
            <text:p>74.69394199</text:p>
          </table:table-cell>
          <table:table-cell office:value-type="float" office:value="279.95538970000001" table:style-name="ce1">
            <text:p>279.9553897</text:p>
          </table:table-cell>
          <table:table-cell office:value-type="float" office:value="78.4139646" table:style-name="ce1">
            <text:p>78.4139646</text:p>
          </table:table-cell>
          <table:table-cell office:value-type="float" office:value="121.8078944" table:style-name="ce1">
            <text:p>121.8078944</text:p>
          </table:table-cell>
          <table:table-cell office:value-type="float" office:value="99.70878304" table:style-name="ce1">
            <text:p>99.70878304</text:p>
          </table:table-cell>
          <table:table-cell office:value-type="float" office:value="159.63165409999999" table:style-name="ce1">
            <text:p>159.6316541</text:p>
          </table:table-cell>
          <table:table-cell office:value-type="float" office:value="54.061847129999997" table:style-name="ce1">
            <text:p>54.06184713</text:p>
          </table:table-cell>
          <table:table-cell office:value-type="float" office:value="108.9269141" table:style-name="ce1">
            <text:p>108.9269141</text:p>
          </table:table-cell>
          <table:table-cell office:value-type="float" office:value="81.482888860000003" table:style-name="ce1">
            <text:p>81.48288886</text:p>
          </table:table-cell>
          <table:table-cell office:value-type="float" office:value="48.693941989999999" table:formula="of:=[.B23]-26" table:style-name="ce1">
            <text:p>48.69394199</text:p>
          </table:table-cell>
          <table:table-cell office:value-type="float" office:value="256.95538970000001" table:formula="of:=[.C23]-23" table:style-name="ce1">
            <text:p>256.9553897</text:p>
          </table:table-cell>
          <table:table-cell office:value-type="float" office:value="55.4139646" table:formula="of:=[.D23]-23" table:style-name="ce1">
            <text:p>55.4139646</text:p>
          </table:table-cell>
          <table:table-cell office:value-type="float" office:value="98.807894399999995" table:formula="of:=[.E23]-23" table:style-name="ce1">
            <text:p>98.8078944</text:p>
          </table:table-cell>
          <table:table-cell office:value-type="float" office:value="73.70878304" table:formula="of:=[.F23]-26" table:style-name="ce1">
            <text:p>73.70878304</text:p>
          </table:table-cell>
          <table:table-cell office:value-type="float" office:value="133.63165409999999" table:formula="of:=[.G23]-26" table:style-name="ce1">
            <text:p>133.6316541</text:p>
          </table:table-cell>
          <table:table-cell office:value-type="float" office:value="44.061847129999997" table:formula="of:=[.H23]-10" table:style-name="ce1">
            <text:p>44.06184713</text:p>
          </table:table-cell>
          <table:table-cell office:value-type="float" office:value="82.926914100000005" table:formula="of:=[.I23]-26" table:style-name="ce1">
            <text:p>82.9269141</text:p>
          </table:table-cell>
          <table:table-cell office:value-type="currency" office:value="49.1" table:style-name="ce21">
            <text:p>49.10 €</text:p>
          </table:table-cell>
          <table:table-cell office:value-type="currency" office:value="58.159420289855099" table:style-name="ce21">
            <text:p>58.16 €</text:p>
          </table:table-cell>
          <table:table-cell office:value-type="currency" office:value="134.38461538461499" table:style-name="ce21">
            <text:p>134.38 €</text:p>
          </table:table-cell>
          <table:table-cell office:value-type="currency" office:value="136.314285714286" table:style-name="ce21">
            <text:p>136.31 €</text:p>
          </table:table-cell>
          <table:table-cell office:value-type="float" office:value="51.9" table:style-name="ce1">
            <text:p>51.9</text:p>
          </table:table-cell>
          <table:table-cell table:number-columns-repeated="16361" table:style-name="ce1"/>
        </table:table-row>
        <table:table-row table:style-name="ro1">
          <table:table-cell office:value-type="float" office:value="2027" table:style-name="ce1">
            <text:p>2027</text:p>
          </table:table-cell>
          <table:table-cell office:value-type="float" office:value="74.335108820000002" table:style-name="ce1">
            <text:p>74.33510882</text:p>
          </table:table-cell>
          <table:table-cell office:value-type="float" office:value="277.89806049999999" table:style-name="ce1">
            <text:p>277.8980605</text:p>
          </table:table-cell>
          <table:table-cell office:value-type="float" office:value="78.069859370000003" table:style-name="ce1">
            <text:p>78.06985937</text:p>
          </table:table-cell>
          <table:table-cell office:value-type="float" office:value="122.81733699999999" table:style-name="ce1">
            <text:p>122.817337</text:p>
          </table:table-cell>
          <table:table-cell office:value-type="float" office:value="98.315800969999998" table:style-name="ce1">
            <text:p>98.31580097</text:p>
          </table:table-cell>
          <table:table-cell office:value-type="float" office:value="154.0110474" table:style-name="ce1">
            <text:p>154.0110474</text:p>
          </table:table-cell>
          <table:table-cell office:value-type="float" office:value="53.813327110000003" table:style-name="ce1">
            <text:p>53.81332711</text:p>
          </table:table-cell>
          <table:table-cell office:value-type="float" office:value="108.80002709999999" table:style-name="ce1">
            <text:p>108.8000271</text:p>
          </table:table-cell>
          <table:table-cell office:value-type="float" office:value="81.134788470000004" table:style-name="ce1">
            <text:p>81.13478847</text:p>
          </table:table-cell>
          <table:table-cell office:value-type="float" office:value="48.335108820000002" table:formula="of:=[.B24]-26" table:style-name="ce1">
            <text:p>48.33510882</text:p>
          </table:table-cell>
          <table:table-cell office:value-type="float" office:value="254.89806049999999" table:formula="of:=[.C24]-23" table:style-name="ce1">
            <text:p>254.8980605</text:p>
          </table:table-cell>
          <table:table-cell office:value-type="float" office:value="55.069859370000003" table:formula="of:=[.D24]-23" table:style-name="ce1">
            <text:p>55.06985937</text:p>
          </table:table-cell>
          <table:table-cell office:value-type="float" office:value="99.817336999999995" table:formula="of:=[.E24]-23" table:style-name="ce1">
            <text:p>99.817337</text:p>
          </table:table-cell>
          <table:table-cell office:value-type="float" office:value="72.315800969999998" table:formula="of:=[.F24]-26" table:style-name="ce1">
            <text:p>72.31580097</text:p>
          </table:table-cell>
          <table:table-cell office:value-type="float" office:value="128.0110474" table:formula="of:=[.G24]-26" table:style-name="ce1">
            <text:p>128.0110474</text:p>
          </table:table-cell>
          <table:table-cell office:value-type="float" office:value="43.813327110000003" table:formula="of:=[.H24]-10" table:style-name="ce1">
            <text:p>43.81332711</text:p>
          </table:table-cell>
          <table:table-cell office:value-type="float" office:value="82.800027099999994" table:formula="of:=[.I24]-26" table:style-name="ce1">
            <text:p>82.8000271</text:p>
          </table:table-cell>
          <table:table-cell office:value-type="currency" office:value="49.1" table:style-name="ce21">
            <text:p>49.10 €</text:p>
          </table:table-cell>
          <table:table-cell office:value-type="currency" office:value="56.959459459459502" table:style-name="ce21">
            <text:p>56.96 €</text:p>
          </table:table-cell>
          <table:table-cell office:value-type="currency" office:value="127.466666666667" table:style-name="ce21">
            <text:p>127.47 €</text:p>
          </table:table-cell>
          <table:table-cell office:value-type="currency" office:value="130.36842105263199" table:style-name="ce21">
            <text:p>130.37 €</text:p>
          </table:table-cell>
          <table:table-cell office:value-type="float" office:value="51.9" table:style-name="ce1">
            <text:p>51.9</text:p>
          </table:table-cell>
          <table:table-cell table:number-columns-repeated="16361" table:style-name="ce1"/>
        </table:table-row>
        <table:table-row table:style-name="ro1">
          <table:table-cell office:value-type="float" office:value="2028" table:style-name="ce1">
            <text:p>2028</text:p>
          </table:table-cell>
          <table:table-cell office:value-type="float" office:value="73.995272310000004" table:style-name="ce1">
            <text:p>73.99527231</text:p>
          </table:table-cell>
          <table:table-cell office:value-type="float" office:value="276.04912610000002" table:style-name="ce1">
            <text:p>276.0491261</text:p>
          </table:table-cell>
          <table:table-cell office:value-type="float" office:value="77.735562560000005" table:style-name="ce1">
            <text:p>77.73556256</text:p>
          </table:table-cell>
          <table:table-cell office:value-type="float" office:value="123.82748669999999" table:style-name="ce1">
            <text:p>123.8274867</text:p>
          </table:table-cell>
          <table:table-cell office:value-type="float" office:value="96.837396150000004" table:style-name="ce1">
            <text:p>96.83739615</text:p>
          </table:table-cell>
          <table:table-cell office:value-type="float" office:value="148.4870746" table:style-name="ce1">
            <text:p>148.4870746</text:p>
          </table:table-cell>
          <table:table-cell office:value-type="float" office:value="53.569034559999999" table:style-name="ce1">
            <text:p>53.56903456</text:p>
          </table:table-cell>
          <table:table-cell office:value-type="float" office:value="108.5540586" table:style-name="ce1">
            <text:p>108.5540586</text:p>
          </table:table-cell>
          <table:table-cell office:value-type="float" office:value="80.768862679999998" table:style-name="ce1">
            <text:p>80.76886268</text:p>
          </table:table-cell>
          <table:table-cell office:value-type="float" office:value="47.995272310000004" table:formula="of:=[.B25]-26" table:style-name="ce1">
            <text:p>47.99527231</text:p>
          </table:table-cell>
          <table:table-cell office:value-type="float" office:value="253.04912610000002" table:formula="of:=[.C25]-23" table:style-name="ce1">
            <text:p>253.0491261</text:p>
          </table:table-cell>
          <table:table-cell office:value-type="float" office:value="54.735562560000005" table:formula="of:=[.D25]-23" table:style-name="ce1">
            <text:p>54.73556256</text:p>
          </table:table-cell>
          <table:table-cell office:value-type="float" office:value="100.82748669999999" table:formula="of:=[.E25]-23" table:style-name="ce1">
            <text:p>100.8274867</text:p>
          </table:table-cell>
          <table:table-cell office:value-type="float" office:value="70.837396150000004" table:formula="of:=[.F25]-26" table:style-name="ce1">
            <text:p>70.83739615</text:p>
          </table:table-cell>
          <table:table-cell office:value-type="float" office:value="122.4870746" table:formula="of:=[.G25]-26" table:style-name="ce1">
            <text:p>122.4870746</text:p>
          </table:table-cell>
          <table:table-cell office:value-type="float" office:value="43.569034559999999" table:formula="of:=[.H25]-10" table:style-name="ce1">
            <text:p>43.56903456</text:p>
          </table:table-cell>
          <table:table-cell office:value-type="float" office:value="82.554058600000005" table:formula="of:=[.I25]-26" table:style-name="ce1">
            <text:p>82.5540586</text:p>
          </table:table-cell>
          <table:table-cell office:value-type="currency" office:value="49.1" table:style-name="ce21">
            <text:p>49.10 €</text:p>
          </table:table-cell>
          <table:table-cell office:value-type="currency" office:value="56.177215189873401" table:style-name="ce21">
            <text:p>56.18 €</text:p>
          </table:table-cell>
          <table:table-cell office:value-type="currency" office:value="121.82352941176499" table:style-name="ce21">
            <text:p>121.82 €</text:p>
          </table:table-cell>
          <table:table-cell office:value-type="currency" office:value="121.880952380952" table:style-name="ce21">
            <text:p>121.88 €</text:p>
          </table:table-cell>
          <table:table-cell office:value-type="float" office:value="51.9" table:style-name="ce1">
            <text:p>51.9</text:p>
          </table:table-cell>
          <table:table-cell table:number-columns-repeated="16361" table:style-name="ce1"/>
        </table:table-row>
        <table:table-row table:style-name="ro1">
          <table:table-cell office:value-type="float" office:value="2029" table:style-name="ce1">
            <text:p>2029</text:p>
          </table:table-cell>
          <table:table-cell office:value-type="float" office:value="73.670436800000004" table:style-name="ce1">
            <text:p>73.6704368</text:p>
          </table:table-cell>
          <table:table-cell office:value-type="float" office:value="274.4284404" table:style-name="ce1">
            <text:p>274.4284404</text:p>
          </table:table-cell>
          <table:table-cell office:value-type="float" office:value="77.416846120000002" table:style-name="ce1">
            <text:p>77.41684612</text:p>
          </table:table-cell>
          <table:table-cell office:value-type="float" office:value="124.9083492" table:style-name="ce1">
            <text:p>124.9083492</text:p>
          </table:table-cell>
          <table:table-cell office:value-type="float" office:value="95.376190780000002" table:style-name="ce1">
            <text:p>95.37619078</text:p>
          </table:table-cell>
          <table:table-cell office:value-type="float" office:value="143.20292860000001" table:style-name="ce1">
            <text:p>143.2029286</text:p>
          </table:table-cell>
          <table:table-cell office:value-type="float" office:value="53.329026659999997" table:style-name="ce1">
            <text:p>53.32902666</text:p>
          </table:table-cell>
          <table:table-cell office:value-type="float" office:value="108.2622604" table:style-name="ce1">
            <text:p>108.2622604</text:p>
          </table:table-cell>
          <table:table-cell office:value-type="float" office:value="80.403232489999894" table:style-name="ce1">
            <text:p>80.40323249</text:p>
          </table:table-cell>
          <table:table-cell office:value-type="float" office:value="47.670436800000004" table:formula="of:=[.B26]-26" table:style-name="ce1">
            <text:p>47.6704368</text:p>
          </table:table-cell>
          <table:table-cell office:value-type="float" office:value="251.4284404" table:formula="of:=[.C26]-23" table:style-name="ce1">
            <text:p>251.4284404</text:p>
          </table:table-cell>
          <table:table-cell office:value-type="float" office:value="54.416846120000002" table:formula="of:=[.D26]-23" table:style-name="ce1">
            <text:p>54.41684612</text:p>
          </table:table-cell>
          <table:table-cell office:value-type="float" office:value="101.9083492" table:formula="of:=[.E26]-23" table:style-name="ce1">
            <text:p>101.9083492</text:p>
          </table:table-cell>
          <table:table-cell office:value-type="float" office:value="69.376190780000002" table:formula="of:=[.F26]-26" table:style-name="ce1">
            <text:p>69.37619078</text:p>
          </table:table-cell>
          <table:table-cell office:value-type="float" office:value="117.20292860000001" table:formula="of:=[.G26]-26" table:style-name="ce1">
            <text:p>117.2029286</text:p>
          </table:table-cell>
          <table:table-cell office:value-type="float" office:value="43.329026659999997" table:formula="of:=[.H26]-10" table:style-name="ce1">
            <text:p>43.32902666</text:p>
          </table:table-cell>
          <table:table-cell office:value-type="float" office:value="82.262260400000002" table:formula="of:=[.I26]-26" table:style-name="ce1">
            <text:p>82.2622604</text:p>
          </table:table-cell>
          <table:table-cell office:value-type="currency" office:value="48.8" table:style-name="ce21">
            <text:p>48.80 €</text:p>
          </table:table-cell>
          <table:table-cell office:value-type="currency" office:value="54.023529411764699" table:style-name="ce21">
            <text:p>54.02 €</text:p>
          </table:table-cell>
          <table:table-cell office:value-type="currency" office:value="117.052631578947" table:style-name="ce21">
            <text:p>117.05 €</text:p>
          </table:table-cell>
          <table:table-cell office:value-type="currency" office:value="113.434782608696" table:style-name="ce21">
            <text:p>113.43 €</text:p>
          </table:table-cell>
          <table:table-cell office:value-type="float" office:value="51.7" table:style-name="ce1">
            <text:p>51.7</text:p>
          </table:table-cell>
          <table:table-cell table:number-columns-repeated="16361" table:style-name="ce1"/>
        </table:table-row>
        <table:table-row table:style-name="ro1">
          <table:table-cell office:value-type="float" office:value="2030" table:style-name="ce1">
            <text:p>2030</text:p>
          </table:table-cell>
          <table:table-cell office:value-type="float" office:value="73.360211269999894" table:style-name="ce1">
            <text:p>73.36021127</text:p>
          </table:table-cell>
          <table:table-cell office:value-type="float" office:value="273.04167050000001" table:style-name="ce1">
            <text:p>273.0416705</text:p>
          </table:table-cell>
          <table:table-cell office:value-type="float" office:value="77.115065540000003" table:style-name="ce1">
            <text:p>77.11506554</text:p>
          </table:table-cell>
          <table:table-cell office:value-type="float" office:value="126.0888394" table:style-name="ce1">
            <text:p>126.0888394</text:p>
          </table:table-cell>
          <table:table-cell office:value-type="float" office:value="93.971356209999996" table:style-name="ce1">
            <text:p>93.97135621</text:p>
          </table:table-cell>
          <table:table-cell office:value-type="float" office:value="138.2146927" table:style-name="ce1">
            <text:p>138.2146927</text:p>
          </table:table-cell>
          <table:table-cell office:value-type="float" office:value="53.0951643" table:style-name="ce1">
            <text:p>53.0951643</text:p>
          </table:table-cell>
          <table:table-cell office:value-type="float" office:value="107.96206460000001" table:style-name="ce1">
            <text:p>107.9620646</text:p>
          </table:table-cell>
          <table:table-cell office:value-type="float" office:value="80.0472453" table:style-name="ce1">
            <text:p>80.0472453</text:p>
          </table:table-cell>
          <table:table-cell office:value-type="float" office:value="47.360211269999894" table:formula="of:=[.B27]-26" table:style-name="ce1">
            <text:p>47.36021127</text:p>
          </table:table-cell>
          <table:table-cell office:value-type="float" office:value="250.04167050000001" table:formula="of:=[.C27]-23" table:style-name="ce1">
            <text:p>250.0416705</text:p>
          </table:table-cell>
          <table:table-cell office:value-type="float" office:value="54.115065540000003" table:formula="of:=[.D27]-23" table:style-name="ce1">
            <text:p>54.11506554</text:p>
          </table:table-cell>
          <table:table-cell office:value-type="float" office:value="103.0888394" table:formula="of:=[.E27]-23" table:style-name="ce1">
            <text:p>103.0888394</text:p>
          </table:table-cell>
          <table:table-cell office:value-type="float" office:value="67.971356209999996" table:formula="of:=[.F27]-26" table:style-name="ce1">
            <text:p>67.97135621</text:p>
          </table:table-cell>
          <table:table-cell office:value-type="float" office:value="112.2146927" table:formula="of:=[.G27]-26" table:style-name="ce1">
            <text:p>112.2146927</text:p>
          </table:table-cell>
          <table:table-cell office:value-type="float" office:value="43.0951643" table:formula="of:=[.H27]-10" table:style-name="ce1">
            <text:p>43.0951643</text:p>
          </table:table-cell>
          <table:table-cell office:value-type="float" office:value="81.962064600000005" table:formula="of:=[.I27]-26" table:style-name="ce1">
            <text:p>81.9620646</text:p>
          </table:table-cell>
          <table:table-cell office:value-type="currency" office:value="49" table:style-name="ce21">
            <text:p>49.00 €</text:p>
          </table:table-cell>
          <table:table-cell office:value-type="currency" office:value="52.933333333333302" table:style-name="ce21">
            <text:p>52.93 €</text:p>
          </table:table-cell>
          <table:table-cell office:value-type="currency" office:value="112.904761904762" table:style-name="ce21">
            <text:p>112.90 €</text:p>
          </table:table-cell>
          <table:table-cell office:value-type="currency" office:value="101.2" table:style-name="ce21">
            <text:p>101.20 €</text:p>
          </table:table-cell>
          <table:table-cell office:value-type="float" office:value="51.6" table:style-name="ce1">
            <text:p>51.6</text:p>
          </table:table-cell>
          <table:table-cell table:number-columns-repeated="16361" table:style-name="ce1"/>
        </table:table-row>
        <table:table-row table:style-name="ro1">
          <table:table-cell office:value-type="float" office:value="2031" table:style-name="ce1">
            <text:p>2031</text:p>
          </table:table-cell>
          <table:table-cell office:value-type="float" office:value="73.808790959999996" table:style-name="ce1">
            <text:p>73.80879096</text:p>
          </table:table-cell>
          <table:table-cell office:value-type="float" office:value="271.8297804" table:style-name="ce1">
            <text:p>271.8297804</text:p>
          </table:table-cell>
          <table:table-cell office:value-type="float" office:value="76.720829760000001" table:style-name="ce1">
            <text:p>76.72082976</text:p>
          </table:table-cell>
          <table:table-cell office:value-type="float" office:value="125.6349946" table:style-name="ce1">
            <text:p>125.6349946</text:p>
          </table:table-cell>
          <table:table-cell office:value-type="float" office:value="92.561487790000001" table:style-name="ce1">
            <text:p>92.56148779</text:p>
          </table:table-cell>
          <table:table-cell office:value-type="float" office:value="132.94680389999999" table:style-name="ce1">
            <text:p>132.9468039</text:p>
          </table:table-cell>
          <table:table-cell office:value-type="float" office:value="52.758660200000001" table:style-name="ce1">
            <text:p>52.7586602</text:p>
          </table:table-cell>
          <table:table-cell office:value-type="float" office:value="107.7142868" table:style-name="ce1">
            <text:p>107.7142868</text:p>
          </table:table-cell>
          <table:table-cell office:value-type="float" office:value="80.436194099999994" table:style-name="ce1">
            <text:p>80.4361941</text:p>
          </table:table-cell>
          <table:table-cell office:value-type="float" office:value="47.808790959999996" table:formula="of:=[.B28]-26" table:style-name="ce1">
            <text:p>47.80879096</text:p>
          </table:table-cell>
          <table:table-cell office:value-type="float" office:value="248.8297804" table:formula="of:=[.C28]-23" table:style-name="ce1">
            <text:p>248.8297804</text:p>
          </table:table-cell>
          <table:table-cell office:value-type="float" office:value="53.720829760000001" table:formula="of:=[.D28]-23" table:style-name="ce1">
            <text:p>53.72082976</text:p>
          </table:table-cell>
          <table:table-cell office:value-type="float" office:value="102.6349946" table:formula="of:=[.E28]-23" table:style-name="ce1">
            <text:p>102.6349946</text:p>
          </table:table-cell>
          <table:table-cell office:value-type="float" office:value="66.561487790000001" table:formula="of:=[.F28]-26" table:style-name="ce1">
            <text:p>66.56148779</text:p>
          </table:table-cell>
          <table:table-cell office:value-type="float" office:value="106.94680389999999" table:formula="of:=[.G28]-26" table:style-name="ce1">
            <text:p>106.9468039</text:p>
          </table:table-cell>
          <table:table-cell office:value-type="float" office:value="42.758660200000001" table:formula="of:=[.H28]-10" table:style-name="ce1">
            <text:p>42.7586602</text:p>
          </table:table-cell>
          <table:table-cell office:value-type="float" office:value="81.714286799999996" table:formula="of:=[.I28]-26" table:style-name="ce1">
            <text:p>81.7142868</text:p>
          </table:table-cell>
          <table:table-cell office:value-type="currency" office:value="48.7" table:style-name="ce21">
            <text:p>48.70 €</text:p>
          </table:table-cell>
          <table:table-cell office:value-type="currency" office:value="51.547368421052603" table:style-name="ce21">
            <text:p>51.55 €</text:p>
          </table:table-cell>
          <table:table-cell office:value-type="currency" office:value="109.304347826087" table:style-name="ce21">
            <text:p>109.30 €</text:p>
          </table:table-cell>
          <table:table-cell office:value-type="currency" office:value="80.907407407407405" table:style-name="ce21">
            <text:p>80.91 €</text:p>
          </table:table-cell>
          <table:table-cell office:value-type="float" office:value="51.1" table:style-name="ce1">
            <text:p>51.1</text:p>
          </table:table-cell>
          <table:table-cell table:style-name="ce1"/>
          <table:table-cell office:value-type="float" office:value="40" table:formula="of:=1/0.025" table:style-name="ce1">
            <text:p>40</text:p>
          </table:table-cell>
          <table:table-cell table:number-columns-repeated="16359"/>
        </table:table-row>
        <table:table-row table:style-name="ro1">
          <table:table-cell office:value-type="float" office:value="2032" table:style-name="ce1">
            <text:p>2032</text:p>
          </table:table-cell>
          <table:table-cell office:value-type="float" office:value="73.977413679999998" table:style-name="ce1">
            <text:p>73.97741368</text:p>
          </table:table-cell>
          <table:table-cell office:value-type="float" office:value="271.17162109999998" table:style-name="ce1">
            <text:p>271.1716211</text:p>
          </table:table-cell>
          <table:table-cell office:value-type="float" office:value="76.567407579999994" table:style-name="ce1">
            <text:p>76.56740758</text:p>
          </table:table-cell>
          <table:table-cell office:value-type="float" office:value="125.6527813" table:style-name="ce1">
            <text:p>125.6527813</text:p>
          </table:table-cell>
          <table:table-cell office:value-type="float" office:value="91.618292870000005" table:style-name="ce1">
            <text:p>91.61829287</text:p>
          </table:table-cell>
          <table:table-cell office:value-type="float" office:value="128.94399000000001" table:style-name="ce1">
            <text:p>128.94399</text:p>
          </table:table-cell>
          <table:table-cell office:value-type="float" office:value="52.664295000000003" table:style-name="ce1">
            <text:p>52.664295</text:p>
          </table:table-cell>
          <table:table-cell office:value-type="float" office:value="107.7239616" table:style-name="ce1">
            <text:p>107.7239616</text:p>
          </table:table-cell>
          <table:table-cell office:value-type="float" office:value="80.787658480000005" table:style-name="ce1">
            <text:p>80.78765848</text:p>
          </table:table-cell>
          <table:table-cell office:value-type="float" office:value="47.977413679999998" table:formula="of:=[.B29]-26" table:style-name="ce1">
            <text:p>47.97741368</text:p>
          </table:table-cell>
          <table:table-cell office:value-type="float" office:value="248.17162109999998" table:formula="of:=[.C29]-23" table:style-name="ce1">
            <text:p>248.1716211</text:p>
          </table:table-cell>
          <table:table-cell office:value-type="float" office:value="53.567407579999994" table:formula="of:=[.D29]-23" table:style-name="ce1">
            <text:p>53.56740758</text:p>
          </table:table-cell>
          <table:table-cell office:value-type="float" office:value="102.6527813" table:formula="of:=[.E29]-23" table:style-name="ce1">
            <text:p>102.6527813</text:p>
          </table:table-cell>
          <table:table-cell office:value-type="float" office:value="65.618292870000005" table:formula="of:=[.F29]-26" table:style-name="ce1">
            <text:p>65.61829287</text:p>
          </table:table-cell>
          <table:table-cell office:value-type="float" office:value="102.94399000000001" table:formula="of:=[.G29]-26" table:style-name="ce1">
            <text:p>102.94399</text:p>
          </table:table-cell>
          <table:table-cell office:value-type="float" office:value="42.664295000000003" table:formula="of:=[.H29]-10" table:style-name="ce1">
            <text:p>42.664295</text:p>
          </table:table-cell>
          <table:table-cell office:value-type="float" office:value="81.723961599999996" table:formula="of:=[.I29]-26" table:style-name="ce1">
            <text:p>81.7239616</text:p>
          </table:table-cell>
          <table:table-cell office:value-type="currency" office:value="47.9" table:style-name="ce21">
            <text:p>47.90 €</text:p>
          </table:table-cell>
          <table:table-cell office:value-type="currency" office:value="51.2" table:style-name="ce21">
            <text:p>51.20 €</text:p>
          </table:table-cell>
          <table:table-cell office:value-type="currency" office:value="106" table:style-name="ce21">
            <text:p>106.00 €</text:p>
          </table:table-cell>
          <table:table-cell office:value-type="currency" office:value="69.068965517241395" table:style-name="ce21">
            <text:p>69.07 €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.8571428571428571E-2" table:formula="of:=1/35" table:style-name="ce1">
            <text:p>0.028571429</text:p>
          </table:table-cell>
          <table:table-cell table:number-columns-repeated="16359"/>
        </table:table-row>
        <table:table-row table:style-name="ro1">
          <table:table-cell office:value-type="float" office:value="2033" table:style-name="ce1">
            <text:p>2033</text:p>
          </table:table-cell>
          <table:table-cell office:value-type="float" office:value="74.074836759999997" table:style-name="ce1">
            <text:p>74.07483676</text:p>
          </table:table-cell>
          <table:table-cell office:value-type="float" office:value="270.64056310000001" table:style-name="ce1">
            <text:p>270.6405631</text:p>
          </table:table-cell>
          <table:table-cell office:value-type="float" office:value="76.430448260000006" table:style-name="ce1">
            <text:p>76.43044826</text:p>
          </table:table-cell>
          <table:table-cell office:value-type="float" office:value="125.78015139999999" table:style-name="ce1">
            <text:p>125.7801514</text:p>
          </table:table-cell>
          <table:table-cell office:value-type="float" office:value="90.812354979999995" table:style-name="ce1">
            <text:p>90.81235498</text:p>
          </table:table-cell>
          <table:table-cell office:value-type="float" office:value="125.4728874" table:style-name="ce1">
            <text:p>125.4728874</text:p>
          </table:table-cell>
          <table:table-cell office:value-type="float" office:value="52.6408986" table:style-name="ce1">
            <text:p>52.6408986</text:p>
          </table:table-cell>
          <table:table-cell office:value-type="float" office:value="107.6221268" table:style-name="ce1">
            <text:p>107.6221268</text:p>
          </table:table-cell>
          <table:table-cell office:value-type="float" office:value="81.121620780000001" table:style-name="ce1">
            <text:p>81.12162078</text:p>
          </table:table-cell>
          <table:table-cell office:value-type="float" office:value="48.074836759999997" table:formula="of:=[.B30]-26" table:style-name="ce1">
            <text:p>48.07483676</text:p>
          </table:table-cell>
          <table:table-cell office:value-type="float" office:value="247.64056310000001" table:formula="of:=[.C30]-23" table:style-name="ce1">
            <text:p>247.6405631</text:p>
          </table:table-cell>
          <table:table-cell office:value-type="float" office:value="53.430448260000006" table:formula="of:=[.D30]-23" table:style-name="ce1">
            <text:p>53.43044826</text:p>
          </table:table-cell>
          <table:table-cell office:value-type="float" office:value="102.78015139999999" table:formula="of:=[.E30]-23" table:style-name="ce1">
            <text:p>102.7801514</text:p>
          </table:table-cell>
          <table:table-cell office:value-type="float" office:value="64.812354979999995" table:formula="of:=[.F30]-26" table:style-name="ce1">
            <text:p>64.81235498</text:p>
          </table:table-cell>
          <table:table-cell office:value-type="float" office:value="99.472887400000005" table:formula="of:=[.G30]-26" table:style-name="ce1">
            <text:p>99.4728874</text:p>
          </table:table-cell>
          <table:table-cell office:value-type="float" office:value="42.6408986" table:formula="of:=[.H30]-10" table:style-name="ce1">
            <text:p>42.6408986</text:p>
          </table:table-cell>
          <table:table-cell office:value-type="float" office:value="81.622126800000004" table:formula="of:=[.I30]-26" table:style-name="ce1">
            <text:p>81.6221268</text:p>
          </table:table-cell>
          <table:table-cell office:value-type="currency" office:value="47.8" table:style-name="ce21">
            <text:p>47.80 €</text:p>
          </table:table-cell>
          <table:table-cell office:value-type="currency" office:value="49.8867924528302" table:style-name="ce21">
            <text:p>49.89 €</text:p>
          </table:table-cell>
          <table:table-cell office:value-type="currency" office:value="103.037037037037" table:style-name="ce21">
            <text:p>103.04 €</text:p>
          </table:table-cell>
          <table:table-cell office:value-type="currency" office:value="63.629032258064498" table:style-name="ce21">
            <text:p>63.63 €</text:p>
          </table:table-cell>
          <table:table-cell office:value-type="float" office:value="50.1" table:style-name="ce1">
            <text:p>50.1</text:p>
          </table:table-cell>
          <table:table-cell table:number-columns-repeated="16361" table:style-name="ce1"/>
        </table:table-row>
        <table:table-row table:style-name="ro1">
          <table:table-cell office:value-type="float" office:value="2034" table:style-name="ce1">
            <text:p>2034</text:p>
          </table:table-cell>
          <table:table-cell office:value-type="float" office:value="74.135492299999996" table:style-name="ce1">
            <text:p>74.1354923</text:p>
          </table:table-cell>
          <table:table-cell office:value-type="float" office:value="270.16486450000002" table:style-name="ce1">
            <text:p>270.1648645</text:p>
          </table:table-cell>
          <table:table-cell office:value-type="float" office:value="76.262132600000001" table:style-name="ce1">
            <text:p>76.2621326</text:p>
          </table:table-cell>
          <table:table-cell office:value-type="float" office:value="125.93713649999999" table:style-name="ce1">
            <text:p>125.9371365</text:p>
          </table:table-cell>
          <table:table-cell office:value-type="float" office:value="90.060843590000005" table:style-name="ce1">
            <text:p>90.06084359</text:p>
          </table:table-cell>
          <table:table-cell office:value-type="float" office:value="122.3061209" table:style-name="ce1">
            <text:p>122.3061209</text:p>
          </table:table-cell>
          <table:table-cell office:value-type="float" office:value="52.631698880000002" table:style-name="ce1">
            <text:p>52.63169888</text:p>
          </table:table-cell>
          <table:table-cell office:value-type="float" office:value="107.5429736" table:style-name="ce1">
            <text:p>107.5429736</text:p>
          </table:table-cell>
          <table:table-cell office:value-type="float" office:value="81.431758819999999" table:style-name="ce1">
            <text:p>81.43175882</text:p>
          </table:table-cell>
          <table:table-cell office:value-type="float" office:value="48.135492299999996" table:formula="of:=[.B31]-26" table:style-name="ce1">
            <text:p>48.1354923</text:p>
          </table:table-cell>
          <table:table-cell office:value-type="float" office:value="247.16486450000002" table:formula="of:=[.C31]-23" table:style-name="ce1">
            <text:p>247.1648645</text:p>
          </table:table-cell>
          <table:table-cell office:value-type="float" office:value="53.262132600000001" table:formula="of:=[.D31]-23" table:style-name="ce1">
            <text:p>53.2621326</text:p>
          </table:table-cell>
          <table:table-cell office:value-type="float" office:value="102.93713649999999" table:formula="of:=[.E31]-23" table:style-name="ce1">
            <text:p>102.9371365</text:p>
          </table:table-cell>
          <table:table-cell office:value-type="float" office:value="64.060843590000005" table:formula="of:=[.F31]-26" table:style-name="ce1">
            <text:p>64.06084359</text:p>
          </table:table-cell>
          <table:table-cell office:value-type="float" office:value="96.306120899999996" table:formula="of:=[.G31]-26" table:style-name="ce1">
            <text:p>96.3061209</text:p>
          </table:table-cell>
          <table:table-cell office:value-type="float" office:value="42.631698880000002" table:formula="of:=[.H31]-10" table:style-name="ce1">
            <text:p>42.63169888</text:p>
          </table:table-cell>
          <table:table-cell office:value-type="float" office:value="81.542973599999996" table:formula="of:=[.I31]-26" table:style-name="ce1">
            <text:p>81.5429736</text:p>
          </table:table-cell>
          <table:table-cell office:value-type="currency" office:value="46.4" table:style-name="ce21">
            <text:p>46.40 €</text:p>
          </table:table-cell>
          <table:table-cell office:value-type="currency" office:value="50.693693693693703" table:style-name="ce21">
            <text:p>50.69 €</text:p>
          </table:table-cell>
          <table:table-cell office:value-type="currency" office:value="100.31034482758599" table:style-name="ce21">
            <text:p>100.31 €</text:p>
          </table:table-cell>
          <table:table-cell office:value-type="currency" office:value="62.733188024548753" table:formula="of:=[.V30]*([.$V$47]/[.$V$30])^(1/(2050-2033))" table:style-name="ce21">
            <text:p>62.73 €</text:p>
          </table:table-cell>
          <table:table-cell office:value-type="float" office:value="49.5" table:style-name="ce1">
            <text:p>49.5</text:p>
          </table:table-cell>
          <table:table-cell table:number-columns-repeated="16361" table:style-name="ce1"/>
        </table:table-row>
        <table:table-row table:style-name="ro1">
          <table:table-cell office:value-type="float" office:value="2035" table:style-name="ce1">
            <text:p>2035</text:p>
          </table:table-cell>
          <table:table-cell office:value-type="float" office:value="74.172351230000004" table:style-name="ce1">
            <text:p>74.17235123</text:p>
          </table:table-cell>
          <table:table-cell office:value-type="float" office:value="269.73320890000002" table:style-name="ce1">
            <text:p>269.7332089</text:p>
          </table:table-cell>
          <table:table-cell office:value-type="float" office:value="76.04867806" table:style-name="ce1">
            <text:p>76.04867806</text:p>
          </table:table-cell>
          <table:table-cell office:value-type="float" office:value="126.0974403" table:style-name="ce1">
            <text:p>126.0974403</text:p>
          </table:table-cell>
          <table:table-cell office:value-type="float" office:value="89.335170129999995" table:style-name="ce1">
            <text:p>89.33517013</text:p>
          </table:table-cell>
          <table:table-cell office:value-type="float" office:value="119.3515484" table:style-name="ce1">
            <text:p>119.3515484</text:p>
          </table:table-cell>
          <table:table-cell office:value-type="float" office:value="52.624833639999999" table:style-name="ce1">
            <text:p>52.62483364</text:p>
          </table:table-cell>
          <table:table-cell office:value-type="float" office:value="107.5220451" table:style-name="ce1">
            <text:p>107.5220451</text:p>
          </table:table-cell>
          <table:table-cell office:value-type="float" office:value="81.713948909999999" table:style-name="ce1">
            <text:p>81.71394891</text:p>
          </table:table-cell>
          <table:table-cell office:value-type="float" office:value="48.172351230000004" table:formula="of:=[.B32]-26" table:style-name="ce1">
            <text:p>48.17235123</text:p>
          </table:table-cell>
          <table:table-cell office:value-type="float" office:value="246.73320890000002" table:formula="of:=[.C32]-23" table:style-name="ce1">
            <text:p>246.7332089</text:p>
          </table:table-cell>
          <table:table-cell office:value-type="float" office:value="53.04867806" table:formula="of:=[.D32]-23" table:style-name="ce1">
            <text:p>53.04867806</text:p>
          </table:table-cell>
          <table:table-cell office:value-type="float" office:value="103.0974403" table:formula="of:=[.E32]-23" table:style-name="ce1">
            <text:p>103.0974403</text:p>
          </table:table-cell>
          <table:table-cell office:value-type="float" office:value="63.335170129999995" table:formula="of:=[.F32]-26" table:style-name="ce1">
            <text:p>63.33517013</text:p>
          </table:table-cell>
          <table:table-cell office:value-type="float" office:value="93.351548399999999" table:formula="of:=[.G32]-26" table:style-name="ce1">
            <text:p>93.3515484</text:p>
          </table:table-cell>
          <table:table-cell office:value-type="float" office:value="42.624833639999999" table:formula="of:=[.H32]-10" table:style-name="ce1">
            <text:p>42.62483364</text:p>
          </table:table-cell>
          <table:table-cell office:value-type="float" office:value="81.5220451" table:formula="of:=[.I32]-26" table:style-name="ce1">
            <text:p>81.5220451</text:p>
          </table:table-cell>
          <table:table-cell office:value-type="currency" office:value="45.4" table:style-name="ce21">
            <text:p>45.40 €</text:p>
          </table:table-cell>
          <table:table-cell office:value-type="currency" office:value="51.405172413793103" table:style-name="ce21">
            <text:p>51.41 €</text:p>
          </table:table-cell>
          <table:table-cell office:value-type="currency" office:value="97.741935483871003" table:style-name="ce21">
            <text:p>97.74 €</text:p>
          </table:table-cell>
          <table:table-cell office:value-type="currency" office:value="61.849956538111549" table:formula="of:=[.V31]*([.$V$47]/[.$V$30])^(1/(2050-2033))" table:style-name="ce21">
            <text:p>61.85 €</text:p>
          </table:table-cell>
          <table:table-cell office:value-type="float" office:value="49.7" table:style-name="ce1">
            <text:p>49.7</text:p>
          </table:table-cell>
          <table:table-cell table:number-columns-repeated="16361" table:style-name="ce1"/>
        </table:table-row>
        <table:table-row table:style-name="ro1">
          <table:table-cell office:value-type="float" office:value="2036" table:style-name="ce1">
            <text:p>2036</text:p>
          </table:table-cell>
          <table:table-cell office:value-type="float" office:value="74.384005959999996" table:style-name="ce1">
            <text:p>74.38400596</text:p>
          </table:table-cell>
          <table:table-cell office:value-type="float" office:value="269.34177899999997" table:style-name="ce1">
            <text:p>269.341779</text:p>
          </table:table-cell>
          <table:table-cell office:value-type="float" office:value="75.807958069999998" table:style-name="ce1">
            <text:p>75.80795807</text:p>
          </table:table-cell>
          <table:table-cell office:value-type="float" office:value="126.2627907" table:style-name="ce1">
            <text:p>126.2627907</text:p>
          </table:table-cell>
          <table:table-cell office:value-type="float" office:value="88.63313325" table:style-name="ce1">
            <text:p>88.63313325</text:p>
          </table:table-cell>
          <table:table-cell office:value-type="float" office:value="116.56688560000001" table:style-name="ce1">
            <text:p>116.5668856</text:p>
          </table:table-cell>
          <table:table-cell office:value-type="float" office:value="52.608915639999999" table:style-name="ce1">
            <text:p>52.60891564</text:p>
          </table:table-cell>
          <table:table-cell office:value-type="float" office:value="107.489013" table:style-name="ce1">
            <text:p>107.489013</text:p>
          </table:table-cell>
          <table:table-cell office:value-type="float" office:value="82.056404580000006" table:style-name="ce1">
            <text:p>82.05640458</text:p>
          </table:table-cell>
          <table:table-cell office:value-type="float" office:value="48.384005959999996" table:formula="of:=[.B33]-26" table:style-name="ce1">
            <text:p>48.38400596</text:p>
          </table:table-cell>
          <table:table-cell office:value-type="float" office:value="246.34177899999997" table:formula="of:=[.C33]-23" table:style-name="ce1">
            <text:p>246.341779</text:p>
          </table:table-cell>
          <table:table-cell office:value-type="float" office:value="52.807958069999998" table:formula="of:=[.D33]-23" table:style-name="ce1">
            <text:p>52.80795807</text:p>
          </table:table-cell>
          <table:table-cell office:value-type="float" office:value="103.2627907" table:formula="of:=[.E33]-23" table:style-name="ce1">
            <text:p>103.2627907</text:p>
          </table:table-cell>
          <table:table-cell office:value-type="float" office:value="62.63313325" table:formula="of:=[.F33]-26" table:style-name="ce1">
            <text:p>62.63313325</text:p>
          </table:table-cell>
          <table:table-cell office:value-type="float" office:value="90.566885600000006" table:formula="of:=[.G33]-26" table:style-name="ce1">
            <text:p>90.5668856</text:p>
          </table:table-cell>
          <table:table-cell office:value-type="float" office:value="42.608915639999999" table:formula="of:=[.H33]-10" table:style-name="ce1">
            <text:p>42.60891564</text:p>
          </table:table-cell>
          <table:table-cell office:value-type="float" office:value="81.489013" table:formula="of:=[.I33]-26" table:style-name="ce1">
            <text:p>81.489013</text:p>
          </table:table-cell>
          <table:table-cell office:value-type="currency" office:value="44.6" table:style-name="ce21">
            <text:p>44.60 €</text:p>
          </table:table-cell>
          <table:table-cell office:value-type="currency" office:value="51.991666666666703" table:style-name="ce21">
            <text:p>51.99 €</text:p>
          </table:table-cell>
          <table:table-cell office:value-type="currency" office:value="95.484848484848499" table:style-name="ce21">
            <text:p>95.48 €</text:p>
          </table:table-cell>
          <table:table-cell office:value-type="currency" office:value="60.979160221688801" table:formula="of:=[.V32]*([.$V$47]/[.$V$30])^(1/(2050-2033))" table:style-name="ce21">
            <text:p>60.98 €</text:p>
          </table:table-cell>
          <table:table-cell office:value-type="float" office:value="50.8" table:style-name="ce1">
            <text:p>50.8</text:p>
          </table:table-cell>
          <table:table-cell table:number-columns-repeated="16361"/>
        </table:table-row>
        <table:table-row table:style-name="ro1">
          <table:table-cell office:value-type="float" office:value="2037" table:style-name="ce1">
            <text:p>2037</text:p>
          </table:table-cell>
          <table:table-cell office:value-type="float" office:value="74.593449239999998" table:style-name="ce1">
            <text:p>74.59344924</text:p>
          </table:table-cell>
          <table:table-cell office:value-type="float" office:value="268.97534910000002" table:style-name="ce1">
            <text:p>268.9753491</text:p>
          </table:table-cell>
          <table:table-cell office:value-type="float" office:value="75.525462309999995" table:style-name="ce1">
            <text:p>75.52546231</text:p>
          </table:table-cell>
          <table:table-cell office:value-type="float" office:value="126.4147909" table:style-name="ce1">
            <text:p>126.4147909</text:p>
          </table:table-cell>
          <table:table-cell office:value-type="float" office:value="87.941525110000001" table:style-name="ce1">
            <text:p>87.94152511</text:p>
          </table:table-cell>
          <table:table-cell office:value-type="float" office:value="113.9249793" table:style-name="ce1">
            <text:p>113.9249793</text:p>
          </table:table-cell>
          <table:table-cell office:value-type="float" office:value="52.572067109999999" table:style-name="ce1">
            <text:p>52.57206711</text:p>
          </table:table-cell>
          <table:table-cell office:value-type="float" office:value="107.4415626" table:style-name="ce1">
            <text:p>107.4415626</text:p>
          </table:table-cell>
          <table:table-cell office:value-type="float" office:value="82.354185549999997" table:style-name="ce1">
            <text:p>82.35418555</text:p>
          </table:table-cell>
          <table:table-cell office:value-type="float" office:value="48.593449239999998" table:formula="of:=[.B34]-26" table:style-name="ce1">
            <text:p>48.59344924</text:p>
          </table:table-cell>
          <table:table-cell office:value-type="float" office:value="245.97534910000002" table:formula="of:=[.C34]-23" table:style-name="ce1">
            <text:p>245.9753491</text:p>
          </table:table-cell>
          <table:table-cell office:value-type="float" office:value="52.525462309999995" table:formula="of:=[.D34]-23" table:style-name="ce1">
            <text:p>52.52546231</text:p>
          </table:table-cell>
          <table:table-cell office:value-type="float" office:value="103.4147909" table:formula="of:=[.E34]-23" table:style-name="ce1">
            <text:p>103.4147909</text:p>
          </table:table-cell>
          <table:table-cell office:value-type="float" office:value="61.941525110000001" table:formula="of:=[.F34]-26" table:style-name="ce1">
            <text:p>61.94152511</text:p>
          </table:table-cell>
          <table:table-cell office:value-type="float" office:value="87.924979300000004" table:formula="of:=[.G34]-26" table:style-name="ce1">
            <text:p>87.9249793</text:p>
          </table:table-cell>
          <table:table-cell office:value-type="float" office:value="42.572067109999999" table:formula="of:=[.H34]-10" table:style-name="ce1">
            <text:p>42.57206711</text:p>
          </table:table-cell>
          <table:table-cell office:value-type="float" office:value="81.441562599999997" table:formula="of:=[.I34]-26" table:style-name="ce1">
            <text:p>81.4415626</text:p>
          </table:table-cell>
          <table:table-cell office:value-type="currency" office:value="42.5" table:style-name="ce21">
            <text:p>42.50 €</text:p>
          </table:table-cell>
          <table:table-cell office:value-type="currency" office:value="52.300813008130099" table:style-name="ce21">
            <text:p>52.30 €</text:p>
          </table:table-cell>
          <table:table-cell office:value-type="currency" office:value="93.457142857142898" table:style-name="ce21">
            <text:p>93.46 €</text:p>
          </table:table-cell>
          <table:table-cell office:value-type="currency" office:value="60.120623998354851" table:formula="of:=[.V33]*([.$V$47]/[.$V$30])^(1/(2050-2033))" table:style-name="ce21">
            <text:p>60.12 €</text:p>
          </table:table-cell>
          <table:table-cell office:value-type="float" office:value="48.8" table:style-name="ce1">
            <text:p>48.8</text:p>
          </table:table-cell>
          <table:table-cell table:number-columns-repeated="16361"/>
        </table:table-row>
        <table:table-row table:style-name="ro1">
          <table:table-cell office:value-type="float" office:value="2038" table:style-name="ce1">
            <text:p>2038</text:p>
          </table:table-cell>
          <table:table-cell office:value-type="float" office:value="74.792755409999998" table:style-name="ce1">
            <text:p>74.79275541</text:p>
          </table:table-cell>
          <table:table-cell office:value-type="float" office:value="268.60665010000002" table:style-name="ce1">
            <text:p>268.6066501</text:p>
          </table:table-cell>
          <table:table-cell office:value-type="float" office:value="75.186873030000001" table:style-name="ce1">
            <text:p>75.18687303</text:p>
          </table:table-cell>
          <table:table-cell office:value-type="float" office:value="126.53177030000001" table:style-name="ce1">
            <text:p>126.5317703</text:p>
          </table:table-cell>
          <table:table-cell office:value-type="float" office:value="87.245930470000005" table:style-name="ce1">
            <text:p>87.24593047</text:p>
          </table:table-cell>
          <table:table-cell office:value-type="float" office:value="111.3999908" table:style-name="ce1">
            <text:p>111.3999908</text:p>
          </table:table-cell>
          <table:table-cell office:value-type="float" office:value="52.49995182" table:style-name="ce1">
            <text:p>52.49995182</text:p>
          </table:table-cell>
          <table:table-cell office:value-type="float" office:value="107.36049559999999" table:style-name="ce1">
            <text:p>107.3604956</text:p>
          </table:table-cell>
          <table:table-cell office:value-type="float" office:value="82.591133260000007" table:style-name="ce1">
            <text:p>82.59113326</text:p>
          </table:table-cell>
          <table:table-cell office:value-type="float" office:value="48.792755409999998" table:formula="of:=[.B35]-26" table:style-name="ce1">
            <text:p>48.79275541</text:p>
          </table:table-cell>
          <table:table-cell office:value-type="float" office:value="245.60665010000002" table:formula="of:=[.C35]-23" table:style-name="ce1">
            <text:p>245.6066501</text:p>
          </table:table-cell>
          <table:table-cell office:value-type="float" office:value="52.186873030000001" table:formula="of:=[.D35]-23" table:style-name="ce1">
            <text:p>52.18687303</text:p>
          </table:table-cell>
          <table:table-cell office:value-type="float" office:value="103.53177030000001" table:formula="of:=[.E35]-23" table:style-name="ce1">
            <text:p>103.5317703</text:p>
          </table:table-cell>
          <table:table-cell office:value-type="float" office:value="61.245930470000005" table:formula="of:=[.F35]-26" table:style-name="ce1">
            <text:p>61.24593047</text:p>
          </table:table-cell>
          <table:table-cell office:value-type="float" office:value="85.399990799999998" table:formula="of:=[.G35]-26" table:style-name="ce1">
            <text:p>85.3999908</text:p>
          </table:table-cell>
          <table:table-cell office:value-type="float" office:value="42.49995182" table:formula="of:=[.H35]-10" table:style-name="ce1">
            <text:p>42.49995182</text:p>
          </table:table-cell>
          <table:table-cell office:value-type="float" office:value="81.360495599999993" table:formula="of:=[.I35]-26" table:style-name="ce1">
            <text:p>81.3604956</text:p>
          </table:table-cell>
          <table:table-cell office:value-type="currency" office:value="42.5" table:style-name="ce21">
            <text:p>42.50 €</text:p>
          </table:table-cell>
          <table:table-cell office:value-type="currency" office:value="52.5555555555556" table:style-name="ce21">
            <text:p>52.56 €</text:p>
          </table:table-cell>
          <table:table-cell office:value-type="currency" office:value="91.594594594594597" table:style-name="ce21">
            <text:p>91.59 €</text:p>
          </table:table-cell>
          <table:table-cell office:value-type="currency" office:value="59.274175256122589" table:formula="of:=[.V34]*([.$V$47]/[.$V$30])^(1/(2050-2033))" table:style-name="ce21">
            <text:p>59.27 €</text:p>
          </table:table-cell>
          <table:table-cell office:value-type="float" office:value="49" table:style-name="ce1">
            <text:p>49</text:p>
          </table:table-cell>
          <table:table-cell table:number-columns-repeated="16361"/>
        </table:table-row>
        <table:table-row table:style-name="ro1">
          <table:table-cell office:value-type="float" office:value="2039" table:style-name="ce1">
            <text:p>2039</text:p>
          </table:table-cell>
          <table:table-cell office:value-type="float" office:value="74.979037680000005" table:style-name="ce1">
            <text:p>74.97903768</text:p>
          </table:table-cell>
          <table:table-cell office:value-type="float" office:value="268.22111469999999" table:style-name="ce1">
            <text:p>268.2211147</text:p>
          </table:table-cell>
          <table:table-cell office:value-type="float" office:value="74.78896512" table:style-name="ce1">
            <text:p>74.78896512</text:p>
          </table:table-cell>
          <table:table-cell office:value-type="float" office:value="126.6044735" table:style-name="ce1">
            <text:p>126.6044735</text:p>
          </table:table-cell>
          <table:table-cell office:value-type="float" office:value="86.540838530000002" table:style-name="ce1">
            <text:p>86.54083853</text:p>
          </table:table-cell>
          <table:table-cell office:value-type="float" office:value="108.97859630000001" table:style-name="ce1">
            <text:p>108.9785963</text:p>
          </table:table-cell>
          <table:table-cell office:value-type="float" office:value="52.392670320000001" table:style-name="ce1">
            <text:p>52.39267032</text:p>
          </table:table-cell>
          <table:table-cell office:value-type="float" office:value="107.26346169999999" table:style-name="ce1">
            <text:p>107.2634617</text:p>
          </table:table-cell>
          <table:table-cell office:value-type="float" office:value="82.760550530000003" table:style-name="ce1">
            <text:p>82.76055053</text:p>
          </table:table-cell>
          <table:table-cell office:value-type="float" office:value="48.979037680000005" table:formula="of:=[.B36]-26" table:style-name="ce1">
            <text:p>48.97903768</text:p>
          </table:table-cell>
          <table:table-cell office:value-type="float" office:value="245.22111469999999" table:formula="of:=[.C36]-23" table:style-name="ce1">
            <text:p>245.2211147</text:p>
          </table:table-cell>
          <table:table-cell office:value-type="float" office:value="51.78896512" table:formula="of:=[.D36]-23" table:style-name="ce1">
            <text:p>51.78896512</text:p>
          </table:table-cell>
          <table:table-cell office:value-type="float" office:value="103.6044735" table:formula="of:=[.E36]-23" table:style-name="ce1">
            <text:p>103.6044735</text:p>
          </table:table-cell>
          <table:table-cell office:value-type="float" office:value="60.540838530000002" table:formula="of:=[.F36]-26" table:style-name="ce1">
            <text:p>60.54083853</text:p>
          </table:table-cell>
          <table:table-cell office:value-type="float" office:value="82.978596300000007" table:formula="of:=[.G36]-26" table:style-name="ce1">
            <text:p>82.9785963</text:p>
          </table:table-cell>
          <table:table-cell office:value-type="float" office:value="42.392670320000001" table:formula="of:=[.H36]-10" table:style-name="ce1">
            <text:p>42.39267032</text:p>
          </table:table-cell>
          <table:table-cell office:value-type="float" office:value="81.263461699999993" table:formula="of:=[.I36]-26" table:style-name="ce1">
            <text:p>81.2634617</text:p>
          </table:table-cell>
          <table:table-cell office:value-type="currency" office:value="42.7" table:style-name="ce21">
            <text:p>42.70 €</text:p>
          </table:table-cell>
          <table:table-cell office:value-type="currency" office:value="51.317829457364297" table:style-name="ce21">
            <text:p>51.32 €</text:p>
          </table:table-cell>
          <table:table-cell office:value-type="currency" office:value="89.923076923076906" table:style-name="ce21">
            <text:p>89.92 €</text:p>
          </table:table-cell>
          <table:table-cell office:value-type="currency" office:value="58.439643813239151" table:formula="of:=[.V35]*([.$V$47]/[.$V$30])^(1/(2050-2033))" table:style-name="ce21">
            <text:p>58.44 €</text:p>
          </table:table-cell>
          <table:table-cell office:value-type="float" office:value="49.2" table:style-name="ce1">
            <text:p>49.2</text:p>
          </table:table-cell>
          <table:table-cell table:number-columns-repeated="16361"/>
        </table:table-row>
        <table:table-row table:style-name="ro1">
          <table:table-cell office:value-type="float" office:value="2040" table:style-name="ce1">
            <text:p>2040</text:p>
          </table:table-cell>
          <table:table-cell office:value-type="float" office:value="75.150294079999995" table:style-name="ce1">
            <text:p>75.15029408</text:p>
          </table:table-cell>
          <table:table-cell office:value-type="float" office:value="267.80757290000003" table:style-name="ce1">
            <text:p>267.8075729</text:p>
          </table:table-cell>
          <table:table-cell office:value-type="float" office:value="74.331856509999994" table:style-name="ce1">
            <text:p>74.33185651</text:p>
          </table:table-cell>
          <table:table-cell office:value-type="float" office:value="126.6277436" table:style-name="ce1">
            <text:p>126.6277436</text:p>
          </table:table-cell>
          <table:table-cell office:value-type="float" office:value="85.823343059999999" table:style-name="ce1">
            <text:p>85.82334306</text:p>
          </table:table-cell>
          <table:table-cell office:value-type="float" office:value="106.65169539999999" table:style-name="ce1">
            <text:p>106.6516954</text:p>
          </table:table-cell>
          <table:table-cell office:value-type="float" office:value="52.249126889999999" table:style-name="ce1">
            <text:p>52.24912689</text:p>
          </table:table-cell>
          <table:table-cell office:value-type="float" office:value="107.15101629999999" table:style-name="ce1">
            <text:p>107.1510163</text:p>
          </table:table-cell>
          <table:table-cell office:value-type="float" office:value="82.857193440000003" table:style-name="ce1">
            <text:p>82.85719344</text:p>
          </table:table-cell>
          <table:table-cell office:value-type="float" office:value="49.150294079999995" table:formula="of:=[.B37]-26" table:style-name="ce1">
            <text:p>49.15029408</text:p>
          </table:table-cell>
          <table:table-cell office:value-type="float" office:value="244.80757290000003" table:formula="of:=[.C37]-23" table:style-name="ce1">
            <text:p>244.8075729</text:p>
          </table:table-cell>
          <table:table-cell office:value-type="float" office:value="51.331856509999994" table:formula="of:=[.D37]-23" table:style-name="ce1">
            <text:p>51.33185651</text:p>
          </table:table-cell>
          <table:table-cell office:value-type="float" office:value="103.6277436" table:formula="of:=[.E37]-23" table:style-name="ce1">
            <text:p>103.6277436</text:p>
          </table:table-cell>
          <table:table-cell office:value-type="float" office:value="59.823343059999999" table:formula="of:=[.F37]-26" table:style-name="ce1">
            <text:p>59.82334306</text:p>
          </table:table-cell>
          <table:table-cell office:value-type="float" office:value="80.651695399999994" table:formula="of:=[.G37]-26" table:style-name="ce1">
            <text:p>80.6516954</text:p>
          </table:table-cell>
          <table:table-cell office:value-type="float" office:value="42.249126889999999" table:formula="of:=[.H37]-10" table:style-name="ce1">
            <text:p>42.24912689</text:p>
          </table:table-cell>
          <table:table-cell office:value-type="float" office:value="81.151016299999995" table:formula="of:=[.I37]-26" table:style-name="ce1">
            <text:p>81.1510163</text:p>
          </table:table-cell>
          <table:table-cell office:value-type="currency" office:value="38.1" table:style-name="ce21">
            <text:p>38.10 €</text:p>
          </table:table-cell>
          <table:table-cell office:value-type="currency" office:value="50.424242424242401" table:style-name="ce21">
            <text:p>50.42 €</text:p>
          </table:table-cell>
          <table:table-cell office:value-type="currency" office:value="88.365853658536594" table:style-name="ce21">
            <text:p>88.37 €</text:p>
          </table:table-cell>
          <table:table-cell office:value-type="currency" office:value="57.61686188397023" table:formula="of:=[.V36]*([.$V$47]/[.$V$30])^(1/(2050-2033))" table:style-name="ce21">
            <text:p>57.62 €</text:p>
          </table:table-cell>
          <table:table-cell office:value-type="float" office:value="46.2" table:style-name="ce1">
            <text:p>46.2</text:p>
          </table:table-cell>
          <table:table-cell table:number-columns-repeated="16361"/>
        </table:table-row>
        <table:table-row table:style-name="ro1">
          <table:table-cell office:value-type="float" office:value="2041" table:style-name="ce1">
            <text:p>2041</text:p>
          </table:table-cell>
          <table:table-cell office:value-type="float" office:value="75.311784560000007" table:style-name="ce1">
            <text:p>75.31178456</text:p>
          </table:table-cell>
          <table:table-cell office:value-type="float" office:value="267.36339809999998" table:style-name="ce1">
            <text:p>267.3633981</text:p>
          </table:table-cell>
          <table:table-cell office:value-type="float" office:value="73.832659149999998" table:style-name="ce1">
            <text:p>73.83265915</text:p>
          </table:table-cell>
          <table:table-cell office:value-type="float" office:value="126.61037090000001" table:style-name="ce1">
            <text:p>126.6103709</text:p>
          </table:table-cell>
          <table:table-cell office:value-type="float" office:value="85.344554470000006" table:style-name="ce1">
            <text:p>85.34455447</text:p>
          </table:table-cell>
          <table:table-cell office:value-type="float" office:value="104.4151605" table:style-name="ce1">
            <text:p>104.4151605</text:p>
          </table:table-cell>
          <table:table-cell office:value-type="float" office:value="52.081721850000001" table:style-name="ce1">
            <text:p>52.08172185</text:p>
          </table:table-cell>
          <table:table-cell office:value-type="float" office:value="107.0422087" table:style-name="ce1">
            <text:p>107.0422087</text:p>
          </table:table-cell>
          <table:table-cell office:value-type="float" office:value="82.948976450000004" table:style-name="ce1">
            <text:p>82.94897645</text:p>
          </table:table-cell>
          <table:table-cell office:value-type="float" office:value="49.311784560000007" table:formula="of:=[.B38]-26" table:style-name="ce1">
            <text:p>49.31178456</text:p>
          </table:table-cell>
          <table:table-cell office:value-type="float" office:value="244.36339809999998" table:formula="of:=[.C38]-23" table:style-name="ce1">
            <text:p>244.3633981</text:p>
          </table:table-cell>
          <table:table-cell office:value-type="float" office:value="50.832659149999998" table:formula="of:=[.D38]-23" table:style-name="ce1">
            <text:p>50.83265915</text:p>
          </table:table-cell>
          <table:table-cell office:value-type="float" office:value="103.61037090000001" table:formula="of:=[.E38]-23" table:style-name="ce1">
            <text:p>103.6103709</text:p>
          </table:table-cell>
          <table:table-cell office:value-type="float" office:value="59.344554470000006" table:formula="of:=[.F38]-26" table:style-name="ce1">
            <text:p>59.34455447</text:p>
          </table:table-cell>
          <table:table-cell office:value-type="float" office:value="78.415160499999999" table:formula="of:=[.G38]-26" table:style-name="ce1">
            <text:p>78.4151605</text:p>
          </table:table-cell>
          <table:table-cell office:value-type="float" office:value="42.081721850000001" table:formula="of:=[.H38]-10" table:style-name="ce1">
            <text:p>42.08172185</text:p>
          </table:table-cell>
          <table:table-cell office:value-type="float" office:value="81.042208700000003" table:formula="of:=[.I38]-26" table:style-name="ce1">
            <text:p>81.0422087</text:p>
          </table:table-cell>
          <table:table-cell office:value-type="currency" office:value="37.1" table:style-name="ce21">
            <text:p>37.10 €</text:p>
          </table:table-cell>
          <table:table-cell office:value-type="currency" office:value="49.5" table:style-name="ce21">
            <text:p>49.50 €</text:p>
          </table:table-cell>
          <table:table-cell office:value-type="currency" office:value="77.209302325581405" table:style-name="ce21">
            <text:p>77.21 €</text:p>
          </table:table-cell>
          <table:table-cell office:value-type="currency" office:value="56.805664044866113" table:formula="of:=[.V37]*([.$V$47]/[.$V$30])^(1/(2050-2033))" table:style-name="ce21">
            <text:p>56.81 €</text:p>
          </table:table-cell>
          <table:table-cell office:value-type="float" office:value="46.8" table:style-name="ce1">
            <text:p>46.8</text:p>
          </table:table-cell>
          <table:table-cell table:number-columns-repeated="16361"/>
        </table:table-row>
        <table:table-row table:style-name="ro1">
          <table:table-cell office:value-type="float" office:value="2042" table:style-name="ce1">
            <text:p>2042</text:p>
          </table:table-cell>
          <table:table-cell office:value-type="float" office:value="75.459614220000006" table:style-name="ce1">
            <text:p>75.45961422</text:p>
          </table:table-cell>
          <table:table-cell office:value-type="float" office:value="266.88334689999999" table:style-name="ce1">
            <text:p>266.8833469</text:p>
          </table:table-cell>
          <table:table-cell office:value-type="float" office:value="73.289019400000001" table:style-name="ce1">
            <text:p>73.2890194</text:p>
          </table:table-cell>
          <table:table-cell office:value-type="float" office:value="126.54925059999999" table:style-name="ce1">
            <text:p>126.5492506</text:p>
          </table:table-cell>
          <table:table-cell office:value-type="float" office:value="84.835077429999998" table:style-name="ce1">
            <text:p>84.83507743</text:p>
          </table:table-cell>
          <table:table-cell office:value-type="float" office:value="102.2643327" table:style-name="ce1">
            <text:p>102.2643327</text:p>
          </table:table-cell>
          <table:table-cell office:value-type="float" office:value="51.874041290000001" table:style-name="ce1">
            <text:p>51.87404129</text:p>
          </table:table-cell>
          <table:table-cell office:value-type="float" office:value="106.8659986" table:style-name="ce1">
            <text:p>106.8659986</text:p>
          </table:table-cell>
          <table:table-cell office:value-type="float" office:value="82.963609000000005" table:style-name="ce1">
            <text:p>82.963609</text:p>
          </table:table-cell>
          <table:table-cell office:value-type="float" office:value="49.459614220000006" table:formula="of:=[.B39]-26" table:style-name="ce1">
            <text:p>49.45961422</text:p>
          </table:table-cell>
          <table:table-cell office:value-type="float" office:value="243.88334689999999" table:formula="of:=[.C39]-23" table:style-name="ce1">
            <text:p>243.8833469</text:p>
          </table:table-cell>
          <table:table-cell office:value-type="float" office:value="50.289019400000001" table:formula="of:=[.D39]-23" table:style-name="ce1">
            <text:p>50.2890194</text:p>
          </table:table-cell>
          <table:table-cell office:value-type="float" office:value="103.54925059999999" table:formula="of:=[.E39]-23" table:style-name="ce1">
            <text:p>103.5492506</text:p>
          </table:table-cell>
          <table:table-cell office:value-type="float" office:value="58.835077429999998" table:formula="of:=[.F39]-26" table:style-name="ce1">
            <text:p>58.83507743</text:p>
          </table:table-cell>
          <table:table-cell office:value-type="float" office:value="76.264332699999997" table:formula="of:=[.G39]-26" table:style-name="ce1">
            <text:p>76.2643327</text:p>
          </table:table-cell>
          <table:table-cell office:value-type="float" office:value="41.874041290000001" table:formula="of:=[.H39]-10" table:style-name="ce1">
            <text:p>41.87404129</text:p>
          </table:table-cell>
          <table:table-cell office:value-type="float" office:value="80.865998599999998" table:formula="of:=[.I39]-26" table:style-name="ce1">
            <text:p>80.8659986</text:p>
          </table:table-cell>
          <table:table-cell office:value-type="currency" office:value="36.799999999999997" table:style-name="ce21">
            <text:p>36.80 €</text:p>
          </table:table-cell>
          <table:table-cell office:value-type="currency" office:value="48.75" table:style-name="ce21">
            <text:p>48.75 €</text:p>
          </table:table-cell>
          <table:table-cell office:value-type="currency" office:value="67.022222222222197" table:style-name="ce21">
            <text:p>67.02 €</text:p>
          </table:table-cell>
          <table:table-cell office:value-type="currency" office:value="56.005887201502659" table:formula="of:=[.V38]*([.$V$47]/[.$V$30])^(1/(2050-2033))" table:style-name="ce21">
            <text:p>56.01 €</text:p>
          </table:table-cell>
          <table:table-cell office:value-type="float" office:value="47.1" table:style-name="ce1">
            <text:p>47.1</text:p>
          </table:table-cell>
          <table:table-cell table:number-columns-repeated="16361"/>
        </table:table-row>
        <table:table-row table:style-name="ro1">
          <table:table-cell office:value-type="float" office:value="2043" table:style-name="ce1">
            <text:p>2043</text:p>
          </table:table-cell>
          <table:table-cell office:value-type="float" office:value="75.582181660000003" table:style-name="ce1">
            <text:p>75.58218166</text:p>
          </table:table-cell>
          <table:table-cell office:value-type="float" office:value="266.32945310000002" table:style-name="ce1">
            <text:p>266.3294531</text:p>
          </table:table-cell>
          <table:table-cell office:value-type="float" office:value="72.692617569999996" table:style-name="ce1">
            <text:p>72.69261757</text:p>
          </table:table-cell>
          <table:table-cell office:value-type="float" office:value="126.4267936" table:style-name="ce1">
            <text:p>126.4267936</text:p>
          </table:table-cell>
          <table:table-cell office:value-type="float" office:value="84.284811550000001" table:style-name="ce1">
            <text:p>84.28481155</text:p>
          </table:table-cell>
          <table:table-cell office:value-type="float" office:value="100.180606" table:style-name="ce1">
            <text:p>100.180606</text:p>
          </table:table-cell>
          <table:table-cell office:value-type="float" office:value="51.632223449999998" table:style-name="ce1">
            <text:p>51.63222345</text:p>
          </table:table-cell>
          <table:table-cell office:value-type="float" office:value="106.6733014" table:style-name="ce1">
            <text:p>106.6733014</text:p>
          </table:table-cell>
          <table:table-cell office:value-type="float" office:value="82.892597940000002" table:style-name="ce1">
            <text:p>82.89259794</text:p>
          </table:table-cell>
          <table:table-cell office:value-type="float" office:value="49.582181660000003" table:formula="of:=[.B40]-26" table:style-name="ce1">
            <text:p>49.58218166</text:p>
          </table:table-cell>
          <table:table-cell office:value-type="float" office:value="243.32945310000002" table:formula="of:=[.C40]-23" table:style-name="ce1">
            <text:p>243.3294531</text:p>
          </table:table-cell>
          <table:table-cell office:value-type="float" office:value="49.692617569999996" table:formula="of:=[.D40]-23" table:style-name="ce1">
            <text:p>49.69261757</text:p>
          </table:table-cell>
          <table:table-cell office:value-type="float" office:value="103.4267936" table:formula="of:=[.E40]-23" table:style-name="ce1">
            <text:p>103.4267936</text:p>
          </table:table-cell>
          <table:table-cell office:value-type="float" office:value="58.284811550000001" table:formula="of:=[.F40]-26" table:style-name="ce1">
            <text:p>58.28481155</text:p>
          </table:table-cell>
          <table:table-cell office:value-type="float" office:value="74.180605999999997" table:formula="of:=[.G40]-26" table:style-name="ce1">
            <text:p>74.180606</text:p>
          </table:table-cell>
          <table:table-cell office:value-type="float" office:value="41.632223449999998" table:formula="of:=[.H40]-10" table:style-name="ce1">
            <text:p>41.63222345</text:p>
          </table:table-cell>
          <table:table-cell office:value-type="float" office:value="80.6733014" table:formula="of:=[.I40]-26" table:style-name="ce1">
            <text:p>80.6733014</text:p>
          </table:table-cell>
          <table:table-cell office:value-type="currency" office:value="36" table:style-name="ce21">
            <text:p>36.00 €</text:p>
          </table:table-cell>
          <table:table-cell office:value-type="currency" office:value="48.510948905109501" table:style-name="ce21">
            <text:p>48.51 €</text:p>
          </table:table-cell>
          <table:table-cell office:value-type="currency" office:value="58.468085106383" table:style-name="ce21">
            <text:p>58.47 €</text:p>
          </table:table-cell>
          <table:table-cell office:value-type="currency" office:value="55.21737055569055" table:formula="of:=[.V39]*([.$V$47]/[.$V$30])^(1/(2050-2033))" table:style-name="ce21">
            <text:p>55.22 €</text:p>
          </table:table-cell>
          <table:table-cell office:value-type="float" office:value="46.8" table:style-name="ce1">
            <text:p>46.8</text:p>
          </table:table-cell>
          <table:table-cell table:number-columns-repeated="16361"/>
        </table:table-row>
        <table:table-row table:style-name="ro1">
          <table:table-cell office:value-type="float" office:value="2044" table:style-name="ce1">
            <text:p>2044</text:p>
          </table:table-cell>
          <table:table-cell office:value-type="float" office:value="75.688878310000007" table:style-name="ce1">
            <text:p>75.68887831</text:p>
          </table:table-cell>
          <table:table-cell office:value-type="float" office:value="265.73816549999998" table:style-name="ce1">
            <text:p>265.7381655</text:p>
          </table:table-cell>
          <table:table-cell office:value-type="float" office:value="72.057228739999999" table:style-name="ce1">
            <text:p>72.05722874</text:p>
          </table:table-cell>
          <table:table-cell office:value-type="float" office:value="126.2627504" table:style-name="ce1">
            <text:p>126.2627504</text:p>
          </table:table-cell>
          <table:table-cell office:value-type="float" office:value="83.707878539999996" table:style-name="ce1">
            <text:p>83.70787854</text:p>
          </table:table-cell>
          <table:table-cell office:value-type="float" office:value="98.17488127" table:style-name="ce1">
            <text:p>98.17488127</text:p>
          </table:table-cell>
          <table:table-cell office:value-type="float" office:value="51.36369131" table:style-name="ce1">
            <text:p>51.36369131</text:p>
          </table:table-cell>
          <table:table-cell office:value-type="float" office:value="106.4608523" table:style-name="ce1">
            <text:p>106.4608523</text:p>
          </table:table-cell>
          <table:table-cell office:value-type="float" office:value="82.746877429999998" table:style-name="ce1">
            <text:p>82.74687743</text:p>
          </table:table-cell>
          <table:table-cell office:value-type="float" office:value="49.688878310000007" table:formula="of:=[.B41]-26" table:style-name="ce1">
            <text:p>49.68887831</text:p>
          </table:table-cell>
          <table:table-cell office:value-type="float" office:value="242.73816549999998" table:formula="of:=[.C41]-23" table:style-name="ce1">
            <text:p>242.7381655</text:p>
          </table:table-cell>
          <table:table-cell office:value-type="float" office:value="49.057228739999999" table:formula="of:=[.D41]-23" table:style-name="ce1">
            <text:p>49.05722874</text:p>
          </table:table-cell>
          <table:table-cell office:value-type="float" office:value="103.2627504" table:formula="of:=[.E41]-23" table:style-name="ce1">
            <text:p>103.2627504</text:p>
          </table:table-cell>
          <table:table-cell office:value-type="float" office:value="57.707878539999996" table:formula="of:=[.F41]-26" table:style-name="ce1">
            <text:p>57.70787854</text:p>
          </table:table-cell>
          <table:table-cell office:value-type="float" office:value="72.17488127" table:formula="of:=[.G41]-26" table:style-name="ce1">
            <text:p>72.17488127</text:p>
          </table:table-cell>
          <table:table-cell office:value-type="float" office:value="41.36369131" table:formula="of:=[.H41]-10" table:style-name="ce1">
            <text:p>41.36369131</text:p>
          </table:table-cell>
          <table:table-cell office:value-type="float" office:value="80.460852299999999" table:formula="of:=[.I41]-26" table:style-name="ce1">
            <text:p>80.4608523</text:p>
          </table:table-cell>
          <table:table-cell office:value-type="currency" office:value="35" table:style-name="ce21">
            <text:p>35.00 €</text:p>
          </table:table-cell>
          <table:table-cell office:value-type="currency" office:value="47.856115107913702" table:style-name="ce21">
            <text:p>47.86 €</text:p>
          </table:table-cell>
          <table:table-cell office:value-type="currency" office:value="58" table:style-name="ce21">
            <text:p>58.00 €</text:p>
          </table:table-cell>
          <table:table-cell office:value-type="currency" office:value="54.439955573146193" table:formula="of:=[.V40]*([.$V$47]/[.$V$30])^(1/(2050-2033))" table:style-name="ce21">
            <text:p>54.44 €</text:p>
          </table:table-cell>
          <table:table-cell office:value-type="float" office:value="47.4" table:style-name="ce1">
            <text:p>47.4</text:p>
          </table:table-cell>
          <table:table-cell table:number-columns-repeated="16361"/>
        </table:table-row>
        <table:table-row table:style-name="ro1">
          <table:table-cell office:value-type="float" office:value="2045" table:style-name="ce1">
            <text:p>2045</text:p>
          </table:table-cell>
          <table:table-cell office:value-type="float" office:value="75.777694370000006" table:style-name="ce1">
            <text:p>75.77769437</text:p>
          </table:table-cell>
          <table:table-cell office:value-type="float" office:value="265.1054421" table:style-name="ce1">
            <text:p>265.1054421</text:p>
          </table:table-cell>
          <table:table-cell office:value-type="float" office:value="71.386280839999998" table:style-name="ce1">
            <text:p>71.38628084</text:p>
          </table:table-cell>
          <table:table-cell office:value-type="float" office:value="126.0584027" table:style-name="ce1">
            <text:p>126.0584027</text:p>
          </table:table-cell>
          <table:table-cell office:value-type="float" office:value="83.105590419999999" table:style-name="ce1">
            <text:p>83.10559042</text:p>
          </table:table-cell>
          <table:table-cell office:value-type="float" office:value="96.242451919999894" table:style-name="ce1">
            <text:p>96.24245192</text:p>
          </table:table-cell>
          <table:table-cell office:value-type="float" office:value="51.07377177" table:style-name="ce1">
            <text:p>51.07377177</text:p>
          </table:table-cell>
          <table:table-cell office:value-type="float" office:value="106.2265197" table:style-name="ce1">
            <text:p>106.2265197</text:p>
          </table:table-cell>
          <table:table-cell office:value-type="float" office:value="82.527317260000004" table:style-name="ce1">
            <text:p>82.52731726</text:p>
          </table:table-cell>
          <table:table-cell office:value-type="float" office:value="49.777694370000006" table:formula="of:=[.B42]-26" table:style-name="ce1">
            <text:p>49.77769437</text:p>
          </table:table-cell>
          <table:table-cell office:value-type="float" office:value="242.1054421" table:formula="of:=[.C42]-23" table:style-name="ce1">
            <text:p>242.1054421</text:p>
          </table:table-cell>
          <table:table-cell office:value-type="float" office:value="48.386280839999998" table:formula="of:=[.D42]-23" table:style-name="ce1">
            <text:p>48.38628084</text:p>
          </table:table-cell>
          <table:table-cell office:value-type="float" office:value="103.0584027" table:formula="of:=[.E42]-23" table:style-name="ce1">
            <text:p>103.0584027</text:p>
          </table:table-cell>
          <table:table-cell office:value-type="float" office:value="57.105590419999999" table:formula="of:=[.F42]-26" table:style-name="ce1">
            <text:p>57.10559042</text:p>
          </table:table-cell>
          <table:table-cell office:value-type="float" office:value="70.242451919999894" table:formula="of:=[.G42]-26" table:style-name="ce1">
            <text:p>70.24245192</text:p>
          </table:table-cell>
          <table:table-cell office:value-type="float" office:value="41.07377177" table:formula="of:=[.H42]-10" table:style-name="ce1">
            <text:p>41.07377177</text:p>
          </table:table-cell>
          <table:table-cell office:value-type="float" office:value="80.226519699999997" table:formula="of:=[.I42]-26" table:style-name="ce1">
            <text:p>80.2265197</text:p>
          </table:table-cell>
          <table:table-cell office:value-type="currency" office:value="34.5" table:style-name="ce21">
            <text:p>34.50 €</text:p>
          </table:table-cell>
          <table:table-cell office:value-type="currency" office:value="47.340425531914903" table:style-name="ce21">
            <text:p>47.34 €</text:p>
          </table:table-cell>
          <table:table-cell office:value-type="currency" office:value="58.019607843137301" table:style-name="ce21">
            <text:p>58.02 €</text:p>
          </table:table-cell>
          <table:table-cell office:value-type="currency" office:value="53.673485951617799" table:formula="of:=[.V41]*([.$V$47]/[.$V$30])^(1/(2050-2033))" table:style-name="ce21">
            <text:p>53.67 €</text:p>
          </table:table-cell>
          <table:table-cell office:value-type="float" office:value="48.3" table:style-name="ce1">
            <text:p>48.3</text:p>
          </table:table-cell>
          <table:table-cell table:number-columns-repeated="16361"/>
        </table:table-row>
        <table:table-row table:style-name="ro1">
          <table:table-cell office:value-type="float" office:value="2046" table:style-name="ce1">
            <text:p>2046</text:p>
          </table:table-cell>
          <table:table-cell office:value-type="float" office:value="75.848385300000004" table:style-name="ce1">
            <text:p>75.8483853</text:p>
          </table:table-cell>
          <table:table-cell office:value-type="float" office:value="264.43152479999998" table:style-name="ce1">
            <text:p>264.4315248</text:p>
          </table:table-cell>
          <table:table-cell office:value-type="float" office:value="70.68466042" table:style-name="ce1">
            <text:p>70.68466042</text:p>
          </table:table-cell>
          <table:table-cell office:value-type="float" office:value="125.81647150000001" table:style-name="ce1">
            <text:p>125.8164715</text:p>
          </table:table-cell>
          <table:table-cell office:value-type="float" office:value="82.480283020000002" table:style-name="ce1">
            <text:p>82.48028302</text:p>
          </table:table-cell>
          <table:table-cell office:value-type="float" office:value="94.379726809999994" table:style-name="ce1">
            <text:p>94.37972681</text:p>
          </table:table-cell>
          <table:table-cell office:value-type="float" office:value="50.758327809999997" table:style-name="ce1">
            <text:p>50.75832781</text:p>
          </table:table-cell>
          <table:table-cell office:value-type="float" office:value="105.9853821" table:style-name="ce1">
            <text:p>105.9853821</text:p>
          </table:table-cell>
          <table:table-cell office:value-type="float" office:value="82.236557950000005" table:style-name="ce1">
            <text:p>82.23655795</text:p>
          </table:table-cell>
          <table:table-cell office:value-type="float" office:value="49.848385300000004" table:formula="of:=[.B43]-26" table:style-name="ce1">
            <text:p>49.8483853</text:p>
          </table:table-cell>
          <table:table-cell office:value-type="float" office:value="241.43152479999998" table:formula="of:=[.C43]-23" table:style-name="ce1">
            <text:p>241.4315248</text:p>
          </table:table-cell>
          <table:table-cell office:value-type="float" office:value="47.68466042" table:formula="of:=[.D43]-23" table:style-name="ce1">
            <text:p>47.68466042</text:p>
          </table:table-cell>
          <table:table-cell office:value-type="float" office:value="102.81647150000001" table:formula="of:=[.E43]-23" table:style-name="ce1">
            <text:p>102.8164715</text:p>
          </table:table-cell>
          <table:table-cell office:value-type="float" office:value="56.480283020000002" table:formula="of:=[.F43]-26" table:style-name="ce1">
            <text:p>56.48028302</text:p>
          </table:table-cell>
          <table:table-cell office:value-type="float" office:value="68.379726809999994" table:formula="of:=[.G43]-26" table:style-name="ce1">
            <text:p>68.37972681</text:p>
          </table:table-cell>
          <table:table-cell office:value-type="float" office:value="40.758327809999997" table:formula="of:=[.H43]-10" table:style-name="ce1">
            <text:p>40.75832781</text:p>
          </table:table-cell>
          <table:table-cell office:value-type="float" office:value="79.985382099999995" table:formula="of:=[.I43]-26" table:style-name="ce1">
            <text:p>79.9853821</text:p>
          </table:table-cell>
          <table:table-cell office:value-type="currency" office:value="35" table:style-name="ce21">
            <text:p>35.00 €</text:p>
          </table:table-cell>
          <table:table-cell office:value-type="currency" office:value="46.650349650349703" table:style-name="ce21">
            <text:p>46.65 €</text:p>
          </table:table-cell>
          <table:table-cell office:value-type="currency" office:value="55.8867924528302" table:style-name="ce21">
            <text:p>55.89 €</text:p>
          </table:table-cell>
          <table:table-cell office:value-type="currency" office:value="52.917807589460232" table:formula="of:=[.V42]*([.$V$47]/[.$V$30])^(1/(2050-2033))" table:style-name="ce21">
            <text:p>52.92 €</text:p>
          </table:table-cell>
          <table:table-cell office:value-type="float" office:value="49.6" table:style-name="ce1">
            <text:p>49.6</text:p>
          </table:table-cell>
          <table:table-cell table:number-columns-repeated="16361"/>
        </table:table-row>
        <table:table-row table:style-name="ro1">
          <table:table-cell office:value-type="float" office:value="2047" table:style-name="ce1">
            <text:p>2047</text:p>
          </table:table-cell>
          <table:table-cell office:value-type="float" office:value="75.901110610000003" table:style-name="ce1">
            <text:p>75.90111061</text:p>
          </table:table-cell>
          <table:table-cell office:value-type="float" office:value="263.72051870000001" table:style-name="ce1">
            <text:p>263.7205187</text:p>
          </table:table-cell>
          <table:table-cell office:value-type="float" office:value="69.95882478" table:style-name="ce1">
            <text:p>69.95882478</text:p>
          </table:table-cell>
          <table:table-cell office:value-type="float" office:value="125.54353450000001" table:style-name="ce1">
            <text:p>125.5435345</text:p>
          </table:table-cell>
          <table:table-cell office:value-type="float" office:value="81.837579730000002" table:style-name="ce1">
            <text:p>81.83757973</text:p>
          </table:table-cell>
          <table:table-cell office:value-type="float" office:value="92.587732090000003" table:style-name="ce1">
            <text:p>92.58773209</text:p>
          </table:table-cell>
          <table:table-cell office:value-type="float" office:value="50.422188730000002" table:style-name="ce1">
            <text:p>50.42218873</text:p>
          </table:table-cell>
          <table:table-cell office:value-type="float" office:value="105.7339759" table:style-name="ce1">
            <text:p>105.7339759</text:p>
          </table:table-cell>
          <table:table-cell office:value-type="float" office:value="81.880540060000001" table:style-name="ce1">
            <text:p>81.88054006</text:p>
          </table:table-cell>
          <table:table-cell office:value-type="float" office:value="49.901110610000003" table:formula="of:=[.B44]-26" table:style-name="ce1">
            <text:p>49.90111061</text:p>
          </table:table-cell>
          <table:table-cell office:value-type="float" office:value="240.72051870000001" table:formula="of:=[.C44]-23" table:style-name="ce1">
            <text:p>240.7205187</text:p>
          </table:table-cell>
          <table:table-cell office:value-type="float" office:value="46.95882478" table:formula="of:=[.D44]-23" table:style-name="ce1">
            <text:p>46.95882478</text:p>
          </table:table-cell>
          <table:table-cell office:value-type="float" office:value="102.54353450000001" table:formula="of:=[.E44]-23" table:style-name="ce1">
            <text:p>102.5435345</text:p>
          </table:table-cell>
          <table:table-cell office:value-type="float" office:value="55.837579730000002" table:formula="of:=[.F44]-26" table:style-name="ce1">
            <text:p>55.83757973</text:p>
          </table:table-cell>
          <table:table-cell office:value-type="float" office:value="66.587732090000003" table:formula="of:=[.G44]-26" table:style-name="ce1">
            <text:p>66.58773209</text:p>
          </table:table-cell>
          <table:table-cell office:value-type="float" office:value="40.422188730000002" table:formula="of:=[.H44]-10" table:style-name="ce1">
            <text:p>40.42218873</text:p>
          </table:table-cell>
          <table:table-cell office:value-type="float" office:value="79.733975900000004" table:formula="of:=[.I44]-26" table:style-name="ce1">
            <text:p>79.7339759</text:p>
          </table:table-cell>
          <table:table-cell office:value-type="currency" office:value="35.700000000000003" table:style-name="ce21">
            <text:p>35.70 €</text:p>
          </table:table-cell>
          <table:table-cell office:value-type="currency" office:value="46.2361111111111" table:style-name="ce21">
            <text:p>46.24 €</text:p>
          </table:table-cell>
          <table:table-cell office:value-type="currency" office:value="55.945454545454602" table:style-name="ce21">
            <text:p>55.95 €</text:p>
          </table:table-cell>
          <table:table-cell office:value-type="currency" office:value="52.172768554652258" table:formula="of:=[.V43]*([.$V$47]/[.$V$30])^(1/(2050-2033))" table:style-name="ce21">
            <text:p>52.17 €</text:p>
          </table:table-cell>
          <table:table-cell office:value-type="float" office:value="51.2" table:style-name="ce1">
            <text:p>51.2</text:p>
          </table:table-cell>
          <table:table-cell table:number-columns-repeated="16361"/>
        </table:table-row>
        <table:table-row table:style-name="ro1">
          <table:table-cell office:value-type="float" office:value="2048" table:style-name="ce1">
            <text:p>2048</text:p>
          </table:table-cell>
          <table:table-cell office:value-type="float" office:value="75.937302860000003" table:style-name="ce1">
            <text:p>75.93730286</text:p>
          </table:table-cell>
          <table:table-cell office:value-type="float" office:value="262.96894780000002" table:style-name="ce1">
            <text:p>262.9689478</text:p>
          </table:table-cell>
          <table:table-cell office:value-type="float" office:value="69.21324224" table:style-name="ce1">
            <text:p>69.21324224</text:p>
          </table:table-cell>
          <table:table-cell office:value-type="float" office:value="125.2419206" table:style-name="ce1">
            <text:p>125.2419206</text:p>
          </table:table-cell>
          <table:table-cell office:value-type="float" office:value="81.180165889999998" table:style-name="ce1">
            <text:p>81.18016589</text:p>
          </table:table-cell>
          <table:table-cell office:value-type="float" office:value="90.863787860000002" table:style-name="ce1">
            <text:p>90.86378786</text:p>
          </table:table-cell>
          <table:table-cell office:value-type="float" office:value="50.068422320000003" table:style-name="ce1">
            <text:p>50.06842232</text:p>
          </table:table-cell>
          <table:table-cell office:value-type="float" office:value="105.4694461" table:style-name="ce1">
            <text:p>105.4694461</text:p>
          </table:table-cell>
          <table:table-cell office:value-type="float" office:value="81.464040339999997" table:style-name="ce1">
            <text:p>81.46404034</text:p>
          </table:table-cell>
          <table:table-cell office:value-type="float" office:value="49.937302860000003" table:formula="of:=[.B45]-26" table:style-name="ce1">
            <text:p>49.93730286</text:p>
          </table:table-cell>
          <table:table-cell office:value-type="float" office:value="239.96894780000002" table:formula="of:=[.C45]-23" table:style-name="ce1">
            <text:p>239.9689478</text:p>
          </table:table-cell>
          <table:table-cell office:value-type="float" office:value="46.21324224" table:formula="of:=[.D45]-23" table:style-name="ce1">
            <text:p>46.21324224</text:p>
          </table:table-cell>
          <table:table-cell office:value-type="float" office:value="102.2419206" table:formula="of:=[.E45]-23" table:style-name="ce1">
            <text:p>102.2419206</text:p>
          </table:table-cell>
          <table:table-cell office:value-type="float" office:value="55.180165889999998" table:formula="of:=[.F45]-26" table:style-name="ce1">
            <text:p>55.18016589</text:p>
          </table:table-cell>
          <table:table-cell office:value-type="float" office:value="64.863787860000002" table:formula="of:=[.G45]-26" table:style-name="ce1">
            <text:p>64.86378786</text:p>
          </table:table-cell>
          <table:table-cell office:value-type="float" office:value="40.068422320000003" table:formula="of:=[.H45]-10" table:style-name="ce1">
            <text:p>40.06842232</text:p>
          </table:table-cell>
          <table:table-cell office:value-type="float" office:value="79.469446099999999" table:formula="of:=[.I45]-26" table:style-name="ce1">
            <text:p>79.4694461</text:p>
          </table:table-cell>
          <table:table-cell office:value-type="currency" office:value="37.4" table:style-name="ce21">
            <text:p>37.40 €</text:p>
          </table:table-cell>
          <table:table-cell office:value-type="currency" office:value="45.554794520547901" table:style-name="ce21">
            <text:p>45.55 €</text:p>
          </table:table-cell>
          <table:table-cell office:value-type="currency" office:value="56.105263157894697" table:style-name="ce21">
            <text:p>56.11 €</text:p>
          </table:table-cell>
          <table:table-cell office:value-type="currency" office:value="51.438219054250055" table:formula="of:=[.V44]*([.$V$47]/[.$V$30])^(1/(2050-2033))" table:style-name="ce21">
            <text:p>51.44 €</text:p>
          </table:table-cell>
          <table:table-cell office:value-type="float" office:value="55.2" table:style-name="ce1">
            <text:p>55.2</text:p>
          </table:table-cell>
          <table:table-cell table:number-columns-repeated="16361"/>
        </table:table-row>
        <table:table-row table:style-name="ro1">
          <table:table-cell office:value-type="float" office:value="2049" table:style-name="ce1">
            <text:p>2049</text:p>
          </table:table-cell>
          <table:table-cell office:value-type="float" office:value="76.034084640000003" table:style-name="ce1">
            <text:p>76.03408464</text:p>
          </table:table-cell>
          <table:table-cell office:value-type="float" office:value="262.1785519" table:style-name="ce1">
            <text:p>262.1785519</text:p>
          </table:table-cell>
          <table:table-cell office:value-type="float" office:value="68.454989299999994" table:style-name="ce1">
            <text:p>68.4549893</text:p>
          </table:table-cell>
          <table:table-cell office:value-type="float" office:value="124.9173658" table:style-name="ce1">
            <text:p>124.9173658</text:p>
          </table:table-cell>
          <table:table-cell office:value-type="float" office:value="80.513055050000006" table:style-name="ce1">
            <text:p>80.51305505</text:p>
          </table:table-cell>
          <table:table-cell office:value-type="float" office:value="89.207118949999995" table:style-name="ce1">
            <text:p>89.20711895</text:p>
          </table:table-cell>
          <table:table-cell office:value-type="float" office:value="49.703517349999998" table:style-name="ce1">
            <text:p>49.70351735</text:p>
          </table:table-cell>
          <table:table-cell office:value-type="float" office:value="105.20068240000001" table:style-name="ce1">
            <text:p>105.2006824</text:p>
          </table:table-cell>
          <table:table-cell office:value-type="float" office:value="81.00754182" table:style-name="ce1">
            <text:p>81.00754182</text:p>
          </table:table-cell>
          <table:table-cell office:value-type="float" office:value="50.034084640000003" table:formula="of:=[.B46]-26" table:style-name="ce1">
            <text:p>50.03408464</text:p>
          </table:table-cell>
          <table:table-cell office:value-type="float" office:value="239.1785519" table:formula="of:=[.C46]-23" table:style-name="ce1">
            <text:p>239.1785519</text:p>
          </table:table-cell>
          <table:table-cell office:value-type="float" office:value="45.454989299999994" table:formula="of:=[.D46]-23" table:style-name="ce1">
            <text:p>45.4549893</text:p>
          </table:table-cell>
          <table:table-cell office:value-type="float" office:value="101.9173658" table:formula="of:=[.E46]-23" table:style-name="ce1">
            <text:p>101.9173658</text:p>
          </table:table-cell>
          <table:table-cell office:value-type="float" office:value="54.513055050000006" table:formula="of:=[.F46]-26" table:style-name="ce1">
            <text:p>54.51305505</text:p>
          </table:table-cell>
          <table:table-cell office:value-type="float" office:value="63.207118949999995" table:formula="of:=[.G46]-26" table:style-name="ce1">
            <text:p>63.20711895</text:p>
          </table:table-cell>
          <table:table-cell office:value-type="float" office:value="39.703517349999998" table:formula="of:=[.H46]-10" table:style-name="ce1">
            <text:p>39.70351735</text:p>
          </table:table-cell>
          <table:table-cell office:value-type="float" office:value="79.200682400000005" table:formula="of:=[.I46]-26" table:style-name="ce1">
            <text:p>79.2006824</text:p>
          </table:table-cell>
          <table:table-cell office:value-type="currency" office:value="40" table:style-name="ce21">
            <text:p>40.00 €</text:p>
          </table:table-cell>
          <table:table-cell office:value-type="currency" office:value="44.925675675675699" table:style-name="ce21">
            <text:p>44.93 €</text:p>
          </table:table-cell>
          <table:table-cell office:value-type="currency" office:value="56.186440677966097" table:style-name="ce21">
            <text:p>56.19 €</text:p>
          </table:table-cell>
          <table:table-cell office:value-type="currency" office:value="50.714011404270757" table:formula="of:=[.V45]*([.$V$47]/[.$V$30])^(1/(2050-2033))" table:style-name="ce21">
            <text:p>50.71 €</text:p>
          </table:table-cell>
          <table:table-cell office:value-type="float" office:value="60" table:style-name="ce1">
            <text:p>60</text:p>
          </table:table-cell>
          <table:table-cell table:number-columns-repeated="16361"/>
        </table:table-row>
        <table:table-row table:style-name="ro1">
          <table:table-cell office:value-type="float" office:value="2050" table:style-name="ce1">
            <text:p>2050</text:p>
          </table:table-cell>
          <table:table-cell office:value-type="float" office:value="76.198856620000001" table:style-name="ce1">
            <text:p>76.19885662</text:p>
          </table:table-cell>
          <table:table-cell office:value-type="float" office:value="261.46674289999999" table:style-name="ce1">
            <text:p>261.4667429</text:p>
          </table:table-cell>
          <table:table-cell office:value-type="float" office:value="67.68996224" table:style-name="ce1">
            <text:p>67.68996224</text:p>
          </table:table-cell>
          <table:table-cell office:value-type="float" office:value="124.5751197" table:style-name="ce1">
            <text:p>124.5751197</text:p>
          </table:table-cell>
          <table:table-cell office:value-type="float" office:value="79.840763190000004" table:style-name="ce1">
            <text:p>79.84076319</text:p>
          </table:table-cell>
          <table:table-cell office:value-type="float" office:value="87.616893250000004" table:style-name="ce1">
            <text:p>87.61689325</text:p>
          </table:table-cell>
          <table:table-cell office:value-type="float" office:value="49.329992339999997" table:style-name="ce1">
            <text:p>49.32999234</text:p>
          </table:table-cell>
          <table:table-cell office:value-type="float" office:value="104.9212579" table:style-name="ce1">
            <text:p>104.9212579</text:p>
          </table:table-cell>
          <table:table-cell office:value-type="float" office:value="80.514962269999998" table:style-name="ce1">
            <text:p>80.51496227</text:p>
          </table:table-cell>
          <table:table-cell office:value-type="float" office:value="50.198856620000001" table:formula="of:=[.B47]-26" table:style-name="ce1">
            <text:p>50.19885662</text:p>
          </table:table-cell>
          <table:table-cell office:value-type="float" office:value="238.46674289999999" table:formula="of:=[.C47]-23" table:style-name="ce1">
            <text:p>238.4667429</text:p>
          </table:table-cell>
          <table:table-cell office:value-type="float" office:value="44.68996224" table:formula="of:=[.D47]-23" table:style-name="ce1">
            <text:p>44.68996224</text:p>
          </table:table-cell>
          <table:table-cell office:value-type="float" office:value="101.5751197" table:formula="of:=[.E47]-23" table:style-name="ce1">
            <text:p>101.5751197</text:p>
          </table:table-cell>
          <table:table-cell office:value-type="float" office:value="53.840763190000004" table:formula="of:=[.F47]-26" table:style-name="ce1">
            <text:p>53.84076319</text:p>
          </table:table-cell>
          <table:table-cell office:value-type="float" office:value="61.616893250000004" table:formula="of:=[.G47]-26" table:style-name="ce1">
            <text:p>61.61689325</text:p>
          </table:table-cell>
          <table:table-cell office:value-type="float" office:value="39.329992339999997" table:formula="of:=[.H47]-10" table:style-name="ce1">
            <text:p>39.32999234</text:p>
          </table:table-cell>
          <table:table-cell office:value-type="float" office:value="78.921257900000001" table:formula="of:=[.I47]-26" table:style-name="ce1">
            <text:p>78.9212579</text:p>
          </table:table-cell>
          <table:table-cell office:value-type="currency" office:value="40.5" table:style-name="ce21">
            <text:p>40.50 €</text:p>
          </table:table-cell>
          <table:table-cell office:value-type="currency" office:value="44.353333333333303" table:style-name="ce21">
            <text:p>44.35 €</text:p>
          </table:table-cell>
          <table:table-cell office:value-type="currency" office:value="54.779661016949198" table:style-name="ce21">
            <text:p>54.78 €</text:p>
          </table:table-cell>
          <table:table-cell office:value-type="currency" office:value="50" table:style-name="ce21">
            <text:p>50.00 €</text:p>
          </table:table-cell>
          <table:table-cell office:value-type="float" office:value="61.7" table:style-name="ce1">
            <text:p>61.7</text:p>
          </table:table-cell>
          <table:table-cell table:number-columns-repeated="16361"/>
        </table:table-row>
        <table:table-row table:style-name="ro1">
          <table:table-cell table:number-columns-repeated="18" table:style-name="ce1"/>
          <table:table-cell office:value-type="currency" office:value="41.1" table:style-name="ce21">
            <text:p>41.10 €</text:p>
          </table:table-cell>
          <table:table-cell table:number-columns-repeated="3" table:style-name="ce21"/>
          <table:table-cell office:value-type="float" office:value="63.6" table:style-name="ce1">
            <text:p>63.6</text:p>
          </table:table-cell>
          <table:table-cell table:number-columns-repeated="16361"/>
        </table:table-row>
        <table:table-row table:style-name="ro1">
          <table:table-cell table:number-columns-repeated="18"/>
          <table:table-cell office:value-type="currency" office:value="40.4" table:style-name="ce21">
            <text:p>40.40 €</text:p>
          </table:table-cell>
          <table:table-cell table:number-columns-repeated="3" table:style-name="ce21"/>
          <table:table-cell office:value-type="float" office:value="64.7" table:style-name="ce1">
            <text:p>64.7</text:p>
          </table:table-cell>
          <table:table-cell table:number-columns-repeated="16361"/>
        </table:table-row>
        <table:table-row table:style-name="ro1">
          <table:table-cell table:number-columns-repeated="18"/>
          <table:table-cell office:value-type="currency" office:value="39.700000000000003" table:style-name="ce21">
            <text:p>39.70 €</text:p>
          </table:table-cell>
          <table:table-cell table:number-columns-repeated="3" table:style-name="ce21"/>
          <table:table-cell office:value-type="float" office:value="65.7" table:style-name="ce1">
            <text:p>65.7</text:p>
          </table:table-cell>
          <table:table-cell table:number-columns-repeated="16361"/>
        </table:table-row>
        <table:table-row table:style-name="ro1">
          <table:table-cell table:number-columns-repeated="18"/>
          <table:table-cell office:value-type="currency" office:value="41.3" table:style-name="ce21">
            <text:p>41.30 €</text:p>
          </table:table-cell>
          <table:table-cell table:number-columns-repeated="3" table:style-name="ce21"/>
          <table:table-cell office:value-type="float" office:value="69.099999999999994" table:style-name="ce1">
            <text:p>69.1</text:p>
          </table:table-cell>
          <table:table-cell table:number-columns-repeated="16361"/>
        </table:table-row>
        <table:table-row table:style-name="ro1">
          <table:table-cell table:number-columns-repeated="18"/>
          <table:table-cell office:value-type="currency" office:value="43.5" table:style-name="ce21">
            <text:p>43.50 €</text:p>
          </table:table-cell>
          <table:table-cell table:number-columns-repeated="3" table:style-name="ce21"/>
          <table:table-cell office:value-type="float" office:value="69.099999999999994" table:style-name="ce1">
            <text:p>69.1</text:p>
          </table:table-cell>
          <table:table-cell table:number-columns-repeated="16361"/>
        </table:table-row>
        <table:table-row table:number-rows-repeated="3" table:style-name="ro1">
          <table:table-cell table:number-columns-repeated="18"/>
          <table:table-cell office:value-type="currency" office:value="43.5" table:style-name="ce21">
            <text:p>43.50 €</text:p>
          </table:table-cell>
          <table:table-cell table:number-columns-repeated="3" table:style-name="ce21"/>
          <table:table-cell office:value-type="float" office:value="69.2" table:style-name="ce1">
            <text:p>69.2</text:p>
          </table:table-cell>
          <table:table-cell table:number-columns-repeated="16361"/>
        </table:table-row>
        <table:table-row table:style-name="ro1">
          <table:table-cell table:number-columns-repeated="18"/>
          <table:table-cell office:value-type="currency" office:value="47.6" table:style-name="ce21">
            <text:p>47.60 €</text:p>
          </table:table-cell>
          <table:table-cell table:number-columns-repeated="3" table:style-name="ce21"/>
          <table:table-cell office:value-type="float" office:value="71.099999999999994" table:style-name="ce1">
            <text:p>71.1</text:p>
          </table:table-cell>
          <table:table-cell table:number-columns-repeated="16361"/>
        </table:table-row>
        <table:table-row table:style-name="ro1">
          <table:table-cell table:number-columns-repeated="18"/>
          <table:table-cell office:value-type="currency" office:value="54.3" table:style-name="ce21">
            <text:p>54.30 €</text:p>
          </table:table-cell>
          <table:table-cell table:number-columns-repeated="3" table:style-name="ce21"/>
          <table:table-cell office:value-type="float" office:value="73.099999999999994" table:style-name="ce1">
            <text:p>73.1</text:p>
          </table:table-cell>
          <table:table-cell table:number-columns-repeated="16361"/>
        </table:table-row>
        <table:table-row table:number-rows-repeated="1048519" table:style-name="ro1">
          <table:table-cell table:number-columns-repeated="16384"/>
        </table:table-row>
      </table:table>
      <table:table table:name="investissements" table:style-name="ta2">
        <table:table-column table:style-name="co7" table:number-columns-repeated="15" table:default-cell-style-name="ce11"/>
        <table:table-column table:style-name="co7" table:number-columns-repeated="14" table:default-cell-style-name="ce1"/>
        <table:table-column table:style-name="co7" table:number-columns-repeated="6" table:default-cell-style-name="ce30"/>
        <table:table-column table:style-name="co11" table:default-cell-style-name="ce30"/>
        <table:table-column table:style-name="co7" table:number-columns-repeated="3" table:default-cell-style-name="ce30"/>
        <table:table-column table:style-name="co3" table:number-columns-repeated="3" table:default-cell-style-name="ce30"/>
        <table:table-column table:style-name="co7" table:number-columns-repeated="2" table:default-cell-style-name="ce30"/>
        <table:table-column table:style-name="co7" table:number-columns-repeated="2" table:default-cell-style-name="ce30" table:visibility="collapse"/>
        <table:table-column table:style-name="co7" table:number-columns-repeated="6" table:default-cell-style-name="ce30"/>
        <table:table-column table:style-name="co7" table:number-columns-repeated="16332" table:default-cell-style-name="ce1"/>
        <table:table-row table:style-name="ro1">
          <table:table-cell table:style-name="ce11"/>
          <table:table-cell office:value-type="string" table:style-name="ce27">
            <text:p>Sorties ThreeME Investissements en M€ AME</text:p>
          </table:table-cell>
          <table:table-cell table:number-columns-repeated="13" table:style-name="ce27"/>
          <table:table-cell office:value-type="string" table:style-name="ce28">
            <text:p>Investissements Sorties ThreeME en M€</text:p>
          </table:table-cell>
          <table:table-cell table:number-columns-repeated="4" table:style-name="ce28"/>
          <table:table-cell office:value-type="string" table:style-name="ce28">
            <text:p>AMS</text:p>
          </table:table-cell>
          <table:table-cell table:number-columns-repeated="8" table:style-name="ce28"/>
          <table:table-cell table:style-name="ce29"/>
          <table:table-cell table:number-columns-repeated="22" table:style-name="ce30"/>
          <table:table-cell table:number-columns-repeated="16332"/>
        </table:table-row>
        <table:table-row table:style-name="ro6">
          <table:table-cell office:value-type="string" table:style-name="ce11">
            <text:p>AMS</text:p>
          </table:table-cell>
          <table:table-cell office:value-type="string" table:style-name="ce31">
            <text:p>électricité nucléaire</text:p>
          </table:table-cell>
          <table:table-cell office:value-type="string" table:style-name="ce31">
            <text:p>centrale au fioul</text:p>
          </table:table-cell>
          <table:table-cell office:value-type="string" table:style-name="ce31">
            <text:p>centrale au gaz</text:p>
          </table:table-cell>
          <table:table-cell office:value-type="string" table:style-name="ce31">
            <text:p>centrale au charbon</text:p>
          </table:table-cell>
          <table:table-cell office:value-type="string" table:style-name="ce31">
            <text:p>éolien<text:s/></text:p>
          </table:table-cell>
          <table:table-cell office:value-type="string" table:style-name="ce31">
            <text:p>PV<text:s/></text:p>
          </table:table-cell>
          <table:table-cell office:value-type="string" table:style-name="ce31">
            <text:p>hydrolique</text:p>
          </table:table-cell>
          <table:table-cell office:value-type="string" table:style-name="ce31">
            <text:p>cogénération géothermie</text:p>
          </table:table-cell>
          <table:table-cell office:value-type="string" table:style-name="ce31">
            <text:p>gaz naturel</text:p>
          </table:table-cell>
          <table:table-cell office:value-type="string" table:style-name="ce31">
            <text:p>biomasse solide</text:p>
          </table:table-cell>
          <table:table-cell office:value-type="string" table:style-name="ce31">
            <text:p>Biogaz</text:p>
          </table:table-cell>
          <table:table-cell office:value-type="string" table:style-name="ce31">
            <text:p>UIOM</text:p>
          </table:table-cell>
          <table:table-cell office:value-type="string" table:style-name="ce31">
            <text:p>géothermie</text:p>
          </table:table-cell>
          <table:table-cell office:value-type="string" table:style-name="ce31">
            <text:p>cogénération</text:p>
          </table:table-cell>
          <table:table-cell office:value-type="string" table:style-name="ce31">
            <text:p>électricité nucléaire</text:p>
          </table:table-cell>
          <table:table-cell office:value-type="string" table:style-name="ce31">
            <text:p>centrale au fioul</text:p>
          </table:table-cell>
          <table:table-cell office:value-type="string" table:style-name="ce31">
            <text:p>centrale au gaz</text:p>
          </table:table-cell>
          <table:table-cell office:value-type="string" table:style-name="ce31">
            <text:p>centrale au charbon</text:p>
          </table:table-cell>
          <table:table-cell office:value-type="string" table:style-name="ce31">
            <text:p>éolien<text:s/></text:p>
          </table:table-cell>
          <table:table-cell office:value-type="string" table:style-name="ce31">
            <text:p>PV<text:s/></text:p>
          </table:table-cell>
          <table:table-cell office:value-type="string" table:style-name="ce31">
            <text:p>hydrolique</text:p>
          </table:table-cell>
          <table:table-cell office:value-type="string" table:style-name="ce31">
            <text:p>cogénération géothermie</text:p>
          </table:table-cell>
          <table:table-cell office:value-type="string" table:style-name="ce31">
            <text:p>gaz naturel</text:p>
          </table:table-cell>
          <table:table-cell office:value-type="string" table:style-name="ce31">
            <text:p>biomasse solide</text:p>
          </table:table-cell>
          <table:table-cell office:value-type="string" table:style-name="ce31">
            <text:p>Biogaz</text:p>
          </table:table-cell>
          <table:table-cell office:value-type="string" table:style-name="ce31">
            <text:p>UIOM</text:p>
          </table:table-cell>
          <table:table-cell office:value-type="string" table:style-name="ce31">
            <text:p>géothermie</text:p>
          </table:table-cell>
          <table:table-cell office:value-type="string" table:style-name="ce31">
            <text:p>cogénération</text:p>
          </table:table-cell>
          <table:table-cell table:style-name="ce29"/>
          <table:table-cell table:number-columns-repeated="8" table:style-name="ce32"/>
          <table:table-cell table:number-columns-repeated="6" table:style-name="ce30"/>
          <table:table-cell table:number-columns-repeated="7" table:style-name="ce32"/>
          <table:table-cell table:number-columns-repeated="16333"/>
        </table:table-row>
        <table:table-row table:style-name="ro1">
          <table:table-cell table:style-name="ce31"/>
          <table:table-cell office:value-type="string" table:style-name="ce33">
            <text:p>IA_2301_0*PIA_2301_0/PGDP_0</text:p>
          </table:table-cell>
          <table:table-cell office:value-type="string" table:style-name="ce33">
            <text:p>IA_2302_0*PIA_2302_0/PGDP_0</text:p>
          </table:table-cell>
          <table:table-cell office:value-type="string" table:style-name="ce33">
            <text:p>IA_2303_0*PIA_2303_0/PGDP_0</text:p>
          </table:table-cell>
          <table:table-cell office:value-type="string" table:style-name="ce33">
            <text:p>IA_2304_0*PIA_2304_0/PGDP_0</text:p>
          </table:table-cell>
          <table:table-cell office:value-type="string" table:style-name="ce33">
            <text:p>IA_2305_0*PIA_2305_0/PGDP_0</text:p>
          </table:table-cell>
          <table:table-cell office:value-type="string" table:style-name="ce33">
            <text:p>IA_2306_0*PIA_2306_0/PGDP_0</text:p>
          </table:table-cell>
          <table:table-cell office:value-type="string" table:style-name="ce33">
            <text:p>IA_2307_0*PIA_2307_0/PGDP_0</text:p>
          </table:table-cell>
          <table:table-cell office:value-type="string" table:style-name="ce33">
            <text:p>IA_2308_0*PIA_2308_0/PGDP_0</text:p>
          </table:table-cell>
          <table:table-cell office:value-type="string" table:style-name="ce33">
            <text:p>IA_2401_0*PIA_2401_0/PGDP_0</text:p>
          </table:table-cell>
          <table:table-cell office:value-type="string" table:style-name="ce33">
            <text:p>IA_2402_0*PIA_2402_0/PGDP_0</text:p>
          </table:table-cell>
          <table:table-cell office:value-type="string" table:style-name="ce33">
            <text:p>IA_2403_0*PIA_2403_0/PGDP_0</text:p>
          </table:table-cell>
          <table:table-cell office:value-type="string" table:style-name="ce33">
            <text:p>IA_2404_0*PIA_2404_0/PGDP_0</text:p>
          </table:table-cell>
          <table:table-cell office:value-type="string" table:style-name="ce33">
            <text:p>IA_2405_0*PIA_2405_0/PGDP_0</text:p>
          </table:table-cell>
          <table:table-cell office:value-type="string" table:style-name="ce33">
            <text:p>IA_2406_0*PIA_2406_0/PGDP_0</text:p>
          </table:table-cell>
          <table:table-cell office:value-type="string" table:style-name="ce33">
            <text:p>IA_2301_2*PIA_2301_2/PGDP_2</text:p>
          </table:table-cell>
          <table:table-cell office:value-type="string" table:style-name="ce33">
            <text:p>IA_2302_2*PIA_2302_2/PGDP_2</text:p>
          </table:table-cell>
          <table:table-cell office:value-type="string" table:style-name="ce33">
            <text:p>IA_2303_2*PIA_2303_2/PGDP_2</text:p>
          </table:table-cell>
          <table:table-cell office:value-type="string" table:style-name="ce33">
            <text:p>IA_2304_2*PIA_2304_2/PGDP_2</text:p>
          </table:table-cell>
          <table:table-cell office:value-type="string" table:style-name="ce33">
            <text:p>IA_2305_2*PIA_2305_2/PGDP_2</text:p>
          </table:table-cell>
          <table:table-cell office:value-type="string" table:style-name="ce33">
            <text:p>IA_2306_2*PIA_2306_2/PGDP_2</text:p>
          </table:table-cell>
          <table:table-cell office:value-type="string" table:style-name="ce33">
            <text:p>IA_2307_2*PIA_2307_2/PGDP_2</text:p>
          </table:table-cell>
          <table:table-cell office:value-type="string" table:style-name="ce33">
            <text:p>IA_2308_2*PIA_2308_2/PGDP_2</text:p>
          </table:table-cell>
          <table:table-cell office:value-type="string" table:style-name="ce33">
            <text:p>IA_2401_2*PIA_2401_2/PGDP_2</text:p>
          </table:table-cell>
          <table:table-cell office:value-type="string" table:style-name="ce33">
            <text:p>IA_2402_2*PIA_2402_2/PGDP_2</text:p>
          </table:table-cell>
          <table:table-cell office:value-type="string" table:style-name="ce33">
            <text:p>IA_2403_2*PIA_2403_2/PGDP_2</text:p>
          </table:table-cell>
          <table:table-cell office:value-type="string" table:style-name="ce33">
            <text:p>IA_2404_2*PIA_2404_2/PGDP_2</text:p>
          </table:table-cell>
          <table:table-cell office:value-type="string" table:style-name="ce33">
            <text:p>IA_2405_2*PIA_2405_2/PGDP_2</text:p>
          </table:table-cell>
          <table:table-cell office:value-type="string" table:style-name="ce33">
            <text:p>IA_2406_2*PIA_2406_2/PGDP_2</text:p>
          </table:table-cell>
          <table:table-cell table:style-name="ce29"/>
          <table:table-cell table:number-columns-repeated="21" table:style-name="ce32"/>
          <table:table-cell table:number-columns-repeated="16333"/>
        </table:table-row>
        <table:table-row table:style-name="ro1" table:visibility="collapse">
          <table:table-cell office:value-type="float" office:value="2004" table:style-name="ce1">
            <text:p>2004</text:p>
          </table:table-cell>
          <table:table-cell office:value-type="float" office:value="2631.2737770728399" table:style-name="ce11">
            <text:p>2631</text:p>
          </table:table-cell>
          <table:table-cell office:value-type="float" office:value="196.42896065345101" table:style-name="ce11">
            <text:p>196</text:p>
          </table:table-cell>
          <table:table-cell office:value-type="float" office:value="65.035960649380698" table:style-name="ce11">
            <text:p>65</text:p>
          </table:table-cell>
          <table:table-cell office:value-type="float" office:value="91.438752466331096" table:style-name="ce11">
            <text:p>91</text:p>
          </table:table-cell>
          <table:table-cell office:value-type="float" office:value="108.80171963135" table:style-name="ce11">
            <text:p>109</text:p>
          </table:table-cell>
          <table:table-cell office:value-type="float" office:value="41.609519414673898" table:style-name="ce11">
            <text:p>42</text:p>
          </table:table-cell>
          <table:table-cell office:value-type="float" office:value="217.66195142891101" table:style-name="ce11">
            <text:p>218</text:p>
          </table:table-cell>
          <table:table-cell office:value-type="float" office:value="75.614132521521498" table:style-name="ce11">
            <text:p>76</text:p>
          </table:table-cell>
          <table:table-cell office:value-type="float" office:value="1607.1764259275801" table:style-name="ce11">
            <text:p>1607</text:p>
          </table:table-cell>
          <table:table-cell office:value-type="float" office:value="44.361995496616203" table:style-name="ce11">
            <text:p>44</text:p>
          </table:table-cell>
          <table:table-cell office:value-type="float" office:value="6.0663617099048199" table:style-name="ce11">
            <text:p>6</text:p>
          </table:table-cell>
          <table:table-cell office:value-type="float" office:value="32.721336424798203" table:style-name="ce11">
            <text:p>33</text:p>
          </table:table-cell>
          <table:table-cell office:value-type="float" office:value="25.1692166961395" table:style-name="ce11">
            <text:p>25</text:p>
          </table:table-cell>
          <table:table-cell office:value-type="float" office:value="62.068782302363203" table:style-name="ce11">
            <text:p>62</text:p>
          </table:table-cell>
          <table:table-cell office:value-type="float" office:value="2631.2737770728399" table:style-name="ce11">
            <text:p>2631</text:p>
          </table:table-cell>
          <table:table-cell office:value-type="float" office:value="196.42896065345101" table:style-name="ce11">
            <text:p>196</text:p>
          </table:table-cell>
          <table:table-cell office:value-type="float" office:value="65.035960649380698" table:style-name="ce11">
            <text:p>65</text:p>
          </table:table-cell>
          <table:table-cell office:value-type="float" office:value="91.438752466331096" table:style-name="ce11">
            <text:p>91</text:p>
          </table:table-cell>
          <table:table-cell office:value-type="float" office:value="108.80171963135" table:style-name="ce11">
            <text:p>109</text:p>
          </table:table-cell>
          <table:table-cell office:value-type="float" office:value="41.609519414673898" table:style-name="ce11">
            <text:p>42</text:p>
          </table:table-cell>
          <table:table-cell office:value-type="float" office:value="217.66195142891101" table:style-name="ce11">
            <text:p>218</text:p>
          </table:table-cell>
          <table:table-cell office:value-type="float" office:value="75.614132521521498" table:style-name="ce11">
            <text:p>76</text:p>
          </table:table-cell>
          <table:table-cell office:value-type="float" office:value="1607.1764259275801" table:style-name="ce11">
            <text:p>1607</text:p>
          </table:table-cell>
          <table:table-cell office:value-type="float" office:value="44.361995496616203" table:style-name="ce11">
            <text:p>44</text:p>
          </table:table-cell>
          <table:table-cell office:value-type="float" office:value="6.0663617099048199" table:style-name="ce11">
            <text:p>6</text:p>
          </table:table-cell>
          <table:table-cell office:value-type="float" office:value="32.721336424798203" table:style-name="ce11">
            <text:p>33</text:p>
          </table:table-cell>
          <table:table-cell office:value-type="float" office:value="25.1692166961395" table:style-name="ce11">
            <text:p>25</text:p>
          </table:table-cell>
          <table:table-cell office:value-type="float" office:value="62.068782302363203" table:style-name="ce11">
            <text:p>62</text:p>
          </table:table-cell>
          <table:table-cell table:style-name="ce29"/>
          <table:table-cell table:number-columns-repeated="21" table:style-name="ce32"/>
          <table:table-cell table:number-columns-repeated="16333"/>
        </table:table-row>
        <table:table-row table:style-name="ro1" table:visibility="collapse">
          <table:table-cell office:value-type="float" office:value="2005" table:style-name="ce1">
            <text:p>2005</text:p>
          </table:table-cell>
          <table:table-cell office:value-type="float" office:value="2673.5197286733601" table:style-name="ce11">
            <text:p>2674</text:p>
          </table:table-cell>
          <table:table-cell office:value-type="float" office:value="199.58269115349" table:style-name="ce11">
            <text:p>200</text:p>
          </table:table-cell>
          <table:table-cell office:value-type="float" office:value="66.080134034083997" table:style-name="ce11">
            <text:p>66</text:p>
          </table:table-cell>
          <table:table-cell office:value-type="float" office:value="92.906831213880494" table:style-name="ce11">
            <text:p>93</text:p>
          </table:table-cell>
          <table:table-cell office:value-type="float" office:value="110.54856643294499" table:style-name="ce11">
            <text:p>111</text:p>
          </table:table-cell>
          <table:table-cell office:value-type="float" office:value="42.277573707856902" table:style-name="ce11">
            <text:p>42</text:p>
          </table:table-cell>
          <table:table-cell office:value-type="float" office:value="221.15658446385601" table:style-name="ce11">
            <text:p>221</text:p>
          </table:table-cell>
          <table:table-cell office:value-type="float" office:value="76.828141877238707" table:style-name="ce11">
            <text:p>77</text:p>
          </table:table-cell>
          <table:table-cell office:value-type="float" office:value="1632.9801633017901" table:style-name="ce11">
            <text:p>1633</text:p>
          </table:table-cell>
          <table:table-cell office:value-type="float" office:value="45.074241683608399" table:style-name="ce11">
            <text:p>45</text:p>
          </table:table-cell>
          <table:table-cell office:value-type="float" office:value="6.16375910937764" table:style-name="ce11">
            <text:p>6</text:p>
          </table:table-cell>
          <table:table-cell office:value-type="float" office:value="33.246688065114498" table:style-name="ce11">
            <text:p>33</text:p>
          </table:table-cell>
          <table:table-cell office:value-type="float" office:value="25.573316611409901" table:style-name="ce11">
            <text:p>26</text:p>
          </table:table-cell>
          <table:table-cell office:value-type="float" office:value="63.0653166789441" table:style-name="ce11">
            <text:p>63</text:p>
          </table:table-cell>
          <table:table-cell office:value-type="float" office:value="2673.5197286733601" table:style-name="ce11">
            <text:p>2674</text:p>
          </table:table-cell>
          <table:table-cell office:value-type="float" office:value="199.58269115349" table:style-name="ce11">
            <text:p>200</text:p>
          </table:table-cell>
          <table:table-cell office:value-type="float" office:value="66.080134034083997" table:style-name="ce11">
            <text:p>66</text:p>
          </table:table-cell>
          <table:table-cell office:value-type="float" office:value="92.906831213880494" table:style-name="ce11">
            <text:p>93</text:p>
          </table:table-cell>
          <table:table-cell office:value-type="float" office:value="110.54856643294499" table:style-name="ce11">
            <text:p>111</text:p>
          </table:table-cell>
          <table:table-cell office:value-type="float" office:value="42.277573707856902" table:style-name="ce11">
            <text:p>42</text:p>
          </table:table-cell>
          <table:table-cell office:value-type="float" office:value="221.15658446385601" table:style-name="ce11">
            <text:p>221</text:p>
          </table:table-cell>
          <table:table-cell office:value-type="float" office:value="76.828141877238707" table:style-name="ce11">
            <text:p>77</text:p>
          </table:table-cell>
          <table:table-cell office:value-type="float" office:value="1632.9801633017901" table:style-name="ce11">
            <text:p>1633</text:p>
          </table:table-cell>
          <table:table-cell office:value-type="float" office:value="45.074241683608399" table:style-name="ce11">
            <text:p>45</text:p>
          </table:table-cell>
          <table:table-cell office:value-type="float" office:value="6.16375910937764" table:style-name="ce11">
            <text:p>6</text:p>
          </table:table-cell>
          <table:table-cell office:value-type="float" office:value="33.246688065114498" table:style-name="ce11">
            <text:p>33</text:p>
          </table:table-cell>
          <table:table-cell office:value-type="float" office:value="25.573316611409901" table:style-name="ce11">
            <text:p>26</text:p>
          </table:table-cell>
          <table:table-cell office:value-type="float" office:value="63.0653166789441" table:style-name="ce11">
            <text:p>63</text:p>
          </table:table-cell>
          <table:table-cell table:style-name="ce29"/>
          <table:table-cell table:number-columns-repeated="8" table:style-name="ce32"/>
          <table:table-cell table:style-name="ce34"/>
          <table:table-cell table:number-columns-repeated="12" table:style-name="ce32"/>
          <table:table-cell table:number-columns-repeated="16333"/>
        </table:table-row>
        <table:table-row table:style-name="ro1" table:visibility="collapse">
          <table:table-cell office:value-type="float" office:value="2006" table:style-name="ce1">
            <text:p>2006</text:p>
          </table:table-cell>
          <table:table-cell office:value-type="float" office:value="2652.4429717779999" table:style-name="ce11">
            <text:p>2652</text:p>
          </table:table-cell>
          <table:table-cell office:value-type="float" office:value="197.08777278950399" table:style-name="ce11">
            <text:p>197</text:p>
          </table:table-cell>
          <table:table-cell office:value-type="float" office:value="65.259430940014795" table:style-name="ce11">
            <text:p>65</text:p>
          </table:table-cell>
          <table:table-cell office:value-type="float" office:value="91.754591666865906" table:style-name="ce11">
            <text:p>92</text:p>
          </table:table-cell>
          <table:table-cell office:value-type="float" office:value="110.01849006685499" table:style-name="ce11">
            <text:p>110</text:p>
          </table:table-cell>
          <table:table-cell office:value-type="float" office:value="42.079574312422601" table:style-name="ce11">
            <text:p>42</text:p>
          </table:table-cell>
          <table:table-cell office:value-type="float" office:value="218.457480790592" table:style-name="ce11">
            <text:p>218</text:p>
          </table:table-cell>
          <table:table-cell office:value-type="float" office:value="76.704199777304396" table:style-name="ce11">
            <text:p>77</text:p>
          </table:table-cell>
          <table:table-cell office:value-type="float" office:value="1657.7356838881899" table:style-name="ce11">
            <text:p>1658</text:p>
          </table:table-cell>
          <table:table-cell office:value-type="float" office:value="45.757100116788003" table:style-name="ce11">
            <text:p>46</text:p>
          </table:table-cell>
          <table:table-cell office:value-type="float" office:value="6.25502710167821" table:style-name="ce11">
            <text:p>6</text:p>
          </table:table-cell>
          <table:table-cell office:value-type="float" office:value="33.750365465667599" table:style-name="ce11">
            <text:p>34</text:p>
          </table:table-cell>
          <table:table-cell office:value-type="float" office:value="25.960744626213099" table:style-name="ce11">
            <text:p>26</text:p>
          </table:table-cell>
          <table:table-cell office:value-type="float" office:value="64.020735198443106" table:style-name="ce11">
            <text:p>64</text:p>
          </table:table-cell>
          <table:table-cell office:value-type="float" office:value="2652.4429717779999" table:style-name="ce11">
            <text:p>2652</text:p>
          </table:table-cell>
          <table:table-cell office:value-type="float" office:value="197.08777278950399" table:style-name="ce11">
            <text:p>197</text:p>
          </table:table-cell>
          <table:table-cell office:value-type="float" office:value="65.259430940014795" table:style-name="ce11">
            <text:p>65</text:p>
          </table:table-cell>
          <table:table-cell office:value-type="float" office:value="91.754591666865906" table:style-name="ce11">
            <text:p>92</text:p>
          </table:table-cell>
          <table:table-cell office:value-type="float" office:value="110.01849006685499" table:style-name="ce11">
            <text:p>110</text:p>
          </table:table-cell>
          <table:table-cell office:value-type="float" office:value="42.079574312422601" table:style-name="ce11">
            <text:p>42</text:p>
          </table:table-cell>
          <table:table-cell office:value-type="float" office:value="218.457480790592" table:style-name="ce11">
            <text:p>218</text:p>
          </table:table-cell>
          <table:table-cell office:value-type="float" office:value="76.704199777304396" table:style-name="ce11">
            <text:p>77</text:p>
          </table:table-cell>
          <table:table-cell office:value-type="float" office:value="1657.7356838881899" table:style-name="ce11">
            <text:p>1658</text:p>
          </table:table-cell>
          <table:table-cell office:value-type="float" office:value="45.757100116788003" table:style-name="ce11">
            <text:p>46</text:p>
          </table:table-cell>
          <table:table-cell office:value-type="float" office:value="6.25502710167821" table:style-name="ce11">
            <text:p>6</text:p>
          </table:table-cell>
          <table:table-cell office:value-type="float" office:value="33.750365465667599" table:style-name="ce11">
            <text:p>34</text:p>
          </table:table-cell>
          <table:table-cell office:value-type="float" office:value="25.960744626213099" table:style-name="ce11">
            <text:p>26</text:p>
          </table:table-cell>
          <table:table-cell office:value-type="float" office:value="64.020735198443106" table:style-name="ce11">
            <text:p>64</text:p>
          </table:table-cell>
          <table:table-cell table:style-name="ce29"/>
          <table:table-cell table:number-columns-repeated="21" table:style-name="ce32"/>
          <table:table-cell table:number-columns-repeated="16333"/>
        </table:table-row>
        <table:table-row table:style-name="ro1" table:visibility="collapse">
          <table:table-cell office:value-type="float" office:value="2007" table:style-name="ce1">
            <text:p>2007</text:p>
          </table:table-cell>
          <table:table-cell office:value-type="float" office:value="2635.3260918147798" table:style-name="ce11">
            <text:p>2635</text:p>
          </table:table-cell>
          <table:table-cell office:value-type="float" office:value="9.98292790317276E-2" table:style-name="ce11">
            <text:p>0</text:p>
          </table:table-cell>
          <table:table-cell office:value-type="float" office:value="9.98292790317276E-2" table:style-name="ce11">
            <text:p>0</text:p>
          </table:table-cell>
          <table:table-cell office:value-type="float" office:value="9.98292790317276E-2" table:style-name="ce11">
            <text:p>0</text:p>
          </table:table-cell>
          <table:table-cell office:value-type="float" office:value="466.13351055762399" table:style-name="ce11">
            <text:p>466</text:p>
          </table:table-cell>
          <table:table-cell office:value-type="float" office:value="207.634228336577" table:style-name="ce11">
            <text:p>208</text:p>
          </table:table-cell>
          <table:table-cell office:value-type="float" office:value="305.677048543762" table:style-name="ce11">
            <text:p>306</text:p>
          </table:table-cell>
          <table:table-cell office:value-type="float" office:value="187.29787253310701" table:style-name="ce11">
            <text:p>187</text:p>
          </table:table-cell>
          <table:table-cell office:value-type="float" office:value="1666.79011930603" table:style-name="ce11">
            <text:p>1667</text:p>
          </table:table-cell>
          <table:table-cell office:value-type="float" office:value="48.875587773834503" table:style-name="ce11">
            <text:p>49</text:p>
          </table:table-cell>
          <table:table-cell office:value-type="float" office:value="6.0417333504524304" table:style-name="ce11">
            <text:p>6</text:p>
          </table:table-cell>
          <table:table-cell office:value-type="float" office:value="33.649839570262401" table:style-name="ce11">
            <text:p>34</text:p>
          </table:table-cell>
          <table:table-cell office:value-type="float" office:value="26.8709920158785" table:style-name="ce11">
            <text:p>27</text:p>
          </table:table-cell>
          <table:table-cell office:value-type="float" office:value="70.045614003235698" table:style-name="ce11">
            <text:p>70</text:p>
          </table:table-cell>
          <table:table-cell office:value-type="float" office:value="2632.86154383958" table:style-name="ce11">
            <text:p>2633</text:p>
          </table:table-cell>
          <table:table-cell office:value-type="float" office:value="9.9829415197712407E-2" table:style-name="ce11">
            <text:p>0</text:p>
          </table:table-cell>
          <table:table-cell office:value-type="float" office:value="9.9829415197712407E-2" table:style-name="ce11">
            <text:p>0</text:p>
          </table:table-cell>
          <table:table-cell office:value-type="float" office:value="9.9829415197712407E-2" table:style-name="ce11">
            <text:p>0</text:p>
          </table:table-cell>
          <table:table-cell office:value-type="float" office:value="466.02998005387201" table:style-name="ce11">
            <text:p>466</text:p>
          </table:table-cell>
          <table:table-cell office:value-type="float" office:value="207.593686208094" table:style-name="ce11">
            <text:p>208</text:p>
          </table:table-cell>
          <table:table-cell office:value-type="float" office:value="305.43317821275798" table:style-name="ce11">
            <text:p>305</text:p>
          </table:table-cell>
          <table:table-cell office:value-type="float" office:value="187.24109406273001" table:style-name="ce11">
            <text:p>187</text:p>
          </table:table-cell>
          <table:table-cell office:value-type="float" office:value="1657.76401017637" table:style-name="ce11">
            <text:p>1658</text:p>
          </table:table-cell>
          <table:table-cell office:value-type="float" office:value="53.336626586661097" table:style-name="ce11">
            <text:p>53</text:p>
          </table:table-cell>
          <table:table-cell office:value-type="float" office:value="6.0049626618242797" table:style-name="ce11">
            <text:p>6</text:p>
          </table:table-cell>
          <table:table-cell office:value-type="float" office:value="33.444704876079797" table:style-name="ce11">
            <text:p>33</text:p>
          </table:table-cell>
          <table:table-cell office:value-type="float" office:value="26.706856696909199" table:style-name="ce11">
            <text:p>27</text:p>
          </table:table-cell>
          <table:table-cell office:value-type="float" office:value="69.616550618182302" table:style-name="ce11">
            <text:p>70</text:p>
          </table:table-cell>
          <table:table-cell table:style-name="ce29"/>
          <table:table-cell table:number-columns-repeated="21" table:style-name="ce32"/>
          <table:table-cell table:number-columns-repeated="16333"/>
        </table:table-row>
        <table:table-row table:style-name="ro1" table:visibility="collapse">
          <table:table-cell office:value-type="float" office:value="2008" table:style-name="ce1">
            <text:p>2008</text:p>
          </table:table-cell>
          <table:table-cell office:value-type="float" office:value="2619.59923994469" table:style-name="ce11">
            <text:p>2620</text:p>
          </table:table-cell>
          <table:table-cell office:value-type="float" office:value="0.100077388425309" table:style-name="ce11">
            <text:p>0</text:p>
          </table:table-cell>
          <table:table-cell office:value-type="float" office:value="0.100077388425309" table:style-name="ce11">
            <text:p>0</text:p>
          </table:table-cell>
          <table:table-cell office:value-type="float" office:value="0.100077388425309" table:style-name="ce11">
            <text:p>0</text:p>
          </table:table-cell>
          <table:table-cell office:value-type="float" office:value="568.56373347250496" table:style-name="ce11">
            <text:p>569</text:p>
          </table:table-cell>
          <table:table-cell office:value-type="float" office:value="279.95406200622602" table:style-name="ce11">
            <text:p>280</text:p>
          </table:table-cell>
          <table:table-cell office:value-type="float" office:value="213.103760816294" table:style-name="ce11">
            <text:p>213</text:p>
          </table:table-cell>
          <table:table-cell office:value-type="float" office:value="140.553604008842" table:style-name="ce11">
            <text:p>141</text:p>
          </table:table-cell>
          <table:table-cell office:value-type="float" office:value="1655.58568018202" table:style-name="ce11">
            <text:p>1656</text:p>
          </table:table-cell>
          <table:table-cell office:value-type="float" office:value="52.711948827944603" table:style-name="ce11">
            <text:p>53</text:p>
          </table:table-cell>
          <table:table-cell office:value-type="float" office:value="5.6780848258740697" table:style-name="ce11">
            <text:p>6</text:p>
          </table:table-cell>
          <table:table-cell office:value-type="float" office:value="33.023608720815098" table:style-name="ce11">
            <text:p>33</text:p>
          </table:table-cell>
          <table:table-cell office:value-type="float" office:value="27.757893798914701" table:style-name="ce11">
            <text:p>28</text:p>
          </table:table-cell>
          <table:table-cell office:value-type="float" office:value="78.076652024653299" table:style-name="ce11">
            <text:p>78</text:p>
          </table:table-cell>
          <table:table-cell office:value-type="float" office:value="2614.7466851969102" table:style-name="ce11">
            <text:p>2615</text:p>
          </table:table-cell>
          <table:table-cell office:value-type="float" office:value="0.10007632959061299" table:style-name="ce11">
            <text:p>0</text:p>
          </table:table-cell>
          <table:table-cell office:value-type="float" office:value="0.10007632959061299" table:style-name="ce11">
            <text:p>0</text:p>
          </table:table-cell>
          <table:table-cell office:value-type="float" office:value="0.10007632959061299" table:style-name="ce11">
            <text:p>0</text:p>
          </table:table-cell>
          <table:table-cell office:value-type="float" office:value="568.298984638251" table:style-name="ce11">
            <text:p>568</text:p>
          </table:table-cell>
          <table:table-cell office:value-type="float" office:value="279.84298758884" table:style-name="ce11">
            <text:p>280</text:p>
          </table:table-cell>
          <table:table-cell office:value-type="float" office:value="212.629381848908" table:style-name="ce11">
            <text:p>213</text:p>
          </table:table-cell>
          <table:table-cell office:value-type="float" office:value="140.43284525920299" table:style-name="ce11">
            <text:p>140</text:p>
          </table:table-cell>
          <table:table-cell office:value-type="float" office:value="1631.5693162684199" table:style-name="ce11">
            <text:p>1632</text:p>
          </table:table-cell>
          <table:table-cell office:value-type="float" office:value="64.755981222408494" table:style-name="ce11">
            <text:p>65</text:p>
          </table:table-cell>
          <table:table-cell office:value-type="float" office:value="5.5867801362093497" table:style-name="ce11">
            <text:p>6</text:p>
          </table:table-cell>
          <table:table-cell office:value-type="float" office:value="32.490896293135997" table:style-name="ce11">
            <text:p>32</text:p>
          </table:table-cell>
          <table:table-cell office:value-type="float" office:value="27.308503415155499" table:style-name="ce11">
            <text:p>27</text:p>
          </table:table-cell>
          <table:table-cell office:value-type="float" office:value="76.806522500075999" table:style-name="ce11">
            <text:p>77</text:p>
          </table:table-cell>
          <table:table-cell table:style-name="ce29"/>
          <table:table-cell table:number-columns-repeated="21" table:style-name="ce32"/>
          <table:table-cell table:number-columns-repeated="16333"/>
        </table:table-row>
        <table:table-row table:style-name="ro1" table:visibility="collapse">
          <table:table-cell office:value-type="float" office:value="2009" table:style-name="ce1">
            <text:p>2009</text:p>
          </table:table-cell>
          <table:table-cell office:value-type="float" office:value="9.9667052317628096E-2" table:style-name="ce11">
            <text:p>0</text:p>
          </table:table-cell>
          <table:table-cell office:value-type="float" office:value="9.9667052317628096E-2" table:style-name="ce11">
            <text:p>0</text:p>
          </table:table-cell>
          <table:table-cell office:value-type="float" office:value="9.9667052317628096E-2" table:style-name="ce11">
            <text:p>0</text:p>
          </table:table-cell>
          <table:table-cell office:value-type="float" office:value="9.9667052317628096E-2" table:style-name="ce11">
            <text:p>0</text:p>
          </table:table-cell>
          <table:table-cell office:value-type="float" office:value="464.01687386915597" table:style-name="ce11">
            <text:p>464</text:p>
          </table:table-cell>
          <table:table-cell office:value-type="float" office:value="257.84084725348401" table:style-name="ce11">
            <text:p>258</text:p>
          </table:table-cell>
          <table:table-cell office:value-type="float" office:value="9.9667052317628096E-2" table:style-name="ce11">
            <text:p>0</text:p>
          </table:table-cell>
          <table:table-cell office:value-type="float" office:value="56.677252840446499" table:style-name="ce11">
            <text:p>57</text:p>
          </table:table-cell>
          <table:table-cell office:value-type="float" office:value="1594.05477778504" table:style-name="ce11">
            <text:p>1594</text:p>
          </table:table-cell>
          <table:table-cell office:value-type="float" office:value="55.755444708329101" table:style-name="ce11">
            <text:p>56</text:p>
          </table:table-cell>
          <table:table-cell office:value-type="float" office:value="5.1482639991076597" table:style-name="ce11">
            <text:p>5</text:p>
          </table:table-cell>
          <table:table-cell office:value-type="float" office:value="31.428498035528101" table:style-name="ce11">
            <text:p>31</text:p>
          </table:table-cell>
          <table:table-cell office:value-type="float" office:value="27.977910554911201" table:style-name="ce11">
            <text:p>28</text:p>
          </table:table-cell>
          <table:table-cell office:value-type="float" office:value="85.6989465287634" table:style-name="ce11">
            <text:p>86</text:p>
          </table:table-cell>
          <table:table-cell office:value-type="float" office:value="9.9668629343603196E-2" table:style-name="ce11">
            <text:p>0</text:p>
          </table:table-cell>
          <table:table-cell office:value-type="float" office:value="9.9668629343603196E-2" table:style-name="ce11">
            <text:p>0</text:p>
          </table:table-cell>
          <table:table-cell office:value-type="float" office:value="9.9668629343603196E-2" table:style-name="ce11">
            <text:p>0</text:p>
          </table:table-cell>
          <table:table-cell office:value-type="float" office:value="9.9668629343603196E-2" table:style-name="ce11">
            <text:p>0</text:p>
          </table:table-cell>
          <table:table-cell office:value-type="float" office:value="464.29215944319299" table:style-name="ce11">
            <text:p>464</text:p>
          </table:table-cell>
          <table:table-cell office:value-type="float" office:value="257.954248091973" table:style-name="ce11">
            <text:p>258</text:p>
          </table:table-cell>
          <table:table-cell office:value-type="float" office:value="9.9668629343603196E-2" table:style-name="ce11">
            <text:p>0</text:p>
          </table:table-cell>
          <table:table-cell office:value-type="float" office:value="56.810856796695901" table:style-name="ce11">
            <text:p>57</text:p>
          </table:table-cell>
          <table:table-cell office:value-type="float" office:value="1549.7053520701299" table:style-name="ce11">
            <text:p>1550</text:p>
          </table:table-cell>
          <table:table-cell office:value-type="float" office:value="77.979482073827" table:style-name="ce11">
            <text:p>78</text:p>
          </table:table-cell>
          <table:table-cell office:value-type="float" office:value="4.9923767927208997" table:style-name="ce11">
            <text:p>5</text:p>
          </table:table-cell>
          <table:table-cell office:value-type="float" office:value="30.472429228745501" table:style-name="ce11">
            <text:p>30</text:p>
          </table:table-cell>
          <table:table-cell office:value-type="float" office:value="27.122588995787599" table:style-name="ce11">
            <text:p>27</text:p>
          </table:table-cell>
          <table:table-cell office:value-type="float" office:value="83.062905285346105" table:style-name="ce11">
            <text:p>83</text:p>
          </table:table-cell>
          <table:table-cell table:style-name="ce29"/>
          <table:table-cell table:number-columns-repeated="21" table:style-name="ce32"/>
          <table:table-cell table:number-columns-repeated="16333"/>
        </table:table-row>
        <table:table-row table:style-name="ro1" table:visibility="collapse">
          <table:table-cell office:value-type="float" office:value="2010" table:style-name="ce1">
            <text:p>2010</text:p>
          </table:table-cell>
          <table:table-cell office:value-type="float" office:value="2822.7340836236999" table:style-name="ce11">
            <text:p>2823</text:p>
          </table:table-cell>
          <table:table-cell office:value-type="float" office:value="0.100792574020172" table:style-name="ce11">
            <text:p>0</text:p>
          </table:table-cell>
          <table:table-cell office:value-type="float" office:value="4.2150747042555397" table:style-name="ce11">
            <text:p>4</text:p>
          </table:table-cell>
          <table:table-cell office:value-type="float" office:value="0.100792574020172" table:style-name="ce11">
            <text:p>0</text:p>
          </table:table-cell>
          <table:table-cell office:value-type="float" office:value="787.97165535504405" table:style-name="ce11">
            <text:p>788</text:p>
          </table:table-cell>
          <table:table-cell office:value-type="float" office:value="426.23778425480299" table:style-name="ce11">
            <text:p>426</text:p>
          </table:table-cell>
          <table:table-cell office:value-type="float" office:value="234.203969226959" table:style-name="ce11">
            <text:p>234</text:p>
          </table:table-cell>
          <table:table-cell office:value-type="float" office:value="155.59354711281199" table:style-name="ce11">
            <text:p>156</text:p>
          </table:table-cell>
          <table:table-cell office:value-type="float" office:value="1607.4149167906301" table:style-name="ce11">
            <text:p>1607</text:p>
          </table:table-cell>
          <table:table-cell office:value-type="float" office:value="62.005899854895503" table:style-name="ce11">
            <text:p>62</text:p>
          </table:table-cell>
          <table:table-cell office:value-type="float" office:value="4.8653402409011104" table:style-name="ce11">
            <text:p>5</text:p>
          </table:table-cell>
          <table:table-cell office:value-type="float" office:value="31.258103642475401" table:style-name="ce11">
            <text:p>31</text:p>
          </table:table-cell>
          <table:table-cell office:value-type="float" office:value="29.566158596961198" table:style-name="ce11">
            <text:p>30</text:p>
          </table:table-cell>
          <table:table-cell office:value-type="float" office:value="99.113241198945602" table:style-name="ce11">
            <text:p>99</text:p>
          </table:table-cell>
          <table:table-cell office:value-type="float" office:value="2823.6391252119301" table:style-name="ce11">
            <text:p>2824</text:p>
          </table:table-cell>
          <table:table-cell office:value-type="float" office:value="0.100791046194629" table:style-name="ce11">
            <text:p>0</text:p>
          </table:table-cell>
          <table:table-cell office:value-type="float" office:value="4.2404341375261998" table:style-name="ce11">
            <text:p>4</text:p>
          </table:table-cell>
          <table:table-cell office:value-type="float" office:value="0.100791046194629" table:style-name="ce11">
            <text:p>0</text:p>
          </table:table-cell>
          <table:table-cell office:value-type="float" office:value="788.00979677980501" table:style-name="ce11">
            <text:p>788</text:p>
          </table:table-cell>
          <table:table-cell office:value-type="float" office:value="426.25118568048299" table:style-name="ce11">
            <text:p>426</text:p>
          </table:table-cell>
          <table:table-cell office:value-type="float" office:value="234.298955688066" table:style-name="ce11">
            <text:p>234</text:p>
          </table:table-cell>
          <table:table-cell office:value-type="float" office:value="155.61400931326901" table:style-name="ce11">
            <text:p>156</text:p>
          </table:table-cell>
          <table:table-cell office:value-type="float" office:value="1534.8421677855599" table:style-name="ce11">
            <text:p>1535</text:p>
          </table:table-cell>
          <table:table-cell office:value-type="float" office:value="99.119651342728005" table:style-name="ce11">
            <text:p>99</text:p>
          </table:table-cell>
          <table:table-cell office:value-type="float" office:value="4.6293609169596497" table:style-name="ce11">
            <text:p>5</text:p>
          </table:table-cell>
          <table:table-cell office:value-type="float" office:value="29.732334147978499" table:style-name="ce11">
            <text:p>30</text:p>
          </table:table-cell>
          <table:table-cell office:value-type="float" office:value="28.113731048529498" table:style-name="ce11">
            <text:p>28</text:p>
          </table:table-cell>
          <table:table-cell office:value-type="float" office:value="94.208567973507996" table:style-name="ce11">
            <text:p>94</text:p>
          </table:table-cell>
          <table:table-cell table:style-name="ce29"/>
          <table:table-cell table:number-columns-repeated="21" table:style-name="ce32"/>
          <table:table-cell table:number-columns-repeated="16333"/>
        </table:table-row>
        <table:table-row table:style-name="ro1" table:visibility="collapse">
          <table:table-cell office:value-type="float" office:value="2011" table:style-name="ce1">
            <text:p>2011</text:p>
          </table:table-cell>
          <table:table-cell office:value-type="float" office:value="3226.7253452105501" table:style-name="ce11">
            <text:p>3227</text:p>
          </table:table-cell>
          <table:table-cell office:value-type="float" office:value="0.10180687651465201" table:style-name="ce11">
            <text:p>0</text:p>
          </table:table-cell>
          <table:table-cell office:value-type="float" office:value="11.8747503301759" table:style-name="ce11">
            <text:p>12</text:p>
          </table:table-cell>
          <table:table-cell office:value-type="float" office:value="0.10180687651465201" table:style-name="ce11">
            <text:p>0</text:p>
          </table:table-cell>
          <table:table-cell office:value-type="float" office:value="982.55920149599694" table:style-name="ce11">
            <text:p>983</text:p>
          </table:table-cell>
          <table:table-cell office:value-type="float" office:value="555.41172512522303" table:style-name="ce11">
            <text:p>555</text:p>
          </table:table-cell>
          <table:table-cell office:value-type="float" office:value="271.39818785183297" table:style-name="ce11">
            <text:p>271</text:p>
          </table:table-cell>
          <table:table-cell office:value-type="float" office:value="175.40181593335399" table:style-name="ce11">
            <text:p>175</text:p>
          </table:table-cell>
          <table:table-cell office:value-type="float" office:value="1623.46049008918" table:style-name="ce11">
            <text:p>1623</text:p>
          </table:table-cell>
          <table:table-cell office:value-type="float" office:value="69.305832549636094" table:style-name="ce11">
            <text:p>69</text:p>
          </table:table-cell>
          <table:table-cell office:value-type="float" office:value="4.5912272069715296" table:style-name="ce11">
            <text:p>5</text:p>
          </table:table-cell>
          <table:table-cell office:value-type="float" office:value="31.104560135663998" table:style-name="ce11">
            <text:p>31</text:p>
          </table:table-cell>
          <table:table-cell office:value-type="float" office:value="31.336963313135598" table:style-name="ce11">
            <text:p>31</text:p>
          </table:table-cell>
          <table:table-cell office:value-type="float" office:value="115.388401669838" table:style-name="ce11">
            <text:p>115</text:p>
          </table:table-cell>
          <table:table-cell office:value-type="float" office:value="3216.5541961900599" table:style-name="ce11">
            <text:p>3217</text:p>
          </table:table-cell>
          <table:table-cell office:value-type="float" office:value="0.10180044967379601" table:style-name="ce11">
            <text:p>0</text:p>
          </table:table-cell>
          <table:table-cell office:value-type="float" office:value="11.634725384126099" table:style-name="ce11">
            <text:p>12</text:p>
          </table:table-cell>
          <table:table-cell office:value-type="float" office:value="0.10180044967379601" table:style-name="ce11">
            <text:p>0</text:p>
          </table:table-cell>
          <table:table-cell office:value-type="float" office:value="981.67177525576699" table:style-name="ce11">
            <text:p>982</text:p>
          </table:table-cell>
          <table:table-cell office:value-type="float" office:value="554.98008959468802" table:style-name="ce11">
            <text:p>555</text:p>
          </table:table-cell>
          <table:table-cell office:value-type="float" office:value="270.39367288119001" table:style-name="ce11">
            <text:p>270</text:p>
          </table:table-cell>
          <table:table-cell office:value-type="float" office:value="175.117102581528" table:style-name="ce11">
            <text:p>175</text:p>
          </table:table-cell>
          <table:table-cell office:value-type="float" office:value="1515.7260149536801" table:style-name="ce11">
            <text:p>1516</text:p>
          </table:table-cell>
          <table:table-cell office:value-type="float" office:value="126.821024898593" table:style-name="ce11">
            <text:p>127</text:p>
          </table:table-cell>
          <table:table-cell office:value-type="float" office:value="4.2675621794957799" table:style-name="ce11">
            <text:p>4</text:p>
          </table:table-cell>
          <table:table-cell office:value-type="float" office:value="28.893655647969499" table:style-name="ce11">
            <text:p>29</text:p>
          </table:table-cell>
          <table:table-cell office:value-type="float" office:value="29.092171088737" table:style-name="ce11">
            <text:p>29</text:p>
          </table:table-cell>
          <table:table-cell office:value-type="float" office:value="107.055008347539" table:style-name="ce11">
            <text:p>107</text:p>
          </table:table-cell>
          <table:table-cell table:style-name="ce29"/>
          <table:table-cell table:number-columns-repeated="21" table:style-name="ce32"/>
          <table:table-cell table:number-columns-repeated="16333"/>
        </table:table-row>
        <table:table-row table:style-name="ro1" table:visibility="collapse">
          <table:table-cell office:value-type="float" office:value="2012" table:style-name="ce1">
            <text:p>2012</text:p>
          </table:table-cell>
          <table:table-cell office:value-type="float" office:value="2274.86976227388" table:style-name="ce11">
            <text:p>2275</text:p>
          </table:table-cell>
          <table:table-cell office:value-type="float" office:value="0.10253568389173499" table:style-name="ce11">
            <text:p>0</text:p>
          </table:table-cell>
          <table:table-cell office:value-type="float" office:value="0.10253568389173499" table:style-name="ce11">
            <text:p>0</text:p>
          </table:table-cell>
          <table:table-cell office:value-type="float" office:value="0.10253568389173499" table:style-name="ce11">
            <text:p>0</text:p>
          </table:table-cell>
          <table:table-cell office:value-type="float" office:value="1093.6021538678399" table:style-name="ce11">
            <text:p>1094</text:p>
          </table:table-cell>
          <table:table-cell office:value-type="float" office:value="658.39011560824599" table:style-name="ce11">
            <text:p>658</text:p>
          </table:table-cell>
          <table:table-cell office:value-type="float" office:value="174.14162382552101" table:style-name="ce11">
            <text:p>174</text:p>
          </table:table-cell>
          <table:table-cell office:value-type="float" office:value="158.301108831128" table:style-name="ce11">
            <text:p>158</text:p>
          </table:table-cell>
          <table:table-cell office:value-type="float" office:value="1600.49587903572" table:style-name="ce11">
            <text:p>1600</text:p>
          </table:table-cell>
          <table:table-cell office:value-type="float" office:value="75.887121371024904" table:style-name="ce11">
            <text:p>76</text:p>
          </table:table-cell>
          <table:table-cell office:value-type="float" office:value="4.2195710237433701" table:style-name="ce11">
            <text:p>4</text:p>
          </table:table-cell>
          <table:table-cell office:value-type="float" office:value="30.199560230344499" table:style-name="ce11">
            <text:p>30</text:p>
          </table:table-cell>
          <table:table-cell office:value-type="float" office:value="32.478134365724401" table:style-name="ce11">
            <text:p>32</text:p>
          </table:table-cell>
          <table:table-cell office:value-type="float" office:value="131.77588066878599" table:style-name="ce11">
            <text:p>132</text:p>
          </table:table-cell>
          <table:table-cell office:value-type="float" office:value="2251.1599800690601" table:style-name="ce11">
            <text:p>2251</text:p>
          </table:table-cell>
          <table:table-cell office:value-type="float" office:value="0.102522974261911" table:style-name="ce11">
            <text:p>0</text:p>
          </table:table-cell>
          <table:table-cell office:value-type="float" office:value="0.102522974261911" table:style-name="ce11">
            <text:p>0</text:p>
          </table:table-cell>
          <table:table-cell office:value-type="float" office:value="0.102522974261911" table:style-name="ce11">
            <text:p>0</text:p>
          </table:table-cell>
          <table:table-cell office:value-type="float" office:value="1091.0427460835499" table:style-name="ce11">
            <text:p>1091</text:p>
          </table:table-cell>
          <table:table-cell office:value-type="float" office:value="657.07483825659699" table:style-name="ce11">
            <text:p>657</text:p>
          </table:table-cell>
          <table:table-cell office:value-type="float" office:value="171.81420434337599" table:style-name="ce11">
            <text:p>172</text:p>
          </table:table-cell>
          <table:table-cell office:value-type="float" office:value="157.59721657903401" table:style-name="ce11">
            <text:p>158</text:p>
          </table:table-cell>
          <table:table-cell office:value-type="float" office:value="1453.88614705141" table:style-name="ce11">
            <text:p>1454</text:p>
          </table:table-cell>
          <table:table-cell office:value-type="float" office:value="158.959458932046" table:style-name="ce11">
            <text:p>159</text:p>
          </table:table-cell>
          <table:table-cell office:value-type="float" office:value="3.8132740312315998" table:style-name="ce11">
            <text:p>4</text:p>
          </table:table-cell>
          <table:table-cell office:value-type="float" office:value="27.261926853506498" table:style-name="ce11">
            <text:p>27</text:p>
          </table:table-cell>
          <table:table-cell office:value-type="float" office:value="29.290354732691501" table:style-name="ce11">
            <text:p>29</text:p>
          </table:table-cell>
          <table:table-cell office:value-type="float" office:value="118.73158711421701" table:style-name="ce11">
            <text:p>119</text:p>
          </table:table-cell>
          <table:table-cell table:style-name="ce29"/>
          <table:table-cell table:number-columns-repeated="21" table:style-name="ce32"/>
          <table:table-cell table:number-columns-repeated="16333"/>
        </table:table-row>
        <table:table-row table:style-name="ro1" table:visibility="collapse">
          <table:table-cell office:value-type="float" office:value="2013" table:style-name="ce1">
            <text:p>2013</text:p>
          </table:table-cell>
          <table:table-cell office:value-type="float" office:value="1406.3918255472599" table:style-name="ce11">
            <text:p>1406</text:p>
          </table:table-cell>
          <table:table-cell office:value-type="float" office:value="0.10276632325114" table:style-name="ce11">
            <text:p>0</text:p>
          </table:table-cell>
          <table:table-cell office:value-type="float" office:value="0.10276632325114" table:style-name="ce11">
            <text:p>0</text:p>
          </table:table-cell>
          <table:table-cell office:value-type="float" office:value="0.10276632325114" table:style-name="ce11">
            <text:p>0</text:p>
          </table:table-cell>
          <table:table-cell office:value-type="float" office:value="1200.7176862604699" table:style-name="ce11">
            <text:p>1201</text:p>
          </table:table-cell>
          <table:table-cell office:value-type="float" office:value="770.80622994564305" table:style-name="ce11">
            <text:p>771</text:p>
          </table:table-cell>
          <table:table-cell office:value-type="float" office:value="86.979951610488996" table:style-name="ce11">
            <text:p>87</text:p>
          </table:table-cell>
          <table:table-cell office:value-type="float" office:value="140.11662689975699" table:style-name="ce11">
            <text:p>140</text:p>
          </table:table-cell>
          <table:table-cell office:value-type="float" office:value="1561.0601913325099" table:style-name="ce11">
            <text:p>1561</text:p>
          </table:table-cell>
          <table:table-cell office:value-type="float" office:value="82.510888263610298" table:style-name="ce11">
            <text:p>83</text:p>
          </table:table-cell>
          <table:table-cell office:value-type="float" office:value="3.8300445770364102" table:style-name="ce11">
            <text:p>4</text:p>
          </table:table-cell>
          <table:table-cell office:value-type="float" office:value="29.008611515090699" table:style-name="ce11">
            <text:p>29</text:p>
          </table:table-cell>
          <table:table-cell office:value-type="float" office:value="33.371273719555802" table:style-name="ce11">
            <text:p>33</text:p>
          </table:table-cell>
          <table:table-cell office:value-type="float" office:value="149.615344243095" table:style-name="ce11">
            <text:p>150</text:p>
          </table:table-cell>
          <table:table-cell office:value-type="float" office:value="1396.10516509748" table:style-name="ce11">
            <text:p>1396</text:p>
          </table:table-cell>
          <table:table-cell office:value-type="float" office:value="0.102755511748346" table:style-name="ce11">
            <text:p>0</text:p>
          </table:table-cell>
          <table:table-cell office:value-type="float" office:value="0.102755511748346" table:style-name="ce11">
            <text:p>0</text:p>
          </table:table-cell>
          <table:table-cell office:value-type="float" office:value="0.102755511748346" table:style-name="ce11">
            <text:p>0</text:p>
          </table:table-cell>
          <table:table-cell office:value-type="float" office:value="1198.84597434949" table:style-name="ce11">
            <text:p>1199</text:p>
          </table:table-cell>
          <table:table-cell office:value-type="float" office:value="769.73061230778501" table:style-name="ce11">
            <text:p>770</text:p>
          </table:table-cell>
          <table:table-cell office:value-type="float" office:value="86.012724351667103" table:style-name="ce11">
            <text:p>86</text:p>
          </table:table-cell>
          <table:table-cell office:value-type="float" office:value="139.74666982343601" table:style-name="ce11">
            <text:p>140</text:p>
          </table:table-cell>
          <table:table-cell office:value-type="float" office:value="1369.7598623736001" table:style-name="ce11">
            <text:p>1370</text:p>
          </table:table-cell>
          <table:table-cell office:value-type="float" office:value="197.20812370619799" table:style-name="ce11">
            <text:p>197</text:p>
          </table:table-cell>
          <table:table-cell office:value-type="float" office:value="3.3418466851805801" table:style-name="ce11">
            <text:p>3</text:p>
          </table:table-cell>
          <table:table-cell office:value-type="float" office:value="25.265304774436601" table:style-name="ce11">
            <text:p>25</text:p>
          </table:table-cell>
          <table:table-cell office:value-type="float" office:value="29.021292132933301" table:style-name="ce11">
            <text:p>29</text:p>
          </table:table-cell>
          <table:table-cell office:value-type="float" office:value="129.94763524863799" table:style-name="ce11">
            <text:p>130</text:p>
          </table:table-cell>
          <table:table-cell table:style-name="ce29"/>
          <table:table-cell table:number-columns-repeated="21" table:style-name="ce32"/>
          <table:table-cell table:number-columns-repeated="16333"/>
        </table:table-row>
        <table:table-row table:style-name="ro1" table:visibility="collapse">
          <table:table-cell office:value-type="float" office:value="2014" table:style-name="ce1">
            <text:p>2014</text:p>
          </table:table-cell>
          <table:table-cell office:value-type="float" office:value="1554.10927956812" table:style-name="ce11">
            <text:p>1554</text:p>
          </table:table-cell>
          <table:table-cell office:value-type="float" office:value="0.102967836437409" table:style-name="ce11">
            <text:p>0</text:p>
          </table:table-cell>
          <table:table-cell office:value-type="float" office:value="0.102967836437409" table:style-name="ce11">
            <text:p>0</text:p>
          </table:table-cell>
          <table:table-cell office:value-type="float" office:value="0.102967836437409" table:style-name="ce11">
            <text:p>0</text:p>
          </table:table-cell>
          <table:table-cell office:value-type="float" office:value="1418.41833472903" table:style-name="ce11">
            <text:p>1418</text:p>
          </table:table-cell>
          <table:table-cell office:value-type="float" office:value="934.00512131100595" table:style-name="ce11">
            <text:p>934</text:p>
          </table:table-cell>
          <table:table-cell office:value-type="float" office:value="105.424276477173" table:style-name="ce11">
            <text:p>105</text:p>
          </table:table-cell>
          <table:table-cell office:value-type="float" office:value="128.48787524992599" table:style-name="ce11">
            <text:p>128</text:p>
          </table:table-cell>
          <table:table-cell office:value-type="float" office:value="1530.7016196203999" table:style-name="ce11">
            <text:p>1531</text:p>
          </table:table-cell>
          <table:table-cell office:value-type="float" office:value="90.425665378671297" table:style-name="ce11">
            <text:p>90</text:p>
          </table:table-cell>
          <table:table-cell office:value-type="float" office:value="3.4878109846320902" table:style-name="ce11">
            <text:p>3</text:p>
          </table:table-cell>
          <table:table-cell office:value-type="float" office:value="27.996632738848302" table:style-name="ce11">
            <text:p>28</text:p>
          </table:table-cell>
          <table:table-cell office:value-type="float" office:value="34.513634241462697" table:style-name="ce11">
            <text:p>35</text:p>
          </table:table-cell>
          <table:table-cell office:value-type="float" office:value="171.38587353997201" table:style-name="ce11">
            <text:p>171</text:p>
          </table:table-cell>
          <table:table-cell office:value-type="float" office:value="1540.49407158853" table:style-name="ce11">
            <text:p>1540</text:p>
          </table:table-cell>
          <table:table-cell office:value-type="float" office:value="0.102963740263882" table:style-name="ce11">
            <text:p>0</text:p>
          </table:table-cell>
          <table:table-cell office:value-type="float" office:value="0.102963740263882" table:style-name="ce11">
            <text:p>0</text:p>
          </table:table-cell>
          <table:table-cell office:value-type="float" office:value="0.102963740263882" table:style-name="ce11">
            <text:p>0</text:p>
          </table:table-cell>
          <table:table-cell office:value-type="float" office:value="1415.66144861577" table:style-name="ce11">
            <text:p>1416</text:p>
          </table:table-cell>
          <table:table-cell office:value-type="float" office:value="932.37537040904101" table:style-name="ce11">
            <text:p>932</text:p>
          </table:table-cell>
          <table:table-cell office:value-type="float" office:value="104.12857976571701" table:style-name="ce11">
            <text:p>104</text:p>
          </table:table-cell>
          <table:table-cell office:value-type="float" office:value="128.010576781769" table:style-name="ce11">
            <text:p>128</text:p>
          </table:table-cell>
          <table:table-cell office:value-type="float" office:value="1287.2204089832001" table:style-name="ce11">
            <text:p>1287</text:p>
          </table:table-cell>
          <table:table-cell office:value-type="float" office:value="245.40583510965899" table:style-name="ce11">
            <text:p>245</text:p>
          </table:table-cell>
          <table:table-cell office:value-type="float" office:value="2.9164113188263401" table:style-name="ce11">
            <text:p>3</text:p>
          </table:table-cell>
          <table:table-cell office:value-type="float" office:value="23.342152142067501" table:style-name="ce11">
            <text:p>23</text:p>
          </table:table-cell>
          <table:table-cell office:value-type="float" office:value="28.7108528849012" table:style-name="ce11">
            <text:p>29</text:p>
          </table:table-cell>
          <table:table-cell office:value-type="float" office:value="142.33596911969801" table:style-name="ce11">
            <text:p>142</text:p>
          </table:table-cell>
          <table:table-cell table:style-name="ce29"/>
          <table:table-cell table:number-columns-repeated="21" table:style-name="ce32"/>
          <table:table-cell table:number-columns-repeated="16333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602.22870731686" table:style-name="ce11">
            <text:p>3602</text:p>
          </table:table-cell>
          <table:table-cell office:value-type="float" office:value="0.103346952202984" table:style-name="ce11">
            <text:p>0</text:p>
          </table:table-cell>
          <table:table-cell office:value-type="float" office:value="0.103346952202984" table:style-name="ce11">
            <text:p>0</text:p>
          </table:table-cell>
          <table:table-cell office:value-type="float" office:value="0.103346952202984" table:style-name="ce11">
            <text:p>0</text:p>
          </table:table-cell>
          <table:table-cell office:value-type="float" office:value="1560.7644813147699" table:style-name="ce11">
            <text:p>1561</text:p>
          </table:table-cell>
          <table:table-cell office:value-type="float" office:value="1074.12443132504" table:style-name="ce11">
            <text:p>1074</text:p>
          </table:table-cell>
          <table:table-cell office:value-type="float" office:value="33.490903239769501" table:style-name="ce11">
            <text:p>33</text:p>
          </table:table-cell>
          <table:table-cell office:value-type="float" office:value="114.46067354523301" table:style-name="ce11">
            <text:p>114</text:p>
          </table:table-cell>
          <table:table-cell office:value-type="float" office:value="1515.0403957087699" table:style-name="ce11">
            <text:p>1515</text:p>
          </table:table-cell>
          <table:table-cell office:value-type="float" office:value="100.316725932029" table:style-name="ce11">
            <text:p>100</text:p>
          </table:table-cell>
          <table:table-cell office:value-type="float" office:value="3.2002243108799999" table:style-name="ce11">
            <text:p>3</text:p>
          </table:table-cell>
          <table:table-cell office:value-type="float" office:value="27.266645097905201" table:style-name="ce11">
            <text:p>27</text:p>
          </table:table-cell>
          <table:table-cell office:value-type="float" office:value="36.086852544412402" table:style-name="ce11">
            <text:p>36</text:p>
          </table:table-cell>
          <table:table-cell office:value-type="float" office:value="198.910503329844" table:style-name="ce11">
            <text:p>199</text:p>
          </table:table-cell>
          <table:table-cell office:value-type="float" office:value="3622.58967235615" table:style-name="ce11">
            <text:p>3623</text:p>
          </table:table-cell>
          <table:table-cell office:value-type="float" office:value="0.103353947447793" table:style-name="ce11">
            <text:p>0</text:p>
          </table:table-cell>
          <table:table-cell office:value-type="float" office:value="0.103353947447793" table:style-name="ce11">
            <text:p>0</text:p>
          </table:table-cell>
          <table:table-cell office:value-type="float" office:value="0.103353947447793" table:style-name="ce11">
            <text:p>0</text:p>
          </table:table-cell>
          <table:table-cell office:value-type="float" office:value="1562.9733259285999" table:style-name="ce11">
            <text:p>1563</text:p>
          </table:table-cell>
          <table:table-cell office:value-type="float" office:value="1075.23431931651" table:style-name="ce11">
            <text:p>1075</text:p>
          </table:table-cell>
          <table:table-cell office:value-type="float" office:value="35.710567223580199" table:style-name="ce11">
            <text:p>36</text:p>
          </table:table-cell>
          <table:table-cell office:value-type="float" office:value="115.07463339117599" table:style-name="ce11">
            <text:p>115</text:p>
          </table:table-cell>
          <table:table-cell office:value-type="float" office:value="1207.3787061846199" table:style-name="ce11">
            <text:p>1207</text:p>
          </table:table-cell>
          <table:table-cell office:value-type="float" office:value="306.36555021090101" table:style-name="ce11">
            <text:p>306</text:p>
          </table:table-cell>
          <table:table-cell office:value-type="float" office:value="2.5372274952116101" table:style-name="ce11">
            <text:p>3</text:p>
          </table:table-cell>
          <table:table-cell office:value-type="float" office:value="21.5190999213876" table:style-name="ce11">
            <text:p>22</text:p>
          </table:table-cell>
          <table:table-cell office:value-type="float" office:value="28.3856420567245" table:style-name="ce11">
            <text:p>28</text:p>
          </table:table-cell>
          <table:table-cell office:value-type="float" office:value="156.14026353255599" table:style-name="ce11">
            <text:p>156</text:p>
          </table:table-cell>
          <table:table-cell table:style-name="ce29"/>
          <table:table-cell table:number-columns-repeated="21" table:style-name="ce32"/>
          <table:table-cell table:number-columns-repeated="16333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float" office:value="3731.9657751622999" table:style-name="ce11">
            <text:p>3732</text:p>
          </table:table-cell>
          <table:table-cell office:value-type="float" office:value="0.104190743232593" table:style-name="ce11">
            <text:p>0</text:p>
          </table:table-cell>
          <table:table-cell office:value-type="float" office:value="149.95092934144799" table:style-name="ce11">
            <text:p>150</text:p>
          </table:table-cell>
          <table:table-cell office:value-type="float" office:value="0.104190743232593" table:style-name="ce11">
            <text:p>0</text:p>
          </table:table-cell>
          <table:table-cell office:value-type="float" office:value="1706.42917442117" table:style-name="ce11">
            <text:p>1706</text:p>
          </table:table-cell>
          <table:table-cell office:value-type="float" office:value="1122.7818907186099" table:style-name="ce11">
            <text:p>1123</text:p>
          </table:table-cell>
          <table:table-cell office:value-type="float" office:value="397.244730018979" table:style-name="ce11">
            <text:p>397</text:p>
          </table:table-cell>
          <table:table-cell office:value-type="float" office:value="374.95386338436498" table:style-name="ce11">
            <text:p>375</text:p>
          </table:table-cell>
          <table:table-cell office:value-type="float" office:value="1502.8252902860399" table:style-name="ce11">
            <text:p>1503</text:p>
          </table:table-cell>
          <table:table-cell office:value-type="float" office:value="108.831654427524" table:style-name="ce11">
            <text:p>109</text:p>
          </table:table-cell>
          <table:table-cell office:value-type="float" office:value="3.07934168789718" table:style-name="ce11">
            <text:p>3</text:p>
          </table:table-cell>
          <table:table-cell office:value-type="float" office:value="27.6464572969934" table:style-name="ce11">
            <text:p>28</text:p>
          </table:table-cell>
          <table:table-cell office:value-type="float" office:value="38.781842844586997" table:style-name="ce11">
            <text:p>39</text:p>
          </table:table-cell>
          <table:table-cell office:value-type="float" office:value="226.052922930699" table:style-name="ce11">
            <text:p>226</text:p>
          </table:table-cell>
          <table:table-cell office:value-type="float" office:value="3983.2935454522999" table:style-name="ce11">
            <text:p>3983</text:p>
          </table:table-cell>
          <table:table-cell office:value-type="float" office:value="0.10418781206227801" table:style-name="ce11">
            <text:p>0</text:p>
          </table:table-cell>
          <table:table-cell office:value-type="float" office:value="155.16379328876999" table:style-name="ce11">
            <text:p>155</text:p>
          </table:table-cell>
          <table:table-cell office:value-type="float" office:value="0.10418781206227801" table:style-name="ce11">
            <text:p>0</text:p>
          </table:table-cell>
          <table:table-cell office:value-type="float" office:value="1748.2408583139099" table:style-name="ce11">
            <text:p>1748</text:p>
          </table:table-cell>
          <table:table-cell office:value-type="float" office:value="1147.2179018991701" table:style-name="ce11">
            <text:p>1147</text:p>
          </table:table-cell>
          <table:table-cell office:value-type="float" office:value="421.29318297231902" table:style-name="ce11">
            <text:p>421</text:p>
          </table:table-cell>
          <table:table-cell office:value-type="float" office:value="383.325669999284" table:style-name="ce11">
            <text:p>383</text:p>
          </table:table-cell>
          <table:table-cell office:value-type="float" office:value="1174.11818348927" table:style-name="ce11">
            <text:p>1174</text:p>
          </table:table-cell>
          <table:table-cell office:value-type="float" office:value="348.21710565576001" table:style-name="ce11">
            <text:p>348</text:p>
          </table:table-cell>
          <table:table-cell office:value-type="float" office:value="2.3962145709835898" table:style-name="ce11">
            <text:p>2</text:p>
          </table:table-cell>
          <table:table-cell office:value-type="float" office:value="21.398331660528399" table:style-name="ce11">
            <text:p>21</text:p>
          </table:table-cell>
          <table:table-cell office:value-type="float" office:value="29.911508885249599" table:style-name="ce11">
            <text:p>30</text:p>
          </table:table-cell>
          <table:table-cell office:value-type="float" office:value="174.10464450466799" table:style-name="ce11">
            <text:p>174</text:p>
          </table:table-cell>
          <table:table-cell table:style-name="ce29"/>
          <table:table-cell table:number-columns-repeated="21" table:style-name="ce32"/>
          <table:table-cell table:number-columns-repeated="16333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float" office:value="3625.9807626906099" table:style-name="ce11">
            <text:p>3626</text:p>
          </table:table-cell>
          <table:table-cell office:value-type="float" office:value="0.104682178977207" table:style-name="ce11">
            <text:p>0</text:p>
          </table:table-cell>
          <table:table-cell office:value-type="float" office:value="167.92288612443099" table:style-name="ce11">
            <text:p>168</text:p>
          </table:table-cell>
          <table:table-cell office:value-type="float" office:value="0.104682178977207" table:style-name="ce11">
            <text:p>0</text:p>
          </table:table-cell>
          <table:table-cell office:value-type="float" office:value="1982.7094981965399" table:style-name="ce11">
            <text:p>1983</text:p>
          </table:table-cell>
          <table:table-cell office:value-type="float" office:value="1331.06186839884" table:style-name="ce11">
            <text:p>1331</text:p>
          </table:table-cell>
          <table:table-cell office:value-type="float" office:value="427.70697560401999" table:style-name="ce11">
            <text:p>428</text:p>
          </table:table-cell>
          <table:table-cell office:value-type="float" office:value="441.25575166771898" table:style-name="ce11">
            <text:p>441</text:p>
          </table:table-cell>
          <table:table-cell office:value-type="float" office:value="1485.7652422986901" table:style-name="ce11">
            <text:p>1486</text:p>
          </table:table-cell>
          <table:table-cell office:value-type="float" office:value="116.060446794214" table:style-name="ce11">
            <text:p>116</text:p>
          </table:table-cell>
          <table:table-cell office:value-type="float" office:value="2.9778246969477302" table:style-name="ce11">
            <text:p>3</text:p>
          </table:table-cell>
          <table:table-cell office:value-type="float" office:value="28.140869212697801" table:style-name="ce11">
            <text:p>28</text:p>
          </table:table-cell>
          <table:table-cell office:value-type="float" office:value="41.699978668095497" table:style-name="ce11">
            <text:p>42</text:p>
          </table:table-cell>
          <table:table-cell office:value-type="float" office:value="252.738741248465" table:style-name="ce11">
            <text:p>253</text:p>
          </table:table-cell>
          <table:table-cell office:value-type="float" office:value="3856.7065608948301" table:style-name="ce11">
            <text:p>3857</text:p>
          </table:table-cell>
          <table:table-cell office:value-type="float" office:value="0.104663264619859" table:style-name="ce11">
            <text:p>0</text:p>
          </table:table-cell>
          <table:table-cell office:value-type="float" office:value="173.38306682209799" table:style-name="ce11">
            <text:p>173</text:p>
          </table:table-cell>
          <table:table-cell office:value-type="float" office:value="0.104663264619859" table:style-name="ce11">
            <text:p>0</text:p>
          </table:table-cell>
          <table:table-cell office:value-type="float" office:value="2030.5177195674801" table:style-name="ce11">
            <text:p>2031</text:p>
          </table:table-cell>
          <table:table-cell office:value-type="float" office:value="1360.1216629691" table:style-name="ce11">
            <text:p>1360</text:p>
          </table:table-cell>
          <table:table-cell office:value-type="float" office:value="450.30291759462602" table:style-name="ce11">
            <text:p>450</text:p>
          </table:table-cell>
          <table:table-cell office:value-type="float" office:value="451.05470210210501" table:style-name="ce11">
            <text:p>451</text:p>
          </table:table-cell>
          <table:table-cell office:value-type="float" office:value="1155.4117803000099" table:style-name="ce11">
            <text:p>1155</text:p>
          </table:table-cell>
          <table:table-cell office:value-type="float" office:value="380.22090593507897" table:style-name="ce11">
            <text:p>380</text:p>
          </table:table-cell>
          <table:table-cell office:value-type="float" office:value="2.3064858006989302" table:style-name="ce11">
            <text:p>2</text:p>
          </table:table-cell>
          <table:table-cell office:value-type="float" office:value="21.676080297950101" table:style-name="ce11">
            <text:p>22</text:p>
          </table:table-cell>
          <table:table-cell office:value-type="float" office:value="32.020611680977503" table:style-name="ce11">
            <text:p>32</text:p>
          </table:table-cell>
          <table:table-cell office:value-type="float" office:value="194.071014821977" table:style-name="ce11">
            <text:p>194</text:p>
          </table:table-cell>
          <table:table-cell table:style-name="ce29"/>
          <table:table-cell table:number-columns-repeated="21" table:style-name="ce32"/>
          <table:table-cell table:number-columns-repeated="16333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float" office:value="3259.5349868605099" table:style-name="ce11">
            <text:p>3260</text:p>
          </table:table-cell>
          <table:table-cell office:value-type="float" office:value="0.104748671880891" table:style-name="ce11">
            <text:p>0</text:p>
          </table:table-cell>
          <table:table-cell office:value-type="float" office:value="182.23557728825401" table:style-name="ce11">
            <text:p>182</text:p>
          </table:table-cell>
          <table:table-cell office:value-type="float" office:value="0.104748671880891" table:style-name="ce11">
            <text:p>0</text:p>
          </table:table-cell>
          <table:table-cell office:value-type="float" office:value="1602.9563831873099" table:style-name="ce11">
            <text:p>1603</text:p>
          </table:table-cell>
          <table:table-cell office:value-type="float" office:value="1128.96794215766" table:style-name="ce11">
            <text:p>1129</text:p>
          </table:table-cell>
          <table:table-cell office:value-type="float" office:value="438.23172821641202" table:style-name="ce11">
            <text:p>438</text:p>
          </table:table-cell>
          <table:table-cell office:value-type="float" office:value="508.198401853311" table:style-name="ce11">
            <text:p>508</text:p>
          </table:table-cell>
          <table:table-cell office:value-type="float" office:value="1452.86608347639" table:style-name="ce11">
            <text:p>1453</text:p>
          </table:table-cell>
          <table:table-cell office:value-type="float" office:value="121.748994054467" table:style-name="ce11">
            <text:p>122</text:p>
          </table:table-cell>
          <table:table-cell office:value-type="float" office:value="2.85465001453277" table:style-name="ce11">
            <text:p>3</text:p>
          </table:table-cell>
          <table:table-cell office:value-type="float" office:value="28.402177655342399" table:style-name="ce11">
            <text:p>28</text:p>
          </table:table-cell>
          <table:table-cell office:value-type="float" office:value="44.422474521969001" table:style-name="ce11">
            <text:p>44</text:p>
          </table:table-cell>
          <table:table-cell office:value-type="float" office:value="278.09039021705001" table:style-name="ce11">
            <text:p>278</text:p>
          </table:table-cell>
          <table:table-cell office:value-type="float" office:value="2993.8197125654401" table:style-name="ce11">
            <text:p>2994</text:p>
          </table:table-cell>
          <table:table-cell office:value-type="float" office:value="0.104680455262933" table:style-name="ce11">
            <text:p>0</text:p>
          </table:table-cell>
          <table:table-cell office:value-type="float" office:value="176.36888910147999" table:style-name="ce11">
            <text:p>176</text:p>
          </table:table-cell>
          <table:table-cell office:value-type="float" office:value="0.104680455262933" table:style-name="ce11">
            <text:p>0</text:p>
          </table:table-cell>
          <table:table-cell office:value-type="float" office:value="1554.6675178263999" table:style-name="ce11">
            <text:p>1555</text:p>
          </table:table-cell>
          <table:table-cell office:value-type="float" office:value="1100.0586709925799" table:style-name="ce11">
            <text:p>1100</text:p>
          </table:table-cell>
          <table:table-cell office:value-type="float" office:value="411.92933001185497" table:style-name="ce11">
            <text:p>412</text:p>
          </table:table-cell>
          <table:table-cell office:value-type="float" office:value="498.81711587297201" table:style-name="ce11">
            <text:p>499</text:p>
          </table:table-cell>
          <table:table-cell office:value-type="float" office:value="1123.7215554821701" table:style-name="ce11">
            <text:p>1124</text:p>
          </table:table-cell>
          <table:table-cell office:value-type="float" office:value="401.57136082570599" table:style-name="ce11">
            <text:p>402</text:p>
          </table:table-cell>
          <table:table-cell office:value-type="float" office:value="2.1970774735390002" table:style-name="ce11">
            <text:p>2</text:p>
          </table:table-cell>
          <table:table-cell office:value-type="float" office:value="21.735908364367098" table:style-name="ce11">
            <text:p>22</text:p>
          </table:table-cell>
          <table:table-cell office:value-type="float" office:value="33.911278780178598" table:style-name="ce11">
            <text:p>34</text:p>
          </table:table-cell>
          <table:table-cell office:value-type="float" office:value="212.64928067820301" table:style-name="ce11">
            <text:p>213</text:p>
          </table:table-cell>
          <table:table-cell table:style-name="ce29"/>
          <table:table-cell table:number-columns-repeated="21" table:style-name="ce32"/>
          <table:table-cell table:number-columns-repeated="16333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float" office:value="3172.8240118416202" table:style-name="ce11">
            <text:p>3173</text:p>
          </table:table-cell>
          <table:table-cell office:value-type="float" office:value="0.10468875726527301" table:style-name="ce11">
            <text:p>0</text:p>
          </table:table-cell>
          <table:table-cell office:value-type="float" office:value="196.64870899139501" table:style-name="ce11">
            <text:p>197</text:p>
          </table:table-cell>
          <table:table-cell office:value-type="float" office:value="0.10468875726527301" table:style-name="ce11">
            <text:p>0</text:p>
          </table:table-cell>
          <table:table-cell office:value-type="float" office:value="1719.4192253953599" table:style-name="ce11">
            <text:p>1719</text:p>
          </table:table-cell>
          <table:table-cell office:value-type="float" office:value="1230.2443427169901" table:style-name="ce11">
            <text:p>1230</text:p>
          </table:table-cell>
          <table:table-cell office:value-type="float" office:value="443.38535189153299" table:style-name="ce11">
            <text:p>443</text:p>
          </table:table-cell>
          <table:table-cell office:value-type="float" office:value="581.82982527133595" table:style-name="ce11">
            <text:p>582</text:p>
          </table:table-cell>
          <table:table-cell office:value-type="float" office:value="1406.52602931826" table:style-name="ce11">
            <text:p>1407</text:p>
          </table:table-cell>
          <table:table-cell office:value-type="float" office:value="126.184737854082" table:style-name="ce11">
            <text:p>126</text:p>
          </table:table-cell>
          <table:table-cell office:value-type="float" office:value="2.7134116146307301" table:style-name="ce11">
            <text:p>3</text:p>
          </table:table-cell>
          <table:table-cell office:value-type="float" office:value="28.437750059458601" table:style-name="ce11">
            <text:p>28</text:p>
          </table:table-cell>
          <table:table-cell office:value-type="float" office:value="46.937733182199402" table:style-name="ce11">
            <text:p>47</text:p>
          </table:table-cell>
          <table:table-cell office:value-type="float" office:value="302.39745745465501" table:style-name="ce11">
            <text:p>302</text:p>
          </table:table-cell>
          <table:table-cell office:value-type="float" office:value="3891.59814175576" table:style-name="ce11">
            <text:p>3892</text:p>
          </table:table-cell>
          <table:table-cell office:value-type="float" office:value="0.10454172544363199" table:style-name="ce11">
            <text:p>0</text:p>
          </table:table-cell>
          <table:table-cell office:value-type="float" office:value="203.362669557468" table:style-name="ce11">
            <text:p>203</text:p>
          </table:table-cell>
          <table:table-cell office:value-type="float" office:value="0.10454172544363199" table:style-name="ce11">
            <text:p>0</text:p>
          </table:table-cell>
          <table:table-cell office:value-type="float" office:value="2552.1603695355402" table:style-name="ce11">
            <text:p>2552</text:p>
          </table:table-cell>
          <table:table-cell office:value-type="float" office:value="1647.2923895741999" table:style-name="ce11">
            <text:p>1647</text:p>
          </table:table-cell>
          <table:table-cell office:value-type="float" office:value="0.10454172544363199" table:style-name="ce11">
            <text:p>0</text:p>
          </table:table-cell>
          <table:table-cell office:value-type="float" office:value="561.42894861418699" table:style-name="ce11">
            <text:p>561</text:p>
          </table:table-cell>
          <table:table-cell office:value-type="float" office:value="1255.9554548475301" table:style-name="ce11">
            <text:p>1256</text:p>
          </table:table-cell>
          <table:table-cell office:value-type="float" office:value="227.13423866567101" table:style-name="ce11">
            <text:p>227</text:p>
          </table:table-cell>
          <table:table-cell office:value-type="float" office:value="4.3198858792245796" table:style-name="ce11">
            <text:p>4</text:p>
          </table:table-cell>
          <table:table-cell office:value-type="float" office:value="22.104720958797401" table:style-name="ce11">
            <text:p>22</text:p>
          </table:table-cell>
          <table:table-cell office:value-type="float" office:value="40.708987122969297" table:style-name="ce11">
            <text:p>41</text:p>
          </table:table-cell>
          <table:table-cell office:value-type="float" office:value="289.79910568305502" table:style-name="ce11">
            <text:p>290</text:p>
          </table:table-cell>
          <table:table-cell table:style-name="ce29"/>
          <table:table-cell table:number-columns-repeated="21" table:style-name="ce32"/>
          <table:table-cell table:number-columns-repeated="16333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float" office:value="2947.28042013299" table:style-name="ce11">
            <text:p>2947</text:p>
          </table:table-cell>
          <table:table-cell office:value-type="float" office:value="0.10452144641863501" table:style-name="ce11">
            <text:p>0</text:p>
          </table:table-cell>
          <table:table-cell office:value-type="float" office:value="207.89109367331301" table:style-name="ce11">
            <text:p>208</text:p>
          </table:table-cell>
          <table:table-cell office:value-type="float" office:value="0.10452144641863501" table:style-name="ce11">
            <text:p>0</text:p>
          </table:table-cell>
          <table:table-cell office:value-type="float" office:value="1807.9580314049799" table:style-name="ce11">
            <text:p>1808</text:p>
          </table:table-cell>
          <table:table-cell office:value-type="float" office:value="1317.72322768602" table:style-name="ce11">
            <text:p>1318</text:p>
          </table:table-cell>
          <table:table-cell office:value-type="float" office:value="432.18432151965999" table:style-name="ce11">
            <text:p>432</text:p>
          </table:table-cell>
          <table:table-cell office:value-type="float" office:value="656.37228006863995" table:style-name="ce11">
            <text:p>656</text:p>
          </table:table-cell>
          <table:table-cell office:value-type="float" office:value="1348.6803262390999" table:style-name="ce11">
            <text:p>1349</text:p>
          </table:table-cell>
          <table:table-cell office:value-type="float" office:value="129.40139654748799" table:style-name="ce11">
            <text:p>129</text:p>
          </table:table-cell>
          <table:table-cell office:value-type="float" office:value="2.5577032422136599" table:style-name="ce11">
            <text:p>3</text:p>
          </table:table-cell>
          <table:table-cell office:value-type="float" office:value="28.251923978148501" table:style-name="ce11">
            <text:p>28</text:p>
          </table:table-cell>
          <table:table-cell office:value-type="float" office:value="49.207989767161401" table:style-name="ce11">
            <text:p>49</text:p>
          </table:table-cell>
          <table:table-cell office:value-type="float" office:value="325.40704888003302" table:style-name="ce11">
            <text:p>325</text:p>
          </table:table-cell>
          <table:table-cell office:value-type="float" office:value="2741.6611719723901" table:style-name="ce11">
            <text:p>2742</text:p>
          </table:table-cell>
          <table:table-cell office:value-type="float" office:value="0.10427317848894201" table:style-name="ce11">
            <text:p>0</text:p>
          </table:table-cell>
          <table:table-cell office:value-type="float" office:value="198.556250727096" table:style-name="ce11">
            <text:p>199</text:p>
          </table:table-cell>
          <table:table-cell office:value-type="float" office:value="0.10427317848894201" table:style-name="ce11">
            <text:p>0</text:p>
          </table:table-cell>
          <table:table-cell office:value-type="float" office:value="2039.1201439046599" table:style-name="ce11">
            <text:p>2039</text:p>
          </table:table-cell>
          <table:table-cell office:value-type="float" office:value="1429.0235366162401" table:style-name="ce11">
            <text:p>1429</text:p>
          </table:table-cell>
          <table:table-cell office:value-type="float" office:value="220.450168123118" table:style-name="ce11">
            <text:p>220</text:p>
          </table:table-cell>
          <table:table-cell office:value-type="float" office:value="622.97188940700005" table:style-name="ce11">
            <text:p>623</text:p>
          </table:table-cell>
          <table:table-cell office:value-type="float" office:value="1267.22063004645" table:style-name="ce11">
            <text:p>1267</text:p>
          </table:table-cell>
          <table:table-cell office:value-type="float" office:value="190.05478021316199" table:style-name="ce11">
            <text:p>190</text:p>
          </table:table-cell>
          <table:table-cell office:value-type="float" office:value="9.9715045686261004" table:style-name="ce11">
            <text:p>10</text:p>
          </table:table-cell>
          <table:table-cell office:value-type="float" office:value="21.291284969850899" table:style-name="ce11">
            <text:p>21</text:p>
          </table:table-cell>
          <table:table-cell office:value-type="float" office:value="44.3184714898278" table:style-name="ce11">
            <text:p>44</text:p>
          </table:table-cell>
          <table:table-cell office:value-type="float" office:value="343.80082406655799" table:style-name="ce11">
            <text:p>344</text:p>
          </table:table-cell>
          <table:table-cell table:style-name="ce29"/>
          <table:table-cell table:number-columns-repeated="21" table:style-name="ce32"/>
          <table:table-cell table:number-columns-repeated="16333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float" office:value="4298.1347584675896" table:style-name="ce11">
            <text:p>4298</text:p>
          </table:table-cell>
          <table:table-cell office:value-type="float" office:value="47.3908483528364" table:style-name="ce11">
            <text:p>47</text:p>
          </table:table-cell>
          <table:table-cell office:value-type="float" office:value="61.468206975547297" table:style-name="ce11">
            <text:p>61</text:p>
          </table:table-cell>
          <table:table-cell office:value-type="float" office:value="52.179303125036903" table:style-name="ce11">
            <text:p>52</text:p>
          </table:table-cell>
          <table:table-cell office:value-type="float" office:value="1488.12854308078" table:style-name="ce11">
            <text:p>1488</text:p>
          </table:table-cell>
          <table:table-cell office:value-type="float" office:value="763.29934667024202" table:style-name="ce11">
            <text:p>763</text:p>
          </table:table-cell>
          <table:table-cell office:value-type="float" office:value="183.300601942101" table:style-name="ce11">
            <text:p>183</text:p>
          </table:table-cell>
          <table:table-cell office:value-type="float" office:value="428.68680977015498" table:style-name="ce11">
            <text:p>429</text:p>
          </table:table-cell>
          <table:table-cell office:value-type="float" office:value="1288.0244231353699" table:style-name="ce11">
            <text:p>1288</text:p>
          </table:table-cell>
          <table:table-cell office:value-type="float" office:value="133.46709385441201" table:style-name="ce11">
            <text:p>133</text:p>
          </table:table-cell>
          <table:table-cell office:value-type="float" office:value="2.41663260226969" table:style-name="ce11">
            <text:p>2</text:p>
          </table:table-cell>
          <table:table-cell office:value-type="float" office:value="27.5340452468403" table:style-name="ce11">
            <text:p>28</text:p>
          </table:table-cell>
          <table:table-cell office:value-type="float" office:value="51.295162477981798" table:style-name="ce11">
            <text:p>51</text:p>
          </table:table-cell>
          <table:table-cell office:value-type="float" office:value="337.86358154405099" table:style-name="ce11">
            <text:p>338</text:p>
          </table:table-cell>
          <table:table-cell office:value-type="float" office:value="3652.5469195607802" table:style-name="ce11">
            <text:p>3653</text:p>
          </table:table-cell>
          <table:table-cell office:value-type="float" office:value="52.003395107662797" table:style-name="ce11">
            <text:p>52</text:p>
          </table:table-cell>
          <table:table-cell office:value-type="float" office:value="65.314263151530696" table:style-name="ce11">
            <text:p>65</text:p>
          </table:table-cell>
          <table:table-cell office:value-type="float" office:value="0.103883930845671" table:style-name="ce11">
            <text:p>0</text:p>
          </table:table-cell>
          <table:table-cell office:value-type="float" office:value="1975.06479489958" table:style-name="ce11">
            <text:p>1975</text:p>
          </table:table-cell>
          <table:table-cell office:value-type="float" office:value="1262.6669028246399" table:style-name="ce11">
            <text:p>1263</text:p>
          </table:table-cell>
          <table:table-cell office:value-type="float" office:value="190.89291700829801" table:style-name="ce11">
            <text:p>191</text:p>
          </table:table-cell>
          <table:table-cell office:value-type="float" office:value="159.55107315733599" table:style-name="ce11">
            <text:p>160</text:p>
          </table:table-cell>
          <table:table-cell office:value-type="float" office:value="1249.91347068907" table:style-name="ce11">
            <text:p>1250</text:p>
          </table:table-cell>
          <table:table-cell office:value-type="float" office:value="185.076514340259" table:style-name="ce11">
            <text:p>185</text:p>
          </table:table-cell>
          <table:table-cell office:value-type="float" office:value="15.211259382614999" table:style-name="ce11">
            <text:p>15</text:p>
          </table:table-cell>
          <table:table-cell office:value-type="float" office:value="21.0444923931075" table:style-name="ce11">
            <text:p>21</text:p>
          </table:table-cell>
          <table:table-cell office:value-type="float" office:value="50.145363728387998" table:style-name="ce11">
            <text:p>50</text:p>
          </table:table-cell>
          <table:table-cell office:value-type="float" office:value="401.04830115484498" table:style-name="ce11">
            <text:p>401</text:p>
          </table:table-cell>
          <table:table-cell table:style-name="ce29"/>
          <table:table-cell table:number-columns-repeated="21" table:style-name="ce32"/>
          <table:table-cell table:number-columns-repeated="16333"/>
        </table:table-row>
        <table:table-row table:style-name="ro1">
          <table:table-cell office:value-type="float" office:value="2022" table:style-name="ce1">
            <text:p>2022</text:p>
          </table:table-cell>
          <table:table-cell office:value-type="float" office:value="4180.7567746168597" table:style-name="ce11">
            <text:p>4181</text:p>
          </table:table-cell>
          <table:table-cell office:value-type="float" office:value="43.062563597996103" table:style-name="ce11">
            <text:p>43</text:p>
          </table:table-cell>
          <table:table-cell office:value-type="float" office:value="55.650253132920803" table:style-name="ce11">
            <text:p>56</text:p>
          </table:table-cell>
          <table:table-cell office:value-type="float" office:value="50.880673365881997" table:style-name="ce11">
            <text:p>51</text:p>
          </table:table-cell>
          <table:table-cell office:value-type="float" office:value="1508.1560149147101" table:style-name="ce11">
            <text:p>1508</text:p>
          </table:table-cell>
          <table:table-cell office:value-type="float" office:value="751.44696063199103" table:style-name="ce11">
            <text:p>751</text:p>
          </table:table-cell>
          <table:table-cell office:value-type="float" office:value="155.46609894225099" table:style-name="ce11">
            <text:p>155</text:p>
          </table:table-cell>
          <table:table-cell office:value-type="float" office:value="438.97208976144202" table:style-name="ce11">
            <text:p>439</text:p>
          </table:table-cell>
          <table:table-cell office:value-type="float" office:value="1229.20318946779" table:style-name="ce11">
            <text:p>1229</text:p>
          </table:table-cell>
          <table:table-cell office:value-type="float" office:value="138.02063211099201" table:style-name="ce11">
            <text:p>138</text:p>
          </table:table-cell>
          <table:table-cell office:value-type="float" office:value="2.2879112778918298" table:style-name="ce11">
            <text:p>2</text:p>
          </table:table-cell>
          <table:table-cell office:value-type="float" office:value="26.689480409656898" table:style-name="ce11">
            <text:p>27</text:p>
          </table:table-cell>
          <table:table-cell office:value-type="float" office:value="53.448744363767098" table:style-name="ce11">
            <text:p>53</text:p>
          </table:table-cell>
          <table:table-cell office:value-type="float" office:value="346.42905330840898" table:style-name="ce11">
            <text:p>346</text:p>
          </table:table-cell>
          <table:table-cell office:value-type="float" office:value="3509.0451597163301" table:style-name="ce11">
            <text:p>3509</text:p>
          </table:table-cell>
          <table:table-cell office:value-type="float" office:value="48.3115071747823" table:style-name="ce11">
            <text:p>48</text:p>
          </table:table-cell>
          <table:table-cell office:value-type="float" office:value="60.403678432714997" table:style-name="ce11">
            <text:p>60</text:p>
          </table:table-cell>
          <table:table-cell office:value-type="float" office:value="0.10346757288065001" table:style-name="ce11">
            <text:p>0</text:p>
          </table:table-cell>
          <table:table-cell office:value-type="float" office:value="2065.4841522107999" table:style-name="ce11">
            <text:p>2065</text:p>
          </table:table-cell>
          <table:table-cell office:value-type="float" office:value="1319.7413992529" table:style-name="ce11">
            <text:p>1320</text:p>
          </table:table-cell>
          <table:table-cell office:value-type="float" office:value="167.65900595152701" table:style-name="ce11">
            <text:p>168</text:p>
          </table:table-cell>
          <table:table-cell office:value-type="float" office:value="146.73995772647501" table:style-name="ce11">
            <text:p>147</text:p>
          </table:table-cell>
          <table:table-cell office:value-type="float" office:value="1215.1975066197599" table:style-name="ce11">
            <text:p>1215</text:p>
          </table:table-cell>
          <table:table-cell office:value-type="float" office:value="187.41243567178199" table:style-name="ce11">
            <text:p>187</text:p>
          </table:table-cell>
          <table:table-cell office:value-type="float" office:value="20.178675749370601" table:style-name="ce11">
            <text:p>20</text:p>
          </table:table-cell>
          <table:table-cell office:value-type="float" office:value="20.843914266644401" table:style-name="ce11">
            <text:p>21</text:p>
          </table:table-cell>
          <table:table-cell office:value-type="float" office:value="57.224044792046897" table:style-name="ce11">
            <text:p>57</text:p>
          </table:table-cell>
          <table:table-cell office:value-type="float" office:value="462.143333560678" table:style-name="ce11">
            <text:p>462</text:p>
          </table:table-cell>
          <table:table-cell table:style-name="ce29"/>
          <table:table-cell table:number-columns-repeated="21" table:style-name="ce32"/>
          <table:table-cell table:number-columns-repeated="16333"/>
        </table:table-row>
        <table:table-row table:style-name="ro1">
          <table:table-cell office:value-type="float" office:value="2023" table:style-name="ce1">
            <text:p>2023</text:p>
          </table:table-cell>
          <table:table-cell office:value-type="float" office:value="4098.03893886275" table:style-name="ce11">
            <text:p>4098</text:p>
          </table:table-cell>
          <table:table-cell office:value-type="float" office:value="39.6409699304226" table:style-name="ce11">
            <text:p>40</text:p>
          </table:table-cell>
          <table:table-cell office:value-type="float" office:value="51.019931351979999" table:style-name="ce11">
            <text:p>51</text:p>
          </table:table-cell>
          <table:table-cell office:value-type="float" office:value="50.021231817977998" table:style-name="ce11">
            <text:p>50</text:p>
          </table:table-cell>
          <table:table-cell office:value-type="float" office:value="1535.18757997995" table:style-name="ce11">
            <text:p>1535</text:p>
          </table:table-cell>
          <table:table-cell office:value-type="float" office:value="743.96676596628504" table:style-name="ce11">
            <text:p>744</text:p>
          </table:table-cell>
          <table:table-cell office:value-type="float" office:value="137.209533726362" table:style-name="ce11">
            <text:p>137</text:p>
          </table:table-cell>
          <table:table-cell office:value-type="float" office:value="453.67606144852402" table:style-name="ce11">
            <text:p>454</text:p>
          </table:table-cell>
          <table:table-cell office:value-type="float" office:value="1173.4291570574401" table:style-name="ce11">
            <text:p>1173</text:p>
          </table:table-cell>
          <table:table-cell office:value-type="float" office:value="142.94086781503401" table:style-name="ce11">
            <text:p>143</text:p>
          </table:table-cell>
          <table:table-cell office:value-type="float" office:value="2.1699087256610099" table:style-name="ce11">
            <text:p>2</text:p>
          </table:table-cell>
          <table:table-cell office:value-type="float" office:value="25.8476437110373" table:style-name="ce11">
            <text:p>26</text:p>
          </table:table-cell>
          <table:table-cell office:value-type="float" office:value="55.760956415809098" table:style-name="ce11">
            <text:p>56</text:p>
          </table:table-cell>
          <table:table-cell office:value-type="float" office:value="353.55165682475899" table:style-name="ce11">
            <text:p>354</text:p>
          </table:table-cell>
          <table:table-cell office:value-type="float" office:value="3502.0408085126101" table:style-name="ce11">
            <text:p>3502</text:p>
          </table:table-cell>
          <table:table-cell office:value-type="float" office:value="47.446738001238003" table:style-name="ce11">
            <text:p>47</text:p>
          </table:table-cell>
          <table:table-cell office:value-type="float" office:value="59.290031544314601" table:style-name="ce11">
            <text:p>59</text:p>
          </table:table-cell>
          <table:table-cell office:value-type="float" office:value="0.103039433547386" table:style-name="ce11">
            <text:p>0</text:p>
          </table:table-cell>
          <table:table-cell office:value-type="float" office:value="2195.37656885146" table:style-name="ce11">
            <text:p>2195</text:p>
          </table:table-cell>
          <table:table-cell office:value-type="float" office:value="1401.6498040249601" table:style-name="ce11">
            <text:p>1402</text:p>
          </table:table-cell>
          <table:table-cell office:value-type="float" office:value="161.68713744839101" table:style-name="ce11">
            <text:p>162</text:p>
          </table:table-cell>
          <table:table-cell office:value-type="float" office:value="143.44485179561499" table:style-name="ce11">
            <text:p>143</text:p>
          </table:table-cell>
          <table:table-cell office:value-type="float" office:value="1169.3754200676999" table:style-name="ce11">
            <text:p>1169</text:p>
          </table:table-cell>
          <table:table-cell office:value-type="float" office:value="191.00169818534101" table:style-name="ce11">
            <text:p>191</text:p>
          </table:table-cell>
          <table:table-cell office:value-type="float" office:value="25.564689541921499" table:style-name="ce11">
            <text:p>26</text:p>
          </table:table-cell>
          <table:table-cell office:value-type="float" office:value="20.553314530659801" table:style-name="ce11">
            <text:p>21</text:p>
          </table:table-cell>
          <table:table-cell office:value-type="float" office:value="65.252967969623199" table:style-name="ce11">
            <text:p>65</text:p>
          </table:table-cell>
          <table:table-cell office:value-type="float" office:value="527.23754244653605" table:style-name="ce11">
            <text:p>527</text:p>
          </table:table-cell>
          <table:table-cell table:style-name="ce29"/>
          <table:table-cell table:number-columns-repeated="21" table:style-name="ce32"/>
          <table:table-cell table:number-columns-repeated="16333"/>
        </table:table-row>
        <table:table-row table:style-name="ro1">
          <table:table-cell office:value-type="float" office:value="2024" table:style-name="ce1">
            <text:p>2024</text:p>
          </table:table-cell>
          <table:table-cell office:value-type="float" office:value="4033.9235259265201" table:style-name="ce11">
            <text:p>4034</text:p>
          </table:table-cell>
          <table:table-cell office:value-type="float" office:value="36.752348067973401" table:style-name="ce11">
            <text:p>37</text:p>
          </table:table-cell>
          <table:table-cell office:value-type="float" office:value="47.073007824564897" table:style-name="ce11">
            <text:p>47</text:p>
          </table:table-cell>
          <table:table-cell office:value-type="float" office:value="49.4021948532218" table:style-name="ce11">
            <text:p>49</text:p>
          </table:table-cell>
          <table:table-cell office:value-type="float" office:value="1566.16573813942" table:style-name="ce11">
            <text:p>1566</text:p>
          </table:table-cell>
          <table:table-cell office:value-type="float" office:value="738.87428187705598" table:style-name="ce11">
            <text:p>739</text:p>
          </table:table-cell>
          <table:table-cell office:value-type="float" office:value="122.642053048509" table:style-name="ce11">
            <text:p>123</text:p>
          </table:table-cell>
          <table:table-cell office:value-type="float" office:value="470.28005427528899" table:style-name="ce11">
            <text:p>470</text:p>
          </table:table-cell>
          <table:table-cell office:value-type="float" office:value="1119.94675807508" table:style-name="ce11">
            <text:p>1120</text:p>
          </table:table-cell>
          <table:table-cell office:value-type="float" office:value="148.069303828649" table:style-name="ce11">
            <text:p>148</text:p>
          </table:table-cell>
          <table:table-cell office:value-type="float" office:value="2.0597745617605701" table:style-name="ce11">
            <text:p>2</text:p>
          </table:table-cell>
          <table:table-cell office:value-type="float" office:value="25.021855654987402" table:style-name="ce11">
            <text:p>25</text:p>
          </table:table-cell>
          <table:table-cell office:value-type="float" office:value="58.2173004901016" table:style-name="ce11">
            <text:p>58</text:p>
          </table:table-cell>
          <table:table-cell office:value-type="float" office:value="359.701406143187" table:style-name="ce11">
            <text:p>360</text:p>
          </table:table-cell>
          <table:table-cell office:value-type="float" office:value="3285.7109082382899" table:style-name="ce11">
            <text:p>3286</text:p>
          </table:table-cell>
          <table:table-cell office:value-type="float" office:value="42.481188563248402" table:style-name="ce11">
            <text:p>42</text:p>
          </table:table-cell>
          <table:table-cell office:value-type="float" office:value="52.490109054424501" table:style-name="ce11">
            <text:p>52</text:p>
          </table:table-cell>
          <table:table-cell office:value-type="float" office:value="0.102647434889256" table:style-name="ce11">
            <text:p>0</text:p>
          </table:table-cell>
          <table:table-cell office:value-type="float" office:value="2268.5154234933202" table:style-name="ce11">
            <text:p>2269</text:p>
          </table:table-cell>
          <table:table-cell office:value-type="float" office:value="1448.1847319124699" table:style-name="ce11">
            <text:p>1448</text:p>
          </table:table-cell>
          <table:table-cell office:value-type="float" office:value="138.52363546495801" table:style-name="ce11">
            <text:p>139</text:p>
          </table:table-cell>
          <table:table-cell office:value-type="float" office:value="130.17239926589201" table:style-name="ce11">
            <text:p>130</text:p>
          </table:table-cell>
          <table:table-cell office:value-type="float" office:value="1119.64729526938" table:style-name="ce11">
            <text:p>1120</text:p>
          </table:table-cell>
          <table:table-cell office:value-type="float" office:value="194.82725937089299" table:style-name="ce11">
            <text:p>195</text:p>
          </table:table-cell>
          <table:table-cell office:value-type="float" office:value="31.933266177961801" table:style-name="ce11">
            <text:p>32</text:p>
          </table:table-cell>
          <table:table-cell office:value-type="float" office:value="20.2193198017669" table:style-name="ce11">
            <text:p>20</text:p>
          </table:table-cell>
          <table:table-cell office:value-type="float" office:value="74.439575804522406" table:style-name="ce11">
            <text:p>74</text:p>
          </table:table-cell>
          <table:table-cell office:value-type="float" office:value="598.42256769415303" table:style-name="ce11">
            <text:p>598</text:p>
          </table:table-cell>
          <table:table-cell table:style-name="ce29"/>
          <table:table-cell table:number-columns-repeated="21" table:style-name="ce32"/>
          <table:table-cell table:number-columns-repeated="16333"/>
        </table:table-row>
        <table:table-row table:style-name="ro1">
          <table:table-cell office:value-type="float" office:value="2025" table:style-name="ce1">
            <text:p>2025</text:p>
          </table:table-cell>
          <table:table-cell office:value-type="float" office:value="3246.95818390363" table:style-name="ce11">
            <text:p>3247</text:p>
          </table:table-cell>
          <table:table-cell office:value-type="float" office:value="34.835508192873199" table:style-name="ce11">
            <text:p>35</text:p>
          </table:table-cell>
          <table:table-cell office:value-type="float" office:value="44.435111214794297" table:style-name="ce11">
            <text:p>44</text:p>
          </table:table-cell>
          <table:table-cell office:value-type="float" office:value="49.358929193791099" table:style-name="ce11">
            <text:p>49</text:p>
          </table:table-cell>
          <table:table-cell office:value-type="float" office:value="1608.5609995094001" table:style-name="ce11">
            <text:p>1609</text:p>
          </table:table-cell>
          <table:table-cell office:value-type="float" office:value="740.40500714784696" table:style-name="ce11">
            <text:p>740</text:p>
          </table:table-cell>
          <table:table-cell office:value-type="float" office:value="113.544602911756" table:style-name="ce11">
            <text:p>114</text:p>
          </table:table-cell>
          <table:table-cell office:value-type="float" office:value="490.65923711147298" table:style-name="ce11">
            <text:p>491</text:p>
          </table:table-cell>
          <table:table-cell office:value-type="float" office:value="1068.5761853557001" table:style-name="ce11">
            <text:p>1069</text:p>
          </table:table-cell>
          <table:table-cell office:value-type="float" office:value="153.363700717641" table:style-name="ce11">
            <text:p>153</text:p>
          </table:table-cell>
          <table:table-cell office:value-type="float" office:value="1.95641747134223" table:style-name="ce11">
            <text:p>2</text:p>
          </table:table-cell>
          <table:table-cell office:value-type="float" office:value="24.216626663113701" table:style-name="ce11">
            <text:p>24</text:p>
          </table:table-cell>
          <table:table-cell office:value-type="float" office:value="60.819136644397098" table:style-name="ce11">
            <text:p>61</text:p>
          </table:table-cell>
          <table:table-cell office:value-type="float" office:value="365.05829764260699" table:style-name="ce11">
            <text:p>365</text:p>
          </table:table-cell>
          <table:table-cell office:value-type="float" office:value="2346.47420344794" table:style-name="ce11">
            <text:p>2346</text:p>
          </table:table-cell>
          <table:table-cell office:value-type="float" office:value="37.860569937242602" table:style-name="ce11">
            <text:p>38</text:p>
          </table:table-cell>
          <table:table-cell office:value-type="float" office:value="46.173953324950503" table:style-name="ce11">
            <text:p>46</text:p>
          </table:table-cell>
          <table:table-cell office:value-type="float" office:value="0.10228808028011201" table:style-name="ce11">
            <text:p>0</text:p>
          </table:table-cell>
          <table:table-cell office:value-type="float" office:value="2341.9097277712999" table:style-name="ce11">
            <text:p>2342</text:p>
          </table:table-cell>
          <table:table-cell office:value-type="float" office:value="1495.37944466314" table:style-name="ce11">
            <text:p>1495</text:p>
          </table:table-cell>
          <table:table-cell office:value-type="float" office:value="118.145985177618" table:style-name="ce11">
            <text:p>118</text:p>
          </table:table-cell>
          <table:table-cell office:value-type="float" office:value="118.25567349364201" table:style-name="ce11">
            <text:p>118</text:p>
          </table:table-cell>
          <table:table-cell office:value-type="float" office:value="1068.8279039054501" table:style-name="ce11">
            <text:p>1069</text:p>
          </table:table-cell>
          <table:table-cell office:value-type="float" office:value="198.64994215274501" table:style-name="ce11">
            <text:p>199</text:p>
          </table:table-cell>
          <table:table-cell office:value-type="float" office:value="39.704771694989901" table:style-name="ce11">
            <text:p>40</text:p>
          </table:table-cell>
          <table:table-cell office:value-type="float" office:value="19.864522348844201" table:style-name="ce11">
            <text:p>20</text:p>
          </table:table-cell>
          <table:table-cell office:value-type="float" office:value="84.998858352660605" table:style-name="ce11">
            <text:p>85</text:p>
          </table:table-cell>
          <table:table-cell office:value-type="float" office:value="677.00328672128796" table:style-name="ce11">
            <text:p>677</text:p>
          </table:table-cell>
          <table:table-cell table:style-name="ce29"/>
          <table:table-cell table:number-columns-repeated="21" table:style-name="ce32"/>
          <table:table-cell table:number-columns-repeated="16333"/>
        </table:table-row>
        <table:table-row table:style-name="ro1">
          <table:table-cell office:value-type="float" office:value="2026" table:style-name="ce1">
            <text:p>2026</text:p>
          </table:table-cell>
          <table:table-cell office:value-type="float" office:value="3803.9432816067801" table:style-name="ce11">
            <text:p>3804</text:p>
          </table:table-cell>
          <table:table-cell office:value-type="float" office:value="35.372791070726798" table:style-name="ce11">
            <text:p>35</text:p>
          </table:table-cell>
          <table:table-cell office:value-type="float" office:value="43.996482326670801" table:style-name="ce11">
            <text:p>44</text:p>
          </table:table-cell>
          <table:table-cell office:value-type="float" office:value="22.425304118331798" table:style-name="ce11">
            <text:p>22</text:p>
          </table:table-cell>
          <table:table-cell office:value-type="float" office:value="607.47834271541205" table:style-name="ce11">
            <text:p>607</text:p>
          </table:table-cell>
          <table:table-cell office:value-type="float" office:value="468.90064561101298" table:style-name="ce11">
            <text:p>469</text:p>
          </table:table-cell>
          <table:table-cell office:value-type="float" office:value="158.51501065247501" table:style-name="ce11">
            <text:p>159</text:p>
          </table:table-cell>
          <table:table-cell office:value-type="float" office:value="406.86648177538302" table:style-name="ce11">
            <text:p>407</text:p>
          </table:table-cell>
          <table:table-cell office:value-type="float" office:value="1022.77275954751" table:style-name="ce11">
            <text:p>1023</text:p>
          </table:table-cell>
          <table:table-cell office:value-type="float" office:value="156.98078526429001" table:style-name="ce11">
            <text:p>157</text:p>
          </table:table-cell>
          <table:table-cell office:value-type="float" office:value="1.8649228760777199" table:style-name="ce11">
            <text:p>2</text:p>
          </table:table-cell>
          <table:table-cell office:value-type="float" office:value="23.507686886769498" table:style-name="ce11">
            <text:p>24</text:p>
          </table:table-cell>
          <table:table-cell office:value-type="float" office:value="63.078641701691197" table:style-name="ce11">
            <text:p>63</text:p>
          </table:table-cell>
          <table:table-cell office:value-type="float" office:value="367.26008978158899" table:style-name="ce11">
            <text:p>367</text:p>
          </table:table-cell>
          <table:table-cell office:value-type="float" office:value="512.459644436801" table:style-name="ce11">
            <text:p>512</text:p>
          </table:table-cell>
          <table:table-cell office:value-type="float" office:value="19.459828568749298" table:style-name="ce11">
            <text:p>19</text:p>
          </table:table-cell>
          <table:table-cell office:value-type="float" office:value="65.321566853808093" table:style-name="ce11">
            <text:p>65</text:p>
          </table:table-cell>
          <table:table-cell office:value-type="float" office:value="2.4275481948645501" table:style-name="ce11">
            <text:p>2</text:p>
          </table:table-cell>
          <table:table-cell office:value-type="float" office:value="1245.8837066558201" table:style-name="ce11">
            <text:p>1246</text:p>
          </table:table-cell>
          <table:table-cell office:value-type="float" office:value="688.89301659500302" table:style-name="ce11">
            <text:p>689</text:p>
          </table:table-cell>
          <table:table-cell office:value-type="float" office:value="122.814947837682" table:style-name="ce11">
            <text:p>123</text:p>
          </table:table-cell>
          <table:table-cell office:value-type="float" office:value="193.14018341097" table:style-name="ce11">
            <text:p>193</text:p>
          </table:table-cell>
          <table:table-cell office:value-type="float" office:value="1017.3507030147" table:style-name="ce11">
            <text:p>1017</text:p>
          </table:table-cell>
          <table:table-cell office:value-type="float" office:value="202.38924103156" table:style-name="ce11">
            <text:p>202</text:p>
          </table:table-cell>
          <table:table-cell office:value-type="float" office:value="48.791786940686897" table:style-name="ce11">
            <text:p>49</text:p>
          </table:table-cell>
          <table:table-cell office:value-type="float" office:value="19.659721405582602" table:style-name="ce11">
            <text:p>20</text:p>
          </table:table-cell>
          <table:table-cell office:value-type="float" office:value="99.311574703575701" table:style-name="ce11">
            <text:p>99</text:p>
          </table:table-cell>
          <table:table-cell office:value-type="float" office:value="746.02305704668402" table:style-name="ce11">
            <text:p>746</text:p>
          </table:table-cell>
          <table:table-cell table:style-name="ce29"/>
          <table:table-cell table:number-columns-repeated="21" table:style-name="ce32"/>
          <table:table-cell table:number-columns-repeated="16333"/>
        </table:table-row>
        <table:table-row table:style-name="ro1">
          <table:table-cell office:value-type="float" office:value="2027" table:style-name="ce1">
            <text:p>2027</text:p>
          </table:table-cell>
          <table:table-cell office:value-type="float" office:value="3872.7636477330998" table:style-name="ce11">
            <text:p>3873</text:p>
          </table:table-cell>
          <table:table-cell office:value-type="float" office:value="35.4161486840988" table:style-name="ce11">
            <text:p>35</text:p>
          </table:table-cell>
          <table:table-cell office:value-type="float" office:value="43.976357591905497" table:style-name="ce11">
            <text:p>44</text:p>
          </table:table-cell>
          <table:table-cell office:value-type="float" office:value="22.460314371777599" table:style-name="ce11">
            <text:p>22</text:p>
          </table:table-cell>
          <table:table-cell office:value-type="float" office:value="604.78725569250003" table:style-name="ce11">
            <text:p>605</text:p>
          </table:table-cell>
          <table:table-cell office:value-type="float" office:value="469.76641192884699" table:style-name="ce11">
            <text:p>470</text:p>
          </table:table-cell>
          <table:table-cell office:value-type="float" office:value="156.58324867231499" table:style-name="ce11">
            <text:p>157</text:p>
          </table:table-cell>
          <table:table-cell office:value-type="float" office:value="420.45556117135197" table:style-name="ce11">
            <text:p>420</text:p>
          </table:table-cell>
          <table:table-cell office:value-type="float" office:value="980.35775920506603" table:style-name="ce11">
            <text:p>980</text:p>
          </table:table-cell>
          <table:table-cell office:value-type="float" office:value="160.04100047131899" table:style-name="ce11">
            <text:p>160</text:p>
          </table:table-cell>
          <table:table-cell office:value-type="float" office:value="1.7815411495720099" table:style-name="ce11">
            <text:p>2</text:p>
          </table:table-cell>
          <table:table-cell office:value-type="float" office:value="22.854583986891701" table:style-name="ce11">
            <text:p>23</text:p>
          </table:table-cell>
          <table:table-cell office:value-type="float" office:value="65.299368774343094" table:style-name="ce11">
            <text:p>65</text:p>
          </table:table-cell>
          <table:table-cell office:value-type="float" office:value="368.04886150810302" table:style-name="ce11">
            <text:p>368</text:p>
          </table:table-cell>
          <table:table-cell office:value-type="float" office:value="584.47835769211201" table:style-name="ce11">
            <text:p>584</text:p>
          </table:table-cell>
          <table:table-cell office:value-type="float" office:value="20.957482915569202" table:style-name="ce11">
            <text:p>21</text:p>
          </table:table-cell>
          <table:table-cell office:value-type="float" office:value="68.172645047109995" table:style-name="ce11">
            <text:p>68</text:p>
          </table:table-cell>
          <table:table-cell office:value-type="float" office:value="2.59083277788717" table:style-name="ce11">
            <text:p>3</text:p>
          </table:table-cell>
          <table:table-cell office:value-type="float" office:value="1293.2159941893699" table:style-name="ce11">
            <text:p>1293</text:p>
          </table:table-cell>
          <table:table-cell office:value-type="float" office:value="714.27456512175604" table:style-name="ce11">
            <text:p>714</text:p>
          </table:table-cell>
          <table:table-cell office:value-type="float" office:value="128.43297886529399" table:style-name="ce11">
            <text:p>128</text:p>
          </table:table-cell>
          <table:table-cell office:value-type="float" office:value="198.02820411578901" table:style-name="ce11">
            <text:p>198</text:p>
          </table:table-cell>
          <table:table-cell office:value-type="float" office:value="969.79094697720802" table:style-name="ce11">
            <text:p>970</text:p>
          </table:table-cell>
          <table:table-cell office:value-type="float" office:value="206.93846168494599" table:style-name="ce11">
            <text:p>207</text:p>
          </table:table-cell>
          <table:table-cell office:value-type="float" office:value="59.914694322026101" table:style-name="ce11">
            <text:p>60</text:p>
          </table:table-cell>
          <table:table-cell office:value-type="float" office:value="19.584664323756002" table:style-name="ce11">
            <text:p>20</text:p>
          </table:table-cell>
          <table:table-cell office:value-type="float" office:value="117.578434586405" table:style-name="ce11">
            <text:p>118</text:p>
          </table:table-cell>
          <table:table-cell office:value-type="float" office:value="816.63094618998105" table:style-name="ce11">
            <text:p>817</text:p>
          </table:table-cell>
          <table:table-cell table:style-name="ce29"/>
          <table:table-cell table:number-columns-repeated="21" table:style-name="ce32"/>
          <table:table-cell table:number-columns-repeated="16333"/>
        </table:table-row>
        <table:table-row table:style-name="ro1">
          <table:table-cell office:value-type="float" office:value="2028" table:style-name="ce1">
            <text:p>2028</text:p>
          </table:table-cell>
          <table:table-cell office:value-type="float" office:value="3931.58882758649" table:style-name="ce11">
            <text:p>3932</text:p>
          </table:table-cell>
          <table:table-cell office:value-type="float" office:value="35.253747489693303" table:style-name="ce11">
            <text:p>35</text:p>
          </table:table-cell>
          <table:table-cell office:value-type="float" office:value="43.647560935663499" table:style-name="ce11">
            <text:p>44</text:p>
          </table:table-cell>
          <table:table-cell office:value-type="float" office:value="22.3287967769283" table:style-name="ce11">
            <text:p>22</text:p>
          </table:table-cell>
          <table:table-cell office:value-type="float" office:value="598.27593617385401" table:style-name="ce11">
            <text:p>598</text:p>
          </table:table-cell>
          <table:table-cell office:value-type="float" office:value="468.63305377569799" table:style-name="ce11">
            <text:p>469</text:p>
          </table:table-cell>
          <table:table-cell office:value-type="float" office:value="153.649030860137" table:style-name="ce11">
            <text:p>154</text:p>
          </table:table-cell>
          <table:table-cell office:value-type="float" office:value="433.59853013125598" table:style-name="ce11">
            <text:p>434</text:p>
          </table:table-cell>
          <table:table-cell office:value-type="float" office:value="940.38061251286501" table:style-name="ce11">
            <text:p>940</text:p>
          </table:table-cell>
          <table:table-cell office:value-type="float" office:value="162.91286028174099" table:style-name="ce11">
            <text:p>163</text:p>
          </table:table-cell>
          <table:table-cell office:value-type="float" office:value="1.7044265289354401" table:style-name="ce11">
            <text:p>2</text:p>
          </table:table-cell>
          <table:table-cell office:value-type="float" office:value="22.239138075230201" table:style-name="ce11">
            <text:p>22</text:p>
          </table:table-cell>
          <table:table-cell office:value-type="float" office:value="67.580802731281096" table:style-name="ce11">
            <text:p>68</text:p>
          </table:table-cell>
          <table:table-cell office:value-type="float" office:value="367.99770015934899" table:style-name="ce11">
            <text:p>368</text:p>
          </table:table-cell>
          <table:table-cell office:value-type="float" office:value="145.73877030085501" table:style-name="ce11">
            <text:p>146</text:p>
          </table:table-cell>
          <table:table-cell office:value-type="float" office:value="11.982717778086799" table:style-name="ce11">
            <text:p>12</text:p>
          </table:table-cell>
          <table:table-cell office:value-type="float" office:value="56.042346591557397" table:style-name="ce11">
            <text:p>56</text:p>
          </table:table-cell>
          <table:table-cell office:value-type="float" office:value="1.52022873175311" table:style-name="ce11">
            <text:p>2</text:p>
          </table:table-cell>
          <table:table-cell office:value-type="float" office:value="1155.5004915679699" table:style-name="ce11">
            <text:p>1156</text:p>
          </table:table-cell>
          <table:table-cell office:value-type="float" office:value="624.07483837447103" table:style-name="ce11">
            <text:p>624</text:p>
          </table:table-cell>
          <table:table-cell office:value-type="float" office:value="87.740998237272194" table:style-name="ce11">
            <text:p>88</text:p>
          </table:table-cell>
          <table:table-cell office:value-type="float" office:value="176.38652520858599" table:style-name="ce11">
            <text:p>176</text:p>
          </table:table-cell>
          <table:table-cell office:value-type="float" office:value="920.277818560328" table:style-name="ce11">
            <text:p>920</text:p>
          </table:table-cell>
          <table:table-cell office:value-type="float" office:value="210.87177998618799" table:style-name="ce11">
            <text:p>211</text:p>
          </table:table-cell>
          <table:table-cell office:value-type="float" office:value="73.1469570058985" table:style-name="ce11">
            <text:p>73</text:p>
          </table:table-cell>
          <table:table-cell office:value-type="float" office:value="19.472831770324198" table:style-name="ce11">
            <text:p>19</text:p>
          </table:table-cell>
          <table:table-cell office:value-type="float" office:value="139.36605571097201" table:style-name="ce11">
            <text:p>139</text:p>
          </table:table-cell>
          <table:table-cell office:value-type="float" office:value="886.39305306538199" table:style-name="ce11">
            <text:p>886</text:p>
          </table:table-cell>
          <table:table-cell table:style-name="ce29"/>
          <table:table-cell table:number-columns-repeated="21" table:style-name="ce32"/>
          <table:table-cell table:number-columns-repeated="16333"/>
        </table:table-row>
        <table:table-row table:style-name="ro1">
          <table:table-cell office:value-type="float" office:value="2029" table:style-name="ce1">
            <text:p>2029</text:p>
          </table:table-cell>
          <table:table-cell office:value-type="float" office:value="3990.1820983768398" table:style-name="ce11">
            <text:p>3990</text:p>
          </table:table-cell>
          <table:table-cell office:value-type="float" office:value="35.070512694458799" table:style-name="ce11">
            <text:p>35</text:p>
          </table:table-cell>
          <table:table-cell office:value-type="float" office:value="43.279406970365599" table:style-name="ce11">
            <text:p>43</text:p>
          </table:table-cell>
          <table:table-cell office:value-type="float" office:value="22.1688190602707" table:style-name="ce11">
            <text:p>22</text:p>
          </table:table-cell>
          <table:table-cell office:value-type="float" office:value="590.92258908058398" table:style-name="ce11">
            <text:p>591</text:p>
          </table:table-cell>
          <table:table-cell office:value-type="float" office:value="467.25327196022897" table:style-name="ce11">
            <text:p>467</text:p>
          </table:table-cell>
          <table:table-cell office:value-type="float" office:value="150.67220643072901" table:style-name="ce11">
            <text:p>151</text:p>
          </table:table-cell>
          <table:table-cell office:value-type="float" office:value="447.00034160011501" table:style-name="ce11">
            <text:p>447</text:p>
          </table:table-cell>
          <table:table-cell office:value-type="float" office:value="902.46882221870806" table:style-name="ce11">
            <text:p>902</text:p>
          </table:table-cell>
          <table:table-cell office:value-type="float" office:value="165.709358338649" table:style-name="ce11">
            <text:p>166</text:p>
          </table:table-cell>
          <table:table-cell office:value-type="float" office:value="1.63271605226693" table:style-name="ce11">
            <text:p>2</text:p>
          </table:table-cell>
          <table:table-cell office:value-type="float" office:value="21.654602934222599" table:style-name="ce11">
            <text:p>22</text:p>
          </table:table-cell>
          <table:table-cell office:value-type="float" office:value="69.955544553602095" table:style-name="ce11">
            <text:p>70</text:p>
          </table:table-cell>
          <table:table-cell office:value-type="float" office:value="367.31132411399398" table:style-name="ce11">
            <text:p>367</text:p>
          </table:table-cell>
          <table:table-cell office:value-type="float" office:value="0.101198079513185" table:style-name="ce11">
            <text:p>0</text:p>
          </table:table-cell>
          <table:table-cell office:value-type="float" office:value="5.8967405421431804" table:style-name="ce11">
            <text:p>6</text:p>
          </table:table-cell>
          <table:table-cell office:value-type="float" office:value="47.473739912258601" table:style-name="ce11">
            <text:p>47</text:p>
          </table:table-cell>
          <table:table-cell office:value-type="float" office:value="0.79079330983872698" table:style-name="ce11">
            <text:p>1</text:p>
          </table:table-cell>
          <table:table-cell office:value-type="float" office:value="1056.7574175513801" table:style-name="ce11">
            <text:p>1057</text:p>
          </table:table-cell>
          <table:table-cell office:value-type="float" office:value="559.48521834382905" table:style-name="ce11">
            <text:p>559</text:p>
          </table:table-cell>
          <table:table-cell office:value-type="float" office:value="59.914931166119601" table:style-name="ce11">
            <text:p>60</text:p>
          </table:table-cell>
          <table:table-cell office:value-type="float" office:value="160.76525229340999" table:style-name="ce11">
            <text:p>161</text:p>
          </table:table-cell>
          <table:table-cell office:value-type="float" office:value="868.37835367484399" table:style-name="ce11">
            <text:p>868</text:p>
          </table:table-cell>
          <table:table-cell office:value-type="float" office:value="213.83839329532" table:style-name="ce11">
            <text:p>214</text:p>
          </table:table-cell>
          <table:table-cell office:value-type="float" office:value="88.689318794764901" table:style-name="ce11">
            <text:p>89</text:p>
          </table:table-cell>
          <table:table-cell office:value-type="float" office:value="19.2880416145365" table:style-name="ce11">
            <text:p>19</text:p>
          </table:table-cell>
          <table:table-cell office:value-type="float" office:value="164.83205612125099" table:style-name="ce11">
            <text:p>165</text:p>
          </table:table-cell>
          <table:table-cell office:value-type="float" office:value="954.23023466621703" table:style-name="ce11">
            <text:p>954</text:p>
          </table:table-cell>
          <table:table-cell table:style-name="ce29"/>
          <table:table-cell table:number-columns-repeated="21" table:style-name="ce32"/>
          <table:table-cell table:number-columns-repeated="16333"/>
        </table:table-row>
        <table:table-row table:style-name="ro1">
          <table:table-cell office:value-type="float" office:value="2030" table:style-name="ce1">
            <text:p>2030</text:p>
          </table:table-cell>
          <table:table-cell office:value-type="float" office:value="4050.1054851515601" table:style-name="ce11">
            <text:p>4050</text:p>
          </table:table-cell>
          <table:table-cell office:value-type="float" office:value="34.896173691341403" table:style-name="ce11">
            <text:p>35</text:p>
          </table:table-cell>
          <table:table-cell office:value-type="float" office:value="42.9199232995337" table:style-name="ce11">
            <text:p>43</text:p>
          </table:table-cell>
          <table:table-cell office:value-type="float" office:value="22.006830267983201" table:style-name="ce11">
            <text:p>22</text:p>
          </table:table-cell>
          <table:table-cell office:value-type="float" office:value="583.38307767745698" table:style-name="ce11">
            <text:p>583</text:p>
          </table:table-cell>
          <table:table-cell office:value-type="float" office:value="465.99227100992402" table:style-name="ce11">
            <text:p>466</text:p>
          </table:table-cell>
          <table:table-cell office:value-type="float" office:value="147.81017560579301" table:style-name="ce11">
            <text:p>148</text:p>
          </table:table-cell>
          <table:table-cell office:value-type="float" office:value="460.814324978174" table:style-name="ce11">
            <text:p>461</text:p>
          </table:table-cell>
          <table:table-cell office:value-type="float" office:value="866.41867474347896" table:style-name="ce11">
            <text:p>866</text:p>
          </table:table-cell>
          <table:table-cell office:value-type="float" office:value="168.46343999618301" table:style-name="ce11">
            <text:p>168</text:p>
          </table:table-cell>
          <table:table-cell office:value-type="float" office:value="1.56585115465535" table:style-name="ce11">
            <text:p>2</text:p>
          </table:table-cell>
          <table:table-cell office:value-type="float" office:value="21.0975492267196" table:style-name="ce11">
            <text:p>21</text:p>
          </table:table-cell>
          <table:table-cell office:value-type="float" office:value="72.434811085144304" table:style-name="ce11">
            <text:p>72</text:p>
          </table:table-cell>
          <table:table-cell office:value-type="float" office:value="366.07842693215798" table:style-name="ce11">
            <text:p>366</text:p>
          </table:table-cell>
          <table:table-cell office:value-type="float" office:value="394.53764300576597" table:style-name="ce11">
            <text:p>395</text:p>
          </table:table-cell>
          <table:table-cell office:value-type="float" office:value="17.0141529034622" table:style-name="ce11">
            <text:p>17</text:p>
          </table:table-cell>
          <table:table-cell office:value-type="float" office:value="64.306820113019697" table:style-name="ce11">
            <text:p>64</text:p>
          </table:table-cell>
          <table:table-cell office:value-type="float" office:value="2.0947456438904699" table:style-name="ce11">
            <text:p>2</text:p>
          </table:table-cell>
          <table:table-cell office:value-type="float" office:value="1271.0779601684901" table:style-name="ce11">
            <text:p>1271</text:p>
          </table:table-cell>
          <table:table-cell office:value-type="float" office:value="687.05302883212005" table:style-name="ce11">
            <text:p>687</text:p>
          </table:table-cell>
          <table:table-cell office:value-type="float" office:value="108.656413392161" table:style-name="ce11">
            <text:p>109</text:p>
          </table:table-cell>
          <table:table-cell office:value-type="float" office:value="189.84066512127899" table:style-name="ce11">
            <text:p>190</text:p>
          </table:table-cell>
          <table:table-cell office:value-type="float" office:value="806.20617012024798" table:style-name="ce11">
            <text:p>806</text:p>
          </table:table-cell>
          <table:table-cell office:value-type="float" office:value="213.09433513164001" table:style-name="ce11">
            <text:p>213</text:p>
          </table:table-cell>
          <table:table-cell office:value-type="float" office:value="105.44674362988199" table:style-name="ce11">
            <text:p>105</text:p>
          </table:table-cell>
          <table:table-cell office:value-type="float" office:value="18.802587586346601" table:style-name="ce11">
            <text:p>19</text:p>
          </table:table-cell>
          <table:table-cell office:value-type="float" office:value="191.913768641883" table:style-name="ce11">
            <text:p>192</text:p>
          </table:table-cell>
          <table:table-cell office:value-type="float" office:value="1006.6276719162699" table:style-name="ce11">
            <text:p>1007</text:p>
          </table:table-cell>
          <table:table-cell table:style-name="ce29"/>
          <table:table-cell table:number-columns-repeated="21" table:style-name="ce32"/>
          <table:table-cell table:number-columns-repeated="16333"/>
        </table:table-row>
        <table:table-row table:style-name="ro1">
          <table:table-cell office:value-type="float" office:value="2031" table:style-name="ce1">
            <text:p>2031</text:p>
          </table:table-cell>
          <table:table-cell office:value-type="float" office:value="2866.44546416293" table:style-name="ce11">
            <text:p>2866</text:p>
          </table:table-cell>
          <table:table-cell office:value-type="float" office:value="67.093533366887399" table:style-name="ce11">
            <text:p>67</text:p>
          </table:table-cell>
          <table:table-cell office:value-type="float" office:value="106.204306766229" table:style-name="ce11">
            <text:p>106</text:p>
          </table:table-cell>
          <table:table-cell office:value-type="float" office:value="52.257589210016299" table:style-name="ce11">
            <text:p>52</text:p>
          </table:table-cell>
          <table:table-cell office:value-type="float" office:value="1379.22922273784" table:style-name="ce11">
            <text:p>1379</text:p>
          </table:table-cell>
          <table:table-cell office:value-type="float" office:value="1098.32788287473" table:style-name="ce11">
            <text:p>1098</text:p>
          </table:table-cell>
          <table:table-cell office:value-type="float" office:value="373.95449201271902" table:style-name="ce11">
            <text:p>374</text:p>
          </table:table-cell>
          <table:table-cell office:value-type="float" office:value="627.65052358646005" table:style-name="ce11">
            <text:p>628</text:p>
          </table:table-cell>
          <table:table-cell office:value-type="float" office:value="837.27729842136796" table:style-name="ce11">
            <text:p>837</text:p>
          </table:table-cell>
          <table:table-cell office:value-type="float" office:value="169.396916142175" table:style-name="ce11">
            <text:p>169</text:p>
          </table:table-cell>
          <table:table-cell office:value-type="float" office:value="1.50735737054759" table:style-name="ce11">
            <text:p>2</text:p>
          </table:table-cell>
          <table:table-cell office:value-type="float" office:value="20.622317231453099" table:style-name="ce11">
            <text:p>21</text:p>
          </table:table-cell>
          <table:table-cell office:value-type="float" office:value="74.417526444537998" table:style-name="ce11">
            <text:p>74</text:p>
          </table:table-cell>
          <table:table-cell office:value-type="float" office:value="365.30367752109998" table:style-name="ce11">
            <text:p>365</text:p>
          </table:table-cell>
          <table:table-cell office:value-type="float" office:value="2588.6863851970102" table:style-name="ce11">
            <text:p>2589</text:p>
          </table:table-cell>
          <table:table-cell office:value-type="float" office:value="0.10081793734932901" table:style-name="ce11">
            <text:p>0</text:p>
          </table:table-cell>
          <table:table-cell office:value-type="float" office:value="93.162159344269597" table:style-name="ce11">
            <text:p>93</text:p>
          </table:table-cell>
          <table:table-cell office:value-type="float" office:value="8.2925726500059493" table:style-name="ce11">
            <text:p>8</text:p>
          </table:table-cell>
          <table:table-cell office:value-type="float" office:value="1469.7340692574701" table:style-name="ce11">
            <text:p>1470</text:p>
          </table:table-cell>
          <table:table-cell office:value-type="float" office:value="1364.8285140063799" table:style-name="ce11">
            <text:p>1365</text:p>
          </table:table-cell>
          <table:table-cell office:value-type="float" office:value="340.37642191734898" table:style-name="ce11">
            <text:p>340</text:p>
          </table:table-cell>
          <table:table-cell office:value-type="float" office:value="0.10081793734932901" table:style-name="ce11">
            <text:p>0</text:p>
          </table:table-cell>
          <table:table-cell office:value-type="float" office:value="748.69034958905104" table:style-name="ce11">
            <text:p>749</text:p>
          </table:table-cell>
          <table:table-cell office:value-type="float" office:value="226.221908721886" table:style-name="ce11">
            <text:p>226</text:p>
          </table:table-cell>
          <table:table-cell office:value-type="float" office:value="129.39702555932499" table:style-name="ce11">
            <text:p>129</text:p>
          </table:table-cell>
          <table:table-cell office:value-type="float" office:value="19.822919147631001" table:style-name="ce11">
            <text:p>20</text:p>
          </table:table-cell>
          <table:table-cell office:value-type="float" office:value="228.97679910507699" table:style-name="ce11">
            <text:p>229</text:p>
          </table:table-cell>
          <table:table-cell office:value-type="float" office:value="1119.5546673777999" table:style-name="ce11">
            <text:p>1120</text:p>
          </table:table-cell>
          <table:table-cell table:style-name="ce29"/>
          <table:table-cell table:number-columns-repeated="21" table:style-name="ce32"/>
          <table:table-cell table:number-columns-repeated="16333"/>
        </table:table-row>
        <table:table-row table:style-name="ro1">
          <table:table-cell office:value-type="float" office:value="2032" table:style-name="ce1">
            <text:p>2032</text:p>
          </table:table-cell>
          <table:table-cell office:value-type="float" office:value="2665.6217979711" table:style-name="ce11">
            <text:p>2666</text:p>
          </table:table-cell>
          <table:table-cell office:value-type="float" office:value="64.999043616446599" table:style-name="ce11">
            <text:p>65</text:p>
          </table:table-cell>
          <table:table-cell office:value-type="float" office:value="104.18502989548" table:style-name="ce11">
            <text:p>104</text:p>
          </table:table-cell>
          <table:table-cell office:value-type="float" office:value="51.163280071296697" table:style-name="ce11">
            <text:p>51</text:p>
          </table:table-cell>
          <table:table-cell office:value-type="float" office:value="1371.5205319879401" table:style-name="ce11">
            <text:p>1372</text:p>
          </table:table-cell>
          <table:table-cell office:value-type="float" office:value="1123.9946022694201" table:style-name="ce11">
            <text:p>1124</text:p>
          </table:table-cell>
          <table:table-cell office:value-type="float" office:value="364.21949359603798" table:style-name="ce11">
            <text:p>364</text:p>
          </table:table-cell>
          <table:table-cell office:value-type="float" office:value="648.10131550579104" table:style-name="ce11">
            <text:p>648</text:p>
          </table:table-cell>
          <table:table-cell office:value-type="float" office:value="812.041597084464" table:style-name="ce11">
            <text:p>812</text:p>
          </table:table-cell>
          <table:table-cell office:value-type="float" office:value="169.796397875043" table:style-name="ce11">
            <text:p>170</text:p>
          </table:table-cell>
          <table:table-cell office:value-type="float" office:value="1.4554447077578301" table:style-name="ce11">
            <text:p>1</text:p>
          </table:table-cell>
          <table:table-cell office:value-type="float" office:value="20.209553859845201" table:style-name="ce11">
            <text:p>20</text:p>
          </table:table-cell>
          <table:table-cell office:value-type="float" office:value="76.331511360036401" table:style-name="ce11">
            <text:p>76</text:p>
          </table:table-cell>
          <table:table-cell office:value-type="float" office:value="364.83024576453101" table:style-name="ce11">
            <text:p>365</text:p>
          </table:table-cell>
          <table:table-cell office:value-type="float" office:value="2425.9553035877798" table:style-name="ce11">
            <text:p>2426</text:p>
          </table:table-cell>
          <table:table-cell office:value-type="float" office:value="0.10062806427927801" table:style-name="ce11">
            <text:p>0</text:p>
          </table:table-cell>
          <table:table-cell office:value-type="float" office:value="88.941103424851093" table:style-name="ce11">
            <text:p>89</text:p>
          </table:table-cell>
          <table:table-cell office:value-type="float" office:value="8.0309249524877906" table:style-name="ce11">
            <text:p>8</text:p>
          </table:table-cell>
          <table:table-cell office:value-type="float" office:value="1422.08234924406" table:style-name="ce11">
            <text:p>1422</text:p>
          </table:table-cell>
          <table:table-cell office:value-type="float" office:value="1381.0962981620401" table:style-name="ce11">
            <text:p>1381</text:p>
          </table:table-cell>
          <table:table-cell office:value-type="float" office:value="328.44884337728899" table:style-name="ce11">
            <text:p>328</text:p>
          </table:table-cell>
          <table:table-cell office:value-type="float" office:value="0.10062806427927801" table:style-name="ce11">
            <text:p>0</text:p>
          </table:table-cell>
          <table:table-cell office:value-type="float" office:value="693.25654772984694" table:style-name="ce11">
            <text:p>693</text:p>
          </table:table-cell>
          <table:table-cell office:value-type="float" office:value="245.13695541593199" table:style-name="ce11">
            <text:p>245</text:p>
          </table:table-cell>
          <table:table-cell office:value-type="float" office:value="159.955045116316" table:style-name="ce11">
            <text:p>160</text:p>
          </table:table-cell>
          <table:table-cell office:value-type="float" office:value="21.4652295747549" table:style-name="ce11">
            <text:p>21</text:p>
          </table:table-cell>
          <table:table-cell office:value-type="float" office:value="274.99619785657802" table:style-name="ce11">
            <text:p>275</text:p>
          </table:table-cell>
          <table:table-cell office:value-type="float" office:value="1264.26017070938" table:style-name="ce11">
            <text:p>1264</text:p>
          </table:table-cell>
          <table:table-cell table:style-name="ce29"/>
          <table:table-cell table:number-columns-repeated="21" table:style-name="ce32"/>
          <table:table-cell table:number-columns-repeated="16333"/>
        </table:table-row>
        <table:table-row table:style-name="ro1">
          <table:table-cell office:value-type="float" office:value="2033" table:style-name="ce1">
            <text:p>2033</text:p>
          </table:table-cell>
          <table:table-cell office:value-type="float" office:value="2468.4650538235801" table:style-name="ce11">
            <text:p>2468</text:p>
          </table:table-cell>
          <table:table-cell office:value-type="float" office:value="62.819238090456402" table:style-name="ce11">
            <text:p>63</text:p>
          </table:table-cell>
          <table:table-cell office:value-type="float" office:value="102.07108539452101" table:style-name="ce11">
            <text:p>102</text:p>
          </table:table-cell>
          <table:table-cell office:value-type="float" office:value="50.013871137611098" table:style-name="ce11">
            <text:p>50</text:p>
          </table:table-cell>
          <table:table-cell office:value-type="float" office:value="1362.2647967645401" table:style-name="ce11">
            <text:p>1362</text:p>
          </table:table-cell>
          <table:table-cell office:value-type="float" office:value="1149.9657711294899" table:style-name="ce11">
            <text:p>1150</text:p>
          </table:table-cell>
          <table:table-cell office:value-type="float" office:value="355.01733108153502" table:style-name="ce11">
            <text:p>355</text:p>
          </table:table-cell>
          <table:table-cell office:value-type="float" office:value="630.02588605241704" table:style-name="ce11">
            <text:p>630</text:p>
          </table:table-cell>
          <table:table-cell office:value-type="float" office:value="789.40244327968003" table:style-name="ce11">
            <text:p>789</text:p>
          </table:table-cell>
          <table:table-cell office:value-type="float" office:value="170.05358242302" table:style-name="ce11">
            <text:p>170</text:p>
          </table:table-cell>
          <table:table-cell office:value-type="float" office:value="1.40885013053837" table:style-name="ce11">
            <text:p>1</text:p>
          </table:table-cell>
          <table:table-cell office:value-type="float" office:value="19.845239977933598" table:style-name="ce11">
            <text:p>20</text:p>
          </table:table-cell>
          <table:table-cell office:value-type="float" office:value="78.306723064272305" table:style-name="ce11">
            <text:p>78</text:p>
          </table:table-cell>
          <table:table-cell office:value-type="float" office:value="364.507153608007" table:style-name="ce11">
            <text:p>365</text:p>
          </table:table-cell>
          <table:table-cell office:value-type="float" office:value="2041.24087100672" table:style-name="ce11">
            <text:p>2041</text:p>
          </table:table-cell>
          <table:table-cell office:value-type="float" office:value="0.100436628181651" table:style-name="ce11">
            <text:p>0</text:p>
          </table:table-cell>
          <table:table-cell office:value-type="float" office:value="77.279941089409505" table:style-name="ce11">
            <text:p>77</text:p>
          </table:table-cell>
          <table:table-cell office:value-type="float" office:value="7.1645388055436499" table:style-name="ce11">
            <text:p>7</text:p>
          </table:table-cell>
          <table:table-cell office:value-type="float" office:value="1281.15075704271" table:style-name="ce11">
            <text:p>1281</text:p>
          </table:table-cell>
          <table:table-cell office:value-type="float" office:value="1335.13584241939" table:style-name="ce11">
            <text:p>1335</text:p>
          </table:table-cell>
          <table:table-cell office:value-type="float" office:value="294.862655705225" table:style-name="ce11">
            <text:p>295</text:p>
          </table:table-cell>
          <table:table-cell office:value-type="float" office:value="0.100436628181651" table:style-name="ce11">
            <text:p>0</text:p>
          </table:table-cell>
          <table:table-cell office:value-type="float" office:value="638.39497732577001" table:style-name="ce11">
            <text:p>638</text:p>
          </table:table-cell>
          <table:table-cell office:value-type="float" office:value="266.77128784617202" table:style-name="ce11">
            <text:p>267</text:p>
          </table:table-cell>
          <table:table-cell office:value-type="float" office:value="197.16327234442201" table:style-name="ce11">
            <text:p>197</text:p>
          </table:table-cell>
          <table:table-cell office:value-type="float" office:value="23.4225078463854" table:style-name="ce11">
            <text:p>23</text:p>
          </table:table-cell>
          <table:table-cell office:value-type="float" office:value="329.74635615305903" table:style-name="ce11">
            <text:p>330</text:p>
          </table:table-cell>
          <table:table-cell office:value-type="float" office:value="1428.61711477569" table:style-name="ce11">
            <text:p>1429</text:p>
          </table:table-cell>
          <table:table-cell table:style-name="ce29"/>
          <table:table-cell table:number-columns-repeated="21" table:style-name="ce32"/>
          <table:table-cell table:number-columns-repeated="16333"/>
        </table:table-row>
        <table:table-row table:style-name="ro1">
          <table:table-cell office:value-type="float" office:value="2034" table:style-name="ce1">
            <text:p>2034</text:p>
          </table:table-cell>
          <table:table-cell office:value-type="float" office:value="2261.8604792541601" table:style-name="ce11">
            <text:p>2262</text:p>
          </table:table-cell>
          <table:table-cell office:value-type="float" office:value="60.3085601953061" table:style-name="ce11">
            <text:p>60</text:p>
          </table:table-cell>
          <table:table-cell office:value-type="float" office:value="99.484604155318493" table:style-name="ce11">
            <text:p>99</text:p>
          </table:table-cell>
          <table:table-cell office:value-type="float" office:value="48.625722079017699" table:style-name="ce11">
            <text:p>49</text:p>
          </table:table-cell>
          <table:table-cell office:value-type="float" office:value="1347.6513407204" table:style-name="ce11">
            <text:p>1348</text:p>
          </table:table-cell>
          <table:table-cell office:value-type="float" office:value="1173.2554228659201" table:style-name="ce11">
            <text:p>1173</text:p>
          </table:table-cell>
          <table:table-cell office:value-type="float" office:value="344.46681015895598" table:style-name="ce11">
            <text:p>344</text:p>
          </table:table-cell>
          <table:table-cell office:value-type="float" office:value="646.32984022825701" table:style-name="ce11">
            <text:p>646</text:p>
          </table:table-cell>
          <table:table-cell office:value-type="float" office:value="768.71306090492703" table:style-name="ce11">
            <text:p>769</text:p>
          </table:table-cell>
          <table:table-cell office:value-type="float" office:value="170.25444455696001" table:style-name="ce11">
            <text:p>170</text:p>
          </table:table-cell>
          <table:table-cell office:value-type="float" office:value="1.36665223494791" table:style-name="ce11">
            <text:p>1</text:p>
          </table:table-cell>
          <table:table-cell office:value-type="float" office:value="19.5193632591733" table:style-name="ce11">
            <text:p>20</text:p>
          </table:table-cell>
          <table:table-cell office:value-type="float" office:value="80.369321199646095" table:style-name="ce11">
            <text:p>80</text:p>
          </table:table-cell>
          <table:table-cell office:value-type="float" office:value="364.22208086382398" table:style-name="ce11">
            <text:p>364</text:p>
          </table:table-cell>
          <table:table-cell office:value-type="float" office:value="1662.3115314745501" table:style-name="ce11">
            <text:p>1662</text:p>
          </table:table-cell>
          <table:table-cell office:value-type="float" office:value="0.10024295202950299" table:style-name="ce11">
            <text:p>0</text:p>
          </table:table-cell>
          <table:table-cell office:value-type="float" office:value="65.530373903249398" table:style-name="ce11">
            <text:p>66</text:p>
          </table:table-cell>
          <table:table-cell office:value-type="float" office:value="6.2696036301849603" table:style-name="ce11">
            <text:p>6</text:p>
          </table:table-cell>
          <table:table-cell office:value-type="float" office:value="1137.2912154191999" table:style-name="ce11">
            <text:p>1137</text:p>
          </table:table-cell>
          <table:table-cell office:value-type="float" office:value="1281.0815362466201" table:style-name="ce11">
            <text:p>1281</text:p>
          </table:table-cell>
          <table:table-cell office:value-type="float" office:value="260.96403238804999" table:style-name="ce11">
            <text:p>261</text:p>
          </table:table-cell>
          <table:table-cell office:value-type="float" office:value="0.10024295202950299" table:style-name="ce11">
            <text:p>0</text:p>
          </table:table-cell>
          <table:table-cell office:value-type="float" office:value="583.71049653125999" table:style-name="ce11">
            <text:p>584</text:p>
          </table:table-cell>
          <table:table-cell office:value-type="float" office:value="289.76991479903302" table:style-name="ce11">
            <text:p>290</text:p>
          </table:table-cell>
          <table:table-cell office:value-type="float" office:value="241.27635271223599" table:style-name="ce11">
            <text:p>241</text:p>
          </table:table-cell>
          <table:table-cell office:value-type="float" office:value="25.575393870886799" table:style-name="ce11">
            <text:p>26</text:p>
          </table:table-cell>
          <table:table-cell office:value-type="float" office:value="393.25587804025798" table:style-name="ce11">
            <text:p>393</text:p>
          </table:table-cell>
          <table:table-cell office:value-type="float" office:value="1606.3514028735899" table:style-name="ce11">
            <text:p>1606</text:p>
          </table:table-cell>
          <table:table-cell table:style-name="ce29"/>
          <table:table-cell table:number-columns-repeated="21" table:style-name="ce32"/>
          <table:table-cell table:number-columns-repeated="16333"/>
        </table:table-row>
        <table:table-row table:style-name="ro1">
          <table:table-cell office:value-type="float" office:value="2035" table:style-name="ce1">
            <text:p>2035</text:p>
          </table:table-cell>
          <table:table-cell office:value-type="float" office:value="2045.7553960708699" table:style-name="ce11">
            <text:p>2046</text:p>
          </table:table-cell>
          <table:table-cell office:value-type="float" office:value="57.4461113762761" table:style-name="ce11">
            <text:p>57</text:p>
          </table:table-cell>
          <table:table-cell office:value-type="float" office:value="96.365789285350004" table:style-name="ce11">
            <text:p>96</text:p>
          </table:table-cell>
          <table:table-cell office:value-type="float" office:value="46.9732152189342" table:style-name="ce11">
            <text:p>47</text:p>
          </table:table-cell>
          <table:table-cell office:value-type="float" office:value="1327.01216474289" table:style-name="ce11">
            <text:p>1327</text:p>
          </table:table-cell>
          <table:table-cell office:value-type="float" office:value="1192.9109439889201" table:style-name="ce11">
            <text:p>1193</text:p>
          </table:table-cell>
          <table:table-cell office:value-type="float" office:value="345.44515981800902" table:style-name="ce11">
            <text:p>345</text:p>
          </table:table-cell>
          <table:table-cell office:value-type="float" office:value="674.37359693466203" table:style-name="ce11">
            <text:p>674</text:p>
          </table:table-cell>
          <table:table-cell office:value-type="float" office:value="749.65918649370406" table:style-name="ce11">
            <text:p>750</text:p>
          </table:table-cell>
          <table:table-cell office:value-type="float" office:value="170.418341334719" table:style-name="ce11">
            <text:p>170</text:p>
          </table:table-cell>
          <table:table-cell office:value-type="float" office:value="1.3282892816268199" table:style-name="ce11">
            <text:p>1</text:p>
          </table:table-cell>
          <table:table-cell office:value-type="float" office:value="19.226443619760701" table:style-name="ce11">
            <text:p>19</text:p>
          </table:table-cell>
          <table:table-cell office:value-type="float" office:value="82.524478020171202" table:style-name="ce11">
            <text:p>83</text:p>
          </table:table-cell>
          <table:table-cell office:value-type="float" office:value="363.92961201659102" table:style-name="ce11">
            <text:p>364</text:p>
          </table:table-cell>
          <table:table-cell office:value-type="float" office:value="1342.5599190002899" table:style-name="ce11">
            <text:p>1343</text:p>
          </table:table-cell>
          <table:table-cell office:value-type="float" office:value="0.100048569493742" table:style-name="ce11">
            <text:p>0</text:p>
          </table:table-cell>
          <table:table-cell office:value-type="float" office:value="55.484224484588502" table:style-name="ce11">
            <text:p>55</text:p>
          </table:table-cell>
          <table:table-cell office:value-type="float" office:value="5.4927781084046901" table:style-name="ce11">
            <text:p>5</text:p>
          </table:table-cell>
          <table:table-cell office:value-type="float" office:value="1012.79172501235" table:style-name="ce11">
            <text:p>1013</text:p>
          </table:table-cell>
          <table:table-cell office:value-type="float" office:value="1233.75226332799" table:style-name="ce11">
            <text:p>1234</text:p>
          </table:table-cell>
          <table:table-cell office:value-type="float" office:value="243.15281345871901" table:style-name="ce11">
            <text:p>243</text:p>
          </table:table-cell>
          <table:table-cell office:value-type="float" office:value="0.100048569493742" table:style-name="ce11">
            <text:p>0</text:p>
          </table:table-cell>
          <table:table-cell office:value-type="float" office:value="529.52228121459302" table:style-name="ce11">
            <text:p>530</text:p>
          </table:table-cell>
          <table:table-cell office:value-type="float" office:value="313.33375972625601" table:style-name="ce11">
            <text:p>313</text:p>
          </table:table-cell>
          <table:table-cell office:value-type="float" office:value="292.53652682567298" table:style-name="ce11">
            <text:p>293</text:p>
          </table:table-cell>
          <table:table-cell office:value-type="float" office:value="27.863509864546899" table:style-name="ce11">
            <text:p>28</text:p>
          </table:table-cell>
          <table:table-cell office:value-type="float" office:value="465.51409210344798" table:style-name="ce11">
            <text:p>466</text:p>
          </table:table-cell>
          <table:table-cell office:value-type="float" office:value="1792.9258179943399" table:style-name="ce11">
            <text:p>1793</text:p>
          </table:table-cell>
          <table:table-cell table:style-name="ce29"/>
          <table:table-cell table:number-columns-repeated="21" table:style-name="ce32"/>
          <table:table-cell table:number-columns-repeated="16333"/>
        </table:table-row>
        <table:table-row table:style-name="ro1">
          <table:table-cell office:value-type="float" office:value="2036" table:style-name="ce1">
            <text:p>2036</text:p>
          </table:table-cell>
          <table:table-cell office:value-type="float" office:value="2643.1203659753401" table:style-name="ce11">
            <text:p>2643</text:p>
          </table:table-cell>
          <table:table-cell office:value-type="float" office:value="54.019079000261698" table:style-name="ce11">
            <text:p>54</text:p>
          </table:table-cell>
          <table:table-cell office:value-type="float" office:value="92.381290106817602" table:style-name="ce11">
            <text:p>92</text:p>
          </table:table-cell>
          <table:table-cell office:value-type="float" office:value="44.893579741041599" table:style-name="ce11">
            <text:p>45</text:p>
          </table:table-cell>
          <table:table-cell office:value-type="float" office:value="1296.83491358375" table:style-name="ce11">
            <text:p>1297</text:p>
          </table:table-cell>
          <table:table-cell office:value-type="float" office:value="1205.9606858647101" table:style-name="ce11">
            <text:p>1206</text:p>
          </table:table-cell>
          <table:table-cell office:value-type="float" office:value="328.63079541276301" table:style-name="ce11">
            <text:p>329</text:p>
          </table:table-cell>
          <table:table-cell office:value-type="float" office:value="684.36243550481595" table:style-name="ce11">
            <text:p>684</text:p>
          </table:table-cell>
          <table:table-cell office:value-type="float" office:value="731.99529733776296" table:style-name="ce11">
            <text:p>732</text:p>
          </table:table-cell>
          <table:table-cell office:value-type="float" office:value="170.53507132654099" table:style-name="ce11">
            <text:p>171</text:p>
          </table:table-cell>
          <table:table-cell office:value-type="float" office:value="1.29328532090439" table:style-name="ce11">
            <text:p>1</text:p>
          </table:table-cell>
          <table:table-cell office:value-type="float" office:value="18.9616619850826" table:style-name="ce11">
            <text:p>19</text:p>
          </table:table-cell>
          <table:table-cell office:value-type="float" office:value="84.765843380024094" table:style-name="ce11">
            <text:p>85</text:p>
          </table:table-cell>
          <table:table-cell office:value-type="float" office:value="363.58370739419303" table:style-name="ce11">
            <text:p>364</text:p>
          </table:table-cell>
          <table:table-cell office:value-type="float" office:value="1684.9489747699299" table:style-name="ce11">
            <text:p>1685</text:p>
          </table:table-cell>
          <table:table-cell office:value-type="float" office:value="9.9857436170973896E-2" table:style-name="ce11">
            <text:p>0</text:p>
          </table:table-cell>
          <table:table-cell office:value-type="float" office:value="46.540274576952697" table:style-name="ce11">
            <text:p>47</text:p>
          </table:table-cell>
          <table:table-cell office:value-type="float" office:value="4.7900429659399997" table:style-name="ce11">
            <text:p>5</text:p>
          </table:table-cell>
          <table:table-cell office:value-type="float" office:value="900.58024322922199" table:style-name="ce11">
            <text:p>901</text:p>
          </table:table-cell>
          <table:table-cell office:value-type="float" office:value="1188.99516794484" table:style-name="ce11">
            <text:p>1189</text:p>
          </table:table-cell>
          <table:table-cell office:value-type="float" office:value="215.37188833299101" table:style-name="ce11">
            <text:p>215</text:p>
          </table:table-cell>
          <table:table-cell office:value-type="float" office:value="9.9857436170973896E-2" table:style-name="ce11">
            <text:p>0</text:p>
          </table:table-cell>
          <table:table-cell office:value-type="float" office:value="476.19801012552" table:style-name="ce11">
            <text:p>476</text:p>
          </table:table-cell>
          <table:table-cell office:value-type="float" office:value="336.60387199135698" table:style-name="ce11">
            <text:p>337</text:p>
          </table:table-cell>
          <table:table-cell office:value-type="float" office:value="350.80901092905498" table:style-name="ce11">
            <text:p>351</text:p>
          </table:table-cell>
          <table:table-cell office:value-type="float" office:value="30.223680904927701" table:style-name="ce11">
            <text:p>30</text:p>
          </table:table-cell>
          <table:table-cell office:value-type="float" office:value="545.93312175171502" table:style-name="ce11">
            <text:p>546</text:p>
          </table:table-cell>
          <table:table-cell office:value-type="float" office:value="1982.74148850863" table:style-name="ce11">
            <text:p>1983</text:p>
          </table:table-cell>
          <table:table-cell table:style-name="ce29"/>
          <table:table-cell table:number-columns-repeated="21" table:style-name="ce32"/>
          <table:table-cell table:number-columns-repeated="16333"/>
        </table:table-row>
        <table:table-row table:style-name="ro1">
          <table:table-cell office:value-type="float" office:value="2037" table:style-name="ce1">
            <text:p>2037</text:p>
          </table:table-cell>
          <table:table-cell office:value-type="float" office:value="2405.75992806662" table:style-name="ce11">
            <text:p>2406</text:p>
          </table:table-cell>
          <table:table-cell office:value-type="float" office:value="50.059780116141802" table:style-name="ce11">
            <text:p>50</text:p>
          </table:table-cell>
          <table:table-cell office:value-type="float" office:value="87.545483369914294" table:style-name="ce11">
            <text:p>88</text:p>
          </table:table-cell>
          <table:table-cell office:value-type="float" office:value="42.397371799753003" table:style-name="ce11">
            <text:p>42</text:p>
          </table:table-cell>
          <table:table-cell office:value-type="float" office:value="1257.0661423178699" table:style-name="ce11">
            <text:p>1257</text:p>
          </table:table-cell>
          <table:table-cell office:value-type="float" office:value="1211.68406592888" table:style-name="ce11">
            <text:p>1212</text:p>
          </table:table-cell>
          <table:table-cell office:value-type="float" office:value="308.80882119068701" table:style-name="ce11">
            <text:p>309</text:p>
          </table:table-cell>
          <table:table-cell office:value-type="float" office:value="690.070898860635" table:style-name="ce11">
            <text:p>690</text:p>
          </table:table-cell>
          <table:table-cell office:value-type="float" office:value="715.41909121872197" table:style-name="ce11">
            <text:p>715</text:p>
          </table:table-cell>
          <table:table-cell office:value-type="float" office:value="170.566925506986" table:style-name="ce11">
            <text:p>171</text:p>
          </table:table-cell>
          <table:table-cell office:value-type="float" office:value="1.2610074452614399" table:style-name="ce11">
            <text:p>1</text:p>
          </table:table-cell>
          <table:table-cell office:value-type="float" office:value="18.718005351357998" table:style-name="ce11">
            <text:p>19</text:p>
          </table:table-cell>
          <table:table-cell office:value-type="float" office:value="87.073013726225895" table:style-name="ce11">
            <text:p>87</text:p>
          </table:table-cell>
          <table:table-cell office:value-type="float" office:value="363.09962049790101" table:style-name="ce11">
            <text:p>363</text:p>
          </table:table-cell>
          <table:table-cell office:value-type="float" office:value="1448.8418770466001" table:style-name="ce11">
            <text:p>1449</text:p>
          </table:table-cell>
          <table:table-cell office:value-type="float" office:value="9.96659319731385E-2" table:style-name="ce11">
            <text:p>0</text:p>
          </table:table-cell>
          <table:table-cell office:value-type="float" office:value="38.771797930447697" table:style-name="ce11">
            <text:p>39</text:p>
          </table:table-cell>
          <table:table-cell office:value-type="float" office:value="4.1703330591141698" table:style-name="ce11">
            <text:p>4</text:p>
          </table:table-cell>
          <table:table-cell office:value-type="float" office:value="801.73993489424799" table:style-name="ce11">
            <text:p>802</text:p>
          </table:table-cell>
          <table:table-cell office:value-type="float" office:value="1148.19214920117" table:style-name="ce11">
            <text:p>1148</text:p>
          </table:table-cell>
          <table:table-cell office:value-type="float" office:value="190.65831701586001" table:style-name="ce11">
            <text:p>191</text:p>
          </table:table-cell>
          <table:table-cell office:value-type="float" office:value="9.96659319731385E-2" table:style-name="ce11">
            <text:p>0</text:p>
          </table:table-cell>
          <table:table-cell office:value-type="float" office:value="424.519499040531" table:style-name="ce11">
            <text:p>425</text:p>
          </table:table-cell>
          <table:table-cell office:value-type="float" office:value="358.91636370283697" table:style-name="ce11">
            <text:p>359</text:p>
          </table:table-cell>
          <table:table-cell office:value-type="float" office:value="415.82524719950698" table:style-name="ce11">
            <text:p>416</text:p>
          </table:table-cell>
          <table:table-cell office:value-type="float" office:value="32.6070656010668" table:style-name="ce11">
            <text:p>33</text:p>
          </table:table-cell>
          <table:table-cell office:value-type="float" office:value="633.77515011913204" table:style-name="ce11">
            <text:p>634</text:p>
          </table:table-cell>
          <table:table-cell office:value-type="float" office:value="2170.84491682625" table:style-name="ce11">
            <text:p>2171</text:p>
          </table:table-cell>
          <table:table-cell table:style-name="ce29"/>
          <table:table-cell table:number-columns-repeated="21" table:style-name="ce32"/>
          <table:table-cell table:number-columns-repeated="16333"/>
        </table:table-row>
        <table:table-row table:style-name="ro1">
          <table:table-cell office:value-type="float" office:value="2038" table:style-name="ce1">
            <text:p>2038</text:p>
          </table:table-cell>
          <table:table-cell office:value-type="float" office:value="2168.0124886835501" table:style-name="ce11">
            <text:p>2168</text:p>
          </table:table-cell>
          <table:table-cell office:value-type="float" office:value="45.992332524787102" table:style-name="ce11">
            <text:p>46</text:p>
          </table:table-cell>
          <table:table-cell office:value-type="float" office:value="82.443956131571596" table:style-name="ce11">
            <text:p>82</text:p>
          </table:table-cell>
          <table:table-cell office:value-type="float" office:value="39.778982822788699" table:style-name="ce11">
            <text:p>40</text:p>
          </table:table-cell>
          <table:table-cell office:value-type="float" office:value="1213.4211500515901" table:style-name="ce11">
            <text:p>1213</text:p>
          </table:table-cell>
          <table:table-cell office:value-type="float" office:value="1213.51864110476" table:style-name="ce11">
            <text:p>1214</text:p>
          </table:table-cell>
          <table:table-cell office:value-type="float" office:value="285.61301074303702" table:style-name="ce11">
            <text:p>286</text:p>
          </table:table-cell>
          <table:table-cell office:value-type="float" office:value="690.42074701289596" table:style-name="ce11">
            <text:p>690</text:p>
          </table:table-cell>
          <table:table-cell office:value-type="float" office:value="699.72784097686304" table:style-name="ce11">
            <text:p>700</text:p>
          </table:table-cell>
          <table:table-cell office:value-type="float" office:value="170.48556144058099" table:style-name="ce11">
            <text:p>170</text:p>
          </table:table-cell>
          <table:table-cell office:value-type="float" office:value="1.23103796782951" table:style-name="ce11">
            <text:p>1</text:p>
          </table:table-cell>
          <table:table-cell office:value-type="float" office:value="18.490687038096699" table:style-name="ce11">
            <text:p>18</text:p>
          </table:table-cell>
          <table:table-cell office:value-type="float" office:value="89.428534405228504" table:style-name="ce11">
            <text:p>89</text:p>
          </table:table-cell>
          <table:table-cell office:value-type="float" office:value="362.41733194469401" table:style-name="ce11">
            <text:p>362</text:p>
          </table:table-cell>
          <table:table-cell office:value-type="float" office:value="1243.8170622908001" table:style-name="ce11">
            <text:p>1244</text:p>
          </table:table-cell>
          <table:table-cell office:value-type="float" office:value="9.9472772848607699E-2" table:style-name="ce11">
            <text:p>0</text:p>
          </table:table-cell>
          <table:table-cell office:value-type="float" office:value="32.077024053817503" table:style-name="ce11">
            <text:p>32</text:p>
          </table:table-cell>
          <table:table-cell office:value-type="float" office:value="3.6280638172311401" table:style-name="ce11">
            <text:p>4</text:p>
          </table:table-cell>
          <table:table-cell office:value-type="float" office:value="715.18954097352002" table:style-name="ce11">
            <text:p>715</text:p>
          </table:table-cell>
          <table:table-cell office:value-type="float" office:value="1111.29471730299" table:style-name="ce11">
            <text:p>1111</text:p>
          </table:table-cell>
          <table:table-cell office:value-type="float" office:value="166.76020574104299" table:style-name="ce11">
            <text:p>167</text:p>
          </table:table-cell>
          <table:table-cell office:value-type="float" office:value="9.9472772848607699E-2" table:style-name="ce11">
            <text:p>0</text:p>
          </table:table-cell>
          <table:table-cell office:value-type="float" office:value="375.24012914396201" table:style-name="ce11">
            <text:p>375</text:p>
          </table:table-cell>
          <table:table-cell office:value-type="float" office:value="379.60471381334497" table:style-name="ce11">
            <text:p>380</text:p>
          </table:table-cell>
          <table:table-cell office:value-type="float" office:value="487.00215363334598" table:style-name="ce11">
            <text:p>487</text:p>
          </table:table-cell>
          <table:table-cell office:value-type="float" office:value="34.961398208029998" table:style-name="ce11">
            <text:p>35</text:p>
          </table:table-cell>
          <table:table-cell office:value-type="float" office:value="727.88702919839204" table:style-name="ce11">
            <text:p>728</text:p>
          </table:table-cell>
          <table:table-cell office:value-type="float" office:value="2351.9674656904899" table:style-name="ce11">
            <text:p>2352</text:p>
          </table:table-cell>
          <table:table-cell table:style-name="ce29"/>
          <table:table-cell table:number-columns-repeated="21" table:style-name="ce32"/>
          <table:table-cell table:number-columns-repeated="16333"/>
        </table:table-row>
        <table:table-row table:style-name="ro1">
          <table:table-cell office:value-type="float" office:value="2039" table:style-name="ce1">
            <text:p>2039</text:p>
          </table:table-cell>
          <table:table-cell office:value-type="float" office:value="1928.73412945871" table:style-name="ce11">
            <text:p>1929</text:p>
          </table:table-cell>
          <table:table-cell office:value-type="float" office:value="41.7921425675978" table:style-name="ce11">
            <text:p>42</text:p>
          </table:table-cell>
          <table:table-cell office:value-type="float" office:value="77.033341727490495" table:style-name="ce11">
            <text:p>77</text:p>
          </table:table-cell>
          <table:table-cell office:value-type="float" office:value="37.017525309068901" table:style-name="ce11">
            <text:p>37</text:p>
          </table:table-cell>
          <table:table-cell office:value-type="float" office:value="1165.4961551802901" table:style-name="ce11">
            <text:p>1165</text:p>
          </table:table-cell>
          <table:table-cell office:value-type="float" office:value="1210.90623440028" table:style-name="ce11">
            <text:p>1211</text:p>
          </table:table-cell>
          <table:table-cell office:value-type="float" office:value="266.77627573664103" table:style-name="ce11">
            <text:p>267</text:p>
          </table:table-cell>
          <table:table-cell office:value-type="float" office:value="694.12104970730502" table:style-name="ce11">
            <text:p>694</text:p>
          </table:table-cell>
          <table:table-cell office:value-type="float" office:value="684.95377361595195" table:style-name="ce11">
            <text:p>685</text:p>
          </table:table-cell>
          <table:table-cell office:value-type="float" office:value="170.316847880263" table:style-name="ce11">
            <text:p>170</text:p>
          </table:table-cell>
          <table:table-cell office:value-type="float" office:value="1.2033755045263199" table:style-name="ce11">
            <text:p>1</text:p>
          </table:table-cell>
          <table:table-cell office:value-type="float" office:value="18.2809998527811" table:style-name="ce11">
            <text:p>18</text:p>
          </table:table-cell>
          <table:table-cell office:value-type="float" office:value="91.842292244807993" table:style-name="ce11">
            <text:p>92</text:p>
          </table:table-cell>
          <table:table-cell office:value-type="float" office:value="361.59370583457797" table:style-name="ce11">
            <text:p>362</text:p>
          </table:table-cell>
          <table:table-cell office:value-type="float" office:value="1048.32495929788" table:style-name="ce11">
            <text:p>1048</text:p>
          </table:table-cell>
          <table:table-cell office:value-type="float" office:value="9.9282945247395102E-2" table:style-name="ce11">
            <text:p>0</text:p>
          </table:table-cell>
          <table:table-cell office:value-type="float" office:value="25.707116824294701" table:style-name="ce11">
            <text:p>26</text:p>
          </table:table-cell>
          <table:table-cell office:value-type="float" office:value="3.10344817468172" table:style-name="ce11">
            <text:p>3</text:p>
          </table:table-cell>
          <table:table-cell office:value-type="float" office:value="631.94229733182794" table:style-name="ce11">
            <text:p>632</text:p>
          </table:table-cell>
          <table:table-cell office:value-type="float" office:value="1071.93484080949" table:style-name="ce11">
            <text:p>1072</text:p>
          </table:table-cell>
          <table:table-cell office:value-type="float" office:value="147.798906293458" table:style-name="ce11">
            <text:p>148</text:p>
          </table:table-cell>
          <table:table-cell office:value-type="float" office:value="9.9282945247395102E-2" table:style-name="ce11">
            <text:p>0</text:p>
          </table:table-cell>
          <table:table-cell office:value-type="float" office:value="328.95747109008198" table:style-name="ce11">
            <text:p>329</text:p>
          </table:table-cell>
          <table:table-cell office:value-type="float" office:value="397.93727528835899" table:style-name="ce11">
            <text:p>398</text:p>
          </table:table-cell>
          <table:table-cell office:value-type="float" office:value="563.31478284538298" table:style-name="ce11">
            <text:p>563</text:p>
          </table:table-cell>
          <table:table-cell office:value-type="float" office:value="37.223427519934297" table:style-name="ce11">
            <text:p>37</text:p>
          </table:table-cell>
          <table:table-cell office:value-type="float" office:value="826.53967181016606" table:style-name="ce11">
            <text:p>827</text:p>
          </table:table-cell>
          <table:table-cell office:value-type="float" office:value="2520.2231554994501" table:style-name="ce11">
            <text:p>2520</text:p>
          </table:table-cell>
          <table:table-cell table:style-name="ce29"/>
          <table:table-cell table:number-columns-repeated="21" table:style-name="ce32"/>
          <table:table-cell table:number-columns-repeated="16333"/>
        </table:table-row>
        <table:table-row table:style-name="ro1">
          <table:table-cell office:value-type="float" office:value="2040" table:style-name="ce1">
            <text:p>2040</text:p>
          </table:table-cell>
          <table:table-cell office:value-type="float" office:value="1688.50345919608" table:style-name="ce11">
            <text:p>1689</text:p>
          </table:table-cell>
          <table:table-cell office:value-type="float" office:value="37.466168474186503" table:style-name="ce11">
            <text:p>37</text:p>
          </table:table-cell>
          <table:table-cell office:value-type="float" office:value="71.309912610043099" table:style-name="ce11">
            <text:p>71</text:p>
          </table:table-cell>
          <table:table-cell office:value-type="float" office:value="34.112272349637998" table:style-name="ce11">
            <text:p>34</text:p>
          </table:table-cell>
          <table:table-cell office:value-type="float" office:value="1113.1067411855299" table:style-name="ce11">
            <text:p>1113</text:p>
          </table:table-cell>
          <table:table-cell office:value-type="float" office:value="1203.2681596033101" table:style-name="ce11">
            <text:p>1203</text:p>
          </table:table-cell>
          <table:table-cell office:value-type="float" office:value="247.73177155862001" table:style-name="ce11">
            <text:p>248</text:p>
          </table:table-cell>
          <table:table-cell office:value-type="float" office:value="696.24362210950198" table:style-name="ce11">
            <text:p>696</text:p>
          </table:table-cell>
          <table:table-cell office:value-type="float" office:value="670.84720680820601" table:style-name="ce11">
            <text:p>671</text:p>
          </table:table-cell>
          <table:table-cell office:value-type="float" office:value="170.01602323849099" table:style-name="ce11">
            <text:p>170</text:p>
          </table:table-cell>
          <table:table-cell office:value-type="float" office:value="1.1775262721158699" table:style-name="ce11">
            <text:p>1</text:p>
          </table:table-cell>
          <table:table-cell office:value-type="float" office:value="18.082683432945501" table:style-name="ce11">
            <text:p>18</text:p>
          </table:table-cell>
          <table:table-cell office:value-type="float" office:value="94.286178085217699" table:style-name="ce11">
            <text:p>94</text:p>
          </table:table-cell>
          <table:table-cell office:value-type="float" office:value="360.53573644343402" table:style-name="ce11">
            <text:p>361</text:p>
          </table:table-cell>
          <table:table-cell office:value-type="float" office:value="862.54179949316801" table:style-name="ce11">
            <text:p>863</text:p>
          </table:table-cell>
          <table:table-cell office:value-type="float" office:value="9.9092175260798304E-2" table:style-name="ce11">
            <text:p>0</text:p>
          </table:table-cell>
          <table:table-cell office:value-type="float" office:value="19.667449444274801" table:style-name="ce11">
            <text:p>20</text:p>
          </table:table-cell>
          <table:table-cell office:value-type="float" office:value="2.5973903132235399" table:style-name="ce11">
            <text:p>3</text:p>
          </table:table-cell>
          <table:table-cell office:value-type="float" office:value="552.11426696754404" table:style-name="ce11">
            <text:p>552</text:p>
          </table:table-cell>
          <table:table-cell office:value-type="float" office:value="1030.1984157187701" table:style-name="ce11">
            <text:p>1030</text:p>
          </table:table-cell>
          <table:table-cell office:value-type="float" office:value="129.949125472498" table:style-name="ce11">
            <text:p>130</text:p>
          </table:table-cell>
          <table:table-cell office:value-type="float" office:value="9.9092175260798304E-2" table:style-name="ce11">
            <text:p>0</text:p>
          </table:table-cell>
          <table:table-cell office:value-type="float" office:value="286.10260786285801" table:style-name="ce11">
            <text:p>286</text:p>
          </table:table-cell>
          <table:table-cell office:value-type="float" office:value="413.14043487379899" table:style-name="ce11">
            <text:p>413</text:p>
          </table:table-cell>
          <table:table-cell office:value-type="float" office:value="643.24177941201401" table:style-name="ce11">
            <text:p>643</text:p>
          </table:table-cell>
          <table:table-cell office:value-type="float" office:value="39.319210887933501" table:style-name="ce11">
            <text:p>39</text:p>
          </table:table-cell>
          <table:table-cell office:value-type="float" office:value="927.38749223426203" table:style-name="ce11">
            <text:p>927</text:p>
          </table:table-cell>
          <table:table-cell office:value-type="float" office:value="2669.2880578715899" table:style-name="ce11">
            <text:p>2669</text:p>
          </table:table-cell>
          <table:table-cell table:style-name="ce29"/>
          <table:table-cell table:number-columns-repeated="21" table:style-name="ce32"/>
          <table:table-cell table:number-columns-repeated="16333"/>
        </table:table-row>
        <table:table-row table:style-name="ro1">
          <table:table-cell office:value-type="float" office:value="2041" table:style-name="ce1">
            <text:p>2041</text:p>
          </table:table-cell>
          <table:table-cell office:value-type="float" office:value="1443.36366073214" table:style-name="ce11">
            <text:p>1443</text:p>
          </table:table-cell>
          <table:table-cell office:value-type="float" office:value="32.932924141998697" table:style-name="ce11">
            <text:p>33</text:p>
          </table:table-cell>
          <table:table-cell office:value-type="float" office:value="65.1468435081173" table:style-name="ce11">
            <text:p>65</text:p>
          </table:table-cell>
          <table:table-cell office:value-type="float" office:value="31.000759878479599" table:style-name="ce11">
            <text:p>31</text:p>
          </table:table-cell>
          <table:table-cell office:value-type="float" office:value="1619.1215288449901" table:style-name="ce11">
            <text:p>1619</text:p>
          </table:table-cell>
          <table:table-cell office:value-type="float" office:value="1189.28177053122" table:style-name="ce11">
            <text:p>1189</text:p>
          </table:table-cell>
          <table:table-cell office:value-type="float" office:value="232.165588911377" table:style-name="ce11">
            <text:p>232</text:p>
          </table:table-cell>
          <table:table-cell office:value-type="float" office:value="701.49994568640602" table:style-name="ce11">
            <text:p>701</text:p>
          </table:table-cell>
          <table:table-cell office:value-type="float" office:value="657.48685624849804" table:style-name="ce11">
            <text:p>657</text:p>
          </table:table-cell>
          <table:table-cell office:value-type="float" office:value="169.618279333408" table:style-name="ce11">
            <text:p>170</text:p>
          </table:table-cell>
          <table:table-cell office:value-type="float" office:value="1.15359219990982" table:style-name="ce11">
            <text:p>1</text:p>
          </table:table-cell>
          <table:table-cell office:value-type="float" office:value="17.898268240493898" table:style-name="ce11">
            <text:p>18</text:p>
          </table:table-cell>
          <table:table-cell office:value-type="float" office:value="96.774535312854496" table:style-name="ce11">
            <text:p>97</text:p>
          </table:table-cell>
          <table:table-cell office:value-type="float" office:value="359.31976446705897" table:style-name="ce11">
            <text:p>359</text:p>
          </table:table-cell>
          <table:table-cell office:value-type="float" office:value="377.26844819710499" table:style-name="ce11">
            <text:p>377</text:p>
          </table:table-cell>
          <table:table-cell office:value-type="float" office:value="9.8921300198575202E-2" table:style-name="ce11">
            <text:p>0</text:p>
          </table:table-cell>
          <table:table-cell office:value-type="float" office:value="3.27491347572506" table:style-name="ce11">
            <text:p>3</text:p>
          </table:table-cell>
          <table:table-cell office:value-type="float" office:value="1.2114858130675099" table:style-name="ce11">
            <text:p>1</text:p>
          </table:table-cell>
          <table:table-cell office:value-type="float" office:value="904.94656913678602" table:style-name="ce11">
            <text:p>905</text:p>
          </table:table-cell>
          <table:table-cell office:value-type="float" office:value="875.63687202766096" table:style-name="ce11">
            <text:p>876</text:p>
          </table:table-cell>
          <table:table-cell office:value-type="float" office:value="81.202042757430306" table:style-name="ce11">
            <text:p>81</text:p>
          </table:table-cell>
          <table:table-cell office:value-type="float" office:value="9.8921300198575202E-2" table:style-name="ce11">
            <text:p>0</text:p>
          </table:table-cell>
          <table:table-cell office:value-type="float" office:value="236.40646078712101" table:style-name="ce11">
            <text:p>236</text:p>
          </table:table-cell>
          <table:table-cell office:value-type="float" office:value="401.30707233512197" table:style-name="ce11">
            <text:p>401</text:p>
          </table:table-cell>
          <table:table-cell office:value-type="float" office:value="684.98942803783905" table:style-name="ce11">
            <text:p>685</text:p>
          </table:table-cell>
          <table:table-cell office:value-type="float" office:value="38.981360826088299" table:style-name="ce11">
            <text:p>39</text:p>
          </table:table-cell>
          <table:table-cell office:value-type="float" office:value="971.23014058581396" table:style-name="ce11">
            <text:p>971</text:p>
          </table:table-cell>
          <table:table-cell office:value-type="float" office:value="2639.72265522214" table:style-name="ce11">
            <text:p>2640</text:p>
          </table:table-cell>
          <table:table-cell table:style-name="ce29"/>
          <table:table-cell table:number-columns-repeated="21" table:style-name="ce32"/>
          <table:table-cell table:number-columns-repeated="16333"/>
        </table:table-row>
        <table:table-row table:style-name="ro1">
          <table:table-cell office:value-type="float" office:value="2042" table:style-name="ce1">
            <text:p>2042</text:p>
          </table:table-cell>
          <table:table-cell office:value-type="float" office:value="1195.8175622132301" table:style-name="ce11">
            <text:p>1196</text:p>
          </table:table-cell>
          <table:table-cell office:value-type="float" office:value="28.237376094773701" table:style-name="ce11">
            <text:p>28</text:p>
          </table:table-cell>
          <table:table-cell office:value-type="float" office:value="58.599835301557803" table:style-name="ce11">
            <text:p>59</text:p>
          </table:table-cell>
          <table:table-cell office:value-type="float" office:value="27.711432543067701" table:style-name="ce11">
            <text:p>28</text:p>
          </table:table-cell>
          <table:table-cell office:value-type="float" office:value="1592.94982674013" table:style-name="ce11">
            <text:p>1593</text:p>
          </table:table-cell>
          <table:table-cell office:value-type="float" office:value="1168.8362492767501" table:style-name="ce11">
            <text:p>1169</text:p>
          </table:table-cell>
          <table:table-cell office:value-type="float" office:value="196.42201789629399" table:style-name="ce11">
            <text:p>196</text:p>
          </table:table-cell>
          <table:table-cell office:value-type="float" office:value="679.65170066720395" table:style-name="ce11">
            <text:p>680</text:p>
          </table:table-cell>
          <table:table-cell office:value-type="float" office:value="644.73705407859097" table:style-name="ce11">
            <text:p>645</text:p>
          </table:table-cell>
          <table:table-cell office:value-type="float" office:value="169.106411114483" table:style-name="ce11">
            <text:p>169</text:p>
          </table:table-cell>
          <table:table-cell office:value-type="float" office:value="1.13127297636721" table:style-name="ce11">
            <text:p>1</text:p>
          </table:table-cell>
          <table:table-cell office:value-type="float" office:value="17.724370109949401" table:style-name="ce11">
            <text:p>18</text:p>
          </table:table-cell>
          <table:table-cell office:value-type="float" office:value="99.292780181510295" table:style-name="ce11">
            <text:p>99</text:p>
          </table:table-cell>
          <table:table-cell office:value-type="float" office:value="357.91131395461599" table:style-name="ce11">
            <text:p>358</text:p>
          </table:table-cell>
          <table:table-cell office:value-type="float" office:value="245.411036074169" table:style-name="ce11">
            <text:p>245</text:p>
          </table:table-cell>
          <table:table-cell office:value-type="float" office:value="9.87583165674462E-2" table:style-name="ce11">
            <text:p>0</text:p>
          </table:table-cell>
          <table:table-cell office:value-type="float" office:value="9.87583165674462E-2" table:style-name="ce11">
            <text:p>0</text:p>
          </table:table-cell>
          <table:table-cell office:value-type="float" office:value="0.838254240963486" table:style-name="ce11">
            <text:p>1</text:p>
          </table:table-cell>
          <table:table-cell office:value-type="float" office:value="846.15452834080395" table:style-name="ce11">
            <text:p>846</text:p>
          </table:table-cell>
          <table:table-cell office:value-type="float" office:value="835.57243300241805" table:style-name="ce11">
            <text:p>836</text:p>
          </table:table-cell>
          <table:table-cell office:value-type="float" office:value="57.536658042483502" table:style-name="ce11">
            <text:p>58</text:p>
          </table:table-cell>
          <table:table-cell office:value-type="float" office:value="9.87583165674462E-2" table:style-name="ce11">
            <text:p>0</text:p>
          </table:table-cell>
          <table:table-cell office:value-type="float" office:value="193.66748582635199" table:style-name="ce11">
            <text:p>194</text:p>
          </table:table-cell>
          <table:table-cell office:value-type="float" office:value="383.35695752527101" table:style-name="ce11">
            <text:p>383</text:p>
          </table:table-cell>
          <table:table-cell office:value-type="float" office:value="715.72800792155704" table:style-name="ce11">
            <text:p>716</text:p>
          </table:table-cell>
          <table:table-cell office:value-type="float" office:value="38.0726654131198" table:style-name="ce11">
            <text:p>38</text:p>
          </table:table-cell>
          <table:table-cell office:value-type="float" office:value="998.60868830090703" table:style-name="ce11">
            <text:p>999</text:p>
          </table:table-cell>
          <table:table-cell office:value-type="float" office:value="2563.4611836660401" table:style-name="ce11">
            <text:p>2563</text:p>
          </table:table-cell>
          <table:table-cell table:style-name="ce29"/>
          <table:table-cell table:number-columns-repeated="21" table:style-name="ce32"/>
          <table:table-cell table:number-columns-repeated="16333"/>
        </table:table-row>
        <table:table-row table:style-name="ro1">
          <table:table-cell office:value-type="float" office:value="2043" table:style-name="ce1">
            <text:p>2043</text:p>
          </table:table-cell>
          <table:table-cell office:value-type="float" office:value="959.66031179830895" table:style-name="ce11">
            <text:p>960</text:p>
          </table:table-cell>
          <table:table-cell office:value-type="float" office:value="23.657967553290899" table:style-name="ce11">
            <text:p>24</text:p>
          </table:table-cell>
          <table:table-cell office:value-type="float" office:value="52.079208606223602" table:style-name="ce11">
            <text:p>52</text:p>
          </table:table-cell>
          <table:table-cell office:value-type="float" office:value="24.447903282221699" table:style-name="ce11">
            <text:p>24</text:p>
          </table:table-cell>
          <table:table-cell office:value-type="float" office:value="1562.2896467615799" table:style-name="ce11">
            <text:p>1562</text:p>
          </table:table-cell>
          <table:table-cell office:value-type="float" office:value="1144.8124101430799" table:style-name="ce11">
            <text:p>1145</text:p>
          </table:table-cell>
          <table:table-cell office:value-type="float" office:value="178.40878953588901" table:style-name="ce11">
            <text:p>178</text:p>
          </table:table-cell>
          <table:table-cell office:value-type="float" office:value="677.35081644291495" table:style-name="ce11">
            <text:p>677</text:p>
          </table:table-cell>
          <table:table-cell office:value-type="float" office:value="632.55294853449698" table:style-name="ce11">
            <text:p>633</text:p>
          </table:table-cell>
          <table:table-cell office:value-type="float" office:value="168.481678626638" table:style-name="ce11">
            <text:p>168</text:p>
          </table:table-cell>
          <table:table-cell office:value-type="float" office:value="1.1104535737897501" table:style-name="ce11">
            <text:p>1</text:p>
          </table:table-cell>
          <table:table-cell office:value-type="float" office:value="17.559984087061402" table:style-name="ce11">
            <text:p>18</text:p>
          </table:table-cell>
          <table:table-cell office:value-type="float" office:value="101.83594791724499" table:style-name="ce11">
            <text:p>102</text:p>
          </table:table-cell>
          <table:table-cell office:value-type="float" office:value="356.31400574368303" table:style-name="ce11">
            <text:p>356</text:p>
          </table:table-cell>
          <table:table-cell office:value-type="float" office:value="146.15616901674301" table:style-name="ce11">
            <text:p>146</text:p>
          </table:table-cell>
          <table:table-cell office:value-type="float" office:value="9.8606333708133195E-2" table:style-name="ce11">
            <text:p>0</text:p>
          </table:table-cell>
          <table:table-cell office:value-type="float" office:value="9.8606333708133195E-2" table:style-name="ce11">
            <text:p>0</text:p>
          </table:table-cell>
          <table:table-cell office:value-type="float" office:value="0.55304609728934195" table:style-name="ce11">
            <text:p>1</text:p>
          </table:table-cell>
          <table:table-cell office:value-type="float" office:value="798.40660897168902" table:style-name="ce11">
            <text:p>798</text:p>
          </table:table-cell>
          <table:table-cell office:value-type="float" office:value="803.02411678467399" table:style-name="ce11">
            <text:p>803</text:p>
          </table:table-cell>
          <table:table-cell office:value-type="float" office:value="50.661168075480603" table:style-name="ce11">
            <text:p>51</text:p>
          </table:table-cell>
          <table:table-cell office:value-type="float" office:value="9.8606333708133195E-2" table:style-name="ce11">
            <text:p>0</text:p>
          </table:table-cell>
          <table:table-cell office:value-type="float" office:value="159.21502383555199" table:style-name="ce11">
            <text:p>159</text:p>
          </table:table-cell>
          <table:table-cell office:value-type="float" office:value="365.08684540010898" table:style-name="ce11">
            <text:p>365</text:p>
          </table:table-cell>
          <table:table-cell office:value-type="float" office:value="744.32764097244205" table:style-name="ce11">
            <text:p>744</text:p>
          </table:table-cell>
          <table:table-cell office:value-type="float" office:value="37.117395805261701" table:style-name="ce11">
            <text:p>37</text:p>
          </table:table-cell>
          <table:table-cell office:value-type="float" office:value="1022.3520906965" table:style-name="ce11">
            <text:p>1022</text:p>
          </table:table-cell>
          <table:table-cell office:value-type="float" office:value="2478.9668162592998" table:style-name="ce11">
            <text:p>2479</text:p>
          </table:table-cell>
          <table:table-cell table:style-name="ce29"/>
          <table:table-cell table:number-columns-repeated="21" table:style-name="ce32"/>
          <table:table-cell table:number-columns-repeated="16333"/>
        </table:table-row>
        <table:table-row table:style-name="ro1">
          <table:table-cell office:value-type="float" office:value="2044" table:style-name="ce1">
            <text:p>2044</text:p>
          </table:table-cell>
          <table:table-cell office:value-type="float" office:value="733.43373065309095" table:style-name="ce11">
            <text:p>733</text:p>
          </table:table-cell>
          <table:table-cell office:value-type="float" office:value="19.170405557459802" table:style-name="ce11">
            <text:p>19</text:p>
          </table:table-cell>
          <table:table-cell office:value-type="float" office:value="45.551040116108403" table:style-name="ce11">
            <text:p>46</text:p>
          </table:table-cell>
          <table:table-cell office:value-type="float" office:value="21.192964189727899" table:style-name="ce11">
            <text:p>21</text:p>
          </table:table-cell>
          <table:table-cell office:value-type="float" office:value="1526.3668385334399" table:style-name="ce11">
            <text:p>1526</text:p>
          </table:table-cell>
          <table:table-cell office:value-type="float" office:value="1116.75982096808" table:style-name="ce11">
            <text:p>1117</text:p>
          </table:table-cell>
          <table:table-cell office:value-type="float" office:value="159.30364563111399" table:style-name="ce11">
            <text:p>159</text:p>
          </table:table-cell>
          <table:table-cell office:value-type="float" office:value="667.17848071899004" table:style-name="ce11">
            <text:p>667</text:p>
          </table:table-cell>
          <table:table-cell office:value-type="float" office:value="620.87614541413802" table:style-name="ce11">
            <text:p>621</text:p>
          </table:table-cell>
          <table:table-cell office:value-type="float" office:value="167.74091752647499" table:style-name="ce11">
            <text:p>168</text:p>
          </table:table-cell>
          <table:table-cell office:value-type="float" office:value="1.0909941173834601" table:style-name="ce11">
            <text:p>1</text:p>
          </table:table-cell>
          <table:table-cell office:value-type="float" office:value="17.403651230066799" table:style-name="ce11">
            <text:p>17</text:p>
          </table:table-cell>
          <table:table-cell office:value-type="float" office:value="104.395959447343" table:style-name="ce11">
            <text:p>104</text:p>
          </table:table-cell>
          <table:table-cell office:value-type="float" office:value="354.52179363861399" table:style-name="ce11">
            <text:p>355</text:p>
          </table:table-cell>
          <table:table-cell office:value-type="float" office:value="52.256454331988301" table:style-name="ce11">
            <text:p>52</text:p>
          </table:table-cell>
          <table:table-cell office:value-type="float" office:value="9.8465629781513797E-2" table:style-name="ce11">
            <text:p>0</text:p>
          </table:table-cell>
          <table:table-cell office:value-type="float" office:value="9.8465629781513797E-2" table:style-name="ce11">
            <text:p>0</text:p>
          </table:table-cell>
          <table:table-cell office:value-type="float" office:value="0.27709169158076102" table:style-name="ce11">
            <text:p>0</text:p>
          </table:table-cell>
          <table:table-cell office:value-type="float" office:value="750.16302105473403" table:style-name="ce11">
            <text:p>750</text:p>
          </table:table-cell>
          <table:table-cell office:value-type="float" office:value="768.71847630612797" table:style-name="ce11">
            <text:p>769</text:p>
          </table:table-cell>
          <table:table-cell office:value-type="float" office:value="42.692904122458202" table:style-name="ce11">
            <text:p>43</text:p>
          </table:table-cell>
          <table:table-cell office:value-type="float" office:value="9.8465629781513797E-2" table:style-name="ce11">
            <text:p>0</text:p>
          </table:table-cell>
          <table:table-cell office:value-type="float" office:value="131.672598152468" table:style-name="ce11">
            <text:p>132</text:p>
          </table:table-cell>
          <table:table-cell office:value-type="float" office:value="347.28848254514401" table:style-name="ce11">
            <text:p>347</text:p>
          </table:table-cell>
          <table:table-cell office:value-type="float" office:value="772.24929666740604" table:style-name="ce11">
            <text:p>772</text:p>
          </table:table-cell>
          <table:table-cell office:value-type="float" office:value="36.183328665483899" table:style-name="ce11">
            <text:p>36</text:p>
          </table:table-cell>
          <table:table-cell office:value-type="float" office:value="1044.5040181288" table:style-name="ce11">
            <text:p>1045</text:p>
          </table:table-cell>
          <table:table-cell office:value-type="float" office:value="2392.3539635658099" table:style-name="ce11">
            <text:p>2392</text:p>
          </table:table-cell>
          <table:table-cell table:style-name="ce29"/>
          <table:table-cell table:number-columns-repeated="21" table:style-name="ce32"/>
          <table:table-cell table:number-columns-repeated="16333"/>
        </table:table-row>
        <table:table-row table:style-name="ro1">
          <table:table-cell office:value-type="float" office:value="2045" table:style-name="ce1">
            <text:p>2045</text:p>
          </table:table-cell>
          <table:table-cell office:value-type="float" office:value="519.64617098743201" table:style-name="ce11">
            <text:p>520</text:p>
          </table:table-cell>
          <table:table-cell office:value-type="float" office:value="14.8323195476097" table:style-name="ce11">
            <text:p>15</text:p>
          </table:table-cell>
          <table:table-cell office:value-type="float" office:value="39.106012240087303" table:style-name="ce11">
            <text:p>39</text:p>
          </table:table-cell>
          <table:table-cell office:value-type="float" office:value="17.9910008266368" table:style-name="ce11">
            <text:p>18</text:p>
          </table:table-cell>
          <table:table-cell office:value-type="float" office:value="1485.83142467176" table:style-name="ce11">
            <text:p>1486</text:p>
          </table:table-cell>
          <table:table-cell office:value-type="float" office:value="1085.2704159964101" table:style-name="ce11">
            <text:p>1085</text:p>
          </table:table-cell>
          <table:table-cell office:value-type="float" office:value="145.953911686418" table:style-name="ce11">
            <text:p>146</text:p>
          </table:table-cell>
          <table:table-cell office:value-type="float" office:value="654.83354637780701" table:style-name="ce11">
            <text:p>655</text:p>
          </table:table-cell>
          <table:table-cell office:value-type="float" office:value="609.66965750939403" table:style-name="ce11">
            <text:p>610</text:p>
          </table:table-cell>
          <table:table-cell office:value-type="float" office:value="166.886749776643" table:style-name="ce11">
            <text:p>167</text:p>
          </table:table-cell>
          <table:table-cell office:value-type="float" office:value="1.07279584370667" table:style-name="ce11">
            <text:p>1</text:p>
          </table:table-cell>
          <table:table-cell office:value-type="float" office:value="17.254512344326599" table:style-name="ce11">
            <text:p>17</text:p>
          </table:table-cell>
          <table:table-cell office:value-type="float" office:value="106.967767207462" table:style-name="ce11">
            <text:p>107</text:p>
          </table:table-cell>
          <table:table-cell office:value-type="float" office:value="352.54058927396301" table:style-name="ce11">
            <text:p>353</text:p>
          </table:table-cell>
          <table:table-cell office:value-type="float" office:value="9.8337292799996798E-2" table:style-name="ce11">
            <text:p>0</text:p>
          </table:table-cell>
          <table:table-cell office:value-type="float" office:value="9.8337292799996798E-2" table:style-name="ce11">
            <text:p>0</text:p>
          </table:table-cell>
          <table:table-cell office:value-type="float" office:value="9.8337292799996798E-2" table:style-name="ce11">
            <text:p>0</text:p>
          </table:table-cell>
          <table:table-cell office:value-type="float" office:value="9.8337292799996798E-2" table:style-name="ce11">
            <text:p>0</text:p>
          </table:table-cell>
          <table:table-cell office:value-type="float" office:value="697.74848599204404" table:style-name="ce11">
            <text:p>698</text:p>
          </table:table-cell>
          <table:table-cell office:value-type="float" office:value="729.68957498090106" table:style-name="ce11">
            <text:p>730</text:p>
          </table:table-cell>
          <table:table-cell office:value-type="float" office:value="37.692359197647498" table:style-name="ce11">
            <text:p>38</text:p>
          </table:table-cell>
          <table:table-cell office:value-type="float" office:value="9.8337292799996798E-2" table:style-name="ce11">
            <text:p>0</text:p>
          </table:table-cell>
          <table:table-cell office:value-type="float" office:value="109.57640580483201" table:style-name="ce11">
            <text:p>110</text:p>
          </table:table-cell>
          <table:table-cell office:value-type="float" office:value="329.73737412148398" table:style-name="ce11">
            <text:p>330</text:p>
          </table:table-cell>
          <table:table-cell office:value-type="float" office:value="799.00650987735605" table:style-name="ce11">
            <text:p>799</text:p>
          </table:table-cell>
          <table:table-cell office:value-type="float" office:value="35.241351571054999" table:style-name="ce11">
            <text:p>35</text:p>
          </table:table-cell>
          <table:table-cell office:value-type="float" office:value="1064.40760117785" table:style-name="ce11">
            <text:p>1064</text:p>
          </table:table-cell>
          <table:table-cell office:value-type="float" office:value="2302.7542194851198" table:style-name="ce11">
            <text:p>2303</text:p>
          </table:table-cell>
          <table:table-cell table:style-name="ce29"/>
          <table:table-cell table:number-columns-repeated="21" table:style-name="ce32"/>
          <table:table-cell table:number-columns-repeated="16333"/>
        </table:table-row>
        <table:table-row table:style-name="ro1">
          <table:table-cell office:value-type="float" office:value="2046" table:style-name="ce1">
            <text:p>2046</text:p>
          </table:table-cell>
          <table:table-cell office:value-type="float" office:value="327.04250329433899" table:style-name="ce11">
            <text:p>327</text:p>
          </table:table-cell>
          <table:table-cell office:value-type="float" office:value="10.8359391483868" table:style-name="ce11">
            <text:p>11</text:p>
          </table:table-cell>
          <table:table-cell office:value-type="float" office:value="33.045634827013103" table:style-name="ce11">
            <text:p>33</text:p>
          </table:table-cell>
          <table:table-cell office:value-type="float" office:value="14.990075440529401" table:style-name="ce11">
            <text:p>15</text:p>
          </table:table-cell>
          <table:table-cell office:value-type="float" office:value="1443.99393440374" table:style-name="ce11">
            <text:p>1444</text:p>
          </table:table-cell>
          <table:table-cell office:value-type="float" office:value="1052.90412561585" table:style-name="ce11">
            <text:p>1053</text:p>
          </table:table-cell>
          <table:table-cell office:value-type="float" office:value="126.48966257627301" table:style-name="ce11">
            <text:p>126</text:p>
          </table:table-cell>
          <table:table-cell office:value-type="float" office:value="642.18156916916098" table:style-name="ce11">
            <text:p>642</text:p>
          </table:table-cell>
          <table:table-cell office:value-type="float" office:value="598.94558795273599" table:style-name="ce11">
            <text:p>599</text:p>
          </table:table-cell>
          <table:table-cell office:value-type="float" office:value="165.936368117645" table:style-name="ce11">
            <text:p>166</text:p>
          </table:table-cell>
          <table:table-cell office:value-type="float" office:value="1.0558561963026301" table:style-name="ce11">
            <text:p>1</text:p>
          </table:table-cell>
          <table:table-cell office:value-type="float" office:value="17.113220426650901" table:style-name="ce11">
            <text:p>17</text:p>
          </table:table-cell>
          <table:table-cell office:value-type="float" office:value="109.555698695329" table:style-name="ce11">
            <text:p>110</text:p>
          </table:table-cell>
          <table:table-cell office:value-type="float" office:value="350.40678985735798" table:style-name="ce11">
            <text:p>350</text:p>
          </table:table-cell>
          <table:table-cell office:value-type="float" office:value="9.8220687836011303E-2" table:style-name="ce11">
            <text:p>0</text:p>
          </table:table-cell>
          <table:table-cell office:value-type="float" office:value="9.8220687836011303E-2" table:style-name="ce11">
            <text:p>0</text:p>
          </table:table-cell>
          <table:table-cell office:value-type="float" office:value="9.8220687836011303E-2" table:style-name="ce11">
            <text:p>0</text:p>
          </table:table-cell>
          <table:table-cell office:value-type="float" office:value="9.8220687836011303E-2" table:style-name="ce11">
            <text:p>0</text:p>
          </table:table-cell>
          <table:table-cell office:value-type="float" office:value="664.70507653709706" table:style-name="ce11">
            <text:p>665</text:p>
          </table:table-cell>
          <table:table-cell office:value-type="float" office:value="706.27999145802005" table:style-name="ce11">
            <text:p>706</text:p>
          </table:table-cell>
          <table:table-cell office:value-type="float" office:value="32.177888817023998" table:style-name="ce11">
            <text:p>32</text:p>
          </table:table-cell>
          <table:table-cell office:value-type="float" office:value="9.8220687836011303E-2" table:style-name="ce11">
            <text:p>0</text:p>
          </table:table-cell>
          <table:table-cell office:value-type="float" office:value="91.790605061471794" table:style-name="ce11">
            <text:p>92</text:p>
          </table:table-cell>
          <table:table-cell office:value-type="float" office:value="312.37450161305702" table:style-name="ce11">
            <text:p>312</text:p>
          </table:table-cell>
          <table:table-cell office:value-type="float" office:value="824.32935785586403" table:style-name="ce11">
            <text:p>824</text:p>
          </table:table-cell>
          <table:table-cell office:value-type="float" office:value="34.2785225045697" table:style-name="ce11">
            <text:p>34</text:p>
          </table:table-cell>
          <table:table-cell office:value-type="float" office:value="1081.7385883694401" table:style-name="ce11">
            <text:p>1082</text:p>
          </table:table-cell>
          <table:table-cell office:value-type="float" office:value="2210.2667930325001" table:style-name="ce11">
            <text:p>2210</text:p>
          </table:table-cell>
          <table:table-cell table:style-name="ce29"/>
          <table:table-cell table:number-columns-repeated="21" table:style-name="ce32"/>
          <table:table-cell table:number-columns-repeated="16333"/>
        </table:table-row>
        <table:table-row table:style-name="ro1">
          <table:table-cell office:value-type="float" office:value="2047" table:style-name="ce1">
            <text:p>2047</text:p>
          </table:table-cell>
          <table:table-cell office:value-type="float" office:value="147.008066662727" table:style-name="ce11">
            <text:p>147</text:p>
          </table:table-cell>
          <table:table-cell office:value-type="float" office:value="7.0109680215210499" table:style-name="ce11">
            <text:p>7</text:p>
          </table:table-cell>
          <table:table-cell office:value-type="float" office:value="27.119739900423099" table:style-name="ce11">
            <text:p>27</text:p>
          </table:table-cell>
          <table:table-cell office:value-type="float" office:value="12.0657302170441" table:style-name="ce11">
            <text:p>12</text:p>
          </table:table-cell>
          <table:table-cell office:value-type="float" office:value="1397.9603598594799" table:style-name="ce11">
            <text:p>1398</text:p>
          </table:table-cell>
          <table:table-cell office:value-type="float" office:value="1017.53677698187" table:style-name="ce11">
            <text:p>1018</text:p>
          </table:table-cell>
          <table:table-cell office:value-type="float" office:value="107.468970223132" table:style-name="ce11">
            <text:p>107</text:p>
          </table:table-cell>
          <table:table-cell office:value-type="float" office:value="627.66814116242494" table:style-name="ce11">
            <text:p>628</text:p>
          </table:table-cell>
          <table:table-cell office:value-type="float" office:value="588.65583516905997" table:style-name="ce11">
            <text:p>589</text:p>
          </table:table-cell>
          <table:table-cell office:value-type="float" office:value="164.89313703391599" table:style-name="ce11">
            <text:p>165</text:p>
          </table:table-cell>
          <table:table-cell office:value-type="float" office:value="1.04008652081507" table:style-name="ce11">
            <text:p>1</text:p>
          </table:table-cell>
          <table:table-cell office:value-type="float" office:value="16.979012321283498" table:style-name="ce11">
            <text:p>17</text:p>
          </table:table-cell>
          <table:table-cell office:value-type="float" office:value="112.155583330121" table:style-name="ce11">
            <text:p>112</text:p>
          </table:table-cell>
          <table:table-cell office:value-type="float" office:value="348.12727868897701" table:style-name="ce11">
            <text:p>348</text:p>
          </table:table-cell>
          <table:table-cell office:value-type="float" office:value="9.8114650649832894E-2" table:style-name="ce11">
            <text:p>0</text:p>
          </table:table-cell>
          <table:table-cell office:value-type="float" office:value="9.8114650649832894E-2" table:style-name="ce11">
            <text:p>0</text:p>
          </table:table-cell>
          <table:table-cell office:value-type="float" office:value="9.8114650649832894E-2" table:style-name="ce11">
            <text:p>0</text:p>
          </table:table-cell>
          <table:table-cell office:value-type="float" office:value="9.8114650649832894E-2" table:style-name="ce11">
            <text:p>0</text:p>
          </table:table-cell>
          <table:table-cell office:value-type="float" office:value="613.41393585688104" table:style-name="ce11">
            <text:p>613</text:p>
          </table:table-cell>
          <table:table-cell office:value-type="float" office:value="666.35780590109698" table:style-name="ce11">
            <text:p>666</text:p>
          </table:table-cell>
          <table:table-cell office:value-type="float" office:value="22.191136437577399" table:style-name="ce11">
            <text:p>22</text:p>
          </table:table-cell>
          <table:table-cell office:value-type="float" office:value="9.8114650649832894E-2" table:style-name="ce11">
            <text:p>0</text:p>
          </table:table-cell>
          <table:table-cell office:value-type="float" office:value="77.403484289224096" table:style-name="ce11">
            <text:p>77</text:p>
          </table:table-cell>
          <table:table-cell office:value-type="float" office:value="295.032322106739" table:style-name="ce11">
            <text:p>295</text:p>
          </table:table-cell>
          <table:table-cell office:value-type="float" office:value="847.53123807879103" table:style-name="ce11">
            <text:p>848</text:p>
          </table:table-cell>
          <table:table-cell office:value-type="float" office:value="33.269884296587499" table:style-name="ce11">
            <text:p>33</text:p>
          </table:table-cell>
          <table:table-cell office:value-type="float" office:value="1095.6623019353401" table:style-name="ce11">
            <text:p>1096</text:p>
          </table:table-cell>
          <table:table-cell office:value-type="float" office:value="2114.09124643622" table:style-name="ce11">
            <text:p>2114</text:p>
          </table:table-cell>
          <table:table-cell table:style-name="ce29"/>
          <table:table-cell table:number-columns-repeated="21" table:style-name="ce32"/>
          <table:table-cell table:number-columns-repeated="16333"/>
        </table:table-row>
        <table:table-row table:style-name="ro1">
          <table:table-cell office:value-type="float" office:value="2048" table:style-name="ce1">
            <text:p>2048</text:p>
          </table:table-cell>
          <table:table-cell office:value-type="float" office:value="0.102781251975591" table:style-name="ce11">
            <text:p>0</text:p>
          </table:table-cell>
          <table:table-cell office:value-type="float" office:value="3.39553491940665" table:style-name="ce11">
            <text:p>3</text:p>
          </table:table-cell>
          <table:table-cell office:value-type="float" office:value="21.396041306059999" table:style-name="ce11">
            <text:p>21</text:p>
          </table:table-cell>
          <table:table-cell office:value-type="float" office:value="9.2505516205743401" table:style-name="ce11">
            <text:p>9</text:p>
          </table:table-cell>
          <table:table-cell office:value-type="float" office:value="1348.4936828766899" table:style-name="ce11">
            <text:p>1348</text:p>
          </table:table-cell>
          <table:table-cell office:value-type="float" office:value="979.77513612228597" table:style-name="ce11">
            <text:p>980</text:p>
          </table:table-cell>
          <table:table-cell office:value-type="float" office:value="89.108323056785494" table:style-name="ce11">
            <text:p>89</text:p>
          </table:table-cell>
          <table:table-cell office:value-type="float" office:value="611.59467018934197" table:style-name="ce11">
            <text:p>612</text:p>
          </table:table-cell>
          <table:table-cell office:value-type="float" office:value="578.79911192416796" table:style-name="ce11">
            <text:p>579</text:p>
          </table:table-cell>
          <table:table-cell office:value-type="float" office:value="163.77170421134599" table:style-name="ce11">
            <text:p>164</text:p>
          </table:table-cell>
          <table:table-cell office:value-type="float" office:value="1.0254764094783899" table:style-name="ce11">
            <text:p>1</text:p>
          </table:table-cell>
          <table:table-cell office:value-type="float" office:value="16.852332995943399" table:style-name="ce11">
            <text:p>17</text:p>
          </table:table-cell>
          <table:table-cell office:value-type="float" office:value="114.771019258604" table:style-name="ce11">
            <text:p>115</text:p>
          </table:table-cell>
          <table:table-cell office:value-type="float" office:value="345.73245100260601" table:style-name="ce11">
            <text:p>346</text:p>
          </table:table-cell>
          <table:table-cell office:value-type="float" office:value="9.8019222628580996E-2" table:style-name="ce11">
            <text:p>0</text:p>
          </table:table-cell>
          <table:table-cell office:value-type="float" office:value="9.8019222628580996E-2" table:style-name="ce11">
            <text:p>0</text:p>
          </table:table-cell>
          <table:table-cell office:value-type="float" office:value="9.8019222628580996E-2" table:style-name="ce11">
            <text:p>0</text:p>
          </table:table-cell>
          <table:table-cell office:value-type="float" office:value="9.8019222628580996E-2" table:style-name="ce11">
            <text:p>0</text:p>
          </table:table-cell>
          <table:table-cell office:value-type="float" office:value="555.68139801386701" table:style-name="ce11">
            <text:p>556</text:p>
          </table:table-cell>
          <table:table-cell office:value-type="float" office:value="619.83044201247696" table:style-name="ce11">
            <text:p>620</text:p>
          </table:table-cell>
          <table:table-cell office:value-type="float" office:value="10.9871335732013" table:style-name="ce11">
            <text:p>11</text:p>
          </table:table-cell>
          <table:table-cell office:value-type="float" office:value="9.8019222628580996E-2" table:style-name="ce11">
            <text:p>0</text:p>
          </table:table-cell>
          <table:table-cell office:value-type="float" office:value="65.715139941042594" table:style-name="ce11">
            <text:p>66</text:p>
          </table:table-cell>
          <table:table-cell office:value-type="float" office:value="277.66881866430901" table:style-name="ce11">
            <text:p>278</text:p>
          </table:table-cell>
          <table:table-cell office:value-type="float" office:value="868.09564307267703" table:style-name="ce11">
            <text:p>868</text:p>
          </table:table-cell>
          <table:table-cell office:value-type="float" office:value="32.203021977791401" table:style-name="ce11">
            <text:p>32</text:p>
          </table:table-cell>
          <table:table-cell office:value-type="float" office:value="1105.6170289389399" table:style-name="ce11">
            <text:p>1106</text:p>
          </table:table-cell>
          <table:table-cell office:value-type="float" office:value="2014.2064497403301" table:style-name="ce11">
            <text:p>2014</text:p>
          </table:table-cell>
          <table:table-cell table:style-name="ce29"/>
          <table:table-cell table:number-columns-repeated="21" table:style-name="ce32"/>
          <table:table-cell table:number-columns-repeated="16333"/>
        </table:table-row>
        <table:table-row table:style-name="ro1">
          <table:table-cell office:value-type="float" office:value="2049" table:style-name="ce1">
            <text:p>2049</text:p>
          </table:table-cell>
          <table:table-cell office:value-type="float" office:value="0.10279350840161" table:style-name="ce11">
            <text:p>0</text:p>
          </table:table-cell>
          <table:table-cell office:value-type="float" office:value="2.98208493871246E-2" table:style-name="ce11">
            <text:p>0</text:p>
          </table:table-cell>
          <table:table-cell office:value-type="float" office:value="15.946130195862199" table:style-name="ce11">
            <text:p>16</text:p>
          </table:table-cell>
          <table:table-cell office:value-type="float" office:value="6.5789807119182901" table:style-name="ce11">
            <text:p>7</text:p>
          </table:table-cell>
          <table:table-cell office:value-type="float" office:value="1296.4565340905499" table:style-name="ce11">
            <text:p>1296</text:p>
          </table:table-cell>
          <table:table-cell office:value-type="float" office:value="940.28590616547103" table:style-name="ce11">
            <text:p>940</text:p>
          </table:table-cell>
          <table:table-cell office:value-type="float" office:value="73.691692646634294" table:style-name="ce11">
            <text:p>74</text:p>
          </table:table-cell>
          <table:table-cell office:value-type="float" office:value="597.58584039130596" table:style-name="ce11">
            <text:p>598</text:p>
          </table:table-cell>
          <table:table-cell office:value-type="float" office:value="569.36665774921505" table:style-name="ce11">
            <text:p>569</text:p>
          </table:table-cell>
          <table:table-cell office:value-type="float" office:value="162.57559722130699" table:style-name="ce11">
            <text:p>163</text:p>
          </table:table-cell>
          <table:table-cell office:value-type="float" office:value="1.0119535443743599" table:style-name="ce11">
            <text:p>1</text:p>
          </table:table-cell>
          <table:table-cell office:value-type="float" office:value="16.732544248230798" table:style-name="ce11">
            <text:p>17</text:p>
          </table:table-cell>
          <table:table-cell office:value-type="float" office:value="117.398393036692" table:style-name="ce11">
            <text:p>117</text:p>
          </table:table-cell>
          <table:table-cell office:value-type="float" office:value="343.22890081897799" table:style-name="ce11">
            <text:p>343</text:p>
          </table:table-cell>
          <table:table-cell office:value-type="float" office:value="9.7934460519716604E-2" table:style-name="ce11">
            <text:p>0</text:p>
          </table:table-cell>
          <table:table-cell office:value-type="float" office:value="9.7934460519716604E-2" table:style-name="ce11">
            <text:p>0</text:p>
          </table:table-cell>
          <table:table-cell office:value-type="float" office:value="9.7934460519716604E-2" table:style-name="ce11">
            <text:p>0</text:p>
          </table:table-cell>
          <table:table-cell office:value-type="float" office:value="9.7934460519716604E-2" table:style-name="ce11">
            <text:p>0</text:p>
          </table:table-cell>
          <table:table-cell office:value-type="float" office:value="496.97186044283399" table:style-name="ce11">
            <text:p>497</text:p>
          </table:table-cell>
          <table:table-cell office:value-type="float" office:value="571.36478480864002" table:style-name="ce11">
            <text:p>571</text:p>
          </table:table-cell>
          <table:table-cell office:value-type="float" office:value="1.424706524791" table:style-name="ce11">
            <text:p>1</text:p>
          </table:table-cell>
          <table:table-cell office:value-type="float" office:value="9.7934460519716604E-2" table:style-name="ce11">
            <text:p>0</text:p>
          </table:table-cell>
          <table:table-cell office:value-type="float" office:value="56.1803108641707" table:style-name="ce11">
            <text:p>56</text:p>
          </table:table-cell>
          <table:table-cell office:value-type="float" office:value="260.34433391392798" table:style-name="ce11">
            <text:p>260</text:p>
          </table:table-cell>
          <table:table-cell office:value-type="float" office:value="885.73094756202102" table:style-name="ce11">
            <text:p>886</text:p>
          </table:table-cell>
          <table:table-cell office:value-type="float" office:value="31.076975491965001" table:style-name="ce11">
            <text:p>31</text:p>
          </table:table-cell>
          <table:table-cell office:value-type="float" office:value="1111.36354661327" table:style-name="ce11">
            <text:p>1111</text:p>
          </table:table-cell>
          <table:table-cell office:value-type="float" office:value="1911.27108292663" table:style-name="ce11">
            <text:p>1911</text:p>
          </table:table-cell>
          <table:table-cell table:style-name="ce29"/>
          <table:table-cell table:number-columns-repeated="21" table:style-name="ce32"/>
          <table:table-cell table:number-columns-repeated="16333"/>
        </table:table-row>
        <table:table-row table:style-name="ro1">
          <table:table-cell office:value-type="float" office:value="2050" table:style-name="ce1">
            <text:p>2050</text:p>
          </table:table-cell>
          <table:table-cell office:value-type="float" office:value="0.102804824702542" table:style-name="ce11">
            <text:p>0</text:p>
          </table:table-cell>
          <table:table-cell office:value-type="float" office:value="0.102804824702542" table:style-name="ce11">
            <text:p>0</text:p>
          </table:table-cell>
          <table:table-cell office:value-type="float" office:value="10.746497593910901" table:style-name="ce11">
            <text:p>11</text:p>
          </table:table-cell>
          <table:table-cell office:value-type="float" office:value="4.0385976294518997" table:style-name="ce11">
            <text:p>4</text:p>
          </table:table-cell>
          <table:table-cell office:value-type="float" office:value="1241.63325416764" table:style-name="ce11">
            <text:p>1242</text:p>
          </table:table-cell>
          <table:table-cell office:value-type="float" office:value="898.91799028909202" table:style-name="ce11">
            <text:p>899</text:p>
          </table:table-cell>
          <table:table-cell office:value-type="float" office:value="56.942635063649902" table:style-name="ce11">
            <text:p>57</text:p>
          </table:table-cell>
          <table:table-cell office:value-type="float" office:value="579.16410741825598" table:style-name="ce11">
            <text:p>579</text:p>
          </table:table-cell>
          <table:table-cell office:value-type="float" office:value="560.33857823042001" table:style-name="ce11">
            <text:p>560</text:p>
          </table:table-cell>
          <table:table-cell office:value-type="float" office:value="161.31059427850201" table:style-name="ce11">
            <text:p>161</text:p>
          </table:table-cell>
          <table:table-cell office:value-type="float" office:value="0.999457638731863" table:style-name="ce11">
            <text:p>1</text:p>
          </table:table-cell>
          <table:table-cell office:value-type="float" office:value="16.619209641188199" table:style-name="ce11">
            <text:p>17</text:p>
          </table:table-cell>
          <table:table-cell office:value-type="float" office:value="120.03571500602" table:style-name="ce11">
            <text:p>120</text:p>
          </table:table-cell>
          <table:table-cell office:value-type="float" office:value="340.627875980618" table:style-name="ce11">
            <text:p>341</text:p>
          </table:table-cell>
          <table:table-cell office:value-type="float" office:value="9.7860325508120197E-2" table:style-name="ce11">
            <text:p>0</text:p>
          </table:table-cell>
          <table:table-cell office:value-type="float" office:value="9.7860325508120197E-2" table:style-name="ce11">
            <text:p>0</text:p>
          </table:table-cell>
          <table:table-cell office:value-type="float" office:value="9.7860325508120197E-2" table:style-name="ce11">
            <text:p>0</text:p>
          </table:table-cell>
          <table:table-cell office:value-type="float" office:value="9.7860325508120197E-2" table:style-name="ce11">
            <text:p>0</text:p>
          </table:table-cell>
          <table:table-cell office:value-type="float" office:value="439.70379842815402" table:style-name="ce11">
            <text:p>440</text:p>
          </table:table-cell>
          <table:table-cell office:value-type="float" office:value="523.08842524562999" table:style-name="ce11">
            <text:p>523</text:p>
          </table:table-cell>
          <table:table-cell office:value-type="float" office:value="9.7860325508120197E-2" table:style-name="ce11">
            <text:p>0</text:p>
          </table:table-cell>
          <table:table-cell office:value-type="float" office:value="9.7860325508120197E-2" table:style-name="ce11">
            <text:p>0</text:p>
          </table:table-cell>
          <table:table-cell office:value-type="float" office:value="48.367901981731301" table:style-name="ce11">
            <text:p>48</text:p>
          </table:table-cell>
          <table:table-cell office:value-type="float" office:value="243.16700150144001" table:style-name="ce11">
            <text:p>243</text:p>
          </table:table-cell>
          <table:table-cell office:value-type="float" office:value="900.30146832712899" table:style-name="ce11">
            <text:p>900</text:p>
          </table:table-cell>
          <table:table-cell office:value-type="float" office:value="29.897313759719601" table:style-name="ce11">
            <text:p>30</text:p>
          </table:table-cell>
          <table:table-cell office:value-type="float" office:value="1112.87754695692" table:style-name="ce11">
            <text:p>1113</text:p>
          </table:table-cell>
          <table:table-cell office:value-type="float" office:value="1806.2701864728899" table:style-name="ce11">
            <text:p>1806</text:p>
          </table:table-cell>
          <table:table-cell table:style-name="ce29"/>
          <table:table-cell table:number-columns-repeated="21" table:style-name="ce32"/>
          <table:table-cell table:number-columns-repeated="16333"/>
        </table:table-row>
        <table:table-row table:style-name="ro1">
          <table:table-cell table:number-columns-repeated="29" table:style-name="ce11"/>
          <table:table-cell table:style-name="ce29"/>
          <table:table-cell table:number-columns-repeated="21" table:style-name="ce32"/>
          <table:table-cell table:number-columns-repeated="16333"/>
        </table:table-row>
        <table:table-row table:number-rows-repeated="7" table:style-name="ro1">
          <table:table-cell table:number-columns-repeated="15" table:style-name="ce11"/>
          <table:table-cell table:number-columns-repeated="14" table:style-name="ce35"/>
          <table:table-cell table:number-columns-repeated="22" table:style-name="ce32"/>
          <table:table-cell table:number-columns-repeated="16333"/>
        </table:table-row>
        <table:table-row table:number-rows-repeated="104851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number-style style:name="N36">
      <number:number number:decimal-places="1" number:min-integer-digits="1" number:grouping="true"/>
    </number:number-style>
    <number:number-style style:name="N37">
      <number:number number:decimal-places="1" number:min-integer-digits="1"/>
    </number:number-style>
    <number:currency-style style:name="N38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8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8P0"/>
    </number:currency-style>
    <number:currency-style style:name="N39P0">
      <number:number number:decimal-places="2" number:min-integer-digits="1" number:grouping="true"/>
      <number:text> </number:text>
      <number:currency-symbol>€</number:currency-symbol>
    </number:currency-style>
    <number:currency-style style:name="N39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39P0"/>
    </number:currency-style>
    <number:number-style style:name="N40P0">
      <number:number number:decimal-places="2" number:min-integer-digits="1" number:grouping="true"/>
      <number:text>    </number:text>
    </number:number-style>
    <number:number-style style:name="N40P1">
      <number:number number:decimal-places="2" number:min-integer-digits="1" number:grouping="true"/>
      <number:text>    </number:text>
    </number:number-style>
    <number:number-style style:name="N40P2">
      <number:text>-</number:text>
      <number:number number:decimal-places="0" number:min-integer-digits="0">
        <number:embedded-text number:position="0">    </number:embedded-text>
      </number:number>
    </number:number-style>
    <number:text-style style:name="N40"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style:style style:name="Excel_CondFormat_1_1_1" style:family="table-cell" style:data-style-name="N0">
      <style:table-cell-properties style:vertical-align="automatic" fo:background-color="#FF99CC"/>
      <style:text-properties fo:color="#80008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Milliers_32_2" style:display-name="Milliers 2" style:family="table-cell" style:data-style-name="N4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333333"/>
    </style:style>
    <style:style style:name="Pourcentage_32_2" style:display-name="Pourcentage 2" style:family="table-cell" style:data-style-name="N13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CALLONNEC Gaël</meta:initial-creator>
    <dc:creator>CALLONNEC Gaël</dc:creator>
    <meta:creation-date>2017-11-03T09:29:54Z</meta:creation-date>
    <dc:date>2018-10-01T09:02:59Z</dc:date>
    <meta:print-date>2018-06-25T12:10:58Z</meta:print-date>
    <meta:editing-cycles>55</meta:editing-cycles>
    <meta:editing-duration>PT29087S</meta:editing-duration>
  </office:meta>
</office:document-meta>
</file>